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CadreSection">
      <style:graphic-properties svg:stroke-width="0.03cm" svg:stroke-color="#01579b" draw:marker-start-width="0.255cm" draw:marker-end-width="0.255cm" draw:textarea-vertical-align="middle" draw:auto-grow-height="false" fo:min-height="0cm" fo:min-width="0cm" fo:padding-top="0.13cm" fo:padding-bottom="0.13cm" fo:padding-left="0.255cm" fo:padding-right="0.255cm"/>
    </style:style>
    <style:style style:name="gr3" style:family="graphic" style:parent-style-name="LigneFineSeparation">
      <style:graphic-properties draw:textarea-vertical-align="middle"/>
    </style:style>
    <style:style style:name="gr4" style:family="graphic" style:parent-style-name="headline1">
      <style:graphic-properties svg:stroke-width="0.03cm" svg:stroke-color="#01579b" draw:marker-start-width="0.25cm" draw:marker-end-width="0.25cm" draw:fill-color="#01579b" draw:auto-grow-width="true" fo:min-height="0.353cm" fo:min-width="5.624cm" fo:padding-top="-0.01cm" fo:padding-bottom="-0.01cm" fo:padding-left="-0.01cm" fo:padding-right="-0.01cm"/>
    </style:style>
    <style:style style:name="gr5" style:family="graphic" style:parent-style-name="CadreSection">
      <style:graphic-properties svg:stroke-width="0.03cm" svg:stroke-color="#0d47a1" draw:marker-start-width="0.255cm" draw:marker-end-width="0.255cm" draw:fill="none" draw:fill-color="#ffffcc" draw:textarea-vertical-align="middle" draw:auto-grow-height="false" fo:min-height="0cm" fo:min-width="0cm" fo:padding-top="0.13cm" fo:padding-bottom="0.13cm" fo:padding-left="0.255cm" fo:padding-right="0.255cm"/>
    </style:style>
    <style:style style:name="gr6" style:family="graphic" style:parent-style-name="headline1">
      <style:graphic-properties svg:stroke-width="0.03cm" svg:stroke-color="#0d47a1" draw:marker-start-width="0.25cm" draw:marker-end-width="0.25cm" draw:fill-color="#0d47a1" draw:auto-grow-width="true" fo:min-height="0.424cm" fo:min-width="2.562cm" fo:padding-top="-0.01cm" fo:padding-bottom="-0.01cm" fo:padding-left="-0.01cm" fo:padding-right="-0.01cm"/>
    </style:style>
    <style:style style:name="gr7" style:family="graphic" style:parent-style-name="headline">
      <style:graphic-properties draw:textarea-horizontal-align="center" draw:textarea-vertical-align="middle" draw:auto-grow-height="true" draw:auto-grow-width="true" fo:min-height="0.552cm" fo:min-width="6.077cm"/>
    </style:style>
    <style:style style:name="gr8" style:family="graphic" style:parent-style-name="NotesLegales">
      <style:graphic-properties draw:auto-grow-height="true" draw:auto-grow-width="true" fo:min-height="0.637cm" fo:min-width="4.367cm"/>
    </style:style>
    <style:style style:name="gr9" style:family="graphic" style:parent-style-name="RenvoiDocsLegales">
      <style:graphic-properties draw:auto-grow-height="true" draw:auto-grow-width="true" fo:min-height="0.637cm" fo:min-width="4.904cm"/>
    </style:style>
    <style:style style:name="gr10" style:family="graphic" style:parent-style-name="Litéral">
      <style:graphic-properties draw:auto-grow-height="true" draw:auto-grow-width="false" fo:min-height="0.319cm" fo:min-width="0.219cm"/>
    </style:style>
    <style:style style:name="gr11" style:family="graphic" style:parent-style-name="Litéral">
      <style:graphic-properties draw:auto-grow-width="true" fo:min-height="0.319cm" fo:min-width="0.574cm"/>
    </style:style>
    <style:style style:name="gr12" style:family="graphic" style:parent-style-name="Litéral">
      <style:graphic-properties draw:auto-grow-width="true" fo:min-height="0.319cm" fo:min-width="0.764cm"/>
    </style:style>
    <style:style style:name="gr13" style:family="graphic" style:parent-style-name="Type">
      <style:graphic-properties draw:auto-grow-height="true" fo:min-height="0.395cm" fo:min-width="0.701cm"/>
    </style:style>
    <style:style style:name="gr14" style:family="graphic" style:parent-style-name="Litéral">
      <style:graphic-properties draw:auto-grow-width="true" fo:min-height="0.319cm" fo:min-width="1.336cm"/>
    </style:style>
    <style:style style:name="gr15" style:family="graphic" style:parent-style-name="Type">
      <style:graphic-properties draw:auto-grow-height="true" fo:min-height="0.395cm" fo:min-width="1.166cm"/>
    </style:style>
    <style:style style:name="gr16" style:family="graphic" style:parent-style-name="Constante">
      <style:graphic-properties fo:min-height="0.319cm" fo:min-width="0.764cm"/>
    </style:style>
    <style:style style:name="gr17" style:family="graphic" style:parent-style-name="Constante">
      <style:graphic-properties fo:min-height="0.319cm" fo:min-width="0.955cm"/>
    </style:style>
    <style:style style:name="gr18" style:family="graphic" style:parent-style-name="Type">
      <style:graphic-properties draw:auto-grow-height="true" fo:min-height="0.395cm" fo:min-width="0.933cm"/>
    </style:style>
    <style:style style:name="gr19" style:family="graphic" style:parent-style-name="Litéral">
      <style:graphic-properties draw:auto-grow-width="true" fo:min-height="0.319cm" fo:min-width="1.907cm"/>
    </style:style>
    <style:style style:name="gr20" style:family="graphic" style:parent-style-name="Litéral">
      <style:graphic-properties draw:auto-grow-width="true" fo:min-height="0.319cm" fo:min-width="1.526cm"/>
    </style:style>
    <style:style style:name="gr21" style:family="graphic" style:parent-style-name="Litéral">
      <style:graphic-properties draw:auto-grow-width="true" fo:min-height="0.637cm" fo:min-width="1.907cm"/>
    </style:style>
    <style:style style:name="gr22" style:family="graphic" style:parent-style-name="Remarque">
      <style:graphic-properties fo:min-height="0.365cm" fo:min-width="0.54cm"/>
    </style:style>
    <style:style style:name="gr23" style:family="graphic" style:parent-style-name="RemarqueAccolade">
      <style:graphic-properties draw:textarea-vertical-align="middle" draw:auto-grow-height="false" fo:min-height="0.749cm" fo:min-width="0.499cm"/>
    </style:style>
    <style:style style:name="gr24" style:family="graphic" style:parent-style-name="Remarque">
      <style:graphic-properties fo:min-height="0.319cm" fo:min-width="2.174cm"/>
    </style:style>
    <style:style style:name="gr25" style:family="graphic" style:parent-style-name="Remarque">
      <style:graphic-properties fo:min-height="0.319cm" fo:min-width="2.699cm"/>
    </style:style>
    <style:style style:name="gr26" style:family="graphic" style:parent-style-name="Remarque">
      <style:graphic-properties fo:min-height="0.319cm" fo:min-width="2.064cm"/>
    </style:style>
    <style:style style:name="gr27" style:family="graphic" style:parent-style-name="CadreSection">
      <style:graphic-properties svg:stroke-width="0.03cm" svg:stroke-color="#880e4f" draw:marker-start-width="0.255cm" draw:marker-end-width="0.255cm" draw:fill="none" draw:fill-color="#ccffff" draw:textarea-vertical-align="middle" draw:auto-grow-height="false" fo:min-height="0cm" fo:min-width="0cm" fo:padding-top="0.13cm" fo:padding-bottom="0.13cm" fo:padding-left="0.255cm" fo:padding-right="0.255cm"/>
    </style:style>
    <style:style style:name="gr28" style:family="graphic" style:parent-style-name="headline1">
      <style:graphic-properties svg:stroke-width="0.03cm" svg:stroke-color="#880e4f" draw:marker-start-width="0.25cm" draw:marker-end-width="0.25cm" draw:fill-color="#880e4f" draw:auto-grow-width="true" fo:min-height="0.359cm" fo:min-width="3.08cm" fo:padding-top="-0.01cm" fo:padding-bottom="-0.01cm" fo:padding-left="-0.01cm" fo:padding-right="-0.01cm"/>
    </style:style>
    <style:style style:name="gr29" style:family="graphic" style:parent-style-name="Litéral">
      <style:graphic-properties draw:auto-grow-width="true" fo:min-height="0.319cm" fo:min-width="1.339cm"/>
    </style:style>
    <style:style style:name="gr30" style:family="graphic" style:parent-style-name="Litéral">
      <style:graphic-properties draw:auto-grow-width="true" fo:min-height="0.319cm" fo:min-width="2.291cm"/>
    </style:style>
    <style:style style:name="gr31" style:family="graphic" style:parent-style-name="Litéral">
      <style:graphic-properties draw:auto-grow-width="true" fo:min-height="0.319cm" fo:min-width="1.337cm"/>
    </style:style>
    <style:style style:name="gr32" style:family="graphic" style:parent-style-name="Litéral">
      <style:graphic-properties svg:stroke-width="0.03cm" draw:marker-start-width="0.245cm" draw:marker-end-width="0.245cm" draw:auto-grow-width="true" fo:min-height="0.319cm" fo:min-width="0.383cm"/>
    </style:style>
    <style:style style:name="gr33" style:family="graphic" style:parent-style-name="Litéral">
      <style:graphic-properties draw:auto-grow-width="true" fo:min-height="0.319cm" fo:min-width="1.909cm"/>
    </style:style>
    <style:style style:name="gr34" style:family="graphic" style:parent-style-name="Litéral">
      <style:graphic-properties draw:auto-grow-width="true" fo:min-height="0.319cm" fo:min-width="1.527cm"/>
    </style:style>
    <style:style style:name="gr35" style:family="graphic" style:parent-style-name="Litéral">
      <style:graphic-properties draw:auto-grow-width="true" fo:min-height="0.319cm" fo:min-width="0.383cm"/>
    </style:style>
    <style:style style:name="gr36" style:family="graphic" style:parent-style-name="Type">
      <style:graphic-properties draw:auto-grow-height="true" fo:min-height="0.395cm" fo:min-width="0.945cm"/>
    </style:style>
    <style:style style:name="gr37" style:family="graphic" style:parent-style-name="Litéral">
      <style:graphic-properties draw:auto-grow-width="true" fo:min-height="0.319cm" fo:min-width="6.868cm"/>
    </style:style>
    <style:style style:name="gr38" style:family="graphic" style:parent-style-name="Litéral">
      <style:graphic-properties draw:auto-grow-width="true" fo:min-height="0.319cm" fo:min-width="3.052cm"/>
    </style:style>
    <style:style style:name="gr39" style:family="graphic" style:parent-style-name="Litéral">
      <style:graphic-properties draw:auto-grow-width="true" fo:min-height="0.319cm" fo:min-width="1.721cm"/>
    </style:style>
    <style:style style:name="gr40" style:family="graphic" style:parent-style-name="Remarque">
      <style:graphic-properties draw:auto-grow-height="true" fo:min-height="0.353cm" fo:min-width="8.265cm"/>
    </style:style>
    <style:style style:name="gr41" style:family="graphic" style:parent-style-name="Litéral">
      <style:graphic-properties draw:auto-grow-width="true" fo:min-height="0.319cm" fo:min-width="0.955cm"/>
    </style:style>
    <style:style style:name="gr42" style:family="graphic" style:parent-style-name="Remarque">
      <style:graphic-properties draw:auto-grow-height="true" fo:min-height="0.353cm" fo:min-width="9.615cm"/>
    </style:style>
    <style:style style:name="gr43" style:family="graphic" style:parent-style-name="Litéral">
      <style:graphic-properties draw:auto-grow-width="true" fo:min-height="0.319cm" fo:min-width="2.861cm"/>
    </style:style>
    <style:style style:name="gr44" style:family="graphic" style:parent-style-name="RemarquePetit">
      <style:graphic-properties draw:auto-grow-height="true" fo:min-height="0.319cm" fo:min-width="4.142cm"/>
    </style:style>
    <style:style style:name="gr45" style:family="graphic" style:parent-style-name="FlèchePetite">
      <style:graphic-properties draw:textarea-vertical-align="middle"/>
    </style:style>
    <style:style style:name="gr46" style:family="graphic" style:parent-style-name="CadreSection">
      <style:graphic-properties svg:stroke-width="0.03cm" svg:stroke-color="#4a148c" draw:marker-start-width="0.255cm" draw:marker-end-width="0.255cm" draw:fill="none" draw:fill-color="#ffcc99" draw:textarea-vertical-align="middle" draw:auto-grow-height="false" fo:min-height="5.14cm" fo:min-width="0cm" fo:padding-top="0.13cm" fo:padding-bottom="0.13cm" fo:padding-left="0.255cm" fo:padding-right="0.255cm"/>
    </style:style>
    <style:style style:name="gr47" style:family="graphic" style:parent-style-name="expression">
      <style:graphic-properties draw:auto-grow-height="true" fo:min-height="0.357cm" fo:min-width="2.968cm"/>
    </style:style>
    <style:style style:name="gr48" style:family="graphic" style:parent-style-name="expression">
      <style:graphic-properties fo:min-height="0.357cm" fo:min-width="3.603cm"/>
    </style:style>
    <style:style style:name="gr49" style:family="graphic" style:parent-style-name="Remarque">
      <style:graphic-properties draw:auto-grow-height="true" fo:min-height="1.409cm" fo:min-width="4.354cm"/>
    </style:style>
    <style:style style:name="gr50" style:family="graphic" style:parent-style-name="Remarque">
      <style:graphic-properties draw:auto-grow-height="true" fo:min-height="0.319cm" fo:min-width="4.968cm"/>
    </style:style>
    <style:style style:name="gr51" style:family="graphic" style:parent-style-name="Remarque">
      <style:graphic-properties draw:auto-grow-height="true" fo:min-height="0.276cm" fo:min-width="1.23cm"/>
    </style:style>
    <style:style style:name="gr52" style:family="graphic" style:parent-style-name="Remarque">
      <style:graphic-properties draw:auto-grow-height="true" fo:min-height="0.276cm" fo:min-width="0.946cm"/>
    </style:style>
    <style:style style:name="gr53" style:family="graphic" style:parent-style-name="Remarque">
      <style:graphic-properties draw:auto-grow-height="true" fo:min-height="0.353cm" fo:min-width="4.608cm"/>
    </style:style>
    <style:style style:name="gr54" style:family="graphic" style:parent-style-name="CadreSection">
      <style:graphic-properties svg:stroke-width="0.03cm" svg:stroke-color="#004d40" draw:marker-start-width="0.255cm" draw:marker-end-width="0.255cm" draw:fill="none" draw:fill-color="#ffcc99" draw:textarea-vertical-align="middle" draw:auto-grow-height="false" fo:min-height="2.604cm" fo:min-width="0cm" fo:padding-top="0.13cm" fo:padding-bottom="0.13cm" fo:padding-left="0.255cm" fo:padding-right="0.255cm"/>
    </style:style>
    <style:style style:name="gr55" style:family="graphic" style:parent-style-name="CodePetit">
      <style:graphic-properties fo:min-height="0.357cm" fo:min-width="4.109cm"/>
    </style:style>
    <style:style style:name="gr56" style:family="graphic" style:parent-style-name="CodePetit">
      <style:graphic-properties draw:auto-grow-height="true" fo:min-height="0.357cm" fo:min-width="2.076cm"/>
    </style:style>
    <style:style style:name="gr57" style:family="graphic" style:parent-style-name="expression">
      <style:graphic-properties draw:auto-grow-height="true" fo:min-height="0.357cm" fo:min-width="0.849cm"/>
    </style:style>
    <style:style style:name="gr58" style:family="graphic" style:parent-style-name="Remarque">
      <style:graphic-properties draw:auto-grow-height="true" fo:min-height="0.323cm" fo:min-width="3.044cm"/>
    </style:style>
    <style:style style:name="gr59" style:family="graphic" style:parent-style-name="Remarque">
      <style:graphic-properties draw:auto-grow-height="true" fo:min-height="0.323cm" fo:min-width="3.023cm"/>
    </style:style>
    <style:style style:name="gr60" style:family="graphic" style:parent-style-name="CadreSection">
      <style:graphic-properties svg:stroke-width="0.03cm" svg:stroke-color="#bf360c" draw:marker-start-width="0.255cm" draw:marker-end-width="0.255cm" draw:textarea-vertical-align="middle" draw:auto-grow-height="false" fo:min-height="0cm" fo:min-width="0cm" fo:padding-top="0.13cm" fo:padding-bottom="0.13cm" fo:padding-left="0.255cm" fo:padding-right="0.255cm"/>
    </style:style>
    <style:style style:name="gr61" style:family="graphic" style:parent-style-name="headline1">
      <style:graphic-properties svg:stroke-width="0.03cm" svg:stroke-color="#bf360c" draw:marker-start-width="0.25cm" draw:marker-end-width="0.25cm" draw:fill-color="#bf360c" draw:auto-grow-width="true" fo:min-height="0.353cm" fo:min-width="2.251cm" fo:padding-top="-0.01cm" fo:padding-bottom="-0.01cm" fo:padding-left="-0.01cm" fo:padding-right="-0.01cm"/>
    </style:style>
    <style:style style:name="gr62" style:family="graphic" style:parent-style-name="Remarque">
      <style:graphic-properties draw:auto-grow-height="true" fo:min-height="0.4cm" fo:min-width="6.441cm"/>
    </style:style>
    <style:style style:name="gr63" style:family="graphic" style:parent-style-name="Type">
      <style:graphic-properties draw:auto-grow-height="true" fo:min-height="8.191cm" fo:min-width="12.599cm"/>
    </style:style>
    <style:style style:name="gr64" style:family="graphic" style:parent-style-name="Code">
      <style:graphic-properties draw:auto-grow-height="true" fo:min-height="0.425cm" fo:min-width="7.148cm"/>
    </style:style>
    <style:style style:name="gr65" style:family="graphic" style:parent-style-name="Code">
      <style:graphic-properties draw:auto-grow-height="true" fo:min-height="0.391cm" fo:min-width="2.014cm"/>
    </style:style>
    <style:style style:name="gr66" style:family="graphic" style:parent-style-name="Code">
      <style:graphic-properties draw:auto-grow-height="true" fo:min-height="0.391cm" fo:min-width="2.225cm"/>
    </style:style>
    <style:style style:name="gr67" style:family="graphic" style:parent-style-name="CodePetit">
      <style:graphic-properties draw:auto-grow-height="true" fo:min-height="0.319cm" fo:min-width="0.193cm"/>
    </style:style>
    <style:style style:name="gr68" style:family="graphic" style:parent-style-name="CodePetit">
      <style:graphic-properties draw:auto-grow-height="true" draw:auto-grow-width="false" fo:min-height="0.389cm" fo:min-width="0.236cm"/>
    </style:style>
    <style:style style:name="gr69" style:family="graphic" style:parent-style-name="CodePetit">
      <style:graphic-properties draw:auto-grow-height="true" fo:min-height="0.319cm" fo:min-width="0.383cm"/>
    </style:style>
    <style:style style:name="gr70" style:family="graphic" style:parent-style-name="CodePetit">
      <style:graphic-properties draw:auto-grow-height="true" draw:auto-grow-width="false" fo:min-height="0.389cm" fo:min-width="0.465cm"/>
    </style:style>
    <style:style style:name="gr71" style:family="graphic" style:parent-style-name="Remarque">
      <style:graphic-properties draw:auto-grow-height="true" fo:min-height="0.353cm" fo:min-width="5.977cm"/>
    </style:style>
    <style:style style:name="gr72" style:family="graphic" style:parent-style-name="RemarquePetit">
      <style:graphic-properties draw:auto-grow-height="true" fo:min-height="0.319cm" fo:min-width="1.327cm"/>
    </style:style>
    <style:style style:name="gr73" style:family="graphic" style:parent-style-name="RemarquePetit">
      <style:graphic-properties draw:auto-grow-height="true" fo:min-height="0.319cm" fo:min-width="1.399cm"/>
    </style:style>
    <style:style style:name="gr74" style:family="graphic" style:parent-style-name="CodePetit">
      <style:graphic-properties fo:min-height="0.319cm" fo:min-width="0.193cm"/>
    </style:style>
    <style:style style:name="gr75" style:family="graphic" style:parent-style-name="RemarquePetit">
      <style:graphic-properties draw:auto-grow-height="true" fo:min-height="0.319cm" fo:min-width="1.763cm"/>
    </style:style>
    <style:style style:name="gr76" style:family="graphic" style:parent-style-name="RemarquePetit">
      <style:graphic-properties draw:auto-grow-height="true" fo:min-height="0.319cm" fo:min-width="1.691cm"/>
    </style:style>
    <style:style style:name="gr77" style:family="graphic" style:parent-style-name="Remarque">
      <style:graphic-properties draw:auto-grow-height="true" fo:min-height="0.353cm" fo:min-width="8.844cm"/>
    </style:style>
    <style:style style:name="gr78" style:family="graphic" style:parent-style-name="Code">
      <style:graphic-properties draw:auto-grow-height="true" fo:min-height="0.425cm" fo:min-width="2.564cm"/>
    </style:style>
    <style:style style:name="gr79" style:family="graphic" style:parent-style-name="Code">
      <style:graphic-properties draw:auto-grow-height="true" fo:min-height="0.357cm" fo:min-width="3.391cm"/>
    </style:style>
    <style:style style:name="gr80" style:family="graphic" style:parent-style-name="Code">
      <style:graphic-properties draw:auto-grow-height="true" fo:min-height="0.357cm" fo:min-width="4.025cm"/>
    </style:style>
    <style:style style:name="gr81" style:family="graphic" style:parent-style-name="Code">
      <style:graphic-properties draw:auto-grow-height="true" fo:min-height="0.357cm" fo:min-width="3.813cm"/>
    </style:style>
    <style:style style:name="gr82" style:family="graphic" style:parent-style-name="Code">
      <style:graphic-properties draw:auto-grow-height="true" fo:min-height="0.357cm" fo:min-width="3.814cm"/>
    </style:style>
    <style:style style:name="gr83" style:family="graphic" style:parent-style-name="Code">
      <style:graphic-properties draw:auto-grow-height="true" fo:min-height="0.357cm" fo:min-width="4.66cm"/>
    </style:style>
    <style:style style:name="gr84" style:family="graphic" style:parent-style-name="Code">
      <style:graphic-properties draw:auto-grow-height="true" fo:min-height="0.357cm" fo:min-width="3.179cm"/>
    </style:style>
    <style:style style:name="gr85" style:family="graphic" style:parent-style-name="Code">
      <style:graphic-properties draw:auto-grow-height="true" fo:min-height="0.357cm" fo:min-width="4.237cm"/>
    </style:style>
    <style:style style:name="gr86" style:family="graphic" style:parent-style-name="Code">
      <style:graphic-properties draw:auto-grow-height="true" fo:min-height="0.357cm" fo:min-width="4.872cm"/>
    </style:style>
    <style:style style:name="gr87" style:family="graphic" style:parent-style-name="Remarque">
      <style:graphic-properties draw:auto-grow-height="true" fo:min-height="0.705cm" fo:min-width="16.024cm"/>
    </style:style>
    <style:style style:name="gr88" style:family="graphic" style:parent-style-name="headline1">
      <style:graphic-properties svg:stroke-width="0.03cm" svg:stroke-color="#1a237e" draw:marker-start-width="0.25cm" draw:marker-end-width="0.25cm" draw:fill-color="#1a237e" draw:auto-grow-width="true" fo:min-height="0.353cm" fo:min-width="4.263cm" fo:padding-top="-0.01cm" fo:padding-bottom="-0.01cm" fo:padding-left="-0.01cm" fo:padding-right="-0.01cm"/>
    </style:style>
    <style:style style:name="gr89" style:family="graphic" style:parent-style-name="CadreSection">
      <style:graphic-properties svg:stroke-width="0.03cm" svg:stroke-color="#1a237e" draw:marker-start-width="0.255cm" draw:marker-end-width="0.255cm" draw:fill-color="#cab2d6" draw:textarea-vertical-align="middle" draw:auto-grow-height="false" fo:min-height="3.767cm" fo:min-width="7.726cm" fo:padding-top="0.13cm" fo:padding-bottom="0.13cm" fo:padding-left="0.255cm" fo:padding-right="0.255cm"/>
    </style:style>
    <style:style style:name="gr90" style:family="graphic" style:parent-style-name="CodePetit">
      <style:graphic-properties draw:auto-grow-height="true" fo:min-height="1.729cm" fo:min-width="2.88cm"/>
    </style:style>
    <style:style style:name="gr91" style:family="graphic" style:parent-style-name="CadreSection">
      <style:graphic-properties svg:stroke-width="0.03cm" svg:stroke-color="#33691e" draw:marker-start-width="0.255cm" draw:marker-end-width="0.255cm" draw:textarea-vertical-align="middle" draw:auto-grow-height="false" fo:min-height="3.302cm" fo:min-width="10.012cm" fo:padding-top="0.13cm" fo:padding-bottom="0.13cm" fo:padding-left="0.255cm" fo:padding-right="0.255cm"/>
    </style:style>
    <style:style style:name="gr92" style:family="graphic" style:parent-style-name="CadreSection">
      <style:graphic-properties svg:stroke-width="0.03cm" svg:stroke-color="#006064" draw:marker-start-width="0.255cm" draw:marker-end-width="0.255cm" draw:fill-color="#fdbf6f" draw:textarea-vertical-align="middle" draw:auto-grow-height="false" fo:min-height="4.482cm" fo:min-width="4.485cm" fo:padding-top="0.13cm" fo:padding-bottom="0.13cm" fo:padding-left="0.255cm" fo:padding-right="0.255cm"/>
    </style:style>
    <style:style style:name="gr93" style:family="graphic" style:parent-style-name="CodePetit">
      <style:graphic-properties draw:auto-grow-height="true" fo:min-height="3.019cm" fo:min-width="4.333cm"/>
    </style:style>
    <style:style style:name="gr94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95" style:family="graphic" style:parent-style-name="FlèchePetite">
      <style:graphic-properties svg:stroke-color="#b80047" draw:textarea-vertical-align="middle"/>
    </style:style>
    <style:style style:name="gr96" style:family="graphic" style:parent-style-name="RemarquePetit">
      <style:graphic-properties draw:auto-grow-height="true" fo:min-height="0.319cm" fo:min-width="1.526cm"/>
    </style:style>
    <style:style style:name="gr97" style:family="graphic" style:parent-style-name="Remarque">
      <style:graphic-properties draw:auto-grow-height="true" fo:min-height="0.353cm" fo:min-width="4.635cm"/>
    </style:style>
    <style:style style:name="gr98" style:family="graphic" style:parent-style-name="Remarque">
      <style:graphic-properties draw:auto-grow-height="true" draw:auto-grow-width="false" fo:min-height="0.353cm" fo:min-width="0.5cm"/>
    </style:style>
    <style:style style:name="gr99" style:family="graphic" style:parent-style-name="Code">
      <style:graphic-properties draw:auto-grow-height="true" fo:min-height="0.425cm" fo:min-width="1.78cm"/>
    </style:style>
    <style:style style:name="gr100" style:family="graphic" style:parent-style-name="Code">
      <style:graphic-properties draw:auto-grow-height="true" fo:min-height="0.425cm" fo:min-width="1.526cm"/>
    </style:style>
    <style:style style:name="gr101" style:family="graphic" style:parent-style-name="Code">
      <style:graphic-properties draw:auto-grow-height="true" fo:min-height="0.425cm" fo:min-width="1.272cm"/>
    </style:style>
    <style:style style:name="gr102" style:family="graphic" style:parent-style-name="Remarque">
      <style:graphic-properties draw:auto-grow-height="true" fo:min-height="0.353cm" fo:min-width="1.209cm"/>
    </style:style>
    <style:style style:name="gr103" style:family="graphic" style:parent-style-name="Remarque">
      <style:graphic-properties draw:auto-grow-height="true" fo:min-height="0.353cm" fo:min-width="1.293cm"/>
    </style:style>
    <style:style style:name="gr104" style:family="graphic" style:parent-style-name="Remarque">
      <style:graphic-properties draw:auto-grow-height="true" fo:min-height="0.353cm" fo:min-width="1.446cm"/>
    </style:style>
    <style:style style:name="gr105" style:family="graphic" style:parent-style-name="RemarquePetit">
      <style:graphic-properties draw:auto-grow-height="true" fo:min-height="0.605cm" fo:min-width="1.573cm"/>
    </style:style>
    <style:style style:name="gr106" style:family="graphic" style:parent-style-name="RemarquePetit">
      <style:graphic-properties draw:auto-grow-height="true" fo:min-height="0.605cm" fo:min-width="1.4cm"/>
    </style:style>
    <style:style style:name="gr107" style:family="graphic" style:parent-style-name="Code">
      <style:graphic-properties draw:auto-grow-height="true" fo:min-height="0.933cm" fo:min-width="3.986cm"/>
    </style:style>
    <style:style style:name="gr108" style:family="graphic" style:parent-style-name="Remarque">
      <style:graphic-properties fo:min-height="0.705cm" fo:min-width="4.328cm"/>
    </style:style>
    <style:style style:name="gr109" style:family="graphic" style:parent-style-name="Remarque">
      <style:graphic-properties draw:auto-grow-height="true" draw:auto-grow-width="false" fo:min-height="1.273cm" fo:min-width="5.608cm"/>
    </style:style>
    <style:style style:name="gr110" style:family="graphic" style:parent-style-name="CodePetit">
      <style:graphic-properties draw:auto-grow-height="true" fo:min-height="0.391cm" fo:min-width="2.225cm"/>
    </style:style>
    <style:style style:name="gr111" style:family="graphic" style:parent-style-name="CodePetit">
      <style:graphic-properties draw:auto-grow-height="true" fo:min-height="0.391cm" fo:min-width="2.014cm"/>
    </style:style>
    <style:style style:name="gr112" style:family="graphic" style:parent-style-name="RemarquePetit">
      <style:graphic-properties draw:auto-grow-height="true" fo:min-height="0.319cm" fo:min-width="1.378cm"/>
    </style:style>
    <style:style style:name="gr113" style:family="graphic" style:parent-style-name="RemarquePetit">
      <style:graphic-properties draw:auto-grow-height="true" fo:min-height="0.319cm" fo:min-width="1.424cm"/>
    </style:style>
    <style:style style:name="gr114" style:family="graphic" style:parent-style-name="Constante">
      <style:graphic-properties draw:auto-grow-height="true" fo:min-height="0.357cm" fo:min-width="1.273cm"/>
    </style:style>
    <style:style style:name="gr115" style:family="graphic" style:parent-style-name="Remarque">
      <style:graphic-properties draw:auto-grow-height="true" fo:min-height="0.319cm" fo:min-width="3.355cm"/>
    </style:style>
    <style:style style:name="gr116" style:family="graphic" style:parent-style-name="CadreSection">
      <style:graphic-properties svg:stroke-width="0.03cm" svg:stroke-color="#e65100" draw:marker-start-width="0.255cm" draw:marker-end-width="0.255cm" draw:textarea-vertical-align="middle" draw:auto-grow-height="false" fo:min-height="4.505cm" fo:min-width="4.793cm" fo:padding-top="0.13cm" fo:padding-bottom="0.13cm" fo:padding-left="0.255cm" fo:padding-right="0.255cm"/>
    </style:style>
    <style:style style:name="gr117" style:family="graphic" style:parent-style-name="headline1">
      <style:graphic-properties svg:stroke-width="0.03cm" svg:stroke-color="#33691e" draw:marker-start-width="0.25cm" draw:marker-end-width="0.25cm" draw:fill-color="#33691e" draw:auto-grow-width="true" fo:min-height="0.353cm" fo:min-width="1.223cm" fo:padding-top="-0.01cm" fo:padding-bottom="-0.01cm" fo:padding-left="-0.01cm" fo:padding-right="-0.01cm"/>
    </style:style>
    <style:style style:name="gr118" style:family="graphic" style:parent-style-name="Remarque">
      <style:graphic-properties draw:auto-grow-height="true" fo:min-height="0.353cm" fo:min-width="4.542cm"/>
    </style:style>
    <style:style style:name="gr119" style:family="graphic" style:parent-style-name="RemarquePetit">
      <style:graphic-properties draw:auto-grow-height="true" fo:min-height="0.319cm" fo:min-width="0.288cm"/>
    </style:style>
    <style:style style:name="gr120" style:family="graphic" style:parent-style-name="RemarquePetit">
      <style:graphic-properties draw:auto-grow-height="true" fo:min-height="0.319cm" fo:min-width="0.989cm"/>
    </style:style>
    <style:style style:name="gr121" style:family="graphic" style:parent-style-name="RemarquePetit">
      <style:graphic-properties draw:auto-grow-height="true" fo:min-height="0.319cm" fo:min-width="0.76cm"/>
    </style:style>
    <style:style style:name="gr122" style:family="graphic" style:parent-style-name="RemarquePetit">
      <style:graphic-properties fo:min-height="0.4cm" fo:min-width="0.21cm"/>
    </style:style>
    <style:style style:name="gr123" style:family="graphic" style:parent-style-name="CodePetit">
      <style:graphic-properties fo:min-height="2.455cm" fo:min-width="5.002cm"/>
    </style:style>
    <style:style style:name="gr124" style:family="graphic" style:parent-style-name="Remarque">
      <style:graphic-properties fo:min-height="0.319cm" fo:min-width="1.128cm"/>
    </style:style>
    <style:style style:name="gr125" style:family="graphic" style:parent-style-name="RemarquePetit">
      <style:graphic-properties fo:min-height="0.319cm" fo:min-width="4.638cm"/>
    </style:style>
    <style:style style:name="gr126" style:family="graphic" style:parent-style-name="RemarquePetit">
      <style:graphic-properties draw:auto-grow-height="true" fo:min-height="0.319cm" fo:min-width="1.911cm"/>
    </style:style>
    <style:style style:name="gr127" style:family="graphic" style:parent-style-name="Code">
      <style:graphic-properties draw:auto-grow-height="true" fo:min-height="1.273cm" fo:min-width="3.243cm"/>
    </style:style>
    <style:style style:name="gr128" style:family="graphic" style:parent-style-name="BarreTabulation">
      <style:graphic-properties draw:textarea-vertical-align="middle"/>
    </style:style>
    <style:style style:name="gr129" style:family="graphic" style:parent-style-name="RemarquePetit">
      <style:graphic-properties draw:auto-grow-height="true" fo:min-height="0.637cm" fo:min-width="3.207cm"/>
    </style:style>
    <style:style style:name="gr130" style:family="graphic" style:parent-style-name="CadreSection">
      <style:graphic-properties svg:stroke-width="0.03cm" svg:stroke-color="#33691e" draw:marker-start-width="0.245cm" draw:marker-end-width="0.245cm" draw:textarea-vertical-align="middle" fo:padding-top="0.115cm" fo:padding-bottom="0.115cm" fo:padding-left="0.24cm" fo:padding-right="0.24cm"/>
    </style:style>
    <style:style style:name="gr131" style:family="graphic" style:parent-style-name="NotesLegales">
      <style:graphic-properties draw:auto-grow-height="true" draw:auto-grow-width="true" fo:min-height="0.319cm" fo:min-width="1.848cm"/>
    </style:style>
    <style:style style:name="gr132" style:family="graphic" style:parent-style-name="CodePetit">
      <style:graphic-properties draw:auto-grow-height="true" fo:min-height="0.357cm" fo:min-width="0.637cm"/>
    </style:style>
    <style:style style:name="gr133" style:family="graphic" style:parent-style-name="RemarquePetit">
      <style:graphic-properties draw:auto-grow-height="true" fo:min-height="0.319cm" fo:min-width="4.963cm"/>
    </style:style>
    <style:style style:name="gr134" style:family="graphic" style:parent-style-name="RemarquePetit">
      <style:graphic-properties fo:min-height="0.319cm" fo:min-width="2.144cm"/>
    </style:style>
    <style:style style:name="gr135" style:family="graphic" style:parent-style-name="RemarquePetit">
      <style:graphic-properties draw:auto-grow-height="true" draw:auto-grow-width="false" fo:min-height="0.955cm" fo:min-width="3.923cm"/>
    </style:style>
    <style:style style:name="gr136" style:family="graphic" style:parent-style-name="RemarquePetit">
      <style:graphic-properties draw:auto-grow-height="true" draw:auto-grow-width="false" fo:min-height="0.319cm" fo:min-width="3.923cm"/>
    </style:style>
    <style:style style:name="gr137" style:family="graphic" style:parent-style-name="expression">
      <style:graphic-properties fo:min-height="0.357cm" fo:min-width="1.486cm"/>
    </style:style>
    <style:style style:name="gr138" style:family="graphic" style:parent-style-name="Remarque">
      <style:graphic-properties draw:auto-grow-height="true" fo:min-height="0.319cm" fo:min-width="3.114cm"/>
    </style:style>
    <style:style style:name="gr139" style:family="graphic" style:parent-style-name="Remarque">
      <style:graphic-properties draw:auto-grow-height="true" fo:min-height="0.319cm" fo:min-width="2.267cm"/>
    </style:style>
    <style:style style:name="gr140" style:family="graphic" style:parent-style-name="Remarque">
      <style:graphic-properties draw:auto-grow-height="true" fo:min-height="0.319cm" fo:min-width="2.068cm"/>
    </style:style>
    <style:style style:name="gr141" style:family="graphic" style:parent-style-name="expression">
      <style:graphic-properties fo:min-height="0.357cm" fo:min-width="1.697cm"/>
    </style:style>
    <style:style style:name="gr142" style:family="graphic" style:parent-style-name="Remarque">
      <style:graphic-properties draw:auto-grow-height="true" fo:min-height="0.637cm" fo:min-width="3.046cm"/>
    </style:style>
    <style:style style:name="gr143" style:family="graphic" style:parent-style-name="CodePetit">
      <style:graphic-properties draw:auto-grow-height="true" fo:min-height="0.357cm" fo:min-width="1.06cm"/>
    </style:style>
    <style:style style:name="gr144" style:family="graphic" style:parent-style-name="Litéral">
      <style:graphic-properties draw:auto-grow-width="true" fo:min-height="0.319cm" fo:min-width="2.86cm"/>
    </style:style>
    <style:style style:name="gr145" style:family="graphic" style:parent-style-name="Remarque">
      <style:graphic-properties fo:min-height="0.319cm" fo:min-width="1.374cm"/>
    </style:style>
    <style:style style:name="gr146" style:family="graphic" style:parent-style-name="Remarque">
      <style:graphic-properties fo:min-height="0.319cm" fo:min-width="0.531cm"/>
    </style:style>
    <style:style style:name="gr147" style:family="graphic" style:parent-style-name="Remarque">
      <style:graphic-properties fo:min-height="0.319cm" fo:min-width="0.764cm"/>
    </style:style>
    <style:style style:name="gr148" style:family="graphic" style:parent-style-name="Remarque">
      <style:graphic-properties fo:min-height="0.319cm" fo:min-width="0.514cm"/>
    </style:style>
    <style:style style:name="gr149" style:family="graphic" style:parent-style-name="RemarquePetit">
      <style:graphic-properties fo:min-height="0.319cm" fo:min-width="0.557cm"/>
    </style:style>
    <style:style style:name="gr150" style:family="graphic" style:parent-style-name="objectwithoutfill">
      <style:graphic-properties draw:stroke="dash" draw:stroke-dash="Fine_20_Dashed" svg:stroke-width="0.02cm" draw:marker-start="Extrémités_20_de_20_flèche_20_1" draw:marker-start-width="0.23cm" draw:marker-end="Extrémités_20_de_20_flèche_20_1" draw:marker-end-width="0.23cm" draw:fill="none" draw:textarea-vertical-align="middle" fo:padding-top="0.135cm" fo:padding-bottom="0.135cm" fo:padding-left="0.26cm" fo:padding-right="0.26cm"/>
    </style:style>
    <style:style style:name="gr151" style:family="graphic" style:parent-style-name="Litéral">
      <style:graphic-properties draw:auto-grow-width="true" fo:min-height="0.319cm" fo:min-width="3.628cm"/>
    </style:style>
    <style:style style:name="gr152" style:family="graphic" style:parent-style-name="Remarque">
      <style:graphic-properties draw:auto-grow-height="true" fo:min-height="0.353cm" fo:min-width="2.576cm"/>
    </style:style>
    <style:style style:name="gr153" style:family="graphic" style:parent-style-name="RemarquePetit">
      <style:graphic-properties fo:min-height="0.319cm" fo:min-width="5.713cm"/>
    </style:style>
    <style:style style:name="gr154" style:family="graphic" style:parent-style-name="Constante">
      <style:graphic-properties fo:min-height="0.637cm" fo:min-width="0.955cm"/>
    </style:style>
    <style:style style:name="gr155" style:family="graphic" style:parent-style-name="Remarque">
      <style:graphic-properties draw:auto-grow-height="true" fo:min-height="0.353cm" fo:min-width="2.61cm"/>
    </style:style>
    <style:style style:name="gr156" style:family="graphic" style:parent-style-name="Remarque">
      <style:graphic-properties draw:auto-grow-width="false" fo:min-height="0.637cm"/>
    </style:style>
    <style:style style:name="gr157" style:family="graphic" style:parent-style-name="Code">
      <style:graphic-properties draw:auto-grow-height="true" fo:min-height="0.357cm" fo:min-width="5.507cm"/>
    </style:style>
    <style:style style:name="gr158" style:family="graphic" style:parent-style-name="Code">
      <style:graphic-properties draw:auto-grow-height="true" fo:min-height="0.357cm" fo:min-width="4.236cm"/>
    </style:style>
    <style:style style:name="gr159" style:family="graphic" style:parent-style-name="Remarque">
      <style:graphic-properties draw:textarea-horizontal-align="center" draw:auto-grow-height="true" fo:min-height="0.637cm" fo:min-width="5.548cm"/>
    </style:style>
    <style:style style:name="gr160" style:family="graphic" style:parent-style-name="expression">
      <style:graphic-properties draw:stroke="none" draw:fill="none" fo:min-height="0.358cm" fo:min-width="0.214cm"/>
    </style:style>
    <style:style style:name="gr161" style:family="graphic" style:parent-style-name="RemarquePetit">
      <style:graphic-properties draw:stroke="none" draw:fill="none" fo:min-height="0.32cm" fo:min-width="5.613cm"/>
    </style:style>
    <style:style style:name="gr162" style:family="graphic" style:parent-style-name="RemarquePetit">
      <style:graphic-properties draw:auto-grow-height="true" fo:min-height="0.319cm" fo:min-width="1.442cm"/>
    </style:style>
    <style:style style:name="gr163" style:family="graphic" style:parent-style-name="Remarque">
      <style:graphic-properties draw:auto-grow-height="true" draw:auto-grow-width="false" fo:min-height="1.057cm" fo:min-width="0cm"/>
    </style:style>
    <style:style style:name="gr164" style:family="graphic" style:parent-style-name="Remarque">
      <style:graphic-properties draw:stroke="none" draw:fill="none" fo:min-height="0.32cm" fo:min-width="0.956cm"/>
    </style:style>
    <style:style style:name="gr165" style:family="graphic" style:parent-style-name="Remarque">
      <style:graphic-properties draw:auto-grow-height="true" fo:min-height="0.319cm" fo:min-width="2.394cm"/>
    </style:style>
    <style:style style:name="gr166" style:family="graphic" style:parent-style-name="Remarque">
      <style:graphic-properties draw:auto-grow-height="true" fo:min-height="0.353cm" fo:min-width="3.88cm"/>
    </style:style>
    <style:style style:name="gr167" style:family="graphic" style:parent-style-name="Remarque">
      <style:graphic-properties draw:textarea-horizontal-align="center" draw:auto-grow-height="true" fo:min-height="0.705cm" fo:min-width="2.699cm"/>
    </style:style>
    <style:style style:name="gr168" style:family="graphic" style:parent-style-name="Type">
      <style:graphic-properties draw:stroke="none" draw:fill="none" fo:min-height="0.319cm" fo:min-width="3.812cm"/>
    </style:style>
    <style:style style:name="gr169" style:family="graphic" style:parent-style-name="Remarque">
      <style:graphic-properties draw:auto-grow-height="true" fo:min-height="0.353cm" fo:min-width="1.837cm"/>
    </style:style>
    <style:style style:name="gr170" style:family="graphic" style:parent-style-name="Remarque">
      <style:graphic-properties draw:textarea-horizontal-align="right" draw:auto-grow-height="true" fo:min-height="0.353cm" fo:min-width="2.219cm"/>
    </style:style>
    <style:style style:name="gr171" style:family="graphic" style:parent-style-name="Remarque">
      <style:graphic-properties draw:textarea-horizontal-align="left" draw:auto-grow-height="true" draw:auto-grow-width="false" fo:min-height="0.637cm" fo:min-width="0cm"/>
    </style:style>
    <style:style style:name="gr172" style:family="graphic" style:parent-style-name="CadreSection">
      <style:graphic-properties svg:stroke-width="0.03cm" svg:stroke-color="#827717" draw:marker-start-width="0.255cm" draw:marker-end-width="0.255cm" draw:textarea-vertical-align="middle" draw:auto-grow-height="false" fo:min-height="1.445cm" fo:min-width="7.76cm" fo:padding-top="0.13cm" fo:padding-bottom="0.13cm" fo:padding-left="0.255cm" fo:padding-right="0.255cm"/>
    </style:style>
    <style:style style:name="gr173" style:family="graphic" style:parent-style-name="headline1">
      <style:graphic-properties svg:stroke-width="0.03cm" svg:stroke-color="#827717" draw:marker-start-width="0.25cm" draw:marker-end-width="0.25cm" draw:fill-color="#827717" draw:auto-grow-width="true" fo:min-height="0.353cm" fo:min-width="3.901cm" fo:padding-top="-0.01cm" fo:padding-bottom="-0.01cm" fo:padding-left="-0.01cm" fo:padding-right="-0.01cm"/>
    </style:style>
    <style:style style:name="gr174" style:family="graphic" style:parent-style-name="CodePetit">
      <style:graphic-properties draw:stroke="none" draw:fill="none" fo:min-height="0.32cm" fo:min-width="6.672cm"/>
    </style:style>
    <style:style style:name="gr175" style:family="graphic" style:parent-style-name="Remarque">
      <style:graphic-properties draw:auto-grow-height="true" fo:min-height="0.4cm" fo:min-width="3.778cm"/>
    </style:style>
    <style:style style:name="gr176" style:family="graphic" style:parent-style-name="Remarque">
      <style:graphic-properties draw:auto-grow-height="true" fo:min-height="0.319cm" fo:min-width="5.04cm"/>
    </style:style>
    <style:style style:name="gr177" style:family="graphic" style:parent-style-name="CodePetit">
      <style:graphic-properties draw:stroke="none" draw:fill="none" fo:min-height="0.32cm" fo:min-width="2.479cm"/>
    </style:style>
    <style:style style:name="gr178" style:family="graphic" style:parent-style-name="Remarque">
      <style:graphic-properties draw:auto-grow-height="true" fo:min-height="0.319cm" fo:min-width="4.606cm"/>
    </style:style>
    <style:style style:name="gr179" style:family="graphic" style:parent-style-name="Remarque">
      <style:graphic-properties draw:auto-grow-width="true" fo:min-height="0.319cm" fo:min-width="7.663cm"/>
    </style:style>
    <style:style style:name="gr180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81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182" style:family="graphic" style:parent-style-name="standard">
      <style:graphic-properties svg:stroke-width="0.02cm" svg:stroke-color="#00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183" style:family="graphic" style:parent-style-name="Remarque">
      <style:graphic-properties draw:auto-grow-width="true" fo:min-height="0.276cm" fo:min-width="0.298cm"/>
    </style:style>
    <style:style style:name="gr184" style:family="graphic" style:parent-style-name="Remarque">
      <style:graphic-properties draw:auto-grow-width="true" fo:min-height="0.276cm" fo:min-width="0.349cm"/>
    </style:style>
    <style:style style:name="gr185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186" style:family="graphic" style:parent-style-name="Remarque">
      <style:graphic-properties draw:auto-grow-height="true" fo:min-height="0.319cm" fo:min-width="3.571cm"/>
    </style:style>
    <style:style style:name="gr187" style:family="graphic" style:parent-style-name="Remarque">
      <style:graphic-properties draw:auto-grow-height="true" fo:min-height="1.501cm" fo:min-width="0.341cm"/>
    </style:style>
    <style:style style:name="gr188" style:family="graphic" style:parent-style-name="Remarque">
      <style:graphic-properties draw:textarea-horizontal-align="left" draw:auto-grow-width="true" fo:min-height="0.955cm" fo:min-width="5.154cm"/>
    </style:style>
    <style:style style:name="gr189" style:family="graphic" style:parent-style-name="CadreSection">
      <style:graphic-properties svg:stroke-width="0.03cm" svg:stroke-color="#3e2723" draw:marker-start-width="0.255cm" draw:marker-end-width="0.255cm" draw:textarea-vertical-align="middle" draw:auto-grow-height="false" fo:min-height="2.163cm" fo:min-width="7.733cm" fo:padding-top="0.13cm" fo:padding-bottom="0.13cm" fo:padding-left="0.255cm" fo:padding-right="0.255cm"/>
    </style:style>
    <style:style style:name="gr190" style:family="graphic" style:parent-style-name="Code">
      <style:graphic-properties draw:auto-grow-height="true" fo:min-height="0.391cm" fo:min-width="2.822cm"/>
    </style:style>
    <style:style style:name="gr191" style:family="graphic" style:parent-style-name="Remarque">
      <style:graphic-properties draw:auto-grow-height="true" fo:min-height="0.353cm" fo:min-width="3.241cm"/>
    </style:style>
    <style:style style:name="gr192" style:family="graphic" style:parent-style-name="Remarque">
      <style:graphic-properties draw:auto-grow-height="true" fo:min-height="0.353cm" fo:min-width="2.872cm"/>
    </style:style>
    <style:style style:name="gr193" style:family="graphic" style:parent-style-name="Code">
      <style:graphic-properties draw:auto-grow-height="true" fo:min-height="1.375cm" fo:min-width="3.661cm"/>
    </style:style>
    <style:style style:name="gr194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516cm" fo:min-width="0.751cm" fo:padding-top="0.135cm" fo:padding-bottom="0.135cm" fo:padding-left="0.26cm" fo:padding-right="0.26cm"/>
    </style:style>
    <style:style style:name="gr195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96" style:family="graphic" style:parent-style-name="standard">
      <style:graphic-properties svg:stroke-width="0.02cm" svg:stroke-color="#99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197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977cm" fo:padding-top="0.135cm" fo:padding-bottom="0.135cm" fo:padding-left="0.26cm" fo:padding-right="0.26cm"/>
    </style:style>
    <style:style style:name="gr198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972cm" fo:padding-top="0.135cm" fo:padding-bottom="0.135cm" fo:padding-left="0.26cm" fo:padding-right="0.26cm"/>
    </style:style>
    <style:style style:name="gr199" style:family="graphic" style:parent-style-name="Code">
      <style:graphic-properties draw:stroke="none" draw:fill="none" fo:min-height="0.213cm" fo:min-width="0.637cm"/>
    </style:style>
    <style:style style:name="gr200" style:family="graphic" style:parent-style-name="Code">
      <style:graphic-properties draw:stroke="none" draw:fill="none" fo:min-height="0.234cm" fo:min-width="0.976cm"/>
    </style:style>
    <style:style style:name="gr201" style:family="graphic" style:parent-style-name="BarreTabulation">
      <style:graphic-properties svg:stroke-color="#b80047" draw:textarea-vertical-align="middle"/>
    </style:style>
    <style:style style:name="gr202" style:family="graphic" style:parent-style-name="Remarque">
      <style:graphic-properties fo:min-height="0.319cm" fo:min-width="0.451cm"/>
    </style:style>
    <style:style style:name="gr203" style:family="graphic" style:parent-style-name="Remarque">
      <style:graphic-properties draw:auto-grow-width="false" fo:min-height="0.551cm" fo:min-width="5.645cm"/>
    </style:style>
    <style:style style:name="gr204" style:family="graphic" style:parent-style-name="headline1">
      <style:graphic-properties svg:stroke-width="0.03cm" svg:stroke-color="#004d40" draw:marker-start-width="0.25cm" draw:marker-end-width="0.25cm" draw:fill-color="#004d40" fo:min-height="0.353cm" fo:min-width="2.604cm" fo:padding-top="-0.01cm" fo:padding-bottom="-0.01cm" fo:padding-left="-0.01cm" fo:padding-right="-0.01cm"/>
    </style:style>
    <style:style style:name="gr205" style:family="graphic" style:parent-style-name="headline1">
      <style:graphic-properties svg:stroke-width="0.03cm" svg:stroke-color="#4a148c" draw:marker-start-width="0.25cm" draw:marker-end-width="0.25cm" draw:fill-color="#4a148c" draw:auto-grow-width="true" fo:min-height="0.353cm" fo:min-width="3.83cm" fo:padding-top="-0.01cm" fo:padding-bottom="-0.01cm" fo:padding-left="-0.01cm" fo:padding-right="-0.01cm"/>
    </style:style>
    <style:style style:name="gr206" style:family="graphic" style:parent-style-name="headline1">
      <style:graphic-properties svg:stroke-width="0.03cm" svg:stroke-color="#e65100" draw:marker-start-width="0.25cm" draw:marker-end-width="0.25cm" draw:fill-color="#e65100" draw:auto-grow-width="true" fo:min-height="0.353cm" fo:min-width="3.24cm" fo:padding-top="-0.01cm" fo:padding-bottom="-0.01cm" fo:padding-left="-0.01cm" fo:padding-right="-0.01cm"/>
    </style:style>
    <style:style style:name="gr207" style:family="graphic" style:parent-style-name="headline1">
      <style:graphic-properties svg:stroke-width="0.03cm" svg:stroke-color="#3e2723" draw:marker-start-width="0.25cm" draw:marker-end-width="0.25cm" draw:fill-color="#3e2723" draw:auto-grow-width="true" fo:min-height="0.353cm" fo:min-width="3.829cm" fo:padding-top="-0.01cm" fo:padding-bottom="-0.01cm" fo:padding-left="-0.01cm" fo:padding-right="-0.01cm"/>
    </style:style>
    <style:style style:name="gr208" style:family="graphic" style:parent-style-name="headline1">
      <style:graphic-properties svg:stroke-width="0.03cm" svg:stroke-color="#006064" draw:marker-start-width="0.25cm" draw:marker-end-width="0.25cm" draw:fill-color="#006064" draw:auto-grow-width="true" fo:min-height="0.353cm" fo:min-width="3.372cm" fo:padding-top="-0.01cm" fo:padding-bottom="-0.01cm" fo:padding-left="-0.01cm" fo:padding-right="-0.01cm"/>
    </style:style>
    <style:style style:name="gr209" style:family="graphic" style:parent-style-name="CodePetit">
      <style:graphic-properties draw:auto-grow-height="true" fo:min-height="0.319cm" fo:min-width="5.721cm"/>
    </style:style>
    <style:style style:name="gr210" style:family="graphic" style:parent-style-name="CodePetit">
      <style:graphic-properties draw:auto-grow-height="true" fo:min-height="0.353cm" fo:min-width="4.711cm"/>
    </style:style>
    <style:style style:name="gr211" style:family="graphic" style:parent-style-name="RemarquePetit">
      <style:graphic-properties draw:auto-grow-height="true" fo:min-height="1.759cm" fo:min-width="1.424cm"/>
    </style:style>
    <style:style style:name="gr212" style:family="graphic" style:parent-style-name="CodePetit">
      <style:graphic-properties draw:auto-grow-height="true" fo:min-height="0.319cm" fo:min-width="0.599cm"/>
    </style:style>
    <style:style style:name="gr213" style:family="graphic" style:parent-style-name="CadreSection">
      <style:graphic-properties svg:stroke-width="0.03cm" svg:stroke-color="#880e4f" draw:marker-start-width="0.255cm" draw:marker-end-width="0.255cm" draw:textarea-vertical-align="middle" draw:auto-grow-height="false" fo:min-height="4.396cm" fo:min-width="9.547cm" fo:padding-top="0.13cm" fo:padding-bottom="0.13cm" fo:padding-left="0.255cm" fo:padding-right="0.255cm"/>
    </style:style>
    <style:style style:name="gr214" style:family="graphic" style:parent-style-name="headline1">
      <style:graphic-properties svg:stroke-width="0.03cm" svg:stroke-color="#880e4f" draw:marker-start-width="0.25cm" draw:marker-end-width="0.25cm" draw:fill-color="#880e4f" draw:auto-grow-width="true" fo:min-height="0.353cm" fo:min-width="1.727cm" fo:padding-top="-0.01cm" fo:padding-bottom="-0.01cm" fo:padding-left="-0.01cm" fo:padding-right="-0.01cm"/>
    </style:style>
    <style:style style:name="gr215" style:family="graphic" style:parent-style-name="expression">
      <style:graphic-properties draw:auto-grow-height="true" fo:min-height="0.425cm" fo:min-width="7.622cm"/>
    </style:style>
    <style:style style:name="gr216" style:family="graphic" style:parent-style-name="Remarque">
      <style:graphic-properties fo:min-height="1.409cm" fo:min-width="8.443cm"/>
    </style:style>
    <style:style style:name="gr217" style:family="graphic" style:parent-style-name="Remarque">
      <style:graphic-properties draw:auto-grow-height="true" fo:min-height="0.353cm" fo:min-width="7.355cm"/>
    </style:style>
    <style:style style:name="gr218" style:family="graphic" style:parent-style-name="RemarquePetit">
      <style:graphic-properties draw:auto-grow-height="true" fo:min-height="0.637cm" fo:min-width="8.003cm"/>
    </style:style>
    <style:style style:name="gr219" style:family="graphic" style:parent-style-name="CadreSection">
      <style:graphic-properties svg:stroke-width="0.03cm" svg:stroke-color="#0d47a1" draw:marker-start-width="0.255cm" draw:marker-end-width="0.255cm" draw:textarea-vertical-align="middle" draw:auto-grow-height="false" fo:min-height="1.95cm" fo:min-width="8.247cm" fo:padding-top="0.13cm" fo:padding-bottom="0.13cm" fo:padding-left="0.255cm" fo:padding-right="0.255cm"/>
    </style:style>
    <style:style style:name="gr220" style:family="graphic" style:parent-style-name="headline1">
      <style:graphic-properties svg:stroke-width="0.03cm" svg:stroke-color="#311b92" draw:marker-start-width="0.25cm" draw:marker-end-width="0.25cm" draw:fill-color="#311b92" draw:auto-grow-width="true" fo:min-height="0.353cm" fo:min-width="5.557cm" fo:padding-top="-0.01cm" fo:padding-bottom="-0.01cm" fo:padding-left="-0.01cm" fo:padding-right="-0.01cm"/>
    </style:style>
    <style:style style:name="gr221" style:family="graphic" style:parent-style-name="CadreSection">
      <style:graphic-properties svg:stroke-width="0.03cm" svg:stroke-color="#311b92" draw:marker-start-width="0.255cm" draw:marker-end-width="0.255cm" draw:textarea-vertical-align="middle" draw:auto-grow-height="false" fo:min-height="4.316cm" fo:min-width="9.575cm" fo:padding-top="0.13cm" fo:padding-bottom="0.13cm" fo:padding-left="0.255cm" fo:padding-right="0.255cm"/>
    </style:style>
    <style:style style:name="gr222" style:family="graphic" style:parent-style-name="CadreSection">
      <style:graphic-properties svg:stroke-width="0.03cm" svg:stroke-color="#004d40" draw:marker-start-width="0.255cm" draw:marker-end-width="0.255cm" draw:textarea-vertical-align="middle" draw:auto-grow-height="false" fo:min-height="9.65cm" fo:min-width="8.177cm" fo:padding-top="0.13cm" fo:padding-bottom="0.13cm" fo:padding-left="0.255cm" fo:padding-right="0.255cm"/>
    </style:style>
    <style:style style:name="gr223" style:family="graphic" style:parent-style-name="Remarque">
      <style:graphic-properties draw:auto-grow-height="true" fo:min-height="0.705cm" fo:min-width="3.687cm"/>
    </style:style>
    <style:style style:name="gr224" style:family="graphic" style:parent-style-name="Code">
      <style:graphic-properties draw:auto-grow-height="true" fo:min-height="0.933cm" fo:min-width="4.748cm"/>
    </style:style>
    <style:style style:name="gr225" style:family="graphic" style:parent-style-name="CodePetit">
      <style:graphic-properties draw:auto-grow-height="true" fo:min-height="2.017cm" fo:min-width="2.88cm"/>
    </style:style>
    <style:style style:name="gr226" style:family="graphic" style:parent-style-name="RemarqueAccolade">
      <style:graphic-properties draw:textarea-vertical-align="middle" draw:auto-grow-height="false" fo:min-height="0.4cm" fo:min-width="0cm"/>
    </style:style>
    <style:style style:name="gr227" style:family="graphic" style:parent-style-name="Remarque">
      <style:graphic-properties draw:auto-grow-height="true" fo:min-height="0.353cm" fo:min-width="3.579cm"/>
    </style:style>
    <style:style style:name="gr228" style:family="graphic" style:parent-style-name="RemarqueAccolade">
      <style:graphic-properties draw:textarea-vertical-align="middle" draw:auto-grow-height="false" fo:min-height="1.273cm" fo:min-width="0cm"/>
    </style:style>
    <style:style style:name="gr229" style:family="graphic" style:parent-style-name="Remarque">
      <style:graphic-properties draw:auto-grow-height="true" fo:min-height="0.353cm" fo:min-width="6.234cm"/>
    </style:style>
    <style:style style:name="gr230" style:family="graphic" style:parent-style-name="standard">
      <style:graphic-properties draw:stroke="none" draw:fill="none" draw:ole-draw-aspect="1" style:protect="size"/>
    </style:style>
    <style:style style:name="gr231" style:family="graphic" style:parent-style-name="Remarque">
      <style:graphic-properties draw:auto-grow-height="true" fo:min-height="0.334cm" fo:min-width="4.409cm"/>
    </style:style>
    <style:style style:name="gr232" style:family="graphic" style:parent-style-name="Remarque">
      <style:graphic-properties draw:auto-grow-height="true" fo:min-height="0.705cm" fo:min-width="5.899cm"/>
    </style:style>
    <style:style style:name="gr233" style:family="graphic" style:parent-style-name="Code">
      <style:graphic-properties draw:auto-grow-height="true" fo:min-height="0.933cm" fo:min-width="4.502cm"/>
    </style:style>
    <style:style style:name="gr234" style:family="graphic" style:parent-style-name="CodePetit">
      <style:graphic-properties draw:auto-grow-height="true" fo:min-height="2.017cm" fo:min-width="4.235cm"/>
    </style:style>
    <style:style style:name="gr235" style:family="graphic" style:parent-style-name="Remarque">
      <style:graphic-properties draw:auto-grow-height="true" fo:min-height="0.353cm" fo:min-width="4.527cm"/>
    </style:style>
    <style:style style:name="gr236" style:family="graphic" style:parent-style-name="RemarquePetit">
      <style:graphic-properties draw:auto-grow-height="true" fo:min-height="0.955cm" fo:min-width="2.059cm"/>
    </style:style>
    <style:style style:name="gr237" style:family="graphic" style:parent-style-name="Remarque">
      <style:graphic-properties draw:auto-grow-height="true" fo:min-height="1.057cm" fo:min-width="6.868cm"/>
    </style:style>
    <style:style style:name="gr238" style:family="graphic" style:parent-style-name="CodePetit">
      <style:graphic-properties draw:auto-grow-height="true" fo:min-height="2.305cm" fo:min-width="5.928cm"/>
    </style:style>
    <style:style style:name="gr239" style:family="graphic" style:parent-style-name="RemarquePetit">
      <style:graphic-properties draw:auto-grow-height="true" fo:min-height="1.273cm" fo:min-width="2.711cm"/>
    </style:style>
    <style:style style:name="gr240" style:family="graphic" style:parent-style-name="Remarque">
      <style:graphic-properties draw:auto-grow-height="true" fo:min-height="0.353cm" fo:min-width="3.994cm"/>
    </style:style>
    <style:style style:name="gr241" style:family="graphic" style:parent-style-name="CadreSection">
      <style:graphic-properties svg:stroke-width="0.03cm" svg:stroke-color="#004d40" draw:marker-start-width="0.245cm" draw:marker-end-width="0.245cm" draw:textarea-vertical-align="middle" fo:padding-top="0.115cm" fo:padding-bottom="0.115cm" fo:padding-left="0.24cm" fo:padding-right="0.24cm"/>
    </style:style>
    <style:style style:name="gr242" style:family="graphic" style:parent-style-name="RemarqueAccolade">
      <style:graphic-properties draw:textarea-vertical-align="middle" draw:auto-grow-height="false" fo:min-height="0.394cm" fo:min-width="0cm"/>
    </style:style>
    <style:style style:name="gr243" style:family="graphic" style:parent-style-name="RemarqueAccolade">
      <style:graphic-properties draw:textarea-vertical-align="middle" draw:auto-grow-height="false" fo:min-height="0.1cm" fo:min-width="0cm"/>
    </style:style>
    <style:style style:name="gr244" style:family="graphic" style:parent-style-name="Remarque">
      <style:graphic-properties draw:auto-grow-height="true" fo:min-height="0.353cm" fo:min-width="6.552cm"/>
    </style:style>
    <style:style style:name="gr245" style:family="graphic" style:parent-style-name="CadreSection">
      <style:graphic-properties svg:stroke-width="0.03cm" svg:stroke-color="#996633" draw:marker-start-width="0.255cm" draw:marker-end-width="0.255cm" draw:textarea-vertical-align="middle" draw:auto-grow-height="false" fo:min-height="8.413cm" fo:min-width="8.208cm" fo:padding-top="0.13cm" fo:padding-bottom="0.13cm" fo:padding-left="0.255cm" fo:padding-right="0.255cm"/>
    </style:style>
    <style:style style:name="gr246" style:family="graphic" style:parent-style-name="headline1">
      <style:graphic-properties svg:stroke-width="0.03cm" svg:stroke-color="#827717" draw:marker-start-width="0.25cm" draw:marker-end-width="0.25cm" draw:fill-color="#827717" draw:auto-grow-width="true" fo:min-height="0.353cm" fo:min-width="3.888cm" fo:padding-top="-0.01cm" fo:padding-bottom="-0.01cm" fo:padding-left="-0.01cm" fo:padding-right="-0.01cm"/>
    </style:style>
    <style:style style:name="gr247" style:family="graphic" style:parent-style-name="RemarqueAccolade">
      <style:graphic-properties draw:textarea-vertical-align="middle" draw:auto-grow-height="false" fo:min-height="0.732cm" fo:min-width="0cm"/>
    </style:style>
    <style:style style:name="gr248" style:family="graphic" style:parent-style-name="Remarque">
      <style:graphic-properties draw:auto-grow-height="true" fo:min-height="0.353cm" fo:min-width="2.241cm"/>
    </style:style>
    <style:style style:name="gr249" style:family="graphic" style:parent-style-name="RemarqueAccolade">
      <style:graphic-properties draw:textarea-vertical-align="middle" draw:auto-grow-height="false" fo:min-height="2.749cm" fo:min-width="0cm"/>
    </style:style>
    <style:style style:name="gr250" style:family="graphic" style:parent-style-name="Remarque">
      <style:graphic-properties draw:auto-grow-height="true" fo:min-height="0.353cm" fo:min-width="2.876cm"/>
    </style:style>
    <style:style style:name="gr251" style:family="graphic" style:parent-style-name="expression">
      <style:graphic-properties draw:auto-grow-height="true" fo:min-height="0.425cm" fo:min-width="6.098cm"/>
    </style:style>
    <style:style style:name="gr252" style:family="graphic" style:parent-style-name="Remarque">
      <style:graphic-properties draw:auto-grow-height="true" fo:min-height="0.705cm" fo:min-width="8.825cm"/>
    </style:style>
    <style:style style:name="gr253" style:family="graphic" style:parent-style-name="Code">
      <style:graphic-properties draw:auto-grow-height="true" fo:min-height="1.273cm" fo:min-width="7.521cm"/>
    </style:style>
    <style:style style:name="gr254" style:family="graphic" style:parent-style-name="Code">
      <style:graphic-properties draw:auto-grow-height="true" fo:min-height="0.467cm" fo:min-width="3.961cm"/>
    </style:style>
    <style:style style:name="gr255" style:family="graphic" style:parent-style-name="CadreSection">
      <style:graphic-properties svg:stroke-width="0.03cm" svg:stroke-color="#4a148c" draw:marker-start-width="0.255cm" draw:marker-end-width="0.255cm" draw:textarea-vertical-align="middle" draw:auto-grow-height="false" fo:min-height="7.033cm" fo:min-width="9.534cm" fo:padding-top="0.13cm" fo:padding-bottom="0.13cm" fo:padding-left="0.255cm" fo:padding-right="0.255cm"/>
    </style:style>
    <style:style style:name="gr256" style:family="graphic" style:parent-style-name="Code">
      <style:graphic-properties draw:auto-grow-height="true" fo:min-height="0.425cm" fo:min-width="8.259cm"/>
    </style:style>
    <style:style style:name="gr257" style:family="graphic" style:parent-style-name="RemarquePetit">
      <style:graphic-properties draw:auto-grow-height="true" fo:min-height="0.319cm" fo:min-width="4.697cm"/>
    </style:style>
    <style:style style:name="gr258" style:family="graphic" style:parent-style-name="Remarque">
      <style:graphic-properties draw:auto-grow-height="true" fo:min-height="1.463cm" fo:min-width="3.02cm"/>
    </style:style>
    <style:style style:name="gr259" style:family="graphic" style:parent-style-name="Remarque">
      <style:graphic-properties draw:auto-grow-height="true" fo:min-height="1.409cm" fo:min-width="2.309cm"/>
    </style:style>
    <style:style style:name="gr260" style:family="graphic" style:parent-style-name="Remarque">
      <style:graphic-properties draw:auto-grow-height="true" fo:min-height="1.057cm" fo:min-width="1.835cm"/>
    </style:style>
    <style:style style:name="gr261" style:family="graphic" style:parent-style-name="Remarque">
      <style:graphic-properties draw:auto-grow-height="true" fo:min-height="1.057cm" fo:min-width="1.7cm"/>
    </style:style>
    <style:style style:name="gr262" style:family="graphic" style:parent-style-name="Code">
      <style:graphic-properties draw:auto-grow-height="true" fo:min-height="0.673cm" fo:min-width="3.854cm"/>
    </style:style>
    <style:style style:name="gr263" style:family="graphic" style:parent-style-name="Remarque">
      <style:graphic-properties draw:auto-grow-height="true" fo:min-height="0.353cm" fo:min-width="1.425cm"/>
    </style:style>
    <style:style style:name="gr264" style:family="graphic" style:parent-style-name="Remarque">
      <style:graphic-properties draw:textarea-horizontal-align="right" draw:auto-grow-height="true" draw:auto-grow-width="false" fo:min-height="0.353cm" fo:min-width="2.578cm"/>
    </style:style>
    <style:style style:name="gr265" style:family="graphic" style:parent-style-name="Code">
      <style:graphic-properties draw:auto-grow-height="true" fo:min-height="1.271cm" fo:min-width="5.591cm"/>
    </style:style>
    <style:style style:name="gr266" style:family="graphic" style:parent-style-name="CadreSection">
      <style:graphic-properties svg:stroke-width="0.03cm" svg:stroke-color="#4a148c" draw:marker-start-width="0.245cm" draw:marker-end-width="0.245cm" draw:textarea-vertical-align="middle" fo:padding-top="0.115cm" fo:padding-bottom="0.115cm" fo:padding-left="0.24cm" fo:padding-right="0.24cm"/>
    </style:style>
    <style:style style:name="gr267" style:family="graphic" style:parent-style-name="CodePetit">
      <style:graphic-properties draw:auto-grow-height="true" fo:min-height="0.989cm" fo:min-width="3.644cm"/>
    </style:style>
    <style:style style:name="gr268" style:family="graphic" style:parent-style-name="RemarquePetit">
      <style:graphic-properties draw:auto-grow-height="true" fo:min-height="0.276cm" fo:min-width="4.202cm"/>
    </style:style>
    <style:style style:name="gr269" style:family="graphic" style:parent-style-name="Code">
      <style:graphic-properties draw:auto-grow-height="true" fo:min-height="0.357cm" fo:min-width="1.907cm"/>
    </style:style>
    <style:style style:name="gr270" style:family="graphic" style:parent-style-name="RemarquePetit">
      <style:graphic-properties draw:auto-grow-height="true" draw:auto-grow-width="true" fo:min-height="0.319cm" fo:min-width="6.741cm"/>
    </style:style>
    <style:style style:name="gr271" style:family="graphic" style:parent-style-name="CadreSection">
      <style:graphic-properties svg:stroke-width="0.03cm" svg:stroke-color="#827717" draw:marker-start-width="0.245cm" draw:marker-end-width="0.245cm" draw:textarea-vertical-align="middle" fo:padding-top="0.115cm" fo:padding-bottom="0.115cm" fo:padding-left="0.24cm" fo:padding-right="0.24cm"/>
    </style:style>
    <style:style style:name="gr272" style:family="graphic" style:parent-style-name="RemarquePetit">
      <style:graphic-properties draw:auto-grow-height="true" draw:auto-grow-width="false" fo:min-height="0.955cm" fo:min-width="7.584cm"/>
    </style:style>
    <style:style style:name="gr273" style:family="graphic" style:parent-style-name="headline1">
      <style:graphic-properties svg:stroke-width="0.03cm" svg:stroke-color="#33691e" draw:marker-start-width="0.25cm" draw:marker-end-width="0.25cm" draw:fill-color="#33691e" draw:auto-grow-width="true" fo:min-height="0.353cm" fo:min-width="3.731cm" fo:padding-top="-0.01cm" fo:padding-bottom="-0.01cm" fo:padding-left="-0.01cm" fo:padding-right="-0.01cm"/>
    </style:style>
    <style:style style:name="gr274" style:family="graphic" style:parent-style-name="CadreSection">
      <style:graphic-properties svg:stroke-width="0.03cm" svg:stroke-color="#33691e" draw:marker-start-width="0.255cm" draw:marker-end-width="0.255cm" draw:textarea-vertical-align="middle" draw:auto-grow-height="false" fo:min-height="6.515cm" fo:min-width="8.203cm" fo:padding-top="0.13cm" fo:padding-bottom="0.13cm" fo:padding-left="0.255cm" fo:padding-right="0.255cm"/>
    </style:style>
    <style:style style:name="gr275" style:family="graphic" style:parent-style-name="Code">
      <style:graphic-properties draw:auto-grow-height="true" fo:min-height="1.739cm" fo:min-width="6.979cm"/>
    </style:style>
    <style:style style:name="gr276" style:family="graphic" style:parent-style-name="Remarque">
      <style:graphic-properties draw:auto-grow-height="true" fo:min-height="0.353cm" fo:min-width="4.218cm"/>
    </style:style>
    <style:style style:name="gr277" style:family="graphic" style:parent-style-name="Remarque">
      <style:graphic-properties draw:auto-grow-height="true" draw:auto-grow-width="false" fo:min-height="0.637cm" fo:min-width="4.396cm"/>
    </style:style>
    <style:style style:name="gr278" style:family="graphic" style:parent-style-name="RemarquePetit">
      <style:graphic-properties draw:auto-grow-height="true" fo:min-height="0.955cm" fo:min-width="7.715cm"/>
    </style:style>
    <style:style style:name="gr279" style:family="graphic" style:parent-style-name="Remarque">
      <style:graphic-properties draw:auto-grow-height="true" fo:min-height="0.353cm" fo:min-width="2.504cm"/>
    </style:style>
    <style:style style:name="gr280" style:family="graphic" style:parent-style-name="RemarqueAccolade">
      <style:graphic-properties draw:textarea-vertical-align="middle" draw:auto-grow-height="false" fo:min-height="0.801cm" fo:min-width="0cm"/>
    </style:style>
    <style:style style:name="gr281" style:family="graphic" style:parent-style-name="headline1">
      <style:graphic-properties svg:stroke-width="0.03cm" svg:stroke-color="#33691e" draw:marker-start-width="0.25cm" draw:marker-end-width="0.25cm" draw:fill-color="#33691e" draw:auto-grow-width="true" fo:min-height="0.353cm" fo:min-width="3.003cm" fo:padding-top="-0.01cm" fo:padding-bottom="-0.01cm" fo:padding-left="-0.01cm" fo:padding-right="-0.01cm"/>
    </style:style>
    <style:style style:name="gr282" style:family="graphic" style:parent-style-name="Code">
      <style:graphic-properties draw:auto-grow-height="true" fo:min-height="0.357cm" fo:min-width="4.451cm"/>
    </style:style>
    <style:style style:name="gr283" style:family="graphic" style:parent-style-name="CadreSection">
      <style:graphic-properties svg:stroke-width="0.03cm" svg:stroke-color="#827717" draw:marker-start-width="0.255cm" draw:marker-end-width="0.255cm" draw:textarea-vertical-align="middle" draw:auto-grow-height="false" fo:min-height="4.62cm" fo:min-width="9.498cm" fo:padding-top="0.13cm" fo:padding-bottom="0.13cm" fo:padding-left="0.255cm" fo:padding-right="0.255cm"/>
    </style:style>
    <style:style style:name="gr284" style:family="graphic" style:parent-style-name="headline1">
      <style:graphic-properties svg:stroke-width="0.03cm" svg:stroke-color="#827717" draw:marker-start-width="0.25cm" draw:marker-end-width="0.25cm" draw:fill-color="#827717" draw:auto-grow-width="true" fo:min-height="0.353cm" fo:min-width="6.306cm" fo:padding-top="-0.01cm" fo:padding-bottom="-0.01cm" fo:padding-left="-0.01cm" fo:padding-right="-0.01cm"/>
    </style:style>
    <style:style style:name="gr285" style:family="graphic" style:parent-style-name="RemarquePetit">
      <style:graphic-properties draw:auto-grow-height="true" fo:min-height="0.319cm" fo:min-width="3.448cm"/>
    </style:style>
    <style:style style:name="gr286" style:family="graphic" style:parent-style-name="CodePetit">
      <style:graphic-properties draw:auto-grow-height="true" fo:min-height="2.851cm" fo:min-width="9.884cm"/>
    </style:style>
    <style:style style:name="gr287" style:family="graphic" style:parent-style-name="RemarquePetit">
      <style:graphic-properties draw:auto-grow-height="true" fo:min-height="0.319cm" fo:min-width="3.74cm"/>
    </style:style>
    <style:style style:name="gr288" style:family="graphic" style:parent-style-name="CodePetit">
      <style:graphic-properties draw:auto-grow-height="true" fo:min-height="2.023cm" fo:min-width="9.812cm"/>
    </style:style>
    <style:style style:name="gr289" style:family="graphic" style:parent-style-name="CodePetit">
      <style:graphic-properties draw:auto-grow-height="true" fo:min-height="1.819cm" fo:min-width="4.573cm"/>
    </style:style>
    <style:style style:name="gr290" style:family="graphic" style:parent-style-name="RemarquePetit">
      <style:graphic-properties draw:auto-grow-height="true" fo:min-height="0.319cm" fo:min-width="8.046cm"/>
    </style:style>
    <style:style style:name="gr291" style:family="graphic" style:parent-style-name="RemarquePetit">
      <style:graphic-properties draw:auto-grow-height="true" fo:min-height="0.319cm" fo:min-width="6.778cm"/>
    </style:style>
    <style:style style:name="gr292" style:family="graphic" style:parent-style-name="RemarquePetit">
      <style:graphic-properties fo:min-height="0.387cm" fo:min-width="0.894cm"/>
    </style:style>
    <style:style style:name="gr293" style:family="graphic" style:parent-style-name="RemarquePetit">
      <style:graphic-properties fo:min-height="0.387cm" fo:min-width="4.366cm"/>
    </style:style>
    <style:style style:name="gr294" style:family="graphic" style:parent-style-name="RemarquePetit">
      <style:graphic-properties fo:min-height="0.955cm" fo:min-width="8.403cm"/>
    </style:style>
    <style:style style:name="gr295" style:family="graphic" style:parent-style-name="RemarquePetit">
      <style:graphic-properties fo:min-height="0.772cm" fo:min-width="8.417cm"/>
    </style:style>
    <style:style style:name="gr296" style:family="graphic" style:parent-style-name="RemarquePetit">
      <style:graphic-properties fo:min-height="0.387cm" fo:min-width="1.3cm"/>
    </style:style>
    <style:style style:name="gr297" style:family="graphic" style:parent-style-name="CadreSection">
      <style:graphic-properties svg:stroke-width="0.03cm" svg:stroke-color="#b71c1c" draw:marker-start-width="0.255cm" draw:marker-end-width="0.255cm" draw:textarea-vertical-align="middle" draw:auto-grow-height="false" fo:min-height="3.479cm" fo:min-width="4.428cm" fo:padding-top="0.13cm" fo:padding-bottom="0.13cm" fo:padding-left="0.255cm" fo:padding-right="0.255cm"/>
    </style:style>
    <style:style style:name="gr298" style:family="graphic" style:parent-style-name="headline1">
      <style:graphic-properties svg:stroke-width="0.03cm" svg:stroke-color="#b71c1c" draw:marker-start-width="0.25cm" draw:marker-end-width="0.25cm" draw:fill-color="#b71c1c" draw:auto-grow-width="true" fo:min-height="0.353cm" fo:min-width="4.686cm" fo:padding-top="-0.01cm" fo:padding-bottom="-0.01cm" fo:padding-left="-0.01cm" fo:padding-right="-0.01cm"/>
    </style:style>
    <style:style style:name="gr299" style:family="graphic" style:parent-style-name="CadreSection">
      <style:graphic-properties svg:stroke-width="0.03cm" svg:stroke-color="#0d47a1" draw:marker-start-width="0.255cm" draw:marker-end-width="0.255cm" draw:textarea-vertical-align="middle" draw:auto-grow-height="false" fo:min-height="3.45cm" fo:min-width="4.344cm" fo:padding-top="0.13cm" fo:padding-bottom="0.13cm" fo:padding-left="0.255cm" fo:padding-right="0.255cm"/>
    </style:style>
    <style:style style:name="gr300" style:family="graphic" style:parent-style-name="RemarquePetit">
      <style:graphic-properties draw:auto-grow-height="true" draw:auto-grow-width="false" fo:min-height="2.035cm" fo:min-width="4.638cm"/>
    </style:style>
    <style:style style:name="gr301" style:family="graphic" style:parent-style-name="CodePetit">
      <style:graphic-properties draw:auto-grow-height="true" fo:min-height="0.357cm" fo:min-width="2.29cm"/>
    </style:style>
    <style:style style:name="gr302" style:family="graphic" style:parent-style-name="RemarquePetit">
      <style:graphic-properties draw:auto-grow-height="true" fo:min-height="0.637cm" fo:min-width="1.966cm"/>
    </style:style>
    <style:style style:name="gr303" style:family="graphic" style:parent-style-name="RemarquePetit">
      <style:graphic-properties draw:auto-grow-height="true" fo:min-height="0.637cm" fo:min-width="4.201cm"/>
    </style:style>
    <style:style style:name="gr304" style:family="graphic" style:parent-style-name="RemarquePetit">
      <style:graphic-properties draw:auto-grow-height="true" fo:min-height="0.951cm" fo:min-width="9.811cm"/>
    </style:style>
    <style:style style:name="gr305" style:family="graphic" style:parent-style-name="CadreSection">
      <style:graphic-properties svg:stroke-width="0.03cm" svg:stroke-color="#3e2723" draw:marker-start-width="0.255cm" draw:marker-end-width="0.255cm" draw:textarea-vertical-align="middle" draw:auto-grow-height="false" fo:min-height="2.204cm" fo:min-width="9.528cm" fo:padding-top="0.13cm" fo:padding-bottom="0.13cm" fo:padding-left="0.255cm" fo:padding-right="0.255cm"/>
    </style:style>
    <style:style style:name="gr306" style:family="graphic" style:parent-style-name="CodePetit">
      <style:graphic-properties draw:auto-grow-height="true" fo:min-height="0.705cm" fo:min-width="2.307cm"/>
    </style:style>
    <style:style style:name="gr307" style:family="graphic" style:parent-style-name="CodePetit">
      <style:graphic-properties draw:auto-grow-height="true" fo:min-height="0.955cm" fo:min-width="2.083cm"/>
    </style:style>
    <style:style style:name="gr308" style:family="graphic" style:parent-style-name="CodePetit">
      <style:graphic-properties draw:auto-grow-height="true" fo:min-height="0.431cm" fo:min-width="1.909cm"/>
    </style:style>
    <style:style style:name="gr309" style:family="graphic" style:parent-style-name="RemarqueAccolade">
      <style:graphic-properties draw:textarea-vertical-align="middle" draw:auto-grow-height="false" fo:min-height="0.257cm" fo:min-width="0cm"/>
    </style:style>
    <style:style style:name="gr310" style:family="graphic" style:parent-style-name="RemarqueAccolade">
      <style:graphic-properties draw:textarea-vertical-align="middle" draw:auto-grow-height="false" fo:min-height="0.566cm" fo:min-width="0cm"/>
    </style:style>
    <style:style style:name="gr311" style:family="graphic" style:parent-style-name="RemarquePetit">
      <style:graphic-properties draw:auto-grow-height="true" draw:auto-grow-width="false" fo:min-height="0.7cm" fo:min-width="2.5cm"/>
    </style:style>
    <style:style style:name="gr312" style:family="graphic" style:parent-style-name="RemarquePetit">
      <style:graphic-properties draw:auto-grow-height="true" fo:min-height="0.319cm" fo:min-width="1.077cm"/>
    </style:style>
    <style:style style:name="gr313" style:family="graphic" style:parent-style-name="RemarqueAccolade">
      <style:graphic-properties draw:textarea-vertical-align="middle" draw:auto-grow-height="false" fo:min-height="1.498cm" fo:min-width="0cm"/>
    </style:style>
    <style:style style:name="gr314" style:family="graphic" style:parent-style-name="CodePetit">
      <style:graphic-properties draw:stroke="none" draw:fill="none" fo:min-height="1.271cm" fo:min-width="4.62cm"/>
    </style:style>
    <style:style style:name="gr315" style:family="graphic" style:parent-style-name="CodePetit">
      <style:graphic-properties draw:auto-grow-height="true" fo:min-height="0.948cm" fo:min-width="4.579cm"/>
    </style:style>
    <style:style style:name="gr316" style:family="graphic" style:parent-style-name="CadreSection">
      <style:graphic-properties svg:stroke-width="0.03cm" svg:stroke-color="#3e2723" draw:marker-start-width="0.255cm" draw:marker-end-width="0.255cm" draw:fill="solid" draw:fill-color="#ffffff" draw:textarea-vertical-align="middle" draw:auto-grow-height="false" fo:min-height="1.547cm" fo:min-width="3.398cm" fo:padding-top="0.13cm" fo:padding-bottom="0.13cm" fo:padding-left="0.255cm" fo:padding-right="0.255cm"/>
    </style:style>
    <style:style style:name="gr317" style:family="graphic" style:parent-style-name="headline1">
      <style:graphic-properties svg:stroke-width="0.03cm" svg:stroke-color="#3e2723" draw:marker-start-width="0.25cm" draw:marker-end-width="0.25cm" draw:fill-color="#3e2723" draw:auto-grow-width="true" fo:min-height="0.353cm" fo:min-width="3.216cm" fo:padding-top="-0.01cm" fo:padding-bottom="-0.01cm" fo:padding-left="-0.01cm" fo:padding-right="-0.01cm"/>
    </style:style>
    <style:style style:name="gr318" style:family="graphic" style:parent-style-name="CodePetit">
      <style:graphic-properties draw:stroke="none" draw:fill="none" draw:auto-grow-width="false" fo:min-height="1.341cm" fo:min-width="1.06cm"/>
    </style:style>
    <style:style style:name="gr319" style:family="graphic" style:parent-style-name="Remarque">
      <style:graphic-properties draw:auto-grow-height="true" fo:min-height="0.353cm" fo:min-width="6.546cm"/>
    </style:style>
    <style:style style:name="gr320" style:family="graphic" style:parent-style-name="CodePetit">
      <style:graphic-properties draw:stroke="none" draw:fill="none" fo:min-height="0.357cm" fo:min-width="6.353cm"/>
    </style:style>
    <style:style style:name="gr321" style:family="graphic" style:parent-style-name="Remarque">
      <style:graphic-properties draw:auto-grow-height="true" fo:min-height="0.386cm" fo:min-width="6.907cm"/>
    </style:style>
    <style:style style:name="gr322" style:family="graphic" style:parent-style-name="CadreSection">
      <style:graphic-properties svg:stroke-width="0.03cm" svg:stroke-color="#880e4f" draw:marker-start-width="0.245cm" draw:marker-end-width="0.245cm" draw:textarea-vertical-align="middle" fo:padding-top="0.115cm" fo:padding-bottom="0.115cm" fo:padding-left="0.24cm" fo:padding-right="0.24cm"/>
    </style:style>
    <style:style style:name="gr323" style:family="graphic" style:parent-style-name="Code">
      <style:graphic-properties draw:auto-grow-height="true" fo:min-height="0.319cm" fo:min-width="7.897cm"/>
    </style:style>
    <style:style style:name="gr324" style:family="graphic" style:parent-style-name="Remarque">
      <style:graphic-properties draw:auto-grow-height="true" draw:auto-grow-width="false" fo:min-height="0.697cm" fo:min-width="5.874cm"/>
    </style:style>
    <style:style style:name="gr325" style:family="graphic" style:parent-style-name="Remarque">
      <style:graphic-properties draw:auto-grow-height="true" fo:min-height="0.637cm" fo:min-width="2.529cm"/>
    </style:style>
    <style:style style:name="gr326" style:family="graphic" style:parent-style-name="Remarque">
      <style:graphic-properties draw:auto-grow-height="true" fo:min-height="0.637cm" fo:min-width="2.393cm"/>
    </style:style>
    <style:style style:name="gr327" style:family="graphic" style:parent-style-name="RemarquePetit">
      <style:graphic-properties draw:stroke="none" draw:fill="none" fo:min-height="0.32cm" fo:min-width="0.717cm"/>
    </style:style>
    <style:style style:name="gr328" style:family="graphic" style:parent-style-name="Code">
      <style:graphic-properties draw:auto-grow-height="true" fo:min-height="0.319cm" fo:min-width="1.718cm"/>
    </style:style>
    <style:style style:name="gr329" style:family="graphic" style:parent-style-name="RemarquePetit">
      <style:graphic-properties draw:stroke="none" draw:fill="none" fo:min-height="0.32cm" fo:min-width="1.903cm"/>
    </style:style>
    <style:style style:name="gr330" style:family="graphic" style:parent-style-name="Code">
      <style:graphic-properties draw:auto-grow-height="true" fo:min-height="0.353cm" fo:min-width="2.772cm"/>
    </style:style>
    <style:style style:name="gr331" style:family="graphic" style:parent-style-name="RemarquePetit">
      <style:graphic-properties draw:auto-grow-height="true" draw:auto-grow-width="true" fo:min-height="0.319cm" fo:min-width="8.38cm"/>
    </style:style>
    <style:style style:name="gr332" style:family="graphic" style:parent-style-name="Code">
      <style:graphic-properties draw:auto-grow-height="true" fo:min-height="0.353cm" fo:min-width="3.628cm"/>
    </style:style>
    <style:style style:name="gr333" style:family="graphic" style:parent-style-name="Code">
      <style:graphic-properties draw:auto-grow-height="true" fo:min-height="0.353cm" fo:min-width="3.133cm"/>
    </style:style>
    <style:style style:name="gr334" style:family="graphic" style:parent-style-name="RemarquePetit">
      <style:graphic-properties draw:stroke="none" draw:fill="none" fo:min-height="0.319cm" fo:min-width="1.01cm"/>
    </style:style>
    <style:style style:name="gr335" style:family="graphic" style:parent-style-name="headline1">
      <style:graphic-properties svg:stroke-width="0.03cm" svg:stroke-color="#827717" draw:marker-start-width="0.25cm" draw:marker-end-width="0.25cm" draw:fill-color="#827717" fo:min-height="0.354cm" fo:min-width="2.015cm" fo:padding-top="-0.01cm" fo:padding-bottom="-0.01cm" fo:padding-left="-0.01cm" fo:padding-right="-0.01cm"/>
    </style:style>
    <style:style style:name="gr336" style:family="graphic" style:parent-style-name="Remarque">
      <style:graphic-properties draw:textarea-horizontal-align="left" draw:auto-grow-height="true" fo:min-height="0.955cm" fo:min-width="1.183cm"/>
    </style:style>
    <style:style style:name="gr337" style:family="graphic" style:parent-style-name="CodePetit">
      <style:graphic-properties svg:stroke-color="#827717" draw:auto-grow-height="true" fo:min-height="2.833cm" fo:min-width="8.628cm"/>
    </style:style>
    <style:style style:name="gr338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padding-top="0.135cm" fo:padding-bottom="0.135cm" fo:padding-left="0.26cm" fo:padding-right="0.26cm"/>
    </style:style>
    <style:style style:name="gr339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431cm"/>
    </style:style>
    <style:style style:name="gr340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431cm"/>
    </style:style>
    <style:style style:name="gr341" style:family="graphic" style:parent-style-name="CadreSection">
      <style:graphic-properties svg:stroke-width="0.03cm" svg:stroke-color="#311b92" draw:marker-start-width="0.245cm" draw:marker-end-width="0.245cm" draw:textarea-vertical-align="middle" fo:padding-top="0.115cm" fo:padding-bottom="0.115cm" fo:padding-left="0.24cm" fo:padding-right="0.24cm"/>
    </style:style>
    <style:style style:name="gr342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645cm"/>
    </style:style>
    <style:style style:name="gr343" style:family="graphic" style:parent-style-name="standard">
      <style:graphic-properties svg:stroke-width="0.03cm" svg:stroke-color="#ffffff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4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45" style:family="graphic" style:parent-style-name="headline1">
      <style:graphic-properties svg:stroke-width="0.03cm" svg:stroke-color="#880e4f" draw:marker-start-width="0.25cm" draw:marker-end-width="0.25cm" draw:fill-color="#880e4f" draw:auto-grow-width="true" fo:min-height="0.353cm" fo:min-width="1.33cm" fo:padding-top="-0.01cm" fo:padding-bottom="-0.01cm" fo:padding-left="-0.01cm" fo:padding-right="-0.01cm"/>
    </style:style>
    <style:style style:name="gr346" style:family="graphic" style:parent-style-name="CodePetit">
      <style:graphic-properties draw:auto-grow-height="true" draw:auto-grow-width="true" fo:min-height="0.883cm" fo:min-width="6.761cm"/>
    </style:style>
    <style:style style:name="gr347" style:family="graphic" style:parent-style-name="RemarquePetit">
      <style:graphic-properties draw:stroke="none" draw:fill="none" draw:auto-grow-width="false" fo:min-height="0.955cm" fo:min-width="6.82cm"/>
    </style:style>
    <style:style style:name="gr348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041cm" fo:min-width="0.424cm" fo:padding-top="0.135cm" fo:padding-bottom="0.135cm" fo:padding-left="0.26cm" fo:padding-right="0.26cm"/>
    </style:style>
    <style:style style:name="gr349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50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padding-top="0.135cm" fo:padding-bottom="0.135cm" fo:padding-left="0.26cm" fo:padding-right="0.26cm"/>
    </style:style>
    <style:style style:name="gr351" style:family="graphic" style:parent-style-name="standard">
      <style:graphic-properties svg:stroke-width="0.02cm" svg:stroke-color="#ffffff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52" style:family="graphic" style:parent-style-name="RemarquePetit">
      <style:graphic-properties draw:auto-grow-height="true" draw:auto-grow-width="false" fo:min-height="0.637cm" fo:min-width="8.791cm"/>
    </style:style>
    <style:style style:name="gr353" style:family="graphic" style:parent-style-name="headline1">
      <style:graphic-properties svg:stroke-width="0.03cm" svg:stroke-color="#4a148c" draw:marker-start-width="0.25cm" draw:marker-end-width="0.25cm" draw:fill-color="#4a148c" draw:auto-grow-width="true" fo:min-height="0.353cm" fo:min-width="1.654cm" fo:padding-top="-0.01cm" fo:padding-bottom="-0.01cm" fo:padding-left="-0.01cm" fo:padding-right="-0.01cm"/>
    </style:style>
    <style:style style:name="gr354" style:family="graphic" style:parent-style-name="headline1">
      <style:graphic-properties svg:stroke-width="0.03cm" svg:stroke-color="#0d47a1" draw:marker-start-width="0.25cm" draw:marker-end-width="0.25cm" draw:fill-color="#0d47a1" draw:auto-grow-width="true" fo:min-height="0.4cm" fo:min-width="4.336cm" fo:padding-top="-0.01cm" fo:padding-bottom="-0.01cm" fo:padding-left="-0.01cm" fo:padding-right="-0.01cm"/>
    </style:style>
    <style:style style:name="gr355" style:family="graphic" style:parent-style-name="headline1">
      <style:graphic-properties svg:stroke-width="0.03cm" svg:stroke-color="#3e2723" draw:marker-start-width="0.25cm" draw:marker-end-width="0.25cm" draw:fill-color="#3e2723" draw:auto-grow-width="true" fo:min-height="0.353cm" fo:min-width="3.666cm" fo:padding-top="-0.01cm" fo:padding-bottom="-0.01cm" fo:padding-left="-0.01cm" fo:padding-right="-0.01cm"/>
    </style:style>
    <style:style style:name="gr356" style:family="graphic" style:parent-style-name="headline1">
      <style:graphic-properties svg:stroke-width="0.03cm" svg:stroke-color="#004d40" draw:marker-start-width="0.25cm" draw:marker-end-width="0.25cm" draw:fill-color="#004d40" draw:auto-grow-width="true" fo:min-height="0.353cm" fo:min-width="4.418cm" fo:padding-top="-0.01cm" fo:padding-bottom="-0.01cm" fo:padding-left="-0.01cm" fo:padding-right="-0.01cm"/>
    </style:style>
    <style:style style:name="gr357" style:family="graphic" style:parent-style-name="headline1">
      <style:graphic-properties svg:stroke-width="0.03cm" svg:stroke-color="#0d47a1" draw:marker-start-width="0.25cm" draw:marker-end-width="0.25cm" draw:fill-color="#0d47a1" draw:auto-grow-width="true" fo:min-height="0.353cm" fo:min-width="3.59cm" fo:padding-top="-0.01cm" fo:padding-bottom="-0.01cm" fo:padding-left="-0.01cm" fo:padding-right="-0.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1579b"/>
    </style:style>
    <style:style style:name="P4" style:family="paragraph">
      <loext:graphic-properties draw:fill="none" draw:fill-color="#ffffcc"/>
      <style:paragraph-properties fo:text-align="center"/>
    </style:style>
    <style:style style:name="P5" style:family="paragraph">
      <loext:graphic-properties draw:fill-color="#0d47a1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loext:graphic-properties draw:fill="none" draw:fill-color="#ccffff"/>
      <style:paragraph-properties fo:text-align="center"/>
    </style:style>
    <style:style style:name="P8" style:family="paragraph">
      <loext:graphic-properties draw:fill-color="#880e4f"/>
    </style:style>
    <style:style style:name="P9" style:family="paragraph">
      <style:paragraph-properties fo:text-align="end"/>
    </style:style>
    <style:style style:name="P10" style:family="paragraph">
      <style:text-properties fo:color="#000000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cc99"/>
      <style:paragraph-properties fo:text-align="center"/>
    </style:style>
    <style:style style:name="P13" style:family="paragraph">
      <style:text-properties fo:font-size="10pt" style:font-size-asian="18pt" style:font-size-complex="18pt"/>
    </style:style>
    <style:style style:name="P14" style:family="paragraph"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style:text-properties fo:font-size="8pt" style:font-size-asian="18pt" style:font-size-complex="18pt"/>
    </style:style>
    <style:style style:name="P16" style:family="paragraph">
      <loext:graphic-properties draw:fill-color="#bf360c"/>
    </style:style>
    <style:style style:name="P17" style:family="paragraph">
      <style:paragraph-properties>
        <style:tab-stops>
          <style:tab-stop style:position="4.903cm"/>
        </style:tab-stops>
      </style:paragraph-properties>
    </style:style>
    <style:style style:name="P18" style:family="paragraph">
      <style:paragraph-properties>
        <style:tab-stops>
          <style:tab-stop style:position="1.799cm"/>
        </style:tab-stops>
      </style:paragraph-properties>
    </style:style>
    <style:style style:name="P19" style:family="paragraph">
      <style:paragraph-properties>
        <style:tab-stops>
          <style:tab-stop style:position="2.804cm"/>
        </style:tab-stops>
      </style:paragraph-properties>
    </style:style>
    <style:style style:name="P20" style:family="paragraph">
      <style:paragraph-properties>
        <style:tab-stops>
          <style:tab-stop style:position="2.805cm"/>
          <style:tab-stop style:position="6.697cm"/>
        </style:tab-stops>
      </style:paragraph-properties>
    </style:style>
    <style:style style:name="P21" style:family="paragraph">
      <style:paragraph-properties>
        <style:tab-stops>
          <style:tab-stop style:position="0.795cm"/>
          <style:tab-stop style:position="1.303cm"/>
          <style:tab-stop style:position="7.2cm"/>
        </style:tab-stops>
      </style:paragraph-properties>
    </style:style>
    <style:style style:name="P22" style:family="paragraph">
      <style:text-properties fo:font-size="10pt"/>
    </style:style>
    <style:style style:name="P23" style:family="paragraph">
      <style:text-properties fo:color="#008000"/>
    </style:style>
    <style:style style:name="P24" style:family="paragraph">
      <style:text-properties fo:color="#355e00" fo:font-size="9pt" style:font-size-asian="18pt" style:font-size-complex="18pt"/>
    </style:style>
    <style:style style:name="P25" style:family="paragraph">
      <loext:graphic-properties draw:fill-color="#1a237e"/>
    </style:style>
    <style:style style:name="P26" style:family="paragraph">
      <loext:graphic-properties draw:fill-color="#cab2d6"/>
      <style:paragraph-properties fo:text-align="center"/>
    </style:style>
    <style:style style:name="P27" style:family="paragraph">
      <style:text-properties fo:font-size="8pt" style:font-size-asian="8pt" style:font-size-complex="8pt"/>
    </style:style>
    <style:style style:name="P28" style:family="paragraph">
      <loext:graphic-properties draw:fill-color="#fdbf6f"/>
      <style:paragraph-properties fo:text-align="center"/>
    </style:style>
    <style:style style:name="P29" style:family="paragraph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P30" style:family="paragraph">
      <style:paragraph-properties fo:line-height="90%"/>
    </style:style>
    <style:style style:name="P31" style:family="paragraph">
      <style:paragraph-properties fo:line-height="90%"/>
      <style:text-properties fo:font-style="italic" style:font-style-asian="italic" style:font-style-complex="italic"/>
    </style:style>
    <style:style style:name="P32" style:family="paragraph">
      <loext:graphic-properties draw:fill-color="#33691e"/>
      <style:paragraph-properties fo:text-align="center"/>
    </style:style>
    <style:style style:name="P33" style:family="paragraph">
      <style:text-properties fo:font-size="9pt" style:font-size-asian="18pt" style:font-size-complex="18pt"/>
    </style:style>
    <style:style style:name="P34" style:family="paragraph">
      <style:text-properties fo:font-size="9pt" style:font-size-asian="9pt" style:font-size-complex="9pt"/>
    </style:style>
    <style:style style:name="P35" style:family="paragraph">
      <style:text-properties fo:color="#0000ff"/>
    </style:style>
    <style:style style:name="P36" style:family="paragraph">
      <style:text-properties fo:color="#cc3300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39" style:family="paragraph">
      <loext:graphic-properties draw:fill="none"/>
    </style:style>
    <style:style style:name="P40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41" style:family="paragraph">
      <style:paragraph-properties fo:text-align="end"/>
      <style:text-properties fo:font-style="normal" style:font-style-asian="normal" style:font-style-complex="normal"/>
    </style:style>
    <style:style style:name="P42" style:family="paragraph">
      <style:paragraph-properties fo:text-align="start"/>
      <style:text-properties fo:font-size="8pt" fo:font-style="normal" style:font-size-asian="8pt" style:font-style-asian="normal" style:font-size-complex="8pt" style:font-style-complex="normal"/>
    </style:style>
    <style:style style:name="P43" style:family="paragraph">
      <loext:graphic-properties draw:fill-color="#827717"/>
    </style:style>
    <style:style style:name="P44" style:family="paragraph">
      <loext:graphic-properties draw:fill="solid" draw:fill-color="#ffffcc"/>
      <style:paragraph-properties fo:text-align="center"/>
      <style:text-properties style:font-name="FreeSerif" fo:font-size="7pt" fo:font-weight="normal" style:font-size-asian="8pt" style:font-weight-asian="normal" style:font-size-complex="8pt" style:font-weight-complex="normal"/>
    </style:style>
    <style:style style:name="P45" style:family="paragraph">
      <style:paragraph-properties fo:text-align="center"/>
      <style:text-properties fo:font-size="7pt"/>
    </style:style>
    <style:style style:name="P46" style:family="paragraph">
      <style:text-properties fo:font-size="7pt" fo:font-style="italic" style:font-size-asian="8pt" style:font-style-asian="italic" style:font-size-complex="8pt" style:font-style-complex="italic"/>
    </style:style>
    <style:style style:name="P47" style:family="paragraph">
      <loext:graphic-properties draw:fill="none"/>
      <style:paragraph-properties fo:text-align="center"/>
      <style:text-properties fo:font-size="7pt"/>
    </style:style>
    <style:style style:name="P48" style:family="paragraph">
      <style:paragraph-properties fo:text-align="center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49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50" style:family="paragraph">
      <style:paragraph-properties fo:text-align="start">
        <style:tab-stops>
          <style:tab-stop style:position="3.201cm"/>
        </style:tab-stops>
      </style:paragraph-properties>
    </style:style>
    <style:style style:name="P51" style:family="paragraph">
      <loext:graphic-properties draw:fill-color="#cfe7f5"/>
      <style:paragraph-properties fo:text-align="start"/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P52" style:family="paragraph">
      <loext:graphic-properties draw:fill="none"/>
      <style:text-properties fo:font-size="6pt" style:font-size-asian="6pt" style:font-size-complex="6pt"/>
    </style:style>
    <style:style style:name="P53" style:family="paragraph">
      <style:text-properties fo:font-size="7pt" fo:font-style="italic" style:font-size-asian="7pt" style:font-style-asian="italic" style:font-size-complex="7pt" style:font-style-complex="italic"/>
    </style:style>
    <style:style style:name="P54" style:family="paragraph">
      <loext:graphic-properties draw:fill-color="#004d40"/>
    </style:style>
    <style:style style:name="P55" style:family="paragraph">
      <loext:graphic-properties draw:fill-color="#4a148c"/>
    </style:style>
    <style:style style:name="P56" style:family="paragraph">
      <loext:graphic-properties draw:fill-color="#e65100"/>
    </style:style>
    <style:style style:name="P57" style:family="paragraph">
      <loext:graphic-properties draw:fill-color="#3e2723"/>
    </style:style>
    <style:style style:name="P58" style:family="paragraph">
      <loext:graphic-properties draw:fill-color="#006064"/>
    </style:style>
    <style:style style:name="P59" style:family="paragraph">
      <style:text-properties fo:color="#008000" fo:font-size="9pt" style:font-size-asian="9pt" style:font-size-complex="9pt"/>
    </style:style>
    <style:style style:name="P60" style:family="paragraph">
      <style:text-properties fo:color="#0000ff" fo:font-size="9pt" style:font-size-asian="9pt" style:font-size-complex="9pt"/>
    </style:style>
    <style:style style:name="P61" style:family="paragraph">
      <style:paragraph-properties>
        <style:tab-stops>
          <style:tab-stop style:position="0.5cm"/>
          <style:tab-stop style:position="1cm"/>
          <style:tab-stop style:position="3.594cm"/>
        </style:tab-stops>
      </style:paragraph-properties>
    </style:style>
    <style:style style:name="P62" style:family="paragraph">
      <style:text-properties fo:font-style="normal" style:font-style-asian="normal" style:font-style-complex="normal"/>
    </style:style>
    <style:style style:name="P63" style:family="paragraph">
      <loext:graphic-properties draw:fill-color="#311b92"/>
    </style:style>
    <style:style style:name="P64" style:family="paragraph">
      <style:text-properties fo:font-size="8pt" style:font-size-asian="9pt" style:font-size-complex="9pt"/>
    </style:style>
    <style:style style:name="P65" style:family="paragraph">
      <style:text-properties fo:font-size="10pt" style:font-size-asian="10pt" style:font-size-complex="10pt"/>
    </style:style>
    <style:style style:name="P66" style:family="paragraph">
      <style:paragraph-properties fo:line-height="90%"/>
      <style:text-properties fo:font-size="8pt" style:font-size-asian="8pt" style:font-size-complex="8pt"/>
    </style:style>
    <style:style style:name="P67" style:family="paragraph">
      <style:paragraph-properties fo:line-height="90%">
        <style:tab-stops>
          <style:tab-stop style:position="0.893cm"/>
          <style:tab-stop style:position="2.795cm"/>
          <style:tab-stop style:position="7.392cm"/>
        </style:tab-stops>
      </style:paragraph-properties>
    </style:style>
    <style:style style:name="P68" style:family="paragraph">
      <style:paragraph-properties fo:line-height="90%">
        <style:tab-stops>
          <style:tab-stop style:position="2.894cm"/>
          <style:tab-stop style:position="7.392cm"/>
        </style:tab-stops>
      </style:paragraph-properties>
      <style:text-properties fo:font-size="10pt" style:font-size-asian="10pt" style:font-size-complex="10pt"/>
    </style:style>
    <style:style style:name="P69" style:family="paragraph">
      <style:text-properties fo:font-size="7pt" style:font-size-asian="7pt" style:font-size-complex="7pt"/>
    </style:style>
    <style:style style:name="P70" style:family="paragraph">
      <loext:graphic-properties draw:fill-color="#33691e"/>
    </style:style>
    <style:style style:name="P71" style:family="paragraph">
      <style:paragraph-properties fo:line-height="90%">
        <style:tab-stops/>
      </style:paragraph-properties>
    </style:style>
    <style:style style:name="P72" style:family="paragraph">
      <style:paragraph-properties fo:line-height="90%">
        <style:tab-stops/>
      </style:paragraph-properties>
      <style:text-properties fo:font-size="9pt"/>
    </style:style>
    <style:style style:name="P73" style:family="paragraph">
      <style:paragraph-properties fo:line-height="95%">
        <style:tab-stops>
          <style:tab-stop style:position="3.901cm"/>
        </style:tab-stops>
      </style:paragraph-properties>
    </style:style>
    <style:style style:name="P74" style:family="paragraph">
      <style:paragraph-properties fo:line-height="95%"/>
    </style:style>
    <style:style style:name="P75" style:family="paragraph">
      <style:paragraph-properties fo:line-height="95%">
        <style:tab-stops>
          <style:tab-stop style:position="3.901cm"/>
        </style:tab-stops>
      </style:paragraph-properties>
      <style:text-properties fo:font-size="9pt" style:font-size-asian="18pt" style:font-size-complex="18pt"/>
    </style:style>
    <style:style style:name="P76" style:family="paragraph">
      <style:paragraph-properties>
        <style:tab-stops>
          <style:tab-stop style:position="0.5cm"/>
          <style:tab-stop style:position="1.403cm"/>
          <style:tab-stop style:position="2.805cm"/>
          <style:tab-stop style:position="3.799cm"/>
          <style:tab-stop style:position="7.697cm"/>
        </style:tab-stops>
      </style:paragraph-properties>
    </style:style>
    <style:style style:name="P77" style:family="paragraph">
      <loext:graphic-properties draw:fill-color="#b71c1c"/>
    </style:style>
    <style:style style:name="P78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</style:style>
    <style:style style:name="P79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  <style:text-properties fo:font-style="italic" style:font-style-asian="italic" style:font-style-complex="italic"/>
    </style:style>
    <style:style style:name="P80" style:family="paragraph">
      <style:paragraph-properties fo:line-height="90%"/>
      <style:text-properties fo:font-size="9pt" style:font-size-asian="18pt" style:font-size-complex="18pt"/>
    </style:style>
    <style:style style:name="P81" style:family="paragraph">
      <style:paragraph-properties fo:line-height="90%"/>
      <style:text-properties fo:font-size="9pt" style:font-size-asian="9pt" style:font-size-complex="9pt"/>
    </style:style>
    <style:style style:name="P82" style:family="paragraph">
      <style:paragraph-properties fo:text-align="center"/>
      <style:text-properties fo:font-size="9pt" style:font-size-asian="18pt" style:font-size-complex="18pt"/>
    </style:style>
    <style:style style:name="P83" style:family="paragraph">
      <loext:graphic-properties draw:fill="none"/>
      <style:paragraph-properties fo:line-height="90%"/>
      <style:text-properties fo:font-size="9pt" style:font-size-asian="18pt" style:font-size-complex="18pt"/>
    </style:style>
    <style:style style:name="P84" style:family="paragraph">
      <loext:graphic-properties draw:fill="solid" draw:fill-color="#ffffff"/>
      <style:paragraph-properties fo:text-align="center"/>
    </style:style>
    <style:style style:name="P85" style:family="paragraph">
      <style:paragraph-properties>
        <style:tab-stops>
          <style:tab-stop style:position="1.708cm"/>
        </style:tab-stops>
      </style:paragraph-properties>
    </style:style>
    <style:style style:name="P86" style:family="paragraph">
      <style:paragraph-properties fo:margin-left="0.4cm" fo:margin-right="0.7cm" fo:text-indent="0cm"/>
    </style:style>
    <style:style style:name="P87" style:family="paragraph">
      <loext:graphic-properties draw:fill="none"/>
      <style:paragraph-properties>
        <style:tab-stops>
          <style:tab-stop style:position="1.708cm"/>
        </style:tab-stops>
      </style:paragraph-properties>
      <style:text-properties fo:font-size="9pt" style:font-size-asian="9pt" style:font-size-complex="9pt"/>
    </style:style>
    <style:style style:name="P88" style:family="paragraph">
      <loext:graphic-properties draw:fill="none"/>
      <style:text-properties fo:font-size="9pt" style:font-size-asian="9pt" style:font-size-complex="9pt"/>
    </style:style>
    <style:style style:name="P89" style:family="paragraph">
      <style:paragraph-properties fo:line-height="90%"/>
      <style:text-properties fo:font-size="8pt" fo:font-style="italic" style:font-size-asian="8pt" style:font-style-asian="italic" style:font-size-complex="8pt" style:font-style-complex="italic"/>
    </style:style>
    <style:style style:name="P90" style:family="paragraph">
      <loext:graphic-properties draw:fill="none"/>
      <style:text-properties fo:font-style="normal" style:font-style-asian="normal" style:font-style-complex="normal"/>
    </style:style>
    <style:style style:name="P91" style:family="paragraph">
      <style:paragraph-properties fo:line-height="90%" fo:text-align="start"/>
    </style:style>
    <style:style style:name="P92" style:family="paragraph">
      <style:paragraph-properties fo:line-height="90%" fo:text-align="start"/>
      <style:text-properties fo:font-size="8pt" fo:font-style="italic" style:font-size-asian="8pt" style:font-style-asian="italic" style:font-size-complex="8pt" style:font-style-complex="italic"/>
    </style:style>
    <style:style style:name="P93" style:family="paragraph">
      <loext:graphic-properties draw:fill-color="#cfe7f5"/>
      <style:paragraph-properties fo:text-align="center"/>
      <style:text-properties fo:font-size="7pt"/>
    </style:style>
    <style:style style:name="P94" style:family="paragraph">
      <style:paragraph-properties fo:text-align="end"/>
      <style:text-properties fo:font-size="7pt" fo:font-style="italic" style:font-size-asian="8pt" style:font-style-asian="italic" style:font-size-complex="8pt" style:font-style-complex="italic"/>
    </style:style>
    <style:style style:name="P95" style:family="paragraph">
      <style:paragraph-properties fo:text-align="start"/>
      <style:text-properties fo:font-size="7pt" fo:font-style="italic" style:font-size-asian="8pt" style:font-style-asian="italic" style:font-size-complex="8pt" style:font-style-complex="italic"/>
    </style:style>
    <style:style style:name="P96" style:family="paragraph">
      <style:paragraph-properties fo:line-height="95%"/>
      <style:text-properties fo:font-size="8pt" style:font-size-asian="8pt" style:font-size-complex="8pt"/>
    </style:style>
    <style:style style:name="P97" style:family="paragraph">
      <loext:graphic-properties draw:fill="none"/>
      <style:paragraph-properties fo:line-height="90%"/>
    </style:style>
    <style:style style:name="P98" style:family="paragraph">
      <loext:graphic-properties draw:fill-color="#cfe7f5"/>
      <style:paragraph-properties fo:text-align="center"/>
      <style:text-properties style:font-name="FreeMono8" fo:font-size="7pt" fo:font-weight="bold" style:font-weight-asian="bold" style:font-weight-complex="bold"/>
    </style:style>
    <style:style style:name="P99" style:family="paragraph">
      <loext:graphic-properties draw:fill-color="#cfe7f5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-asian="FreeSans5" style:font-name-complex="FreeSans5"/>
    </style:style>
    <style:style style:name="T2" style:family="text">
      <style:text-properties style:font-name="FreeSerif5" fo:font-size="7pt" style:font-name-asian="FreeSerif5" style:font-size-asian="7pt" style:font-name-complex="FreeSerif5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text-position="super 58%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FreeMono7" style:font-name-asian="FreeMono7" style:font-name-complex="FreeMono7"/>
    </style:style>
    <style:style style:name="T8" style:family="text">
      <style:text-properties style:font-name="FreeMono3" style:font-name-asian="FreeMono7" style:font-name-complex="FreeMono7"/>
    </style:style>
    <style:style style:name="T9" style:family="text">
      <style:text-properties style:font-name="FreeSerif8" style:font-name-asian="FreeSerif8" style:font-name-complex="FreeSerif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cc"/>
    </style:style>
    <style:style style:name="T12" style:family="text">
      <style:text-properties style:font-name="FreeSerif8" fo:font-weight="bold" style:font-name-asian="FreeSerif8" style:font-weight-asian="bold" style:font-name-complex="FreeSerif8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800000" fo:font-size="10pt" style:font-size-asian="18pt" style:font-size-complex="18pt"/>
    </style:style>
    <style:style style:name="T15" style:family="text">
      <style:text-properties fo:font-size="10pt" style:font-size-asian="18pt" style:font-size-complex="18pt"/>
    </style:style>
    <style:style style:name="T16" style:family="text">
      <style:text-properties fo:color="#008000" fo:font-size="10pt" style:font-size-asian="18pt" style:font-size-complex="18pt"/>
    </style:style>
    <style:style style:name="T17" style:family="text">
      <style:text-properties style:use-window-font-color="true" fo:font-size="10pt" style:font-size-asian="18pt" style:font-size-complex="18pt"/>
    </style:style>
    <style:style style:name="T18" style:family="text">
      <style:text-properties fo:color="#008080" fo:font-size="10pt" style:font-size-asian="18pt" style:font-size-complex="18pt"/>
    </style:style>
    <style:style style:name="T19" style:family="text">
      <style:text-properties fo:color="#800000" style:font-name="FreeMono8" fo:font-weight="bold" style:font-weight-asian="bold" style:font-weight-complex="bold"/>
    </style:style>
    <style:style style:name="T20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21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22" style:family="text">
      <style:text-properties style:font-name="FreeSerif10" style:font-name-asian="FreeSerif10" style:font-name-complex="FreeSerif10"/>
    </style:style>
    <style:style style:name="T23" style:family="text">
      <style:text-properties style:font-name="FreeSerif3" style:font-name-asian="FreeSerif10" style:font-name-complex="FreeSerif10"/>
    </style:style>
    <style:style style:name="T24" style:family="text">
      <style:text-properties style:font-name="FreeSerif10" fo:font-size="8pt" fo:font-style="normal" fo:font-weight="normal" style:font-name-asian="FreeSerif10" style:font-size-asian="8pt" style:font-style-asian="normal" style:font-weight-asian="normal" style:font-name-complex="FreeSerif10" style:font-size-complex="8pt" style:font-style-complex="normal" style:font-weight-complex="normal"/>
    </style:style>
    <style:style style:name="T25" style:family="text">
      <style:text-properties style:font-name="FreeSerif5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26" style:family="text">
      <style:text-properties fo:color="#0000cc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7" style:family="text">
      <style:text-properties fo:font-size="7pt" fo:font-weight="bold" style:font-size-asian="7pt" style:font-weight-asian="bold" style:font-size-complex="7pt" style:font-weight-complex="bold"/>
    </style:style>
    <style:style style:name="T28" style:family="text">
      <style:text-properties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29" style:family="text">
      <style:text-properties fo:font-size="8pt" style:font-name-asian="FreeMono7" style:font-size-asian="18pt" style:font-name-complex="FreeMono7" style:font-size-complex="18pt"/>
    </style:style>
    <style:style style:name="T30" style:family="text">
      <style:text-properties fo:font-size="8pt" style:font-size-asian="18pt" style:font-size-complex="18pt"/>
    </style:style>
    <style:style style:name="T31" style:family="text">
      <style:text-properties style:text-line-through-style="none" style:text-line-through-type="none" style:font-name="FreeMono7" fo:font-size="10pt" fo:font-weight="normal" style:font-name-asian="FreeMono7" style:font-size-asian="10pt" style:font-weight-asian="normal" style:font-name-complex="FreeMono7" style:font-size-complex="10pt" style:font-weight-complex="normal"/>
    </style:style>
    <style:style style:name="T32" style:family="text">
      <style:text-properties style:text-line-through-style="none" style:text-line-through-type="none" style:font-name="FreeMono6" fo:font-size="8pt" style:font-name-asian="FreeMono7" style:font-size-asian="18pt" style:font-name-complex="FreeMono7" style:font-size-complex="18pt"/>
    </style:style>
    <style:style style:name="T33" style:family="text">
      <style:text-properties style:text-line-through-style="solid" style:text-line-through-type="double" fo:font-size="8pt" style:font-size-asian="18pt" style:font-size-complex="18pt"/>
    </style:style>
    <style:style style:name="T34" style:family="text">
      <style:text-properties style:text-line-through-style="none" style:text-line-through-type="none" fo:font-size="8pt" style:font-size-asian="18pt" style:font-size-complex="18pt"/>
    </style:style>
    <style:style style:name="T35" style:family="text">
      <style:text-properties fo:color="#80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6" style:family="text">
      <style:text-properties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7" style:family="text">
      <style:text-properties fo:color="#99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8" style:family="text">
      <style:text-properties fo:color="#008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9" style:family="text">
      <style:text-properties style:font-name="FreeSerif3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40" style:family="text">
      <style:text-properties style:font-name="FreeSerif10" fo:font-style="italic" style:font-name-asian="FreeSerif10" style:font-style-asian="italic" style:font-name-complex="FreeSerif10" style:font-style-complex="italic"/>
    </style:style>
    <style:style style:name="T41" style:family="text">
      <style:text-properties fo:font-size="10pt"/>
    </style:style>
    <style:style style:name="T42" style:family="text">
      <style:text-properties style:use-window-font-color="true" fo:font-size="10pt"/>
    </style:style>
    <style:style style:name="T43" style:family="text">
      <style:text-properties fo:color="#008000" fo:font-size="10pt"/>
    </style:style>
    <style:style style:name="T44" style:family="text">
      <style:text-properties style:use-window-font-color="true" style:font-name="FreeSerif" fo:font-size="10pt" fo:font-weight="normal" style:font-name-asian="FreeSerif5" style:font-weight-asian="normal" style:font-name-complex="FreeSerif5" style:font-weight-complex="normal"/>
    </style:style>
    <style:style style:name="T45" style:family="text">
      <style:text-properties style:use-window-font-color="true" style:font-name="FreeMono8" fo:font-size="10pt" fo:font-weight="bold" style:font-name-asian="FreeSerif5" style:font-weight-asian="bold" style:font-name-complex="FreeSerif5" style:font-weight-complex="bold"/>
    </style:style>
    <style:style style:name="T46" style:family="text">
      <style:text-properties fo:color="#007826" style:font-name="FreeMono8" fo:font-size="10pt" fo:font-weight="bold" style:font-name-asian="FreeSerif5" style:font-weight-asian="bold" style:font-name-complex="FreeSerif5" style:font-weight-complex="bold"/>
    </style:style>
    <style:style style:name="T47" style:family="text">
      <style:text-properties fo:color="#0000ff" style:font-name="FreeMono8" fo:font-size="10pt" fo:font-weight="bold" style:font-name-asian="FreeSerif5" style:font-weight-asian="bold" style:font-name-complex="FreeSerif5" style:font-weight-complex="bold"/>
    </style:style>
    <style:style style:name="T48" style:family="text">
      <style:text-properties fo:color="#000000" style:font-name="FreeMono8" fo:font-size="10pt" fo:font-weight="bold" style:font-name-asian="FreeSerif5" style:font-weight-asian="bold" style:font-name-complex="FreeSerif5" style:font-weight-complex="bold"/>
    </style:style>
    <style:style style:name="T49" style:family="text">
      <style:text-properties fo:color="#000000" style:font-name="FreeSerif" fo:font-size="10pt" fo:font-style="italic" fo:font-weight="normal" style:font-name-asian="FreeSerif5" style:font-style-asian="italic" style:font-weight-asian="normal" style:font-name-complex="FreeSerif5" style:font-style-complex="italic" style:font-weight-complex="normal"/>
    </style:style>
    <style:style style:name="T50" style:family="text">
      <style:text-properties fo:color="#008000" style:font-name="FreeMono8" fo:font-size="10pt" fo:font-weight="bold" style:font-name-asian="FreeSerif5" style:font-weight-asian="bold" style:font-name-complex="FreeSerif5" style:font-weight-complex="bold"/>
    </style:style>
    <style:style style:name="T51" style:family="text">
      <style:text-properties fo:color="#000000" style:font-name="FreeSerif" fo:font-size="10pt" fo:font-weight="normal" style:font-name-asian="FreeSerif5" style:font-weight-asian="normal" style:font-name-complex="FreeSerif5" style:font-weight-complex="normal"/>
    </style:style>
    <style:style style:name="T52" style:family="text">
      <style:text-properties fo:color="#000000" style:font-name="FreeSerif" fo:font-size="9pt" fo:font-weight="normal" style:font-name-asian="FreeSerif5" style:font-size-asian="9pt" style:font-weight-asian="normal" style:font-name-complex="FreeSerif5" style:font-size-complex="9pt" style:font-weight-complex="normal"/>
    </style:style>
    <style:style style:name="T53" style:family="text">
      <style:text-properties fo:color="#000000" style:text-position="super 58%" style:font-name="FreeSerif" fo:font-size="9pt" fo:font-weight="normal" style:font-name-asian="FreeSerif5" style:font-size-asian="9pt" style:font-weight-asian="normal" style:font-name-complex="FreeSerif5" style:font-size-complex="9pt" style:font-weight-complex="normal"/>
    </style:style>
    <style:style style:name="T54" style:family="text">
      <style:text-properties fo:color="#0000cc" style:font-name="FreeMono8" fo:font-size="10pt" fo:font-weight="bold" style:font-name-asian="FreeSerif5" style:font-weight-asian="bold" style:font-name-complex="FreeSerif5" style:font-weight-complex="bold"/>
    </style:style>
    <style:style style:name="T55" style:family="text">
      <style:text-properties fo:color="#000000" style:font-name="FreeSerif" fo:font-size="10pt" fo:font-weight="normal" style:font-name-asian="FreeSerif5" style:font-size-asian="10pt" style:font-weight-asian="normal" style:font-name-complex="FreeSerif5" style:font-size-complex="10pt" style:font-weight-complex="normal"/>
    </style:style>
    <style:style style:name="T56" style:family="text">
      <style:text-properties fo:color="#006666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57" style:family="text">
      <style:text-properties fo:color="#007826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58" style:family="text">
      <style:text-properties fo:color="#008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59" style:family="text">
      <style:text-properties fo:color="#000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60" style:family="text">
      <style:text-properties fo:color="#000000" style:font-name="FreeSerif5" fo:font-size="10pt" fo:font-weight="normal" style:font-name-asian="FreeSerif5" style:font-size-asian="10pt" style:font-weight-asian="normal" style:font-name-complex="FreeSerif5" style:font-size-complex="10pt" style:font-weight-complex="normal"/>
    </style:style>
    <style:style style:name="T61" style:family="text">
      <style:text-properties fo:color="#000000" style:font-name="FreeSerif3" fo:font-size="10pt" fo:font-weight="normal" style:font-name-asian="FreeSerif5" style:font-size-asian="10pt" style:font-weight-asian="normal" style:font-name-complex="FreeSerif5" style:font-size-complex="10pt" style:font-weight-complex="normal"/>
    </style:style>
    <style:style style:name="T62" style:family="text">
      <style:text-properties fo:color="#0000cc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63" style:family="text">
      <style:text-properties fo:color="#990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64" style:family="text">
      <style:text-properties fo:color="#cc33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65" style:family="text">
      <style:text-properties fo:color="#000000" style:font-name="FreeSerif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6" style:family="text">
      <style:text-properties fo:color="#99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67" style:family="text">
      <style:text-properties fo:color="#000000" style:font-name="FreeSerif5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68" style:family="text">
      <style:text-properties fo:color="#0000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69" style:family="text">
      <style:text-properties fo:color="#cc33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70" style:family="text">
      <style:text-properties fo:color="#000000" style:font-name="FreeMono8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71" style:family="text">
      <style:text-properties fo:color="#0066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72" style:family="text">
      <style:text-properties fo:color="#800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73" style:family="text">
      <style:text-properties fo:color="#000000" style:font-name="FreeSerif" fo:font-size="10pt" fo:font-style="italic" fo:font-weight="normal" style:font-name-asian="FreeSerif5" style:font-size-asian="10pt" style:font-style-asian="italic" style:font-weight-asian="normal" style:font-name-complex="FreeSerif5" style:font-size-complex="10pt" style:font-style-complex="italic" style:font-weight-complex="normal"/>
    </style:style>
    <style:style style:name="T74" style:family="text">
      <style:text-properties fo:color="#00666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5" style:family="text">
      <style:text-properties fo:color="#0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6" style:family="text">
      <style:text-properties fo:color="#00782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77" style:family="text">
      <style:text-properties fo:color="#000000" fo:font-size="10pt"/>
    </style:style>
    <style:style style:name="T78" style:family="text">
      <style:text-properties fo:color="#0000ff" fo:font-size="10pt" style:font-size-asian="10pt" style:font-size-complex="10pt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color="#008000" fo:font-size="10pt" style:font-size-asian="10pt" style:font-size-complex="10pt"/>
    </style:style>
    <style:style style:name="T81" style:family="text">
      <style:text-properties fo:color="#000000" fo:font-size="10pt" style:font-size-asian="10pt" style:font-size-complex="10pt"/>
    </style:style>
    <style:style style:name="T82" style:family="text">
      <style:text-properties fo:color="#0000cc" style:font-name="FreeMono8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0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fo:color="#000000" style:font-name="FreeSerif" fo:font-size="10pt" fo:font-weight="normal" style:font-size-asian="10pt" style:font-weight-asian="normal" style:font-size-complex="10pt" style:font-weight-complex="normal"/>
    </style:style>
    <style:style style:name="T85" style:family="text">
      <style:text-properties fo:color="#008080" fo:font-size="10pt" style:font-size-asian="10pt" style:font-size-complex="10pt"/>
    </style:style>
    <style:style style:name="T86" style:family="text">
      <style:text-properties fo:color="#0000cc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87" style:family="text">
      <style:text-properties fo:color="#006666" fo:font-size="10pt" style:font-size-asian="10pt" style:font-size-complex="10pt"/>
    </style:style>
    <style:style style:name="T88" style:family="text">
      <style:text-properties fo:color="#cc0000" fo:font-size="10pt" style:font-size-asian="10pt" style:font-size-complex="10pt"/>
    </style:style>
    <style:style style:name="T89" style:family="text">
      <style:text-properties fo:color="#3333ff" fo:font-size="10pt" style:font-size-asian="10pt" style:font-size-complex="10pt"/>
    </style:style>
    <style:style style:name="T90" style:family="text">
      <style:text-properties fo:color="#800000"/>
    </style:style>
    <style:style style:name="T91" style:family="text">
      <style:text-properties style:use-window-font-color="true"/>
    </style:style>
    <style:style style:name="T92" style:family="text">
      <style:text-properties fo:color="#008000"/>
    </style:style>
    <style:style style:name="T93" style:family="text">
      <style:text-properties fo:color="#355e00" fo:font-size="10pt" style:font-size-asian="18pt" style:font-size-complex="18pt"/>
    </style:style>
    <style:style style:name="T94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95" style:family="text">
      <style:text-properties fo:color="#008000" fo:font-size="10pt" style:font-name-asian="FreeSans5" style:font-size-asian="18pt" style:font-name-complex="FreeSans5" style:font-size-complex="18pt"/>
    </style:style>
    <style:style style:name="T96" style:family="text">
      <style:text-properties fo:color="#355e00" fo:font-size="9pt" style:font-size-asian="18pt" style:font-size-complex="18pt"/>
    </style:style>
    <style:style style:name="T97" style:family="text">
      <style:text-properties fo:color="#990000" style:font-name="FreeMono8" fo:font-weight="bold" style:font-weight-asian="bold" style:font-weight-complex="bold"/>
    </style:style>
    <style:style style:name="T98" style:family="text">
      <style:text-properties style:font-name="FreeMono8" fo:font-weight="bold" style:font-weight-asian="bold" style:font-weight-complex="bold"/>
    </style:style>
    <style:style style:name="T99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fo:color="#008080"/>
    </style:style>
    <style:style style:name="T101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102" style:family="text">
      <style:text-properties fo:font-size="10pt" style:font-name-asian="FreeSans5" style:font-size-asian="18pt" style:font-name-complex="FreeSans5" style:font-size-complex="18pt"/>
    </style:style>
    <style:style style:name="T103" style:family="text">
      <style:text-properties fo:font-style="italic" style:font-name-asian="FreeSans5" style:font-style-asian="italic" style:font-name-complex="FreeSans5" style:font-style-complex="italic"/>
    </style:style>
    <style:style style:name="T104" style:family="text">
      <style:text-properties fo:color="#0000ff" style:font-name="FreeMono8" fo:font-style="italic" fo:font-weight="bold" style:font-name-asian="FreeSans5" style:font-style-asian="italic" style:font-weight-asian="bold" style:font-name-complex="FreeSans5" style:font-style-complex="italic" style:font-weight-complex="bold"/>
    </style:style>
    <style:style style:name="T105" style:family="text">
      <style:text-properties fo:color="#0000ff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6" style:family="text">
      <style:text-properties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7" style:family="text">
      <style:text-properties fo:color="#800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8" style:family="text">
      <style:text-properties fo:color="#314004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09" style:family="text">
      <style:text-properties fo:color="#008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110" style:family="text">
      <style:text-properties fo:color="#0000ff" fo:font-size="8pt" style:font-size-asian="8pt" style:font-size-complex="8pt"/>
    </style:style>
    <style:style style:name="T111" style:family="text">
      <style:text-properties fo:font-size="8pt" style:font-size-asian="8pt" style:font-size-complex="8pt"/>
    </style:style>
    <style:style style:name="T112" style:family="text">
      <style:text-properties fo:color="#800000" fo:font-size="8pt" style:font-size-asian="8pt" style:font-size-complex="8pt"/>
    </style:style>
    <style:style style:name="T113" style:family="text">
      <style:text-properties fo:color="#008000" fo:font-size="8pt" style:font-size-asian="8pt" style:font-size-complex="8pt"/>
    </style:style>
    <style:style style:name="T114" style:family="text">
      <style:text-properties fo:color="#990000" fo:font-size="8pt" style:font-size-asian="8pt" style:font-size-complex="8pt"/>
    </style:style>
    <style:style style:name="T115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16" style:family="text">
      <style:text-properties fo:color="#0000ff"/>
    </style:style>
    <style:style style:name="T117" style:family="text">
      <style:text-properties style:font-name="FreeSerif10" fo:font-style="italic" fo:font-weight="normal" style:font-name-asian="FreeSerif10" style:font-style-asian="italic" style:font-weight-asian="normal" style:font-name-complex="FreeSerif10" style:font-style-complex="italic" style:font-weight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style:font-name="FreeMono7" fo:font-style="normal" fo:font-weight="normal" style:font-name-asian="FreeMono7" style:font-style-asian="normal" style:font-weight-asian="normal" style:font-name-complex="FreeMono7" style:font-style-complex="normal" style:font-weight-complex="normal"/>
    </style:style>
    <style:style style:name="T120" style:family="text">
      <style:text-properties style:font-name="FreeSerif" fo:font-style="italic" fo:font-weight="normal" style:font-name-asian="FreeMono7" style:font-style-asian="italic" style:font-weight-asian="normal" style:font-name-complex="FreeMono7" style:font-style-complex="italic" style:font-weight-complex="normal"/>
    </style:style>
    <style:style style:name="T121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22" style:family="text">
      <style:text-properties style:font-name="FreeSans5" style:font-name-asian="FreeSans5" style:font-name-complex="FreeSans5"/>
    </style:style>
    <style:style style:name="T1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125" style:family="text">
      <style:text-properties fo:color="#cc3300" fo:font-size="10pt" style:font-size-asian="18pt" style:font-size-complex="18pt"/>
    </style:style>
    <style:style style:name="T126" style:family="text">
      <style:text-properties style:font-name="FreeSerif" fo:font-weight="bold" style:font-weight-asian="bold" style:font-weight-complex="bold"/>
    </style:style>
    <style:style style:name="T127" style:family="text">
      <style:text-properties style:font-name="FreeSerif" style:font-name-asian="FreeSans5" style:font-name-complex="FreeSans5"/>
    </style:style>
    <style:style style:name="T128" style:family="text">
      <style:text-properties fo:color="#0000ff" fo:font-size="9pt" style:font-size-asian="18pt" style:font-size-complex="18pt"/>
    </style:style>
    <style:style style:name="T129" style:family="text">
      <style:text-properties fo:font-size="9pt" style:font-size-asian="18pt" style:font-size-complex="18pt"/>
    </style:style>
    <style:style style:name="T130" style:family="text">
      <style:text-properties fo:color="#800080" fo:font-size="9pt" style:font-size-asian="18pt" style:font-size-complex="18pt"/>
    </style:style>
    <style:style style:name="T131" style:family="text">
      <style:text-properties fo:color="#008080" fo:font-size="9pt" style:font-size-asian="18pt" style:font-size-complex="18pt"/>
    </style:style>
    <style:style style:name="T132" style:family="text">
      <style:text-properties fo:color="#800000" fo:font-size="9pt" style:font-size-asian="18pt" style:font-size-complex="18pt"/>
    </style:style>
    <style:style style:name="T133" style:family="text">
      <style:text-properties style:font-name="FreeMono7" fo:font-size="9pt" style:font-name-asian="FreeMono7" style:font-size-asian="18pt" style:font-name-complex="FreeMono7" style:font-size-complex="18pt"/>
    </style:style>
    <style:style style:name="T134" style:family="text">
      <style:text-properties fo:color="#008080" style:font-name="FreeMono7" style:font-name-asian="FreeSans5" style:font-name-complex="FreeSans5"/>
    </style:style>
    <style:style style:name="T135" style:family="text">
      <style:text-properties style:font-name="FreeMono7" style:font-name-asian="FreeSans5" style:font-name-complex="FreeSans5"/>
    </style:style>
    <style:style style:name="T136" style:family="text">
      <style:text-properties fo:color="#800000" style:font-name="FreeMono7" style:font-name-asian="FreeSans5" style:font-name-complex="FreeSans5"/>
    </style:style>
    <style:style style:name="T137" style:family="text">
      <style:text-properties fo:color="#008000" style:font-name="FreeMono7" style:font-name-asian="FreeSans5" style:font-name-complex="FreeSans5"/>
    </style:style>
    <style:style style:name="T138" style:family="text">
      <style:text-properties fo:color="#008000" style:font-name="FreeMono7" style:font-name-asian="FreeMono7" style:font-name-complex="FreeMono7"/>
    </style:style>
    <style:style style:name="T139" style:family="text">
      <style:text-properties fo:color="#000000" style:font-name="FreeMono7" style:font-name-asian="FreeSans5" style:font-name-complex="FreeSans5"/>
    </style:style>
    <style:style style:name="T140" style:family="text">
      <style:text-properties fo:color="#0066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41" style:family="text">
      <style:text-properties style:font-name="FreeSerif10" fo:font-style="normal" style:font-name-asian="FreeSerif10" style:font-style-asian="normal" style:font-name-complex="FreeSerif10" style:font-style-complex="normal"/>
    </style:style>
    <style:style style:name="T142" style:family="text">
      <style:text-properties style:font-name="FreeSerif3" fo:font-style="italic" style:font-name-asian="FreeSerif10" style:font-style-asian="italic" style:font-name-complex="FreeSerif10" style:font-style-complex="italic"/>
    </style:style>
    <style:style style:name="T143" style:family="text">
      <style:text-properties fo:font-size="9pt" style:font-name-asian="FreeSans5" style:font-size-asian="9pt" style:font-name-complex="FreeSans5" style:font-size-complex="9pt"/>
    </style:style>
    <style:style style:name="T144" style:family="text">
      <style:text-properties fo:color="#008000" fo:font-size="9pt" style:font-name-asian="FreeSans5" style:font-size-asian="9pt" style:font-name-complex="FreeSans5" style:font-size-complex="9pt"/>
    </style:style>
    <style:style style:name="T145" style:family="text">
      <style:text-properties fo:color="#008080" fo:font-size="9pt" style:font-name-asian="FreeSans5" style:font-size-asian="9pt" style:font-name-complex="FreeSans5" style:font-size-complex="9pt"/>
    </style:style>
    <style:style style:name="T146" style:family="text">
      <style:text-properties fo:color="#000000" fo:font-size="9pt" style:font-name-asian="FreeSans5" style:font-size-asian="9pt" style:font-name-complex="FreeSans5" style:font-size-complex="9pt"/>
    </style:style>
    <style:style style:name="T147" style:family="text">
      <style:text-properties style:font-name="FreeSans5" fo:font-style="italic" style:font-name-asian="FreeSans5" style:font-style-asian="italic" style:font-name-complex="FreeSans5" style:font-style-complex="italic"/>
    </style:style>
    <style:style style:name="T148" style:family="text">
      <style:text-properties style:font-name="FreeSerif10" fo:font-style="normal" fo:font-weight="normal" style:font-name-asian="FreeSerif10" style:font-style-asian="normal" style:font-weight-asian="normal" style:font-name-complex="FreeSerif10" style:font-style-complex="normal" style:font-weight-complex="normal"/>
    </style:style>
    <style:style style:name="T149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15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1" style:family="text">
      <style:text-properties fo:color="#990000" style:font-name="FreeMono8"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fo:color="#000000" fo:font-size="10pt" style:font-size-asian="18pt" style:font-size-complex="18pt"/>
    </style:style>
    <style:style style:name="T153" style:family="text">
      <style:text-properties fo:color="#990000" fo:font-size="10pt" style:font-size-asian="18pt" style:font-size-complex="18pt"/>
    </style:style>
    <style:style style:name="T154" style:family="text">
      <style:text-properties fo:color="#cc0000"/>
    </style:style>
    <style:style style:name="T155" style:family="text">
      <style:text-properties style:font-name="FreeSans5" fo:font-size="8pt" fo:font-style="italic" style:font-name-asian="FreeSans5" style:font-size-asian="8pt" style:font-style-asian="italic" style:font-name-complex="FreeSans5" style:font-size-complex="8pt" style:font-style-complex="italic"/>
    </style:style>
    <style:style style:name="T156" style:family="text">
      <style:text-properties fo:color="#cc3300"/>
    </style:style>
    <style:style style:name="T157" style:family="text">
      <style:text-properties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158" style:family="text">
      <style:text-properties style:font-name="FreeSerif5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159" style:family="text">
      <style:text-properties style:font-name="FreeSerif10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160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161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162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164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165" style:family="text">
      <style:text-properties fo:color="#99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66" style:family="text">
      <style:text-properties style:font-name="FreeSerif5" style:font-name-asian="FreeSerif5" style:font-name-complex="FreeSerif5"/>
    </style:style>
    <style:style style:name="T167" style:family="text">
      <style:text-properties style:font-name="FreeSerif3" style:font-name-asian="FreeSerif5" style:font-name-complex="FreeSerif5"/>
    </style:style>
    <style:style style:name="T168" style:family="text">
      <style:text-properties fo:font-size="6pt" fo:font-style="italic" style:font-size-asian="6pt" style:font-style-asian="italic" style:font-size-complex="6pt" style:font-style-complex="italic"/>
    </style:style>
    <style:style style:name="T169" style:family="text">
      <style:text-properties fo:color="#660066" style:font-name="FreeMono8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color="#0000cc" fo:font-size="8pt" style:font-size-asian="8pt" style:font-size-complex="8pt"/>
    </style:style>
    <style:style style:name="T172" style:family="text">
      <style:text-properties fo:color="#0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3" style:family="text">
      <style:text-properties style:font-name="FreeSerif3" fo:font-style="normal" style:font-name-asian="FreeSerif10" style:font-style-asian="normal" style:font-name-complex="FreeSerif10" style:font-style-complex="normal"/>
    </style:style>
    <style:style style:name="T174" style:family="text">
      <style:text-properties fo:font-size="8pt" fo:font-style="normal" style:font-size-asian="8pt" style:font-style-asian="normal" style:font-size-complex="8pt" style:font-style-complex="normal"/>
    </style:style>
    <style:style style:name="T175" style:family="text">
      <style:text-properties fo:color="#990099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76" style:family="text">
      <style:text-properties fo:color="#000000"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7" style:family="text">
      <style:text-properties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8" style:family="text">
      <style:text-properties fo:color="#0000ff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9" style:family="text">
      <style:text-properties fo:color="#800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0" style:family="text">
      <style:text-properties fo:color="#008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1" style:family="text">
      <style:text-properties fo:color="#990099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82" style:family="text">
      <style:text-properties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83" style:family="text">
      <style:text-properties fo:color="#990000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184" style:family="text">
      <style:text-properties style:font-name="FreeSerif" fo:font-size="7pt" fo:font-weight="normal" style:font-size-asian="8pt" style:font-weight-asian="normal" style:font-size-complex="8pt" style:font-weight-complex="normal"/>
    </style:style>
    <style:style style:name="T185" style:family="text">
      <style:text-properties fo:font-size="7pt" style:font-size-asian="8pt" style:font-size-complex="8pt"/>
    </style:style>
    <style:style style:name="T186" style:family="text">
      <style:text-properties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87" style:family="text">
      <style:text-properties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8" style:family="text">
      <style:text-properties fo:color="#800000" style:font-name="FreeMono8" fo:font-size="8pt" fo:font-style="italic" fo:font-weight="bold" style:font-name-asian="FreeSerif10" style:font-size-asian="8pt" style:font-style-asian="italic" style:font-weight-asian="bold" style:font-name-complex="FreeSerif10" style:font-size-complex="8pt" style:font-style-complex="italic" style:font-weight-complex="bold"/>
    </style:style>
    <style:style style:name="T189" style:family="text">
      <style:text-properties fo:color="#0000ff" style:font-name="FreeMono8" fo:font-size="8pt" fo:font-weight="bold" style:font-size-asian="8pt" style:font-weight-asian="bold" style:font-size-complex="8pt" style:font-weight-complex="bold"/>
    </style:style>
    <style:style style:name="T190" style:family="text">
      <style:text-properties style:font-name="FreeMono8" fo:font-size="8pt" fo:font-weight="bold" style:font-size-asian="8pt" style:font-weight-asian="bold" style:font-size-complex="8pt" style:font-weight-complex="bold"/>
    </style:style>
    <style:style style:name="T191" style:family="text">
      <style:text-properties fo:color="#000000" style:font-name="FreeMono8" fo:font-size="8pt" fo:font-weight="bold" style:font-size-asian="8pt" style:font-weight-asian="bold" style:font-size-complex="8pt" style:font-weight-complex="bold"/>
    </style:style>
    <style:style style:name="T192" style:family="text">
      <style:text-properties fo:color="#800000" style:font-name="FreeMono8" fo:font-size="8pt" fo:font-weight="bold" style:font-size-asian="8pt" style:font-weight-asian="bold" style:font-size-complex="8pt" style:font-weight-complex="bold"/>
    </style:style>
    <style:style style:name="T193" style:family="text">
      <style:text-properties fo:color="#cc3300" style:font-name="FreeMono8" fo:font-size="8pt" fo:font-weight="bold" style:font-size-asian="8pt" style:font-weight-asian="bold" style:font-size-complex="8pt" style:font-weight-complex="bold"/>
    </style:style>
    <style:style style:name="T194" style:family="text">
      <style:text-properties fo:color="#000000"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195" style:family="text">
      <style:text-properties fo:color="#0000ff" fo:font-size="9pt" style:font-size-asian="9pt" style:font-size-complex="9pt"/>
    </style:style>
    <style:style style:name="T196" style:family="text">
      <style:text-properties fo:font-size="9pt" style:font-size-asian="9pt" style:font-size-complex="9pt"/>
    </style:style>
    <style:style style:name="T197" style:family="text">
      <style:text-properties fo:color="#8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98" style:family="text">
      <style:text-properties fo:color="#000000" fo:font-size="9pt" style:font-size-asian="9pt" style:font-size-complex="9pt"/>
    </style:style>
    <style:style style:name="T199" style:family="text">
      <style:text-properties fo:color="#0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0" style:family="text">
      <style:text-properties fo:color="#0000cc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01" style:family="text">
      <style:text-properties fo:color="#8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02" style:family="text">
      <style:text-properties fo:color="#0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03" style:family="text"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color="#0000ff" fo:font-size="6pt" style:font-size-asian="6pt" style:font-size-complex="6pt"/>
    </style:style>
    <style:style style:name="T205" style:family="text">
      <style:text-properties fo:color="#800000" style:font-name="Free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206" style:family="text">
      <style:text-properties style:font-name="FreeSerif10" fo:font-size="7pt" fo:font-style="normal" fo:font-weight="normal" style:font-name-asian="FreeSerif10" style:font-size-asian="7pt" style:font-style-asian="normal" style:font-weight-asian="normal" style:font-name-complex="FreeSerif10" style:font-size-complex="7pt" style:font-style-complex="normal" style:font-weight-complex="normal"/>
    </style:style>
    <style:style style:name="T207" style:family="text">
      <style:text-properties style:font-name="FreeSerif10" fo:font-size="7pt" fo:font-style="italic" fo:font-weight="normal" style:font-name-asian="FreeSerif10" style:font-size-asian="7pt" style:font-style-asian="italic" style:font-weight-asian="normal" style:font-name-complex="FreeSerif10" style:font-size-complex="7pt" style:font-style-complex="italic" style:font-weight-complex="normal"/>
    </style:style>
    <style:style style:name="T208" style:family="text">
      <style:text-properties fo:color="#0000ff" style:font-name="FreeMono8" fo:font-size="7pt" fo:font-style="normal" fo:font-weight="bold" style:font-name-asian="FreeSerif10" style:font-size-asian="7pt" style:font-style-asian="normal" style:font-weight-asian="bold" style:font-name-complex="FreeSerif10" style:font-size-complex="7pt" style:font-style-complex="normal" style:font-weight-complex="bold"/>
    </style:style>
    <style:style style:name="T209" style:family="text">
      <style:text-properties fo:color="#008000" fo:font-size="9pt" style:font-size-asian="9pt" style:font-size-complex="9pt"/>
    </style:style>
    <style:style style:name="T210" style:family="text">
      <style:text-properties fo:color="#008080" fo:font-size="9pt" style:font-size-asian="9pt" style:font-size-complex="9pt"/>
    </style:style>
    <style:style style:name="T211" style:family="text">
      <style:text-properties fo:color="#800000" fo:font-size="9pt" style:font-size-asian="9pt" style:font-size-complex="9pt"/>
    </style:style>
    <style:style style:name="T212" style:family="text">
      <style:text-properties style:use-window-font-color="true" fo:font-size="9pt" style:font-size-asian="9pt" style:font-size-complex="9pt"/>
    </style:style>
    <style:style style:name="T213" style:family="text">
      <style:text-properties fo:color="#008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14" style:family="text">
      <style:text-properties fo:color="#008000" style:font-name="FreeMono8" fo:font-size="9pt" fo:font-style="normal" style:font-size-asian="9pt" style:font-style-asian="normal" style:font-size-complex="9pt" style:font-style-complex="normal"/>
    </style:style>
    <style:style style:name="T215" style:family="text">
      <style:text-properties style:font-name="FreeSerif10" fo:font-weight="bold" style:font-name-asian="FreeSerif10" style:font-weight-asian="bold" style:font-name-complex="FreeSerif10" style:font-weight-complex="bold"/>
    </style:style>
    <style:style style:name="T216" style:family="text">
      <style:text-properties style:font-name="FreeSerif3" fo:font-weight="bold" style:font-name-asian="FreeSerif10" style:font-weight-asian="bold" style:font-name-complex="FreeSerif10" style:font-weight-complex="bold"/>
    </style:style>
    <style:style style:name="T217" style:family="text">
      <style:text-properties style:font-name="FreeSerif" fo:font-weight="normal" style:font-weight-asian="normal" style:font-weight-complex="normal"/>
    </style:style>
    <style:style style:name="T218" style:family="text">
      <style:text-properties style:use-window-font-color="true" style:font-name="FreeSerif10" fo:font-weight="normal" style:font-name-asian="FreeSerif10" style:font-weight-asian="normal" style:font-name-complex="FreeSerif10" style:font-weight-complex="normal"/>
    </style:style>
    <style:style style:name="T219" style:family="text">
      <style:text-properties style:use-window-font-color="true" style:font-name="FreeSerif3" fo:font-weight="normal" style:font-name-asian="FreeSerif10" style:font-weight-asian="normal" style:font-name-complex="FreeSerif10" style:font-weight-complex="normal"/>
    </style:style>
    <style:style style:name="T220" style:family="text">
      <style:text-properties fo:color="#008000" style:font-name="FreeMono8" fo:font-weight="bold" style:font-weight-asian="bold" style:font-weight-complex="bold"/>
    </style:style>
    <style:style style:name="T221" style:family="text">
      <style:text-properties fo:color="#000000" style:font-name="FreeSerif10" fo:font-weight="normal" style:font-name-asian="FreeSerif10" style:font-weight-asian="normal" style:font-name-complex="FreeSerif10" style:font-weight-complex="normal"/>
    </style:style>
    <style:style style:name="T222" style:family="text">
      <style:text-properties fo:color="#000000" style:font-name="FreeSerif3" fo:font-weight="normal" style:font-name-asian="FreeSerif10" style:font-weight-asian="normal" style:font-name-complex="FreeSerif10" style:font-weight-complex="normal"/>
    </style:style>
    <style:style style:name="T223" style:family="text">
      <style:text-properties fo:color="#9933ff" style:font-name="FreeMono8" fo:font-weight="bold" style:font-weight-asian="bold" style:font-weight-complex="bold"/>
    </style:style>
    <style:style style:name="T224" style:family="text">
      <style:text-properties fo:font-style="normal" style:font-style-asian="normal" style:font-style-complex="normal"/>
    </style:style>
    <style:style style:name="T225" style:family="text">
      <style:text-properties style:font-name="FreeSerif5" fo:font-style="normal" style:font-name-asian="FreeSerif5" style:font-style-asian="normal" style:font-name-complex="FreeSerif5" style:font-style-complex="normal"/>
    </style:style>
    <style:style style:name="T226" style:family="text">
      <style:text-properties fo:color="#800000" fo:font-size="8pt" style:font-size-asian="9pt" style:font-size-complex="9pt"/>
    </style:style>
    <style:style style:name="T227" style:family="text">
      <style:text-properties fo:font-size="8pt" style:font-size-asian="9pt" style:font-size-complex="9pt"/>
    </style:style>
    <style:style style:name="T228" style:family="text">
      <style:text-properties fo:color="#008000" fo:font-size="8pt" style:font-size-asian="9pt" style:font-size-complex="9pt"/>
    </style:style>
    <style:style style:name="T229" style:family="text">
      <style:text-properties fo:color="#0000ff" fo:font-size="8pt" style:font-size-asian="9pt" style:font-size-complex="9pt"/>
    </style:style>
    <style:style style:name="T230" style:family="text">
      <style:text-properties fo:color="#008080" fo:font-size="8pt" style:font-size-asian="9pt" style:font-size-complex="9pt"/>
    </style:style>
    <style:style style:name="T231" style:family="text">
      <style:text-properties style:use-window-font-color="true" fo:font-size="8pt" style:font-size-asian="9pt" style:font-size-complex="9pt"/>
    </style:style>
    <style:style style:name="T23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33" style:family="text">
      <style:text-properties fo:color="#8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34" style:family="text">
      <style:text-properties style:font-name="FreeSerif10" fo:font-size="8pt" fo:font-style="normal" style:font-name-asian="FreeSerif10" style:font-size-asian="8pt" style:font-style-asian="normal" style:font-name-complex="FreeSerif10" style:font-size-complex="8pt" style:font-style-complex="normal"/>
    </style:style>
    <style:style style:name="T235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236" style:family="text">
      <style:text-properties style:font-name="FreeMono8" fo:font-style="normal" fo:font-weight="normal" style:font-style-asian="normal" style:font-weight-asian="normal" style:font-style-complex="normal" style:font-weight-complex="normal"/>
    </style:style>
    <style:style style:name="T237" style:family="text">
      <style:text-properties fo:color="#008080" fo:font-size="8pt" style:font-size-asian="8pt" style:font-size-complex="8pt"/>
    </style:style>
    <style:style style:name="T238" style:family="text">
      <style:text-properties style:font-name="FreeSerif" fo:font-size="8pt" fo:font-weight="normal" style:font-name-asian="FreeMono10" style:font-size-asian="8pt" style:font-weight-asian="normal" style:font-name-complex="FreeMono10" style:font-size-complex="8pt" style:font-weight-complex="normal"/>
    </style:style>
    <style:style style:name="T239" style:family="text">
      <style:text-properties fo:color="#00808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40" style:family="text">
      <style:text-properties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41" style:family="text">
      <style:text-properties fo:color="#008000" style:font-name="FreeMono10" fo:font-size="8pt" fo:font-weight="bold" style:font-name-asian="FreeMono10" style:font-size-asian="8pt" style:font-weight-asian="bold" style:font-name-complex="FreeMono10" style:font-size-complex="8pt" style:font-weight-complex="bold"/>
    </style:style>
    <style:style style:name="T242" style:family="text">
      <style:text-properties fo:color="#008080" style:font-name="FreeMono10" fo:font-size="8pt" style:font-name-asian="FreeMono10" style:font-size-asian="8pt" style:font-name-complex="FreeMono10" style:font-size-complex="8pt"/>
    </style:style>
    <style:style style:name="T243" style:family="text">
      <style:text-properties style:font-name="FreeMono10" fo:font-size="8pt" style:font-name-asian="FreeMono10" style:font-size-asian="8pt" style:font-name-complex="FreeMono10" style:font-size-complex="8pt"/>
    </style:style>
    <style:style style:name="T244" style:family="text">
      <style:text-properties fo:color="#008000" style:font-name="FreeMono10" fo:font-size="8pt" style:font-name-asian="FreeMono10" style:font-size-asian="8pt" style:font-name-complex="FreeMono10" style:font-size-complex="8pt"/>
    </style:style>
    <style:style style:name="T245" style:family="text">
      <style:text-properties fo:color="#008080"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46" style:family="text">
      <style:text-properties style:font-name="FreeMono8" fo:font-size="8pt" fo:font-style="normal" fo:font-weight="bold" style:font-name-asian="FreeMono10" style:font-size-asian="9pt" style:font-style-asian="normal" style:font-weight-asian="bold" style:font-name-complex="FreeMono10" style:font-size-complex="9pt" style:font-style-complex="normal" style:font-weight-complex="bold"/>
    </style:style>
    <style:style style:name="T247" style:family="text">
      <style:text-properties fo:color="#800000" style:font-name="FreeSerif" fo:font-size="8pt" fo:font-style="italic" fo:font-weight="normal" style:font-name-asian="FreeMono10" style:font-size-asian="9pt" style:font-style-asian="italic" style:font-weight-asian="normal" style:font-name-complex="FreeMono10" style:font-size-complex="9pt" style:font-style-complex="italic" style:font-weight-complex="normal"/>
    </style:style>
    <style:style style:name="T248" style:family="text">
      <style:text-properties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49" style:family="text">
      <style:text-properties fo:color="#800000" style:font-name="FreeSerif" fo:font-size="8pt" fo:font-style="italic" fo:font-weight="normal" style:font-name-asian="FreeMono10" style:font-size-asian="8pt" style:font-style-asian="italic" style:font-weight-asian="normal" style:font-name-complex="FreeMono10" style:font-size-complex="8pt" style:font-style-complex="italic" style:font-weight-complex="normal"/>
    </style:style>
    <style:style style:name="T250" style:family="text">
      <style:text-properties fo:color="#000000" style:font-name="FreeSerif10" fo:font-size="8pt" fo:font-style="italic" fo:font-weight="normal" style:font-name-asian="FreeSerif10" style:font-size-asian="8pt" style:font-style-asian="italic" style:font-weight-asian="normal" style:font-name-complex="FreeSerif10" style:font-size-complex="8pt" style:font-style-complex="italic" style:font-weight-complex="normal"/>
    </style:style>
    <style:style style:name="T251" style:family="text">
      <style:text-properties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2" style:family="text">
      <style:text-properties fo:color="#8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53" style:family="text">
      <style:text-properties fo:color="#800000" fo:font-size="10pt" style:font-size-asian="10pt" style:font-size-complex="10pt"/>
    </style:style>
    <style:style style:name="T254" style:family="text">
      <style:text-properties fo:color="#666666" fo:font-size="10pt" style:font-size-asian="10pt" style:font-size-complex="10pt"/>
    </style:style>
    <style:style style:name="T255" style:family="text">
      <style:text-properties fo:font-size="8pt" fo:font-weight="bold" style:font-size-asian="8pt" style:font-weight-asian="bold" style:font-size-complex="8pt" style:font-weight-complex="bold"/>
    </style:style>
    <style:style style:name="T256" style:family="text">
      <style:text-properties style:font-name="FreeSerif10" fo:font-size="8pt" style:font-name-asian="FreeSerif10" style:font-size-asian="8pt" style:font-name-complex="FreeSerif10" style:font-size-complex="8pt"/>
    </style:style>
    <style:style style:name="T257" style:family="text">
      <style:text-properties style:font-name="FreeSerif3" fo:font-size="8pt" style:font-name-asian="FreeSerif10" style:font-size-asian="8pt" style:font-name-complex="FreeSerif10" style:font-size-complex="8pt"/>
    </style:style>
    <style:style style:name="T258" style:family="text">
      <style:text-properties style:font-name="FreeMono8" fo:font-size="8pt" fo:font-weight="bold" style:font-name-asian="FreeSerif10" style:font-size-asian="8pt" style:font-weight-asian="bold" style:font-name-complex="FreeSerif10" style:font-size-complex="8pt" style:font-weight-complex="bold"/>
    </style:style>
    <style:style style:name="T259" style:family="text">
      <style:text-properties style:font-name="FreeMono8" fo:font-size="8pt" style:font-size-asian="8pt" style:font-size-complex="8pt"/>
    </style:style>
    <style:style style:name="T260" style:family="text">
      <style:text-properties style:font-name="FreeMono8" fo:font-size="8pt" style:font-name-asian="FreeSerif10" style:font-size-asian="8pt" style:font-name-complex="FreeSerif10" style:font-size-complex="8pt"/>
    </style:style>
    <style:style style:name="T261" style:family="text">
      <style:text-properties fo:color="#8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62" style:family="text">
      <style:text-properties fo:color="#00808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63" style:family="text">
      <style:text-properties fo:color="#0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64" style:family="text">
      <style:text-properties fo:color="#8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5" style:family="text">
      <style:text-properties style:font-name="FreeSerif" fo:font-size="9pt" fo:font-weight="normal" style:font-size-asian="9pt" style:font-weight-asian="normal" style:font-size-complex="9pt" style:font-weight-complex="normal"/>
    </style:style>
    <style:style style:name="T266" style:family="text">
      <style:text-properties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267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8" style:family="text">
      <style:text-properties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69" style:family="text">
      <style:text-properties fo:color="#99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70" style:family="text">
      <style:text-properties fo:color="#0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1" style:family="text">
      <style:text-properties fo:color="#0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272" style:family="text">
      <style:text-properties fo:color="#0000cc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73" style:family="text">
      <style:text-properties style:font-name="FreeSerif" fo:font-size="8pt" fo:font-weight="normal" style:font-size-asian="8pt" style:font-weight-asian="normal" style:font-size-complex="8pt" style:font-weight-complex="normal"/>
    </style:style>
    <style:style style:name="T274" style:family="text">
      <style:text-properties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275" style:family="text">
      <style:text-properties fo:color="#0000ff" style:font-name="FreeMono8" fo:font-size="9pt" fo:font-weight="bold" style:font-size-asian="9pt" style:font-weight-asian="bold" style:font-size-complex="9pt" style:font-weight-complex="bold"/>
    </style:style>
    <style:style style:name="T276" style:family="text">
      <style:text-properties fo:color="#008080" style:font-name="FreeMono8" fo:font-size="9pt" fo:font-weight="bold" style:font-size-asian="9pt" style:font-weight-asian="bold" style:font-size-complex="9pt" style:font-weight-complex="bold"/>
    </style:style>
    <style:style style:name="T277" style:family="text">
      <style:text-properties fo:color="#000000" style:font-name="FreeMono8" fo:font-size="9pt" fo:font-weight="bold" style:font-size-asian="9pt" style:font-weight-asian="bold" style:font-size-complex="9pt" style:font-weight-complex="bold"/>
    </style:style>
    <style:style style:name="T278" style:family="text">
      <style:text-properties fo:color="#0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79" style:family="text">
      <style:text-properties fo:color="#0000ff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80" style:family="text">
      <style:text-properties fo:color="#800000" style:font-name="FreeMono8" fo:font-size="9pt" fo:font-weight="bold" style:font-name-asian="FreeSerif10" style:font-size-asian="9pt" style:font-weight-asian="bold" style:font-name-complex="FreeSerif10" style:font-size-complex="9pt" style:font-weight-complex="bold"/>
    </style:style>
    <style:style style:name="T281" style:family="text">
      <style:text-properties fo:color="#800000" style:font-name="FreeMono8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82" style:family="text">
      <style:text-properties fo:color="#800080" style:font-name="FreeMono8" fo:font-size="7pt" fo:font-weight="bold" style:font-size-asian="7pt" style:font-weight-asian="bold" style:font-size-complex="7pt" style:font-weight-complex="bold"/>
    </style:style>
    <style:style style:name="T283" style:family="text">
      <style:text-properties style:font-name="FreeMono8" fo:font-size="7pt" fo:font-weight="bold" style:font-size-asian="7pt" style:font-weight-asian="bold" style:font-size-complex="7pt" style:font-weight-complex="bold"/>
    </style:style>
    <style:style style:name="T284" style:family="text">
      <style:text-properties fo:color="#000000" style:font-name="FreeSerif" fo:font-size="7pt" fo:font-weight="normal" style:font-size-asian="7pt" style:font-weight-asian="normal" style:font-size-complex="7pt" style:font-weight-complex="normal"/>
    </style:style>
    <style:style style:name="T285" style:family="text">
      <style:text-properties fo:color="#b84700" style:font-name="FreeMono8" fo:font-size="8pt" fo:font-weight="bold" style:font-size-asian="8pt" style:font-weight-asian="bold" style:font-size-complex="8pt" style:font-weight-complex="bold"/>
    </style:style>
    <style:style style:name="T286" style:family="text">
      <style:text-properties fo:color="#000000" style:font-name="FreeSerif" fo:font-size="9pt" fo:font-weight="normal" style:font-name-asian="FreeSans5" style:font-size-asian="9pt" style:font-weight-asian="normal" style:font-name-complex="FreeSans5" style:font-size-complex="9pt" style:font-weight-complex="normal"/>
    </style:style>
    <style:style style:name="T287" style:family="text">
      <style:text-properties fo:color="#008080" fo:font-size="9pt"/>
    </style:style>
    <style:style style:name="T288" style:family="text">
      <style:text-properties fo:font-size="9pt"/>
    </style:style>
    <style:style style:name="T289" style:family="text">
      <style:text-properties fo:color="#800000" fo:font-size="9pt"/>
    </style:style>
    <style:style style:name="T290" style:family="text">
      <style:text-properties style:font-name="FreeSerif" fo:font-size="9pt" fo:font-weight="normal" style:font-name-asian="FreeSans5" style:font-weight-asian="normal" style:font-name-complex="FreeSans5" style:font-weight-complex="normal"/>
    </style:style>
    <style:style style:name="T291" style:family="text">
      <style:text-properties fo:color="#0000ff" style:font-name="FreeMono8" fo:font-size="9pt" fo:font-weight="bold" style:font-name-asian="FreeSans5" style:font-weight-asian="bold" style:font-name-complex="FreeSans5" style:font-weight-complex="bold"/>
    </style:style>
    <style:style style:name="T292" style:family="text">
      <style:text-properties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93" style:family="text">
      <style:text-properties fo:color="#800000" style:font-name="FreeMono8" fo:font-size="9pt" fo:font-weight="bold" style:font-name-asian="FreeSans5" style:font-weight-asian="bold" style:font-name-complex="FreeSans5" style:font-weight-complex="bold"/>
    </style:style>
    <style:style style:name="T294" style:family="text">
      <style:text-properties fo:color="#000000" style:font-name="FreeMono8" fo:font-size="9pt" fo:font-weight="bold" style:font-name-asian="FreeSans5" style:font-weight-asian="bold" style:font-name-complex="FreeSans5" style:font-weight-complex="bold"/>
    </style:style>
    <style:style style:name="T295" style:family="text">
      <style:text-properties fo:color="#800000" style:font-name="FreeSerif" fo:font-size="9pt" fo:font-weight="normal" style:font-name-asian="FreeSans5" style:font-weight-asian="normal" style:font-name-complex="FreeSans5" style:font-weight-complex="normal"/>
    </style:style>
    <style:style style:name="T296" style:family="text">
      <style:text-properties fo:color="#000000" style:font-name="FreeSerif" fo:font-size="9pt" fo:font-weight="normal" style:font-name-asian="FreeSans5" style:font-weight-asian="normal" style:font-name-complex="FreeSans5" style:font-weight-complex="normal"/>
    </style:style>
    <style:style style:name="T297" style:family="text">
      <style:text-properties fo:color="#008080" style:font-name="FreeMono8" fo:font-size="9pt" fo:font-weight="bold" style:font-name-asian="FreeSans5" style:font-weight-asian="bold" style:font-name-complex="FreeSans5" style:font-weight-complex="bold"/>
    </style:style>
    <style:style style:name="T298" style:family="text">
      <style:text-properties fo:color="#000000" style:font-name="FreeSerif" fo:font-size="9pt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299" style:family="text">
      <style:text-properties fo:color="#000000"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300" style:family="text">
      <style:text-properties fo:color="#0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01" style:family="text">
      <style:text-properties fo:color="#8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02" style:family="text">
      <style:text-properties fo:color="#800000" style:text-position="-33% 58%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03" style:family="text">
      <style:text-properties fo:color="#cc3300" style:font-name="FreeMono8" fo:font-size="9pt" fo:font-weight="bold" style:font-name-asian="FreeSans5" style:font-weight-asian="bold" style:font-name-complex="FreeSans5" style:font-weight-complex="bold"/>
    </style:style>
    <style:style style:name="T304" style:family="text">
      <style:text-properties fo:color="#000000" style:font-name="FreeSerif" fo:font-size="9pt" fo:font-weight="bold" style:font-name-asian="FreeSans5" style:font-weight-asian="bold" style:font-name-complex="FreeSans5" style:font-weight-complex="bold"/>
    </style:style>
    <style:style style:name="T305" style:family="text">
      <style:text-properties fo:color="#800000" style:font-name="FreeMono8" fo:font-size="9pt" fo:font-weight="bold" style:font-name-asian="FreeSans5" style:font-size-asian="18pt" style:font-weight-asian="bold" style:font-name-complex="FreeSans5" style:font-size-complex="18pt" style:font-weight-complex="bold"/>
    </style:style>
    <style:style style:name="T306" style:family="text">
      <style:text-properties fo:color="#cc3300" style:font-name="FreeMono8" fo:font-size="9pt" fo:font-weight="bold" style:font-name-asian="FreeSans5" style:font-size-asian="18pt" style:font-weight-asian="bold" style:font-name-complex="FreeSans5" style:font-size-complex="18pt" style:font-weight-complex="bold"/>
    </style:style>
    <style:style style:name="T307" style:family="text">
      <style:text-properties fo:color="#008080" style:font-name="FreeMono8" fo:font-size="9pt" fo:font-weight="bold" style:font-name-asian="FreeSans5" style:font-size-asian="18pt" style:font-weight-asian="bold" style:font-name-complex="FreeSans5" style:font-size-complex="18pt" style:font-weight-complex="bold"/>
    </style:style>
    <style:style style:name="T308" style:family="text">
      <style:text-properties style:use-window-font-color="true" style:font-name="FreeMono8" fo:font-size="9pt" fo:font-weight="bold" style:font-name-asian="FreeSans5" style:font-size-asian="18pt" style:font-weight-asian="bold" style:font-name-complex="FreeSans5" style:font-size-complex="18pt" style:font-weight-complex="bold"/>
    </style:style>
    <style:style style:name="T309" style:family="text">
      <style:text-properties style:font-name="FreeSerif" fo:font-size="9pt" fo:font-weight="normal" style:font-size-asian="18pt" style:font-weight-asian="normal" style:font-size-complex="18pt" style:font-weight-complex="normal"/>
    </style:style>
    <style:style style:name="T310" style:family="text">
      <style:text-properties fo:color="#800000" style:font-name="FreeMono8" fo:font-size="9pt" fo:font-weight="bold" style:font-size-asian="18pt" style:font-weight-asian="bold" style:font-size-complex="18pt" style:font-weight-complex="bold"/>
    </style:style>
    <style:style style:name="T311" style:family="text">
      <style:text-properties style:font-name="FreeMono8" fo:font-size="9pt" fo:font-weight="bold" style:font-size-asian="18pt" style:font-weight-asian="bold" style:font-size-complex="18pt" style:font-weight-complex="bold"/>
    </style:style>
    <style:style style:name="T312" style:family="text">
      <style:text-properties fo:color="#008080" style:font-name="FreeMono8" fo:font-size="9pt" fo:font-weight="bold" style:font-size-asian="18pt" style:font-weight-asian="bold" style:font-size-complex="18pt" style:font-weight-complex="bold"/>
    </style:style>
    <style:style style:name="T313" style:family="text">
      <style:text-properties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14" style:family="text">
      <style:text-properties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15" style:family="text">
      <style:text-properties fo:color="#8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6" style:family="text">
      <style:text-properties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7" style:family="text">
      <style:text-properties fo:color="#00808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18" style:family="text">
      <style:text-properties style:font-name="FreeSerif" fo:font-size="9pt" fo:font-style="normal" fo:font-weight="normal" style:font-name-asian="FreeSans5" style:font-size-asian="18pt" style:font-style-asian="normal" style:font-weight-asian="normal" style:font-name-complex="FreeSans5" style:font-size-complex="18pt" style:font-style-complex="normal" style:font-weight-complex="normal"/>
    </style:style>
    <style:style style:name="T319" style:family="text">
      <style:text-properties style:use-window-font-color="true" fo:font-size="8pt" style:font-size-asian="8pt" style:font-size-complex="8pt"/>
    </style:style>
    <style:style style:name="T320" style:family="text">
      <style:text-properties fo:color="#000000" fo:font-size="8pt" style:font-size-asian="8pt" style:font-size-complex="8pt"/>
    </style:style>
    <style:style style:name="T321" style:family="text">
      <style:text-properties fo:color="#800000" fo:font-style="italic" style:font-style-asian="italic" style:font-style-complex="italic"/>
    </style:style>
    <style:style style:name="T322" style:family="text">
      <style:text-properties style:use-window-font-color="true" style:font-name="FreeSerif10" fo:font-weight="bold" style:font-name-asian="FreeSerif10" style:font-weight-asian="bold" style:font-name-complex="FreeSerif10" style:font-weight-complex="bold"/>
    </style:style>
    <style:style style:name="T323" style:family="text">
      <style:text-properties style:use-window-font-color="true" style:font-name="FreeSerif3" fo:font-weight="bold" style:font-name-asian="FreeSerif10" style:font-weight-asian="bold" style:font-name-complex="FreeSerif10" style:font-weight-complex="bold"/>
    </style:style>
    <style:style style:name="T324" style:family="text">
      <style:text-properties style:use-window-font-color="true" style:font-name="FreeSerif" fo:font-weight="bold" style:font-weight-asian="bold" style:font-weight-complex="bold"/>
    </style:style>
    <style:style style:name="T325" style:family="text">
      <style:text-properties style:use-window-font-color="true" style:font-name="FreeSerif" fo:font-weight="normal" style:font-weight-asian="normal" style:font-weight-complex="normal"/>
    </style:style>
    <style:style style:name="T326" style:family="text">
      <style:text-properties fo:color="#008000" style:font-name="FreeMono8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7" style:family="text">
      <style:text-properties style:font-name="FreeSerif" fo:font-style="normal" style:font-name-asian="FreeSerif10" style:font-style-asian="normal" style:font-name-complex="FreeSerif10" style:font-style-complex="normal"/>
    </style:style>
    <style:style style:name="T328" style:family="text">
      <style:text-properties style:font-name="FreeSerif3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29" style:family="text">
      <style:text-properties style:font-name="FreeSerif" fo:font-style="normal" fo:font-weight="bold" style:font-name-asian="FreeSerif10" style:font-style-asian="normal" style:font-weight-asian="bold" style:font-name-complex="FreeSerif10" style:font-style-complex="normal" style:font-weight-complex="bold"/>
    </style:style>
    <style:style style:name="T330" style:family="text">
      <style:text-properties style:font-name="FreeSerif" fo:font-style="italic" style:text-underline-style="solid" style:text-underline-width="auto" style:text-underline-color="font-color" style:font-name-asian="FreeSerif10" style:font-style-asian="italic" style:font-name-complex="FreeSerif10" style:font-style-complex="italic"/>
    </style:style>
    <style:style style:name="T331" style:family="text">
      <style:text-properties fo:color="#008000" fo:font-style="italic" style:font-style-asian="italic" style:font-style-complex="italic"/>
    </style:style>
    <style:style style:name="T332" style:family="text">
      <style:text-properties style:font-name="FreeSerif" fo:font-weight="normal" style:font-name-asian="FreeSans5" style:font-weight-asian="normal" style:font-name-complex="FreeSans5" style:font-weight-complex="normal"/>
    </style:style>
    <style:style style:name="T333" style:family="text">
      <style:text-properties style:font-name="FreeSerif" fo:font-weight="normal" style:font-name-asian="FreeSerif10" style:font-weight-asian="normal" style:font-name-complex="FreeSerif10" style:font-weight-complex="normal"/>
    </style:style>
    <style:style style:name="T334" style:family="text">
      <style:text-properties style:font-name="FreeSerif10" fo:font-weight="normal" style:font-name-asian="FreeSerif10" style:font-weight-asian="normal" style:font-name-complex="FreeSerif10" style:font-weight-complex="normal"/>
    </style:style>
    <style:style style:name="T335" style:family="text">
      <style:text-properties style:font-name="FreeSerif" fo:font-style="italic" fo:font-weight="normal" style:font-name-asian="FreeSans5" style:font-style-asian="italic" style:font-weight-asian="normal" style:font-name-complex="FreeSans5" style:font-style-complex="italic" style:font-weight-complex="normal"/>
    </style:style>
    <style:style style:name="T336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337" style:family="text">
      <style:text-properties fo:color="#00808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8" style:family="text">
      <style:text-properties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39" style:family="text">
      <style:text-properties fo:color="#8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0" style:family="text">
      <style:text-properties fo:color="#0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1" style:family="text">
      <style:text-properties fo:color="#008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2" style:family="text">
      <style:text-properties fo:color="#000000"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343" style:family="text">
      <style:text-properties fo:color="#000000" style:font-name="FreeSerif" fo:font-size="9pt" fo:font-style="normal" fo:font-weight="normal" style:font-name-asian="FreeSans5" style:font-size-asian="9pt" style:font-style-asian="normal" style:font-weight-asian="normal" style:font-name-complex="FreeSans5" style:font-size-complex="9pt" style:font-style-complex="normal" style:font-weight-complex="normal"/>
    </style:style>
    <style:style style:name="T344" style:family="text">
      <style:text-properties fo:color="#00808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345" style:family="text">
      <style:text-properties fo:color="#8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46" style:family="text">
      <style:text-properties fo:color="#8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47" style:family="text">
      <style:text-properties style:use-window-font-color="true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8" style:family="text">
      <style:text-properties fo:color="#0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349" style:family="text">
      <style:text-properties fo:color="#80000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0" style:family="text">
      <style:text-properties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1" style:family="text">
      <style:text-properties fo:color="#008080" style:font-name="FreeMono8" fo:font-size="8pt" fo:font-style="normal" fo:font-weight="bold" style:font-name-asian="FreeSans5" style:font-size-asian="8pt" style:font-style-asian="normal" style:font-weight-asian="bold" style:font-name-complex="FreeSans5" style:font-size-complex="8pt" style:font-style-complex="normal" style:font-weight-complex="bold"/>
    </style:style>
    <style:style style:name="T352" style:family="text">
      <style:text-properties fo:color="#8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353" style:family="text">
      <style:text-properties fo:color="#000000" style:font-name="FreeSerif" fo:font-size="9pt" fo:font-weight="normal" style:font-size-asian="9pt" style:font-weight-asian="normal" style:font-size-complex="9pt" style:font-weight-complex="normal"/>
    </style:style>
    <style:style style:name="T354" style:family="text">
      <style:text-properties fo:color="#0000ff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55" style:family="text">
      <style:text-properties fo:color="#000000" style:font-name="FreeSerif10" fo:font-size="8pt" fo:font-style="normal" fo:font-weight="normal" style:font-name-asian="FreeSerif10" style:font-size-asian="8pt" style:font-style-asian="normal" style:font-weight-asian="normal" style:font-name-complex="FreeSerif10" style:font-size-complex="8pt" style:font-style-complex="normal" style:font-weight-complex="normal"/>
    </style:style>
    <style:style style:name="T356" style:family="text">
      <style:text-properties fo:color="#0000ff" style:font-name="FreeMono8" fo:font-size="8pt" fo:font-style="normal" fo:font-weight="bold" style:font-name-asian="FreeSerif10" style:font-size-asian="8pt" style:font-style-asian="normal" style:font-weight-asian="bold" style:font-name-complex="FreeSerif10" style:font-size-complex="8pt" style:font-style-complex="normal" style:font-weight-complex="bold"/>
    </style:style>
    <style:style style:name="T357" style:family="text">
      <style:text-properties fo:color="#000000" style:font-name="FreeSerif10" fo:font-size="8pt" fo:font-style="italic" fo:font-weight="bold" style:font-name-asian="FreeSerif10" style:font-size-asian="8pt" style:font-style-asian="italic" style:font-weight-asian="bold" style:font-name-complex="FreeSerif10" style:font-size-complex="8pt" style:font-style-complex="italic" style:font-weight-complex="bold"/>
    </style:style>
    <style:style style:name="T358" style:family="text">
      <style:text-properties fo:color="#000000" style:font-name="FreeSerif" fo:font-size="8pt" fo:font-weight="normal" style:font-size-asian="8pt" style:font-weight-asian="normal" style:font-size-complex="8pt" style:font-weight-complex="normal"/>
    </style:style>
    <style:style style:name="T359" style:family="text">
      <style:text-properties fo:color="#007826" fo:font-size="8pt" style:font-size-asian="8pt" style:font-size-complex="8pt"/>
    </style:style>
    <style:style style:name="T360" style:family="text">
      <style:text-properties fo:color="#8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61" style:family="text">
      <style:text-properties fo:color="#800000" fo:font-size="8pt" fo:font-style="normal" style:font-size-asian="8pt" style:font-style-asian="normal" style:font-size-complex="8pt" style:font-style-complex="normal"/>
    </style:style>
    <style:style style:name="T362" style:family="text">
      <style:text-properties fo:color="#000000" fo:font-size="8pt" fo:font-style="normal" style:font-size-asian="8pt" style:font-style-asian="normal" style:font-size-complex="8pt" style:font-style-complex="normal"/>
    </style:style>
    <style:style style:name="T363" style:family="text">
      <style:text-properties fo:color="#008080" fo:font-size="8pt" fo:font-style="normal" style:font-size-asian="8pt" style:font-style-asian="normal" style:font-size-complex="8pt" style:font-style-complex="normal"/>
    </style:style>
    <style:style style:name="T364" style:family="text">
      <style:text-properties fo:color="#000000" style:font-name="FreeSerif5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65" style:family="text">
      <style:text-properties fo:color="#0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6" style:family="text">
      <style:text-properties fo:color="#006666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7" style:family="text">
      <style:text-properties fo:color="#8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8" style:family="text">
      <style:text-properties fo:color="#0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69" style:family="text">
      <style:text-properties fo:color="#00808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370" style:family="text">
      <style:text-properties fo:color="#0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71" style:family="text">
      <style:text-properties fo:color="#8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372" style:family="text">
      <style:text-properties fo:color="#990099" fo:font-size="8pt" style:font-size-asian="8pt" style:font-size-complex="8pt"/>
    </style:style>
    <style:style style:name="T373" style:family="text">
      <style:text-properties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374" style:family="text">
      <style:text-properties fo:color="#990099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5" style:family="text">
      <style:text-properties fo:color="#00000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6" style:family="text">
      <style:text-properties fo:color="#008080"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7" style:family="text">
      <style:text-properties style:font-name="FreeMono8" fo:font-size="8pt" fo:font-weight="bold" style:font-name-asian="FreeSans5" style:font-size-asian="8pt" style:font-weight-asian="bold" style:font-name-complex="FreeSans5" style:font-size-complex="8pt" style:font-weight-complex="bold"/>
    </style:style>
    <style:style style:name="T378" style:family="text">
      <style:text-properties style:font-name="FreeMono8" fo:font-size="7pt" fo:font-weight="bold" style:font-weight-asian="bold" style:font-weight-complex="bold"/>
    </style:style>
    <style:style style:name="T379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380" style:family="text">
      <style:text-properties fo:color="#0000cc" style:font-name="FreeMono8" fo:font-style="normal" fo:font-weight="bold" style:font-style-asian="normal" style:font-weight-asian="bold" style:font-style-complex="normal" style:font-weight-complex="bold"/>
    </style:style>
    <style:style style:name="T381" style:family="text">
      <style:text-properties style:font-name="FreeMono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427cm" svg:height="2.17cm" svg:x="1.324cm" svg:y="15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5.25cm" svg:x="1cm" svg:y="14.748cm">
          <text:p/>
          <draw:enhanced-geometry svg:viewBox="0 0 21600 21600" draw:path-stretchpoint-x="10800" draw:path-stretchpoint-y="10800" draw:text-areas="?f3 ?f4 ?f5 ?f6" draw:type="round-rectangle" draw:modifiers="822.700438011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.6cm" svg:y1="17.348cm" svg:x2="4.6cm" svg:y2="15.223cm">
          <text:p/>
        </draw:line>
        <draw:line draw:style-name="gr3" draw:text-style-name="P2" draw:layer="layout" svg:x1="3.8cm" svg:y1="17.347cm" svg:x2="3.8cm" svg:y2="15.222cm">
          <text:p/>
        </draw:line>
        <draw:line draw:style-name="gr3" draw:text-style-name="P2" draw:layer="layout" svg:x1="5.6cm" svg:y1="17.347cm" svg:x2="5.6cm" svg:y2="15.222cm">
          <text:p/>
        </draw:line>
        <draw:line draw:style-name="gr3" draw:text-style-name="P2" draw:layer="layout" svg:x1="6.562cm" svg:y1="17.347cm" svg:x2="6.562cm" svg:y2="15.222cm">
          <text:p/>
        </draw:line>
        <draw:line draw:style-name="gr3" draw:text-style-name="P2" draw:layer="layout" svg:x1="8.6cm" svg:y1="17.348cm" svg:x2="8.6cm" svg:y2="15.223cm">
          <text:p/>
        </draw:line>
        <draw:frame draw:style-name="gr4" draw:text-style-name="P3" draw:layer="layout" svg:width="5.604cm" svg:height="0.45cm" svg:x="14.386cm" svg:y="14.748cm">
          <draw:text-box draw:corner-radius="0.2cm">
            <text:p>Indexation conteneurs séquences</text:p>
          </draw:text-box>
        </draw:frame>
        <draw:custom-shape draw:style-name="gr5" draw:text-style-name="P4" draw:layer="layout" svg:width="7.2cm" svg:height="4.242cm" svg:x="1cm" svg:y="1.726cm">
          <text:p/>
          <draw:enhanced-geometry svg:viewBox="0 0 21600 21600" draw:path-stretchpoint-x="10800" draw:path-stretchpoint-y="10800" draw:text-areas="?f3 ?f4 ?f5 ?f6" draw:type="round-rectangle" draw:modifiers="899.357601713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.542cm" svg:height="0.45cm" svg:x="5.648cm" svg:y="1.726cm">
          <draw:text-box draw:corner-radius="0.2cm">
            <text:p>Types de base</text:p>
          </draw:text-box>
        </draw:frame>
        <draw:frame draw:style-name="gr7" draw:layer="layout" svg:width="6.277cm" svg:height="0.552cm" svg:x="7.362cm" svg:y="1cm">
          <draw:text-box>
            <text:p text:style-name="P2">Mémento Python 3</text:p>
          </draw:text-box>
        </draw:frame>
        <draw:frame draw:style-name="gr8" draw:layer="layout" svg:width="4.367cm" svg:height="0.637cm" svg:x="1cm" svg:y="1.021cm">
          <draw:text-box>
            <text:p><text:span text:style-name="T1">©2012-2017 - Laurent Pointal</text:span></text:p>
            <text:p>Licence Creative Commons Paternité 4</text:p>
          </draw:text-box>
        </draw:frame>
        <draw:frame draw:style-name="gr9" draw:layer="layout" svg:width="4.904cm" svg:height="0.637cm" svg:x="15.096cm" svg:y="1cm">
          <draw:text-box>
            <text:p>Dernière version sur :</text:p>
            <text:p>https://perso.limsi.fr/pointal/python:memento</text:p>
          </draw:text-box>
        </draw:frame>
        <draw:frame draw:style-name="gr10" draw:layer="layout" svg:width="0.219cm" svg:height="0.319cm" svg:x="3.455cm" svg:y="2.302cm">
          <draw:text-box>
            <text:p>0</text:p>
          </draw:text-box>
        </draw:frame>
        <draw:frame draw:style-name="gr11" draw:layer="layout" svg:width="0.574cm" svg:height="0.319cm" svg:x="2.494cm" svg:y="2.302cm">
          <draw:text-box>
            <text:p>783</text:p>
          </draw:text-box>
        </draw:frame>
        <draw:frame draw:style-name="gr12" draw:layer="layout" svg:width="0.764cm" svg:height="0.319cm" svg:x="3.849cm" svg:y="2.302cm">
          <draw:text-box>
            <text:p>-192</text:p>
          </draw:text-box>
        </draw:frame>
        <draw:frame draw:style-name="gr13" draw:layer="layout" svg:width="0.701cm" svg:height="0.395cm" svg:x="1.64cm" svg:y="2.226cm">
          <draw:text-box>
            <text:p>int</text:p>
          </draw:text-box>
        </draw:frame>
        <draw:frame draw:style-name="gr12" draw:layer="layout" svg:width="0.764cm" svg:height="0.319cm" svg:x="2.494cm" svg:y="2.843cm">
          <draw:text-box>
            <text:p>9.23</text:p>
          </draw:text-box>
        </draw:frame>
        <draw:frame draw:style-name="gr14" draw:layer="layout" svg:width="1.336cm" svg:height="0.319cm" svg:x="4.528cm" svg:y="2.843cm">
          <draw:text-box>
            <text:p>-1.7e-6</text:p>
          </draw:text-box>
        </draw:frame>
        <draw:frame draw:style-name="gr11" draw:layer="layout" svg:width="0.574cm" svg:height="0.319cm" svg:x="3.455cm" svg:y="2.843cm">
          <draw:text-box>
            <text:p>0.0</text:p>
          </draw:text-box>
        </draw:frame>
        <draw:frame draw:style-name="gr15" draw:layer="layout" svg:width="1.166cm" svg:height="0.395cm" svg:x="1.175cm" svg:y="2.767cm">
          <draw:text-box>
            <text:p>float</text:p>
          </draw:text-box>
        </draw:frame>
        <draw:frame draw:style-name="gr16" draw:layer="layout" svg:width="0.764cm" svg:height="0.319cm" svg:x="2.494cm" svg:y="3.242cm">
          <draw:text-box>
            <text:p>True</text:p>
          </draw:text-box>
        </draw:frame>
        <draw:frame draw:style-name="gr17" draw:layer="layout" svg:width="0.955cm" svg:height="0.319cm" svg:x="3.605cm" svg:y="3.242cm">
          <draw:text-box>
            <text:p>False</text:p>
          </draw:text-box>
        </draw:frame>
        <draw:frame draw:style-name="gr18" draw:layer="layout" svg:width="0.933cm" svg:height="0.395cm" svg:x="1.408cm" svg:y="3.195cm">
          <draw:text-box>
            <text:p>bool</text:p>
          </draw:text-box>
        </draw:frame>
        <draw:frame draw:style-name="gr19" draw:layer="layout" svg:width="1.907cm" svg:height="0.319cm" svg:x="2.494cm" svg:y="3.67cm">
          <draw:text-box>
            <text:p>"Un\nDeux"</text:p>
          </draw:text-box>
        </draw:frame>
        <draw:frame draw:style-name="gr20" draw:layer="layout" svg:width="1.526cm" svg:height="0.319cm" svg:x="2.494cm" svg:y="4.38cm">
          <draw:text-box>
            <text:p>'L\'âme'</text:p>
          </draw:text-box>
        </draw:frame>
        <draw:frame draw:style-name="gr13" draw:layer="layout" svg:width="0.701cm" svg:height="0.395cm" svg:x="1.64cm" svg:y="3.594cm">
          <draw:text-box>
            <text:p>str</text:p>
          </draw:text-box>
        </draw:frame>
        <draw:frame draw:style-name="gr21" draw:layer="layout" svg:width="1.907cm" svg:height="0.637cm" svg:x="5.65cm" svg:y="4.012cm">
          <draw:text-box>
            <text:p>"""X\tY\tZ</text:p>
            <text:p>1\t2\t3"""</text:p>
          </draw:text-box>
        </draw:frame>
        <draw:frame draw:style-name="gr22" draw:layer="layout" svg:width="0.54cm" svg:height="0.365cm" svg:x="5.322cm" svg:y="3.178cm">
          <draw:text-box>
            <text:p><text:span text:style-name="T2">×</text:span><text:span text:style-name="T3">10</text:span><text:span text:style-name="T4">-6</text:span></text:p>
          </draw:text-box>
        </draw:frame>
        <draw:custom-shape draw:style-name="gr23" draw:text-style-name="P2" draw:layer="layout" svg:width="0.165cm" svg:height="0.328cm" draw:transform="rotate (-1.5707963267949) translate (6.774cm 4.611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6" draw:layer="layout" svg:width="2.174cm" svg:height="0.319cm" svg:x="5.625cm" svg:y="4.746cm">
          <draw:text-box>
            <text:p><text:span text:style-name="T5">tabulation échappée</text:span></text:p>
          </draw:text-box>
        </draw:frame>
        <draw:frame draw:style-name="gr25" draw:text-style-name="P6" draw:layer="layout" svg:width="2.699cm" svg:height="0.319cm" svg:x="2.208cm" svg:y="4.007cm">
          <draw:text-box>
            <text:p><text:span text:style-name="T5">retour à la ligne échappé</text:span></text:p>
          </draw:text-box>
        </draw:frame>
        <draw:custom-shape draw:style-name="gr23" draw:text-style-name="P2" draw:layer="layout" svg:width="0.155cm" svg:height="0.365cm" draw:transform="rotate (-1.5707963267949) translate (3.457cm 3.941cm)">
          <text:p/>
          <draw:enhanced-geometry svg:viewBox="0 0 21600 21600" draw:glue-points="0 0 0 21600 21600 10800" draw:text-areas="0 ?f9 7800 ?f10" draw:type="right-brace" draw:modifiers="2081.92771084337 11257.8553615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2" draw:layer="layout" svg:width="0.2cm" svg:height="0.607cm" draw:transform="rotate (-1.5707963267949) translate (5.881cm 3.078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6" draw:layer="layout" svg:width="2.064cm" svg:height="0.319cm" svg:x="5.583cm" svg:y="3.67cm">
          <draw:text-box>
            <text:p><text:span text:style-name="T5">Chaîne multiligne :</text:span></text:p>
          </draw:text-box>
        </draw:frame>
        <draw:custom-shape draw:style-name="gr27" draw:text-style-name="P7" draw:layer="layout" svg:width="11.68cm" svg:height="4.256cm" svg:x="8.32cm" svg:y="1.726cm">
          <text:p/>
          <draw:enhanced-geometry svg:viewBox="0 0 21600 21600" draw:path-stretchpoint-x="10800" draw:path-stretchpoint-y="10800" draw:text-areas="?f3 ?f4 ?f5 ?f6" draw:type="round-rectangle" draw:modifiers="818.8294105394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8" draw:layer="layout" svg:width="3.06cm" svg:height="0.45cm" svg:x="16.94cm" svg:y="1.726cm">
          <draw:text-box draw:corner-radius="0.2cm">
            <text:p>Types conteneurs</text:p>
          </draw:text-box>
        </draw:frame>
        <draw:frame draw:style-name="gr18" draw:text-style-name="P9" draw:layer="layout" svg:width="0.933cm" svg:height="0.395cm" svg:x="9.916cm" svg:y="2.2cm">
          <draw:text-box>
            <text:p text:style-name="P9">list</text:p>
          </draw:text-box>
        </draw:frame>
        <draw:frame draw:style-name="gr29" draw:layer="layout" svg:width="1.339cm" svg:height="0.319cm" svg:x="11.023cm" svg:y="2.226cm">
          <draw:text-box>
            <text:p><text:span text:style-name="T6">[</text:span>1<text:span text:style-name="T6">,</text:span>5<text:span text:style-name="T6">,</text:span>9<text:span text:style-name="T6">]</text:span></text:p>
          </draw:text-box>
        </draw:frame>
        <draw:frame draw:style-name="gr30" draw:layer="layout" svg:width="2.291cm" svg:height="0.319cm" svg:x="13.012cm" svg:y="2.226cm">
          <draw:text-box>
            <text:p><text:span text:style-name="T6">[</text:span>"x"<text:span text:style-name="T6">,</text:span>11<text:span text:style-name="T6">,</text:span>8.9<text:span text:style-name="T6">]</text:span></text:p>
          </draw:text-box>
        </draw:frame>
        <draw:frame draw:style-name="gr31" draw:layer="layout" svg:width="1.337cm" svg:height="0.319cm" svg:x="16.466cm" svg:y="2.227cm">
          <draw:text-box>
            <text:p><text:span text:style-name="T6">[</text:span>"mot"<text:span text:style-name="T6">]</text:span></text:p>
          </draw:text-box>
        </draw:frame>
        <draw:frame draw:style-name="gr32" draw:text-style-name="P10" draw:layer="layout" svg:width="0.383cm" svg:height="0.319cm" svg:x="19.323cm" svg:y="2.228cm">
          <draw:text-box>
            <text:p><text:span text:style-name="T6">[]</text:span></text:p>
          </draw:text-box>
        </draw:frame>
        <draw:frame draw:style-name="gr15" draw:text-style-name="P9" draw:layer="layout" svg:width="1.166cm" svg:height="0.395cm" svg:x="9.683cm" svg:y="2.6cm">
          <draw:text-box>
            <text:p text:style-name="P9">tuple</text:p>
          </draw:text-box>
        </draw:frame>
        <draw:frame draw:style-name="gr29" draw:layer="layout" svg:width="1.339cm" svg:height="0.319cm" svg:x="11.023cm" svg:y="2.626cm">
          <draw:text-box>
            <text:p><text:span text:style-name="T6">(</text:span>1<text:span text:style-name="T6">,</text:span>5<text:span text:style-name="T6">,</text:span>9<text:span text:style-name="T6">)</text:span></text:p>
          </draw:text-box>
        </draw:frame>
        <draw:frame draw:style-name="gr33" draw:layer="layout" svg:width="1.909cm" svg:height="0.319cm" svg:x="13.2cm" svg:y="2.626cm">
          <draw:text-box>
            <text:p>11<text:span text:style-name="T6">,</text:span>"y"<text:span text:style-name="T6">,</text:span>7.4</text:p>
          </draw:text-box>
        </draw:frame>
        <draw:frame draw:style-name="gr34" draw:layer="layout" svg:width="1.527cm" svg:height="0.319cm" svg:x="16.466cm" svg:y="2.626cm">
          <draw:text-box>
            <text:p><text:span text:style-name="T6">(</text:span>"mot"<text:span text:style-name="T6">,)</text:span></text:p>
          </draw:text-box>
        </draw:frame>
        <draw:frame draw:style-name="gr35" draw:text-style-name="P10" draw:layer="layout" svg:width="0.383cm" svg:height="0.319cm" svg:x="19.323cm" svg:y="2.626cm">
          <draw:text-box>
            <text:p><text:span text:style-name="T6">()</text:span></text:p>
          </draw:text-box>
        </draw:frame>
        <draw:frame draw:style-name="gr36" draw:text-style-name="P9" draw:layer="layout" svg:width="0.945cm" svg:height="0.395cm" svg:x="9.904cm" svg:y="4.359cm">
          <draw:text-box>
            <text:p text:style-name="P9">dict</text:p>
          </draw:text-box>
        </draw:frame>
        <draw:frame draw:style-name="gr37" draw:layer="layout" svg:width="6.868cm" svg:height="0.319cm" svg:x="11.023cm" svg:y="4.751cm">
          <draw:text-box>
            <text:p><text:span text:style-name="T6">{</text:span>1<text:span text:style-name="T6">:</text:span>"un"<text:span text:style-name="T6">,</text:span>3<text:span text:style-name="T6">:</text:span>"trois"<text:span text:style-name="T6">,</text:span>2<text:span text:style-name="T6">:</text:span>"deux"<text:span text:style-name="T6">,</text:span>3.14<text:span text:style-name="T6">:</text:span>"<text:span text:style-name="T7">π</text:span><text:span text:style-name="T8">"</text:span><text:span text:style-name="T6">}</text:span></text:p>
          </draw:text-box>
        </draw:frame>
        <draw:frame draw:style-name="gr38" draw:layer="layout" svg:width="3.052cm" svg:height="0.319cm" svg:x="11.023cm" svg:y="4.352cm">
          <draw:text-box>
            <text:p><text:span text:style-name="T6">{</text:span>"clé"<text:span text:style-name="T6">:</text:span>"valeur"<text:span text:style-name="T6">}</text:span></text:p>
          </draw:text-box>
        </draw:frame>
        <draw:frame draw:style-name="gr13" draw:text-style-name="P9" draw:layer="layout" svg:width="0.701cm" svg:height="0.395cm" svg:x="10.148cm" svg:y="5.121cm">
          <draw:text-box>
            <text:p text:style-name="P9">set</text:p>
          </draw:text-box>
        </draw:frame>
        <draw:frame draw:style-name="gr35" draw:text-style-name="P10" draw:layer="layout" svg:width="0.383cm" svg:height="0.319cm" svg:x="19.323cm" svg:y="4.352cm">
          <draw:text-box>
            <text:p><text:span text:style-name="T6">{}</text:span></text:p>
          </draw:text-box>
        </draw:frame>
        <draw:frame draw:style-name="gr39" draw:layer="layout" svg:width="1.721cm" svg:height="0.319cm" svg:x="14.785cm" svg:y="5.142cm">
          <draw:text-box>
            <text:p><text:span text:style-name="T6">{</text:span>1<text:span text:style-name="T6">,</text:span>9<text:span text:style-name="T6">,</text:span>3<text:span text:style-name="T6">,</text:span>0<text:span text:style-name="T6">}</text:span></text:p>
          </draw:text-box>
        </draw:frame>
        <draw:frame draw:style-name="gr40" draw:layer="layout" svg:width="8.265cm" svg:height="0.353cm" svg:x="8.5cm" svg:y="1.826cm">
          <draw:text-box>
            <text:p><text:span text:style-name="T9">◾ </text:span><text:span text:style-name="T10">séquences ordonnées</text:span>, accès par index rapide, valeurs répétables</text:p>
          </draw:text-box>
        </draw:frame>
        <draw:frame draw:style-name="gr41" draw:layer="layout" svg:width="0.955cm" svg:height="0.319cm" svg:x="18.751cm" svg:y="5.142cm">
          <draw:text-box>
            <text:p><text:span text:style-name="T11">set</text:span><text:span text:style-name="T6">()</text:span></text:p>
          </draw:text-box>
        </draw:frame>
        <draw:frame draw:style-name="gr42" draw:layer="layout" svg:width="9.615cm" svg:height="0.353cm" svg:x="8.513cm" svg:y="3.839cm">
          <draw:text-box>
            <text:p><text:span text:style-name="T9">◾ </text:span><text:span text:style-name="T12">conteneurs clés</text:span><text:span text:style-name="T9">, </text:span>sans ordre <text:span text:style-name="T13">a priori,</text:span> accès par clé rapide, chaque clé unique</text:p>
          </draw:text-box>
        </draw:frame>
        <draw:frame draw:style-name="gr43" draw:layer="layout" svg:width="2.861cm" svg:height="0.319cm" svg:x="11.023cm" svg:y="5.142cm">
          <draw:text-box>
            <text:p><text:span text:style-name="T6">{</text:span>"clé1"<text:span text:style-name="T6">,</text:span>"clé2"<text:span text:style-name="T6">}</text:span></text:p>
          </draw:text-box>
        </draw:frame>
        <draw:frame draw:style-name="gr44" draw:text-style-name="P11" draw:layer="layout" svg:width="4.142cm" svg:height="0.319cm" svg:x="8.526cm" svg:y="3.065cm">
          <draw:text-box>
            <text:p><text:span text:style-name="T13">Valeurs non modifiables (immutables)</text:span></text:p>
          </draw:text-box>
        </draw:frame>
        <draw:line draw:style-name="gr45" draw:text-style-name="P2" draw:layer="layout" svg:x1="9.251cm" svg:y1="3.099cm" svg:x2="9.631cm" svg:y2="2.869cm">
          <text:p/>
        </draw:line>
        <draw:custom-shape draw:style-name="gr46" draw:text-style-name="P12" draw:layer="layout" svg:width="6.1cm" svg:height="5.46cm" svg:x="1cm" svg:y="9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1.063907709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3" draw:layer="layout" svg:width="2.968cm" svg:height="0.357cm" svg:x="1.137cm" svg:y="10.666cm">
          <draw:text-box>
            <text:p><text:span text:style-name="T14">x</text:span><text:span text:style-name="T15">=</text:span><text:span text:style-name="T16">1.2</text:span><text:span text:style-name="T15">+</text:span><text:span text:style-name="T16">8</text:span><text:span text:style-name="T17">+</text:span><text:span text:style-name="T18">sin</text:span><text:span text:style-name="T17">(</text:span><text:span text:style-name="T14">y</text:span><text:span text:style-name="T17">)</text:span></text:p>
          </draw:text-box>
        </draw:frame>
        <draw:frame draw:style-name="gr48" draw:text-style-name="P13" draw:layer="layout" svg:width="3.603cm" svg:height="0.357cm" svg:x="1.137cm" svg:y="11.386cm">
          <draw:text-box>
            <text:p><text:span text:style-name="T14">y</text:span><text:span text:style-name="T15">,</text:span><text:span text:style-name="T14">z</text:span><text:span text:style-name="T17">,</text:span><text:span text:style-name="T14">r</text:span><text:span text:style-name="T15">=</text:span><text:span text:style-name="T16">9.2</text:span><text:span text:style-name="T15">,</text:span><text:span text:style-name="T16">-7.6</text:span><text:span text:style-name="T17">,</text:span><text:span text:style-name="T16">0 </text:span></text:p>
          </draw:text-box>
        </draw:frame>
        <draw:frame draw:style-name="gr49" draw:layer="layout" svg:width="4.354cm" svg:height="1.409cm" svg:x="1.2cm" svg:y="6.881cm">
          <draw:text-box>
            <text:p><text:span text:style-name="T19">a</text:span><text:span text:style-name="T20">…</text:span><text:span text:style-name="T19">zA</text:span><text:span text:style-name="T20">…</text:span><text:span text:style-name="T19">Z_</text:span> suivi de <text:span text:style-name="T19">a</text:span><text:span text:style-name="T21">…</text:span><text:span text:style-name="T19">zA</text:span><text:span text:style-name="T21">…</text:span><text:span text:style-name="T19">Z_0</text:span><text:span text:style-name="T21">…</text:span><text:span text:style-name="T19">9</text:span></text:p>
            <text:p><text:span text:style-name="T22">◽</text:span><text:span text:style-name="T23"> </text:span>accents possibles mais à éviter</text:p>
            <text:p><text:span text:style-name="T22">◽</text:span><text:span text:style-name="T23"> </text:span>mots clés du langage interdits</text:p>
            <text:p><text:span text:style-name="T22">◽</text:span><text:span text:style-name="T23"> </text:span><text:span text:style-name="T23">distinction casse min/MAJ</text:span></text:p>
          </draw:text-box>
        </draw:frame>
        <draw:frame draw:style-name="gr50" draw:text-style-name="P6" draw:layer="layout" svg:width="4.968cm" svg:height="0.319cm" svg:x="13.055cm" svg:y="3.065cm">
          <draw:text-box>
            <text:p><text:span text:style-name="T24">☝ </text:span><text:span text:style-name="T5">expression juste avec des virgules </text:span><text:span text:style-name="T25">→</text:span><text:span text:style-name="T26">tuple</text:span></text:p>
          </draw:text-box>
        </draw:frame>
        <draw:custom-shape draw:style-name="gr23" draw:text-style-name="P2" draw:layer="layout" svg:width="0.2cm" svg:height="2.117cm" draw:transform="rotate (-1.5707963267949) translate (15.299cm 2.93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4" draw:layer="layout" svg:width="1.23cm" svg:height="0.276cm" svg:x="8.467cm" svg:y="4.418cm">
          <draw:text-box>
            <text:p><text:span text:style-name="T27">dictionnaire</text:span></text:p>
          </draw:text-box>
        </draw:frame>
        <draw:frame draw:style-name="gr52" draw:text-style-name="P14" draw:layer="layout" svg:width="0.946cm" svg:height="0.276cm" svg:x="8.473cm" svg:y="5.18cm">
          <draw:text-box>
            <text:p><text:span text:style-name="T27">ensemble</text:span></text:p>
          </draw:text-box>
        </draw:frame>
        <draw:frame draw:style-name="gr53" draw:text-style-name="P11" draw:layer="layout" svg:width="4.608cm" svg:height="0.353cm" svg:x="1.117cm" svg:y="1.759cm">
          <draw:text-box>
            <text:p><text:span text:style-name="T13">entier,flottant,booléen,chaîne,octets</text:span></text:p>
          </draw:text-box>
        </draw:frame>
        <draw:custom-shape draw:style-name="gr54" draw:text-style-name="P12" draw:layer="layout" svg:width="6.1cm" svg:height="2.988cm" svg:x="1cm" svg:y="6.081cm">
          <text:p/>
          <draw:enhanced-geometry svg:viewBox="0 0 21600 21600" draw:path-stretchpoint-x="10800" draw:path-stretchpoint-y="10800" draw:text-areas="?f3 ?f4 ?f5 ?f6" draw:type="round-rectangle" draw:modifiers="1536.52530779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5" draw:layer="layout" svg:width="4.109cm" svg:height="0.357cm" svg:x="1.992cm" svg:y="8.316cm">
          <draw:text-box>
            <text:p><text:span text:style-name="T28">☺</text:span><text:span text:style-name="T29"> </text:span><text:span text:style-name="T29">a </text:span><text:span text:style-name="T30">toto x7 y_max BigOne</text:span></text:p>
          </draw:text-box>
        </draw:frame>
        <draw:frame draw:style-name="gr56" draw:text-style-name="P15" draw:layer="layout" svg:width="2.076cm" svg:height="0.357cm" svg:x="1.992cm" svg:y="8.654cm">
          <draw:text-box>
            <text:p><text:span text:style-name="T31">☹</text:span><text:span text:style-name="T32"> </text:span><text:span text:style-name="T33">8y</text:span><text:span text:style-name="T34"> </text:span><text:span text:style-name="T33">and</text:span><text:span text:style-name="T34"> </text:span><text:span text:style-name="T33">for</text:span></text:p>
          </draw:text-box>
        </draw:frame>
        <draw:frame draw:style-name="gr57" draw:text-style-name="P13" draw:layer="layout" svg:width="0.849cm" svg:height="0.357cm" svg:x="1.137cm" svg:y="13.049cm">
          <draw:text-box>
            <text:p><text:span text:style-name="T14">x</text:span><text:span text:style-name="T15">+=</text:span><text:span text:style-name="T16">3</text:span></text:p>
          </draw:text-box>
        </draw:frame>
        <draw:frame draw:style-name="gr57" draw:text-style-name="P13" draw:layer="layout" svg:width="0.849cm" svg:height="0.357cm" svg:x="1.119cm" svg:y="13.427cm">
          <draw:text-box>
            <text:p><text:span text:style-name="T14">x</text:span><text:span text:style-name="T15">-=</text:span><text:span text:style-name="T16">2</text:span></text:p>
          </draw:text-box>
        </draw:frame>
        <draw:frame draw:style-name="gr58" draw:text-style-name="P6" draw:layer="layout" svg:width="3.044cm" svg:height="0.323cm" svg:x="2.589cm" svg:y="13.087cm">
          <draw:text-box>
            <text:p><text:span text:style-name="T5">incrémentation </text:span><text:span text:style-name="T25">⇔ </text:span><text:span text:style-name="T35">x</text:span><text:span text:style-name="T36">=</text:span><text:span text:style-name="T37">x</text:span><text:span text:style-name="T36">+</text:span><text:span text:style-name="T38">3</text:span><text:span text:style-name="T39"> </text:span></text:p>
          </draw:text-box>
        </draw:frame>
        <draw:frame draw:style-name="gr59" draw:text-style-name="P6" draw:layer="layout" svg:width="3.023cm" svg:height="0.323cm" svg:x="2.589cm" svg:y="13.465cm">
          <draw:text-box>
            <text:p><text:span text:style-name="T5">décrémentation </text:span><text:span text:style-name="T25">⇔ </text:span><text:span text:style-name="T35">x</text:span><text:span text:style-name="T36">=</text:span><text:span text:style-name="T37">x</text:span><text:span text:style-name="T36">-</text:span><text:span text:style-name="T38">2</text:span></text:p>
          </draw:text-box>
        </draw:frame>
        <draw:custom-shape draw:style-name="gr60" draw:text-style-name="P2" draw:layer="layout" svg:width="12.782cm" svg:height="8.533cm" svg:x="7.218cm" svg:y="6.108cm">
          <text:p/>
          <draw:enhanced-geometry svg:viewBox="0 0 21600 21600" draw:path-stretchpoint-x="10800" draw:path-stretchpoint-y="10800" draw:text-areas="?f3 ?f4 ?f5 ?f6" draw:type="round-rectangle" draw:modifiers="506.2104523084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16" draw:layer="layout" svg:width="2.231cm" svg:height="0.45cm" svg:x="17.759cm" svg:y="6.108cm">
          <draw:text-box draw:corner-radius="0.2cm">
            <text:p>Conversions</text:p>
          </draw:text-box>
        </draw:frame>
        <draw:frame draw:style-name="gr62" draw:text-style-name="P11" draw:layer="layout" svg:width="6.441cm" svg:height="0.4cm" svg:x="6.528cm" svg:y="14.797cm">
          <draw:text-box>
            <text:p><text:span text:style-name="T13">pour les listes, tuples, chaînes de caractères, bytes</text:span><text:span text:style-name="T40">… </text:span></text:p>
          </draw:text-box>
        </draw:frame>
        <draw:frame draw:style-name="gr63" draw:text-style-name="P22" draw:layer="layout" svg:width="12.599cm" svg:height="8.191cm" svg:x="7.461cm" svg:y="6.277cm">
          <draw:text-box>
            <text:p><text:span text:style-name="T41">int</text:span><text:span text:style-name="T42">(</text:span><text:span text:style-name="T43">"15"</text:span><text:span text:style-name="T42">) </text:span><text:span text:style-name="T44">→</text:span><text:span text:style-name="T45"> </text:span><text:span text:style-name="T46">15</text:span><text:span text:style-name="T46"><text:tab/></text:span><text:span text:style-name="T46"><text:tab/></text:span><text:span text:style-name="T46"><text:tab/></text:span><text:span text:style-name="T47">type</text:span><text:span text:style-name="T48">(</text:span><text:span text:style-name="T49">expression</text:span><text:span text:style-name="T48">)</text:span></text:p>
            <text:p text:style-name="P17"><text:span text:style-name="T47">int</text:span><text:span text:style-name="T48">(</text:span><text:span text:style-name="T50">"3f"</text:span><text:span text:style-name="T48">,</text:span><text:span text:style-name="T50">16</text:span><text:span text:style-name="T48">) </text:span><text:span text:style-name="T51">→</text:span><text:span text:style-name="T48"> </text:span><text:span text:style-name="T46">63</text:span><text:span text:style-name="T46"><text:tab/></text:span><text:span text:style-name="T52">spécification de la base du nombre entier en 2</text:span><text:span text:style-name="T53">nd</text:span><text:span text:style-name="T52"> paramètre</text:span></text:p>
            <text:p text:style-name="P17"><text:span text:style-name="T54">int</text:span><text:span text:style-name="T48">(</text:span><text:span text:style-name="T50">15.56</text:span><text:span text:style-name="T48">) </text:span><text:span text:style-name="T51">→</text:span><text:span text:style-name="T48"> </text:span><text:span text:style-name="T46">15</text:span><text:span text:style-name="T46"><text:tab/></text:span><text:span text:style-name="T55">troncature de la partie décimale</text:span></text:p>
            <text:p text:style-name="P17"><text:span text:style-name="T54">float</text:span><text:span text:style-name="T48">(</text:span><text:span text:style-name="T50">"-11.24e8"</text:span><text:span text:style-name="T48">) </text:span><text:span text:style-name="T51">→</text:span><text:span text:style-name="T48"> </text:span><text:span text:style-name="T46">-1124000000.0</text:span></text:p>
            <text:p text:style-name="P17"><text:span text:style-name="T56">round</text:span><text:span text:style-name="T57">(</text:span><text:span text:style-name="T58">15.56</text:span><text:span text:style-name="T59">,</text:span><text:span text:style-name="T58">1</text:span><text:span text:style-name="T57">)</text:span><text:span text:style-name="T55">→ </text:span><text:span text:style-name="T57">15.6</text:span><text:span text:style-name="T55"><text:tab/></text:span><text:span text:style-name="T55">arrondi à 1 décimale (0 décimale </text:span><text:span text:style-name="T60">→ </text:span><text:span text:style-name="T61">nb entier)</text:span></text:p>
            <text:p text:style-name="P18"><text:span text:style-name="T62">bool</text:span><text:span text:style-name="T59">(</text:span><text:span text:style-name="T63">x</text:span><text:span text:style-name="T59">)</text:span><text:span text:style-name="T59"><text:tab/></text:span><text:span text:style-name="T64">False</text:span><text:span text:style-name="T65"> pour </text:span><text:span text:style-name="T66">x</text:span><text:span text:style-name="T65"> zéro</text:span><text:span text:style-name="T67">, </text:span><text:span text:style-name="T66">x</text:span><text:span text:style-name="T67"> conteneur vide, </text:span><text:span text:style-name="T66">x</text:span><text:span text:style-name="T67"> </text:span><text:span text:style-name="T64">None</text:span><text:span text:style-name="T68"> ou </text:span><text:span text:style-name="T64">False</text:span><text:span text:style-name="T69"> </text:span><text:span text:style-name="T68">; </text:span><text:span text:style-name="T64">True</text:span><text:span text:style-name="T68"> pour autres </text:span><text:span text:style-name="T37">x</text:span><text:span text:style-name="T70"> </text:span></text:p>
            <text:p text:style-name="P19"><text:span text:style-name="T62">str</text:span><text:span text:style-name="T59">(</text:span><text:span text:style-name="T63">x</text:span><text:span text:style-name="T59">)</text:span><text:span text:style-name="T55">→ </text:span><text:span text:style-name="T71">"…"</text:span><text:span text:style-name="T55"><text:tab/></text:span><text:span text:style-name="T55">chaîne de représentation de </text:span><text:span text:style-name="T72">x</text:span><text:span text:style-name="T55"> pour l'affichage</text:span><text:span text:style-name="T65"> (cf. </text:span><text:span text:style-name="T73">Formatage</text:span><text:span text:style-name="T65"> au verso)</text:span></text:p>
            <text:p text:style-name="P20"><text:span text:style-name="T74">chr</text:span><text:span text:style-name="T75">(</text:span><text:span text:style-name="T76">64</text:span><text:span text:style-name="T75">)</text:span><text:span text:style-name="T65">→</text:span><text:span text:style-name="T76">'@'</text:span><text:span text:style-name="T75"><text:tab/></text:span><text:span text:style-name="T74">ord</text:span><text:span text:style-name="T75">(</text:span><text:span text:style-name="T76">'@'</text:span><text:span text:style-name="T75">)</text:span><text:span text:style-name="T65">→</text:span><text:span text:style-name="T76">64</text:span><text:span text:style-name="T76"><text:tab/></text:span><text:span text:style-name="T65">code </text:span><text:span text:style-name="T67">↔</text:span><text:span text:style-name="T65"> caractère</text:span></text:p>
            <text:p text:style-name="P19"><text:span text:style-name="T56">repr</text:span><text:span text:style-name="T59">(</text:span><text:span text:style-name="T63">x</text:span><text:span text:style-name="T59">)</text:span><text:span text:style-name="T55">→ </text:span><text:span text:style-name="T71">"…"</text:span><text:span text:style-name="T55"><text:tab/></text:span><text:span text:style-name="T55">chaîne de représentation </text:span><text:span text:style-name="T73">littérale </text:span><text:span text:style-name="T55">de </text:span><text:span text:style-name="T63">x</text:span></text:p>
            <text:p><text:span text:style-name="T41">bytes</text:span><text:span text:style-name="T77">([</text:span><text:span text:style-name="T43">72</text:span><text:span text:style-name="T77">,</text:span><text:span text:style-name="T43">9</text:span><text:span text:style-name="T77">,</text:span><text:span text:style-name="T43">64</text:span><text:span text:style-name="T77">]) </text:span><text:span text:style-name="T55">→</text:span><text:span text:style-name="T59"> </text:span><text:span text:style-name="T58">b'H\t@'</text:span></text:p>
            <text:p><text:span text:style-name="T78">list</text:span><text:span text:style-name="T79">(</text:span><text:span text:style-name="T80">"abc"</text:span><text:span text:style-name="T79">) </text:span><text:span text:style-name="T55">→</text:span><text:span text:style-name="T59"> [</text:span><text:span text:style-name="T58">'a'</text:span><text:span text:style-name="T59">,</text:span><text:span text:style-name="T58">'b'</text:span><text:span text:style-name="T59">,</text:span><text:span text:style-name="T58">'c'</text:span><text:span text:style-name="T59">]</text:span></text:p>
            <text:p><text:span text:style-name="T78">dict</text:span><text:span text:style-name="T79">(</text:span><text:span text:style-name="T81">[(</text:span><text:span text:style-name="T80">3</text:span><text:span text:style-name="T81">,</text:span><text:span text:style-name="T80">"trois"</text:span><text:span text:style-name="T81">),(</text:span><text:span text:style-name="T80">1</text:span><text:span text:style-name="T81">,</text:span><text:span text:style-name="T80">"un"</text:span><text:span text:style-name="T81">)]</text:span><text:span text:style-name="T79">) </text:span><text:span text:style-name="T55">→</text:span><text:span text:style-name="T59"> {</text:span><text:span text:style-name="T58">1</text:span><text:span text:style-name="T59">:</text:span><text:span text:style-name="T58">'un'</text:span><text:span text:style-name="T59">,</text:span><text:span text:style-name="T58">3</text:span><text:span text:style-name="T59">:</text:span><text:span text:style-name="T58">'trois'</text:span><text:span text:style-name="T59">}</text:span></text:p>
            <text:p><text:span text:style-name="T78">set</text:span><text:span text:style-name="T79">(</text:span><text:span text:style-name="T81">[</text:span><text:span text:style-name="T80">"un"</text:span><text:span text:style-name="T81">,</text:span><text:span text:style-name="T80">"deux"</text:span><text:span text:style-name="T81">]</text:span><text:span text:style-name="T79">) </text:span><text:span text:style-name="T55">→</text:span><text:span text:style-name="T59"> {</text:span><text:span text:style-name="T58">'un'</text:span><text:span text:style-name="T59">,</text:span><text:span text:style-name="T58">'deux'</text:span><text:span text:style-name="T59">}</text:span></text:p>
            <text:p text:style-name="P21"><text:span text:style-name="T82">str</text:span><text:span text:style-name="T83"> de jointure</text:span><text:span text:style-name="T84"> et </text:span><text:span text:style-name="T83">séquence de </text:span><text:span text:style-name="T82">str</text:span><text:span text:style-name="T84"> </text:span><text:span text:style-name="T55">→ </text:span><text:span text:style-name="T79">str</text:span><text:span text:style-name="T73"> assemblée</text:span></text:p>
            <text:p text:style-name="P21"><text:span text:style-name="T79"><text:tab/></text:span><text:span text:style-name="T80">':'</text:span><text:span text:style-name="T79">.</text:span><text:span text:style-name="T85">join</text:span><text:span text:style-name="T79">(</text:span><text:span text:style-name="T80">['toto','12','pswd']</text:span><text:span text:style-name="T79">) </text:span><text:span text:style-name="T55">→</text:span><text:span text:style-name="T59"> </text:span><text:span text:style-name="T58">'toto:12:pswd'</text:span></text:p>
            <text:p><text:span text:style-name="T79">str</text:span><text:span text:style-name="T55"> </text:span><text:span text:style-name="T73">découpée sur les blancs </text:span><text:span text:style-name="T55">→ </text:span><text:span text:style-name="T79">list</text:span><text:span text:style-name="T73"> de </text:span><text:span text:style-name="T86">str</text:span></text:p>
            <text:p text:style-name="P21"><text:span text:style-name="T79"><text:tab/></text:span><text:span text:style-name="T80">"des mots <text:s/>espacés"</text:span><text:span text:style-name="T79">.</text:span><text:span text:style-name="T87">split</text:span><text:span text:style-name="T79">() </text:span><text:span text:style-name="T55">→</text:span><text:span text:style-name="T59"> [</text:span><text:span text:style-name="T58">'des'</text:span><text:span text:style-name="T59">,</text:span><text:span text:style-name="T58">'mots'</text:span><text:span text:style-name="T59">,</text:span><text:span text:style-name="T58">'espacés'</text:span><text:span text:style-name="T59">]</text:span></text:p>
            <text:p><text:span text:style-name="T79">str</text:span><text:span text:style-name="T55"> </text:span><text:span text:style-name="T73">découpée sur </text:span><text:span text:style-name="T86">str</text:span><text:span text:style-name="T73"> séparateur </text:span><text:span text:style-name="T55">→ </text:span><text:span text:style-name="T79">list</text:span><text:span text:style-name="T73"> de </text:span><text:span text:style-name="T86">str</text:span></text:p>
            <text:p text:style-name="P21"><text:span text:style-name="T80"><text:tab/></text:span><text:span text:style-name="T80">"1,4,8,2"</text:span><text:span text:style-name="T79">.</text:span><text:span text:style-name="T87">split</text:span><text:span text:style-name="T79">(</text:span><text:span text:style-name="T80">","</text:span><text:span text:style-name="T79">) </text:span><text:span text:style-name="T55">→</text:span><text:span text:style-name="T59"> [</text:span><text:span text:style-name="T58">'1'</text:span><text:span text:style-name="T59">,</text:span><text:span text:style-name="T58">'4'</text:span><text:span text:style-name="T59">,</text:span><text:span text:style-name="T58">'8'</text:span><text:span text:style-name="T59">,</text:span><text:span text:style-name="T58">'2'</text:span><text:span text:style-name="T59">]</text:span></text:p>
            <text:p text:style-name="P21"><text:span text:style-name="T84">séquence d'un type</text:span><text:span text:style-name="T55"> → </text:span><text:span text:style-name="T79">list</text:span><text:span text:style-name="T84"> d'un autre type</text:span><text:span text:style-name="T83"> (par liste en compréhension)</text:span></text:p>
            <text:p text:style-name="P21"><text:span text:style-name="T79"><text:tab/></text:span><text:span text:style-name="T81">[</text:span><text:span text:style-name="T78">int</text:span><text:span text:style-name="T81">(</text:span><text:span text:style-name="T88">x</text:span><text:span text:style-name="T81">)</text:span><text:span text:style-name="T80"> </text:span><text:span text:style-name="T89">for</text:span><text:span text:style-name="T80"> </text:span><text:span text:style-name="T88">x</text:span><text:span text:style-name="T80"> </text:span><text:span text:style-name="T78">in</text:span><text:span text:style-name="T80"> </text:span><text:span text:style-name="T81">(</text:span><text:span text:style-name="T80">'1'</text:span><text:span text:style-name="T81">,</text:span><text:span text:style-name="T80">'29'</text:span><text:span text:style-name="T81">,</text:span><text:span text:style-name="T80">'-3'</text:span><text:span text:style-name="T81">)] </text:span><text:span text:style-name="T55">→</text:span><text:span text:style-name="T59"> [</text:span><text:span text:style-name="T58">1</text:span><text:span text:style-name="T59">,</text:span><text:span text:style-name="T58">29</text:span><text:span text:style-name="T59">,</text:span><text:span text:style-name="T58">-3</text:span><text:span text:style-name="T59">]</text:span></text:p>
          </draw:text-box>
        </draw:frame>
        <draw:frame draw:style-name="gr64" draw:text-style-name="P23" draw:layer="layout" svg:width="7.148cm" svg:height="0.425cm" svg:x="2.652cm" svg:y="16.03cm">
          <draw:text-box>
            <text:p><text:span text:style-name="T90">lst</text:span><text:span text:style-name="T91">=</text:span><text:span text:style-name="T92">[10, 20, 30, 40, 50]</text:span></text:p>
          </draw:text-box>
        </draw:frame>
        <draw:frame draw:style-name="gr65" draw:text-style-name="P13" draw:layer="layout" svg:width="2.014cm" svg:height="0.391cm" svg:x="17.323cm" svg:y="15.806cm">
          <draw:text-box>
            <text:p><text:span text:style-name="T14">lst</text:span><text:span text:style-name="T15">[</text:span><text:span text:style-name="T93">1</text:span><text:span text:style-name="T15">]</text:span><text:span text:style-name="T94">→</text:span><text:span text:style-name="T95">20</text:span></text:p>
          </draw:text-box>
        </draw:frame>
        <draw:frame draw:style-name="gr66" draw:text-style-name="P13" draw:layer="layout" svg:width="2.225cm" svg:height="0.391cm" svg:x="17.323cm" svg:y="16.215cm">
          <draw:text-box>
            <text:p><text:span text:style-name="T14">lst</text:span><text:span text:style-name="T15">[</text:span><text:span text:style-name="T93">-2</text:span><text:span text:style-name="T15">]</text:span><text:span text:style-name="T94">→</text:span><text:span text:style-name="T95">40</text:span></text:p>
          </draw:text-box>
        </draw:frame>
        <draw:frame draw:style-name="gr67" draw:text-style-name="P24" draw:layer="layout" svg:width="0.193cm" svg:height="0.319cm" svg:x="4.047cm" svg:y="15.696cm">
          <draw:text-box>
            <text:p><text:span text:style-name="T96">0</text:span></text:p>
          </draw:text-box>
        </draw:frame>
        <draw:frame draw:style-name="gr67" draw:text-style-name="P24" draw:layer="layout" svg:width="0.193cm" svg:height="0.319cm" svg:x="5.082cm" svg:y="15.696cm">
          <draw:text-box>
            <text:p><text:span text:style-name="T96">1</text:span></text:p>
          </draw:text-box>
        </draw:frame>
        <draw:frame draw:style-name="gr68" draw:text-style-name="P24" draw:layer="layout" svg:width="0.214cm" svg:height="0.389cm" svg:x="6.082cm" svg:y="15.696cm">
          <draw:text-box>
            <text:p><text:span text:style-name="T96">2</text:span></text:p>
          </draw:text-box>
        </draw:frame>
        <draw:frame draw:style-name="gr67" draw:text-style-name="P24" draw:layer="layout" svg:width="0.193cm" svg:height="0.319cm" svg:x="7.082cm" svg:y="15.696cm">
          <draw:text-box>
            <text:p><text:span text:style-name="T96">3</text:span></text:p>
          </draw:text-box>
        </draw:frame>
        <draw:frame draw:style-name="gr67" draw:text-style-name="P24" draw:layer="layout" svg:width="0.193cm" svg:height="0.319cm" svg:x="8cm" svg:y="15.696cm">
          <draw:text-box>
            <text:p><text:span text:style-name="T96">4</text:span></text:p>
          </draw:text-box>
        </draw:frame>
        <draw:frame draw:style-name="gr69" draw:text-style-name="P24" draw:layer="layout" svg:width="0.383cm" svg:height="0.319cm" svg:x="3.982cm" svg:y="15.305cm">
          <draw:text-box>
            <text:p><text:span text:style-name="T96">-5</text:span></text:p>
          </draw:text-box>
        </draw:frame>
        <draw:frame draw:style-name="gr70" draw:text-style-name="P24" draw:layer="layout" svg:width="0.5cm" svg:height="0.389cm" svg:x="4.903cm" svg:y="15.305cm">
          <draw:text-box>
            <text:p><text:span text:style-name="T96">-4</text:span></text:p>
          </draw:text-box>
        </draw:frame>
        <draw:frame draw:style-name="gr69" draw:text-style-name="P24" draw:layer="layout" svg:width="0.383cm" svg:height="0.319cm" svg:x="5.982cm" svg:y="15.305cm">
          <draw:text-box>
            <text:p><text:span text:style-name="T96">-3</text:span></text:p>
          </draw:text-box>
        </draw:frame>
        <draw:frame draw:style-name="gr69" draw:text-style-name="P24" draw:layer="layout" svg:width="0.383cm" svg:height="0.319cm" svg:x="7.982cm" svg:y="15.305cm">
          <draw:text-box>
            <text:p><text:span text:style-name="T96">-1</text:span></text:p>
          </draw:text-box>
        </draw:frame>
        <draw:frame draw:style-name="gr69" draw:text-style-name="P24" draw:layer="layout" svg:width="0.383cm" svg:height="0.319cm" svg:x="6.933cm" svg:y="15.305cm">
          <draw:text-box>
            <text:p><text:span text:style-name="T96">-2</text:span></text:p>
          </draw:text-box>
        </draw:frame>
        <draw:frame draw:style-name="gr71" draw:layer="layout" svg:width="5.977cm" svg:height="0.353cm" svg:x="12.485cm" svg:y="15.352cm">
          <draw:text-box>
            <text:p>Accès individuel aux <text:span text:style-name="T10">éléments</text:span> par <text:span text:style-name="T97">lst</text:span><text:span text:style-name="T98">[</text:span><text:span text:style-name="T99">index</text:span><text:span text:style-name="T98">]</text:span></text:p>
          </draw:text-box>
        </draw:frame>
        <draw:frame draw:style-name="gr72" draw:text-style-name="P11" draw:layer="layout" svg:width="1.327cm" svg:height="0.319cm" svg:x="1.884cm" svg:y="15.708cm">
          <draw:text-box>
            <text:p><text:span text:style-name="T13">index positif</text:span></text:p>
          </draw:text-box>
        </draw:frame>
        <draw:frame draw:style-name="gr73" draw:text-style-name="P11" draw:layer="layout" svg:width="1.399cm" svg:height="0.319cm" svg:x="1.804cm" svg:y="15.317cm">
          <draw:text-box>
            <text:p><text:span text:style-name="T13">index négatif</text:span></text:p>
          </draw:text-box>
        </draw:frame>
        <draw:frame draw:style-name="gr67" draw:text-style-name="P24" draw:layer="layout" svg:width="0.193cm" svg:height="0.319cm" svg:x="3.7cm" svg:y="16.531cm">
          <draw:text-box>
            <text:p><text:span text:style-name="T96">0</text:span></text:p>
          </draw:text-box>
        </draw:frame>
        <draw:frame draw:style-name="gr67" draw:text-style-name="P24" draw:layer="layout" svg:width="0.193cm" svg:height="0.319cm" svg:x="4.535cm" svg:y="16.531cm">
          <draw:text-box>
            <text:p><text:span text:style-name="T96">1</text:span></text:p>
          </draw:text-box>
        </draw:frame>
        <draw:frame draw:style-name="gr67" draw:text-style-name="P24" draw:layer="layout" svg:width="0.193cm" svg:height="0.319cm" svg:x="5.5cm" svg:y="16.531cm">
          <draw:text-box>
            <text:p><text:span text:style-name="T96">2</text:span></text:p>
          </draw:text-box>
        </draw:frame>
        <draw:frame draw:style-name="gr74" draw:text-style-name="P24" draw:layer="layout" svg:width="0.193cm" svg:height="0.319cm" svg:x="6.5cm" svg:y="16.531cm">
          <draw:text-box>
            <text:p><text:span text:style-name="T96">3</text:span></text:p>
          </draw:text-box>
        </draw:frame>
        <draw:frame draw:style-name="gr67" draw:text-style-name="P24" draw:layer="layout" svg:width="0.193cm" svg:height="0.319cm" svg:x="8.479cm" svg:y="16.531cm">
          <draw:text-box>
            <text:p><text:span text:style-name="T96">5</text:span></text:p>
          </draw:text-box>
        </draw:frame>
        <draw:frame draw:style-name="gr67" draw:text-style-name="P24" draw:layer="layout" svg:width="0.193cm" svg:height="0.319cm" svg:x="7.486cm" svg:y="16.531cm">
          <draw:text-box>
            <text:p><text:span text:style-name="T96">4</text:span></text:p>
          </draw:text-box>
        </draw:frame>
        <draw:frame draw:style-name="gr69" draw:text-style-name="P24" draw:layer="layout" svg:width="0.383cm" svg:height="0.319cm" svg:x="3.613cm" svg:y="16.948cm">
          <draw:text-box>
            <text:p><text:span text:style-name="T96">-5</text:span></text:p>
          </draw:text-box>
        </draw:frame>
        <draw:frame draw:style-name="gr69" draw:text-style-name="P24" draw:layer="layout" svg:width="0.383cm" svg:height="0.319cm" svg:x="4.413cm" svg:y="16.948cm">
          <draw:text-box>
            <text:p><text:span text:style-name="T96">-4</text:span></text:p>
          </draw:text-box>
        </draw:frame>
        <draw:frame draw:style-name="gr69" draw:text-style-name="P24" draw:layer="layout" svg:width="0.383cm" svg:height="0.319cm" svg:x="5.415cm" svg:y="16.948cm">
          <draw:text-box>
            <text:p><text:span text:style-name="T96">-3</text:span></text:p>
          </draw:text-box>
        </draw:frame>
        <draw:frame draw:style-name="gr69" draw:text-style-name="P24" draw:layer="layout" svg:width="0.383cm" svg:height="0.319cm" svg:x="7.407cm" svg:y="16.948cm">
          <draw:text-box>
            <text:p><text:span text:style-name="T96">-1</text:span></text:p>
          </draw:text-box>
        </draw:frame>
        <draw:frame draw:style-name="gr69" draw:text-style-name="P24" draw:layer="layout" svg:width="0.383cm" svg:height="0.319cm" svg:x="6.376cm" svg:y="16.948cm">
          <draw:text-box>
            <text:p><text:span text:style-name="T96">-2</text:span></text:p>
          </draw:text-box>
        </draw:frame>
        <draw:frame draw:style-name="gr75" draw:text-style-name="P11" draw:layer="layout" svg:width="1.763cm" svg:height="0.319cm" svg:x="1.376cm" svg:y="16.96cm">
          <draw:text-box>
            <text:p><text:span text:style-name="T13">tranche négative</text:span></text:p>
          </draw:text-box>
        </draw:frame>
        <draw:frame draw:style-name="gr76" draw:text-style-name="P11" draw:layer="layout" svg:width="1.691cm" svg:height="0.319cm" svg:x="1.456cm" svg:y="16.543cm">
          <draw:text-box>
            <text:p><text:span text:style-name="T13">tranche positive</text:span></text:p>
          </draw:text-box>
        </draw:frame>
        <draw:frame draw:style-name="gr77" draw:layer="layout" svg:width="8.844cm" svg:height="0.353cm" svg:x="1.3cm" svg:y="17.457cm">
          <draw:text-box>
            <text:p>Accès à des <text:span text:style-name="T10">sous-séquences</text:span> par <text:span text:style-name="T97">lst</text:span><text:span text:style-name="T98">[</text:span><text:span text:style-name="T99">tranche début</text:span><text:span text:style-name="T98">:</text:span><text:span text:style-name="T99">tranche fin</text:span><text:span text:style-name="T98">:</text:span><text:span text:style-name="T99">pas</text:span><text:span text:style-name="T98">]</text:span></text:p>
          </draw:text-box>
        </draw:frame>
        <draw:frame draw:style-name="gr78" draw:layer="layout" svg:width="2.564cm" svg:height="0.425cm" svg:x="9.374cm" svg:y="15.768cm">
          <draw:text-box>
            <text:p><text:span text:style-name="T100">len</text:span>(<text:span text:style-name="T90">lst</text:span>)<text:span text:style-name="T94">→</text:span><text:span text:style-name="T101">5</text:span></text:p>
          </draw:text-box>
        </draw:frame>
        <draw:frame draw:style-name="gr79" draw:text-style-name="P13" draw:layer="layout" svg:width="3.391cm" svg:height="0.357cm" svg:x="11.921cm" svg:y="17.916cm">
          <draw:text-box>
            <text:p><text:span text:style-name="T14">lst</text:span><text:span text:style-name="T15">[</text:span><text:span text:style-name="T93">1</text:span><text:span text:style-name="T17">:</text:span><text:span text:style-name="T93">3</text:span><text:span text:style-name="T15">]</text:span><text:span text:style-name="T102">→</text:span><text:span text:style-name="T95">[20,30]</text:span></text:p>
          </draw:text-box>
        </draw:frame>
        <draw:frame draw:style-name="gr80" draw:text-style-name="P13" draw:layer="layout" svg:width="4.025cm" svg:height="0.357cm" svg:x="1.3cm" svg:y="18.699cm">
          <draw:text-box>
            <text:p><text:span text:style-name="T14">lst</text:span><text:span text:style-name="T15">[</text:span><text:span text:style-name="T17">::</text:span><text:span text:style-name="T93">2</text:span><text:span text:style-name="T15">]</text:span><text:span text:style-name="T102">→</text:span><text:span text:style-name="T95">[10,30,50]</text:span></text:p>
          </draw:text-box>
        </draw:frame>
        <draw:frame draw:style-name="gr81" draw:text-style-name="P13" draw:layer="layout" svg:width="3.813cm" svg:height="0.357cm" svg:x="11.921cm" svg:y="18.308cm">
          <draw:text-box>
            <text:p><text:span text:style-name="T14">lst</text:span><text:span text:style-name="T15">[</text:span><text:span text:style-name="T93">-3</text:span><text:span text:style-name="T17">:</text:span><text:span text:style-name="T93">-1</text:span><text:span text:style-name="T15">]</text:span><text:span text:style-name="T102">→</text:span><text:span text:style-name="T95">[30,40]</text:span></text:p>
          </draw:text-box>
        </draw:frame>
        <draw:frame draw:style-name="gr82" draw:text-style-name="P13" draw:layer="layout" svg:width="3.814cm" svg:height="0.357cm" svg:x="15.965cm" svg:y="17.869cm">
          <draw:text-box>
            <text:p><text:span text:style-name="T14">lst</text:span><text:span text:style-name="T15">[</text:span><text:span text:style-name="T17">:</text:span><text:span text:style-name="T93">3</text:span><text:span text:style-name="T15">]</text:span><text:span text:style-name="T102">→</text:span><text:span text:style-name="T95">[10,20,30]</text:span></text:p>
          </draw:text-box>
        </draw:frame>
        <draw:frame draw:style-name="gr83" draw:text-style-name="P13" draw:layer="layout" svg:width="4.66cm" svg:height="0.357cm" svg:x="1.3cm" svg:y="17.916cm">
          <draw:text-box>
            <text:p><text:span text:style-name="T14">lst</text:span><text:span text:style-name="T15">[</text:span><text:span text:style-name="T17">:</text:span><text:span text:style-name="T93">-1</text:span><text:span text:style-name="T15">]</text:span><text:span text:style-name="T102">→</text:span><text:span text:style-name="T95">[10,20,30,40]</text:span></text:p>
          </draw:text-box>
        </draw:frame>
        <draw:frame draw:style-name="gr84" draw:text-style-name="P13" draw:layer="layout" svg:width="3.179cm" svg:height="0.357cm" svg:x="15.965cm" svg:y="18.261cm">
          <draw:text-box>
            <text:p><text:span text:style-name="T14">lst</text:span><text:span text:style-name="T15">[</text:span><text:span text:style-name="T93">3</text:span><text:span text:style-name="T17">:</text:span><text:span text:style-name="T15">]</text:span><text:span text:style-name="T102">→</text:span><text:span text:style-name="T95">[40,50]</text:span></text:p>
          </draw:text-box>
        </draw:frame>
        <draw:frame draw:style-name="gr85" draw:text-style-name="P13" draw:layer="layout" svg:width="4.237cm" svg:height="0.357cm" svg:x="1.3cm" svg:y="18.308cm">
          <draw:text-box>
            <text:p><text:span text:style-name="T14">lst</text:span><text:span text:style-name="T15">[</text:span><text:span text:style-name="T93">1</text:span><text:span text:style-name="T17">:</text:span><text:span text:style-name="T93">-1</text:span><text:span text:style-name="T15">]</text:span><text:span text:style-name="T102">→</text:span><text:span text:style-name="T95">[20,30,40]</text:span></text:p>
          </draw:text-box>
        </draw:frame>
        <draw:frame draw:style-name="gr86" draw:text-style-name="P13" draw:layer="layout" svg:width="4.872cm" svg:height="0.357cm" svg:x="6.156cm" svg:y="18.705cm">
          <draw:text-box>
            <text:p><text:span text:style-name="T14">lst</text:span><text:span text:style-name="T15">[</text:span><text:span text:style-name="T17">:</text:span><text:span text:style-name="T15">]</text:span><text:span text:style-name="T102">→</text:span><text:span text:style-name="T95">[10,20,30,40,50]</text:span></text:p>
          </draw:text-box>
        </draw:frame>
        <draw:frame draw:style-name="gr87" draw:text-style-name="P11" draw:layer="layout" svg:width="16.024cm" svg:height="0.705cm" svg:x="1.3cm" svg:y="19.111cm">
          <draw:text-box>
            <text:p><text:span text:style-name="T13">Indication de tranche manquante </text:span><text:span text:style-name="T103">→ à partir du début / jusqu'à la fin.</text:span></text:p>
            <text:p><text:span text:style-name="T103">Sur les séquences modifiables (</text:span><text:span text:style-name="T104">list</text:span><text:span text:style-name="T103">), suppression avec </text:span><text:span text:style-name="T105">del</text:span><text:span text:style-name="T106"> </text:span><text:span text:style-name="T107">lst</text:span><text:span text:style-name="T106">[</text:span><text:span text:style-name="T108">3</text:span><text:span text:style-name="T106">:</text:span><text:span text:style-name="T108">5</text:span><text:span text:style-name="T106">]</text:span><text:span text:style-name="T103"> et modification par affectation </text:span><text:span text:style-name="T107">lst</text:span><text:span text:style-name="T106">[</text:span><text:span text:style-name="T108">1</text:span><text:span text:style-name="T106">:</text:span><text:span text:style-name="T108">4</text:span><text:span text:style-name="T106">]=</text:span><text:span text:style-name="T109">[15,25]</text:span></text:p>
          </draw:text-box>
        </draw:frame>
        <draw:frame draw:style-name="gr88" draw:text-style-name="P25" draw:layer="layout" svg:width="4.243cm" svg:height="0.45cm" svg:x="15.747cm" svg:y="22.049cm">
          <draw:text-box draw:corner-radius="0.2cm">
            <text:p>Instruction conditionnelle</text:p>
          </draw:text-box>
        </draw:frame>
        <draw:custom-shape draw:style-name="gr89" draw:text-style-name="P26" draw:layer="layout" svg:width="8.3cm" svg:height="4.091cm" svg:x="11.7cm" svg:y="22.049cm">
          <text:p/>
          <draw:enhanced-geometry svg:viewBox="0 0 21600 21600" draw:path-stretchpoint-x="10800" draw:path-stretchpoint-y="10800" draw:text-areas="?f3 ?f4 ?f5 ?f6" draw:type="round-rectangle" draw:modifiers="1055.71847507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27" draw:layer="layout" svg:width="2.88cm" svg:height="1.729cm" svg:x="17.12cm" svg:y="24.282cm">
          <draw:text-box>
            <text:p><text:span text:style-name="T110">if</text:span><text:span text:style-name="T111"> </text:span><text:span text:style-name="T112">age</text:span><text:span text:style-name="T111">&lt;=</text:span><text:span text:style-name="T113">18</text:span><text:span text:style-name="T110">:</text:span></text:p>
            <text:p><text:span text:style-name="T111"><text:s text:c="2"/></text:span><text:span text:style-name="T114">etat</text:span><text:span text:style-name="T111">=</text:span><text:span text:style-name="T113">"Enfant"</text:span></text:p>
            <text:p><text:span text:style-name="T110">elif</text:span><text:span text:style-name="T111"> </text:span><text:span text:style-name="T112">age</text:span><text:span text:style-name="T111">&gt;</text:span><text:span text:style-name="T113">65</text:span><text:span text:style-name="T110">:</text:span></text:p>
            <text:p><text:span text:style-name="T111"><text:s text:c="2"/></text:span><text:span text:style-name="T114">etat</text:span><text:span text:style-name="T111">=</text:span><text:span text:style-name="T113">"Retraité"</text:span></text:p>
            <text:p><text:span text:style-name="T110">else:</text:span></text:p>
            <text:p><text:span text:style-name="T111"><text:s text:c="2"/></text:span><text:span text:style-name="T114">etat</text:span><text:span text:style-name="T111">=</text:span><text:span text:style-name="T113">"Actif"</text:span></text:p>
          </draw:text-box>
        </draw:frame>
        <draw:custom-shape draw:style-name="gr91" draw:text-style-name="P2" draw:layer="layout" svg:width="10.596cm" svg:height="3.636cm" svg:x="1cm" svg:y="25.064cm">
          <text:p/>
          <draw:enhanced-geometry svg:viewBox="0 0 21600 21600" draw:path-stretchpoint-x="10800" draw:path-stretchpoint-y="10800" draw:text-areas="?f3 ?f4 ?f5 ?f6" draw:type="round-rectangle" draw:modifiers="1187.79213637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8" draw:layer="layout" svg:width="5.095cm" svg:height="4.842cm" svg:x="6.501cm" svg:y="20.11cm">
          <text:p/>
          <draw:enhanced-geometry svg:viewBox="0 0 21600 21600" draw:path-stretchpoint-x="10800" draw:path-stretchpoint-y="10800" draw:text-areas="?f3 ?f4 ?f5 ?f6" draw:type="round-rectangle" draw:modifiers="892.00908527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3" draw:layer="layout" svg:width="4.333cm" svg:height="3.019cm" svg:x="6.738cm" svg:y="20.714cm">
          <draw:text-box>
            <text:p><text:span text:style-name="T115">instruction parente</text:span><text:span text:style-name="T116">:</text:span></text:p>
            <text:p><text:s text:c="2"/><text:span text:style-name="T115">bloc d'instructions 1</text:span><text:span text:style-name="T117">…</text:span></text:p>
            <text:p><text:s text:c="6"/><text:span text:style-name="T7">⁝</text:span></text:p>
            <text:p><text:s text:c="2"/><text:span text:style-name="T115">instruction parente</text:span><text:span text:style-name="T116">:</text:span></text:p>
            <text:p><text:s text:c="4"/><text:span text:style-name="T115">bloc d'instructions 2</text:span><text:span text:style-name="T117">…</text:span></text:p>
            <text:p><text:span text:style-name="T118"><text:s text:c="9"/></text:span><text:span text:style-name="T119">⁝</text:span></text:p>
            <text:p><text:span text:style-name="T119"/></text:p>
            <text:p><text:span text:style-name="T120">instruction suivante après bloc 1</text:span></text:p>
          </draw:text-box>
        </draw:frame>
        <draw:custom-shape draw:style-name="gr94" draw:text-style-name="P2" draw:layer="layout" svg:width="4.3cm" svg:height="2.2cm" svg:x="7.096cm" svg:y="21.11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3.8cm" svg:height="0.9cm" svg:x="7.496cm" svg:y="22.31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4.8cm" svg:height="3.2cm" svg:x="6.696cm" svg:y="20.714cm">
          <text:p/>
          <draw:enhanced-geometry svg:viewBox="0 0 21600 21600" draw:type="rectangle" draw:enhanced-path="M 0 0 L 21600 0 21600 21600 0 21600 0 0 Z N"/>
        </draw:custom-shape>
        <draw:line draw:style-name="gr95" draw:text-style-name="P2" draw:layer="layout" svg:x1="6.696cm" svg:y1="21.314cm" svg:x2="7.096cm" svg:y2="21.314cm">
          <text:p/>
        </draw:line>
        <draw:line draw:style-name="gr95" draw:text-style-name="P2" draw:layer="layout" svg:x1="7.096cm" svg:y1="22.614cm" svg:x2="7.496cm" svg:y2="22.614cm">
          <text:p/>
        </draw:line>
        <draw:frame draw:style-name="gr96" draw:text-style-name="P29" draw:layer="layout" svg:width="1.526cm" svg:height="0.319cm" draw:transform="rotate (1.5707963267949) translate (6.756cm 22.999cm)">
          <draw:text-box>
            <text:p><text:span text:style-name="T121">indentation !</text:span></text:p>
          </draw:text-box>
        </draw:frame>
        <draw:frame draw:style-name="gr97" draw:layer="layout" svg:width="4.635cm" svg:height="0.353cm" svg:x="1.225cm" svg:y="20.568cm">
          <draw:text-box>
            <text:p>Comparateurs: <text:span text:style-name="T98">&lt;</text:span> <text:s/><text:span text:style-name="T98">&gt;</text:span> <text:s/><text:span text:style-name="T98">&lt;=</text:span> <text:s/><text:span text:style-name="T98">&gt;=</text:span> <text:s/><text:span text:style-name="T98">==</text:span> <text:s/><text:span text:style-name="T98">!=</text:span></text:p>
          </draw:text-box>
        </draw:frame>
        <draw:frame draw:style-name="gr98" draw:layer="layout" svg:width="0.188cm" svg:height="0.353cm" svg:x="5.637cm" svg:y="20.852cm">
          <draw:text-box>
            <text:p><text:span text:style-name="T122">≠</text:span></text:p>
          </draw:text-box>
        </draw:frame>
        <draw:frame draw:style-name="gr98" draw:layer="layout" svg:width="0.188cm" svg:height="0.353cm" svg:x="5.037cm" svg:y="20.852cm">
          <draw:text-box>
            <text:p><text:span text:style-name="T122">=</text:span></text:p>
          </draw:text-box>
        </draw:frame>
        <draw:frame draw:style-name="gr98" draw:layer="layout" svg:width="0.188cm" svg:height="0.353cm" svg:x="4.537cm" svg:y="20.852cm">
          <draw:text-box>
            <text:p><text:span text:style-name="T122">≥</text:span></text:p>
          </draw:text-box>
        </draw:frame>
        <draw:frame draw:style-name="gr98" draw:layer="layout" svg:width="0.188cm" svg:height="0.353cm" svg:x="4.037cm" svg:y="20.852cm">
          <draw:text-box>
            <text:p><text:span text:style-name="T122">≤</text:span></text:p>
          </draw:text-box>
        </draw:frame>
        <draw:frame draw:style-name="gr99" draw:layer="layout" svg:width="1.78cm" svg:height="0.425cm" svg:x="1.245cm" svg:y="21.256cm">
          <draw:text-box>
            <text:p><text:span text:style-name="T90">a</text:span> <text:span text:style-name="T116">and</text:span> <text:span text:style-name="T90">b</text:span></text:p>
          </draw:text-box>
        </draw:frame>
        <draw:frame draw:style-name="gr100" draw:layer="layout" svg:width="1.526cm" svg:height="0.425cm" svg:x="1.245cm" svg:y="21.917cm">
          <draw:text-box>
            <text:p><text:span text:style-name="T90">a</text:span> <text:span text:style-name="T116">or</text:span> <text:span text:style-name="T90">b</text:span></text:p>
          </draw:text-box>
        </draw:frame>
        <draw:frame draw:style-name="gr101" draw:layer="layout" svg:width="1.272cm" svg:height="0.425cm" svg:x="1.245cm" svg:y="23.553cm">
          <draw:text-box>
            <text:p><text:span text:style-name="T116">not</text:span> <text:span text:style-name="T90">a</text:span></text:p>
          </draw:text-box>
        </draw:frame>
        <draw:frame draw:style-name="gr102" draw:layer="layout" svg:width="1.209cm" svg:height="0.353cm" svg:x="3.125cm" svg:y="21.295cm">
          <draw:text-box>
            <text:p>et logique</text:p>
          </draw:text-box>
        </draw:frame>
        <draw:frame draw:style-name="gr103" draw:layer="layout" svg:width="1.293cm" svg:height="0.353cm" svg:x="3.125cm" svg:y="21.956cm">
          <draw:text-box>
            <text:p>ou logique</text:p>
          </draw:text-box>
        </draw:frame>
        <draw:frame draw:style-name="gr104" draw:layer="layout" svg:width="1.446cm" svg:height="0.353cm" svg:x="3.125cm" svg:y="23.592cm">
          <draw:text-box>
            <text:p>non logique</text:p>
          </draw:text-box>
        </draw:frame>
        <draw:frame draw:style-name="gr105" draw:text-style-name="P31" draw:layer="layout" svg:width="1.573cm" svg:height="0.605cm" svg:x="4.525cm" svg:y="21.88cm">
          <draw:text-box>
            <text:p text:style-name="P30"><text:span text:style-name="T13">l'un ou l'autre </text:span></text:p>
            <text:p text:style-name="P30"><text:span text:style-name="T13">ou les deux</text:span></text:p>
          </draw:text-box>
        </draw:frame>
        <draw:frame draw:style-name="gr106" draw:text-style-name="P31" draw:layer="layout" svg:width="1.4cm" svg:height="0.605cm" svg:x="4.525cm" svg:y="21.219cm">
          <draw:text-box>
            <text:p text:style-name="P30"><text:span text:style-name="T13">les deux en </text:span></text:p>
            <text:p text:style-name="P30"><text:span text:style-name="T13">même temps</text:span></text:p>
          </draw:text-box>
        </draw:frame>
        <draw:frame draw:style-name="gr107" draw:layer="layout" svg:width="3.986cm" svg:height="0.933cm" svg:x="12.128cm" svg:y="22.846cm">
          <draw:text-box>
            <text:p><text:span text:style-name="T116">if</text:span> <text:span text:style-name="T99">condition logique</text:span>:</text:p>
            <text:p><text:s text:c="4"/><text:span text:style-name="T115">bloc d'instructions</text:span></text:p>
          </draw:text-box>
        </draw:frame>
        <draw:frame draw:style-name="gr108" draw:text-style-name="P11" draw:layer="layout" svg:width="4.328cm" svg:height="0.705cm" svg:x="11.843cm" svg:y="22.136cm">
          <draw:text-box>
            <text:p><text:span text:style-name="T13">un bloc d'instructions exécuté,</text:span></text:p>
            <text:p><text:span text:style-name="T13">uniquement </text:span><text:span text:style-name="T123">si</text:span><text:span text:style-name="T13"> sa condition est vraie</text:span></text:p>
          </draw:text-box>
        </draw:frame>
        <draw:frame draw:style-name="gr109" draw:text-style-name="P27" draw:layer="layout" svg:width="4.822cm" svg:height="1.273cm" svg:x="11.862cm" svg:y="23.876cm">
          <draw:text-box>
            <text:p><text:span text:style-name="T111">Combinable avec des </text:span><text:span text:style-name="T5">sinon si</text:span><text:span text:style-name="T111">, </text:span><text:span text:style-name="T5">sinon si</text:span><text:span text:style-name="T111">... et un seul </text:span><text:span text:style-name="T5">sinon</text:span><text:span text:style-name="T111"> final. Seul le bloc de la première condition trouvée vraie est exécuté.</text:span></text:p>
          </draw:text-box>
        </draw:frame>
        <draw:frame draw:style-name="gr110" draw:text-style-name="P13" draw:layer="layout" svg:width="2.225cm" svg:height="0.391cm" svg:x="12.474cm" svg:y="16.175cm">
          <draw:text-box>
            <text:p><text:span text:style-name="T14">lst</text:span><text:span text:style-name="T15">[</text:span><text:span text:style-name="T93">-1</text:span><text:span text:style-name="T15">]</text:span><text:span text:style-name="T94">→</text:span><text:span text:style-name="T95">50</text:span></text:p>
          </draw:text-box>
        </draw:frame>
        <draw:frame draw:style-name="gr111" draw:text-style-name="P13" draw:layer="layout" svg:width="2.014cm" svg:height="0.391cm" svg:x="12.474cm" svg:y="15.766cm">
          <draw:text-box>
            <text:p><text:span text:style-name="T14">lst</text:span><text:span text:style-name="T15">[</text:span><text:span text:style-name="T93">0</text:span><text:span text:style-name="T15">]</text:span><text:span text:style-name="T94">→</text:span><text:span text:style-name="T95">10</text:span></text:p>
          </draw:text-box>
        </draw:frame>
        <draw:frame draw:style-name="gr112" draw:text-style-name="P11" draw:layer="layout" svg:width="1.378cm" svg:height="0.319cm" svg:x="15.025cm" svg:y="16.247cm">
          <draw:text-box>
            <text:p><text:span text:style-name="T124">⇒</text:span><text:span text:style-name="T13"> </text:span><text:span text:style-name="T13">le dernier</text:span></text:p>
          </draw:text-box>
        </draw:frame>
        <draw:frame draw:style-name="gr113" draw:text-style-name="P11" draw:layer="layout" svg:width="1.424cm" svg:height="0.319cm" svg:x="15.025cm" svg:y="15.838cm">
          <draw:text-box>
            <text:p><text:span text:style-name="T124">⇒</text:span><text:span text:style-name="T13"> </text:span><text:span text:style-name="T13">le premier</text:span></text:p>
          </draw:text-box>
        </draw:frame>
        <draw:frame draw:style-name="gr114" draw:text-style-name="P13" draw:layer="layout" svg:width="1.273cm" svg:height="0.357cm" svg:x="1.137cm" svg:y="13.806cm">
          <draw:text-box>
            <text:p><text:span text:style-name="T14">x</text:span><text:span text:style-name="T17">=</text:span><text:span text:style-name="T125">None</text:span></text:p>
          </draw:text-box>
        </draw:frame>
        <draw:frame draw:style-name="gr115" draw:text-style-name="P6" draw:layer="layout" svg:width="3.355cm" svg:height="0.319cm" svg:x="2.589cm" svg:y="13.803cm">
          <draw:text-box>
            <text:p><text:span text:style-name="T5">valeur constante « non défini »</text:span></text:p>
          </draw:text-box>
        </draw:frame>
        <draw:custom-shape draw:style-name="gr116" draw:text-style-name="P2" draw:layer="layout" svg:width="5.395cm" svg:height="4.857cm" svg:x="1cm" svg:y="20.092cm">
          <text:p/>
          <draw:enhanced-geometry svg:viewBox="0 0 21600 21600" draw:path-stretchpoint-x="10800" draw:path-stretchpoint-y="10800" draw:text-areas="?f3 ?f4 ?f5 ?f6" draw:type="round-rectangle" draw:modifiers="889.2548373816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32" draw:layer="layout" svg:width="1.203cm" svg:height="0.45cm" svg:x="10.383cm" svg:y="25.064cm">
          <draw:text-box draw:corner-radius="0.2cm">
            <text:p text:style-name="P2">Maths</text:p>
          </draw:text-box>
        </draw:frame>
        <draw:frame draw:style-name="gr118" draw:layer="layout" svg:width="4.542cm" svg:height="0.353cm" svg:x="1.132cm" svg:y="25.52cm">
          <draw:text-box>
            <text:p>Opérateurs : <text:span text:style-name="T98">+</text:span> <text:s/><text:span text:style-name="T98">-</text:span> <text:s/><text:span text:style-name="T98">*</text:span> <text:s/><text:span text:style-name="T98">/</text:span> <text:s text:c="2"/><text:span text:style-name="T98">//</text:span> <text:s text:c="2"/><text:span text:style-name="T98">%</text:span><text:span text:style-name="T126"> <text:s text:c="2"/></text:span><text:span text:style-name="T98">**</text:span></text:p>
          </draw:text-box>
        </draw:frame>
        <draw:frame draw:style-name="gr119" draw:layer="layout" svg:width="0.288cm" svg:height="0.319cm" svg:x="3.468cm" svg:y="25.848cm">
          <draw:text-box>
            <text:p><text:span text:style-name="T127">×</text:span></text:p>
          </draw:text-box>
        </draw:frame>
        <draw:frame draw:style-name="gr119" draw:layer="layout" svg:width="0.288cm" svg:height="0.319cm" svg:x="3.768cm" svg:y="25.848cm">
          <draw:text-box>
            <text:p><text:span text:style-name="T127">÷</text:span></text:p>
          </draw:text-box>
        </draw:frame>
        <draw:frame draw:style-name="gr120" draw:layer="layout" svg:width="0.989cm" svg:height="0.319cm" svg:x="3.554cm" svg:y="26.208cm">
          <draw:text-box>
            <text:p><text:span text:style-name="T127">÷ </text:span>entière</text:p>
          </draw:text-box>
        </draw:frame>
        <draw:frame draw:style-name="gr121" draw:layer="layout" svg:width="0.76cm" svg:height="0.319cm" svg:x="4.768cm" svg:y="26.208cm">
          <draw:text-box>
            <text:p><text:span text:style-name="T127">reste ÷</text:span></text:p>
          </draw:text-box>
        </draw:frame>
        <draw:line draw:style-name="gr45" draw:text-style-name="P2" draw:layer="layout" svg:x1="4.368cm" svg:y1="26.248cm" svg:x2="4.368cm" svg:y2="25.948cm">
          <text:p/>
        </draw:line>
        <draw:line draw:style-name="gr45" draw:text-style-name="P2" draw:layer="layout" svg:x1="4.968cm" svg:y1="26.248cm" svg:x2="4.968cm" svg:y2="25.948cm">
          <text:p/>
        </draw:line>
        <draw:frame draw:style-name="gr122" draw:layer="layout" svg:width="0.21cm" svg:height="0.4cm" svg:x="5.368cm" svg:y="25.848cm">
          <draw:text-box>
            <text:p>a<text:span text:style-name="T4">b</text:span></text:p>
          </draw:text-box>
        </draw:frame>
        <draw:frame draw:style-name="gr123" draw:text-style-name="P33" draw:layer="layout" svg:width="5.002cm" svg:height="2.455cm" svg:x="6.077cm" svg:y="25.583cm">
          <draw:text-box>
            <text:p><text:span text:style-name="T128">from</text:span><text:span text:style-name="T129"> </text:span><text:span text:style-name="T130">math</text:span><text:span text:style-name="T129"> </text:span><text:span text:style-name="T128">import</text:span><text:span text:style-name="T129"> </text:span><text:span text:style-name="T131">sin</text:span><text:span text:style-name="T129">,</text:span><text:span text:style-name="T132">pi</text:span><text:span text:style-name="T133">…</text:span></text:p>
            <text:p><text:span text:style-name="T134">sin</text:span><text:span text:style-name="T135">(</text:span><text:span text:style-name="T136">pi</text:span><text:span text:style-name="T135">/</text:span><text:span text:style-name="T137">4</text:span><text:span text:style-name="T135">)→</text:span><text:span text:style-name="T137">0.707</text:span><text:span text:style-name="T138">…</text:span></text:p>
            <text:p><text:span text:style-name="T134">cos</text:span><text:span text:style-name="T139">(</text:span><text:span text:style-name="T137">2</text:span><text:span text:style-name="T139">*</text:span><text:span text:style-name="T136">pi</text:span><text:span text:style-name="T139">/</text:span><text:span text:style-name="T137">3</text:span><text:span text:style-name="T139">)→</text:span><text:span text:style-name="T137">-0.4999</text:span><text:span text:style-name="T138">…</text:span></text:p>
            <text:p><text:span text:style-name="T134">sqrt</text:span><text:span text:style-name="T139">(</text:span><text:span text:style-name="T137">81</text:span><text:span text:style-name="T139">)→</text:span><text:span text:style-name="T137">9.0 <text:s text:c="3"/></text:span><text:span text:style-name="T139">√</text:span></text:p>
            <text:p><text:span text:style-name="T134">log</text:span><text:span text:style-name="T139">(</text:span><text:span text:style-name="T136">e</text:span><text:span text:style-name="T139">**</text:span><text:span text:style-name="T137">2</text:span><text:span text:style-name="T139">)→</text:span><text:span text:style-name="T137">2.0</text:span></text:p>
            <text:p><text:span text:style-name="T134">ceil</text:span><text:span text:style-name="T139">(</text:span><text:span text:style-name="T137">12.5</text:span><text:span text:style-name="T139">)→</text:span><text:span text:style-name="T137">13</text:span></text:p>
            <text:p><text:span text:style-name="T134">floor</text:span><text:span text:style-name="T139">(</text:span><text:span text:style-name="T137">12.5</text:span><text:span text:style-name="T139">)→</text:span><text:span text:style-name="T137">12</text:span></text:p>
          </draw:text-box>
        </draw:frame>
        <draw:custom-shape draw:style-name="gr23" draw:text-style-name="P2" draw:layer="layout" svg:width="0.143cm" svg:height="0.336cm" draw:transform="rotate (-1.5707963267949) translate (3.243cm 4.63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4" draw:text-style-name="P6" draw:layer="layout" svg:width="1.128cm" svg:height="0.319cm" svg:x="2.707cm" svg:y="4.746cm">
          <draw:text-box>
            <text:p><text:span text:style-name="T140">'</text:span><text:span text:style-name="T5"> échappé</text:span></text:p>
          </draw:text-box>
        </draw:frame>
        <draw:frame draw:style-name="gr125" draw:text-style-name="P11" draw:layer="layout" svg:width="4.638cm" svg:height="0.319cm" svg:x="1.187cm" svg:y="25.139cm">
          <draw:text-box>
            <text:p><text:span text:style-name="T141">☝</text:span><text:span text:style-name="T142"> </text:span><text:span text:style-name="T142">nombres</text:span><text:span text:style-name="T13"> flottants… valeurs approchées !</text:span></text:p>
          </draw:text-box>
        </draw:frame>
        <draw:frame draw:style-name="gr126" draw:text-style-name="P11" draw:layer="layout" svg:width="1.911cm" svg:height="0.319cm" svg:x="6.958cm" svg:y="25.139cm">
          <draw:text-box>
            <text:p><text:span text:style-name="T13">angles en radians</text:span></text:p>
          </draw:text-box>
        </draw:frame>
        <draw:frame draw:style-name="gr127" draw:text-style-name="P34" draw:layer="layout" svg:width="3.243cm" svg:height="1.273cm" svg:x="1.147cm" svg:y="27.006cm">
          <draw:text-box>
            <text:p><text:span text:style-name="T143">(</text:span><text:span text:style-name="T144">1</text:span><text:span text:style-name="T143">+</text:span><text:span text:style-name="T144">5.3</text:span><text:span text:style-name="T143">)*</text:span><text:span text:style-name="T144">2</text:span><text:span text:style-name="T143">→</text:span><text:span text:style-name="T144">12.6</text:span></text:p>
            <text:p><text:span text:style-name="T145">abs</text:span><text:span text:style-name="T146">(</text:span><text:span text:style-name="T144">-3.2</text:span><text:span text:style-name="T146">)→</text:span><text:span text:style-name="T144">3.2</text:span></text:p>
            <text:p><text:span text:style-name="T145">round</text:span><text:span text:style-name="T146">(</text:span><text:span text:style-name="T144">3.57</text:span><text:span text:style-name="T146">,</text:span><text:span text:style-name="T144">1</text:span><text:span text:style-name="T146">)→</text:span><text:span text:style-name="T144">3.6</text:span></text:p>
            <text:p><text:span text:style-name="T145">pow</text:span><text:span text:style-name="T146">(</text:span><text:span text:style-name="T144">4</text:span><text:span text:style-name="T146">,</text:span><text:span text:style-name="T144">3</text:span><text:span text:style-name="T146">)→</text:span><text:span text:style-name="T144">64.0</text:span></text:p>
          </draw:text-box>
        </draw:frame>
        <draw:line draw:style-name="gr95" draw:text-style-name="P2" draw:layer="layout" svg:x1="12.143cm" svg:y1="23.587cm" svg:x2="13.028cm" svg:y2="23.587cm">
          <text:p/>
        </draw:line>
        <draw:line draw:style-name="gr128" draw:text-style-name="P2" draw:layer="layout" svg:x1="13.028cm" svg:y1="23.846cm" svg:x2="13.028cm" svg:y2="23.346cm">
          <text:p/>
        </draw:line>
        <draw:line draw:style-name="gr128" draw:text-style-name="P2" draw:layer="layout" svg:x1="7.096cm" svg:y1="23.314cm" svg:x2="7.096cm" svg:y2="21.114cm">
          <text:p/>
        </draw:line>
        <draw:line draw:style-name="gr128" draw:text-style-name="P2" draw:layer="layout" svg:x1="7.496cm" svg:y1="23.214cm" svg:x2="7.496cm" svg:y2="22.314cm">
          <text:p/>
        </draw:line>
        <draw:frame draw:style-name="gr129" draw:text-style-name="P11" draw:layer="layout" svg:width="3.207cm" svg:height="0.637cm" svg:x="1.234cm" svg:y="6.172cm">
          <draw:text-box>
            <text:p><text:span text:style-name="T13">pour noms de variables,</text:span></text:p>
            <text:p><text:span text:style-name="T13">fonctions, modules, classes</text:span><text:span text:style-name="T147">…</text:span></text:p>
          </draw:text-box>
        </draw:frame>
        <draw:line draw:style-name="gr130" draw:text-style-name="P2" draw:layer="layout" svg:x1="5.956cm" svg:y1="25.509cm" svg:x2="5.936cm" svg:y2="28.606cm">
          <text:p/>
        </draw:line>
        <draw:frame draw:style-name="gr131" draw:layer="layout" svg:width="1.848cm" svg:height="0.319cm" svg:x="4.8cm" svg:y="1cm">
          <draw:text-box>
            <text:p><text:span text:style-name="T1">Mémento v2.0.7</text:span></text:p>
          </draw:text-box>
        </draw:frame>
        <draw:frame draw:style-name="gr132" draw:text-style-name="P35" draw:layer="layout" svg:width="0.637cm" svg:height="0.357cm" svg:x="9.696cm" svg:y="3.419cm">
          <draw:text-box>
            <text:p><text:span text:style-name="T116">str</text:span></text:p>
          </draw:text-box>
        </draw:frame>
        <draw:frame draw:style-name="gr133" draw:text-style-name="P11" draw:layer="layout" svg:width="4.963cm" svg:height="0.319cm" svg:x="11.848cm" svg:y="3.457cm">
          <draw:text-box>
            <text:p><text:span text:style-name="T13">(séquences ordonnées de caractères / d'octets)</text:span></text:p>
          </draw:text-box>
        </draw:frame>
        <draw:line draw:style-name="gr45" draw:text-style-name="P2" draw:layer="layout" svg:x1="9.251cm" svg:y1="3.381cm" svg:x2="9.614cm" svg:y2="3.618cm">
          <text:p/>
        </draw:line>
        <draw:frame draw:style-name="gr134" draw:text-style-name="P11" draw:layer="layout" svg:width="2.144cm" svg:height="0.319cm" svg:x="8.55cm" svg:y="4.72cm">
          <draw:text-box>
            <text:p><text:span text:style-name="T13">(couples clé/valeur)</text:span></text:p>
          </draw:text-box>
        </draw:frame>
        <draw:line draw:style-name="gr3" draw:text-style-name="P2" draw:layer="layout" svg:x1="7.6cm" svg:y1="17.347cm" svg:x2="7.6cm" svg:y2="15.222cm">
          <text:p/>
        </draw:line>
        <draw:frame draw:style-name="gr135" draw:text-style-name="P11" draw:layer="layout" svg:width="4.948cm" svg:height="0.955cm" svg:x="1.136cm" svg:y="22.545cm">
          <draw:text-box>
            <text:p><text:span text:style-name="T148">☝ </text:span><text:span text:style-name="T148">piège :</text:span><text:span text:style-name="T13"> </text:span><text:span text:style-name="T149">and</text:span><text:span text:style-name="T13"> et </text:span><text:span text:style-name="T149">or</text:span><text:span text:style-name="T13"> retournent la </text:span><text:span text:style-name="T150">valeur</text:span><text:span text:style-name="T13"> de </text:span><text:span text:style-name="T151">a</text:span><text:span text:style-name="T13"> ou de </text:span><text:span text:style-name="T151">b</text:span><text:span text:style-name="T13"> (selon l'évaluation au plus court). </text:span></text:p>
            <text:p><text:span text:style-name="T124">⇒</text:span><text:span text:style-name="T13"> </text:span><text:span text:style-name="T13">s'assurer que </text:span><text:span text:style-name="T151">a</text:span><text:span text:style-name="T13"> et </text:span><text:span text:style-name="T151">b</text:span><text:span text:style-name="T13"> sont booléens.</text:span></text:p>
          </draw:text-box>
        </draw:frame>
        <draw:frame draw:style-name="gr136" draw:text-style-name="P11" draw:layer="layout" svg:width="2.167cm" svg:height="0.319cm" svg:x="1.389cm" svg:y="20.881cm">
          <draw:text-box>
            <text:p><text:span text:style-name="T13">(résultats booléens)</text:span></text:p>
          </draw:text-box>
        </draw:frame>
        <draw:frame draw:style-name="gr137" draw:text-style-name="P13" draw:layer="layout" svg:width="1.486cm" svg:height="0.357cm" svg:x="1.137cm" svg:y="11.038cm">
          <draw:text-box>
            <text:p><text:span text:style-name="T14">a</text:span><text:span text:style-name="T15">=</text:span><text:span text:style-name="T14">b</text:span><text:span text:style-name="T17">=</text:span><text:span text:style-name="T14">c</text:span><text:span text:style-name="T15">=</text:span><text:span text:style-name="T16">0</text:span></text:p>
          </draw:text-box>
        </draw:frame>
        <draw:frame draw:style-name="gr138" draw:text-style-name="P6" draw:layer="layout" svg:width="3.114cm" svg:height="0.319cm" svg:x="2.929cm" svg:y="11.036cm">
          <draw:text-box>
            <text:p><text:span text:style-name="T5">affectation à la même valeur</text:span></text:p>
          </draw:text-box>
        </draw:frame>
        <draw:frame draw:style-name="gr139" draw:text-style-name="P6" draw:layer="layout" svg:width="2.267cm" svg:height="0.319cm" svg:x="4.69cm" svg:y="11.364cm">
          <draw:text-box>
            <text:p><text:span text:style-name="T5">affectations multiples</text:span></text:p>
          </draw:text-box>
        </draw:frame>
        <draw:frame draw:style-name="gr137" draw:text-style-name="P13" draw:layer="layout" svg:width="1.486cm" svg:height="0.357cm" svg:x="1.137cm" svg:y="11.765cm">
          <draw:text-box>
            <text:p><text:span text:style-name="T14">a</text:span><text:span text:style-name="T15">,</text:span><text:span text:style-name="T14">b</text:span><text:span text:style-name="T17">=</text:span><text:span text:style-name="T14">b</text:span><text:span text:style-name="T152">,</text:span><text:span text:style-name="T14">a</text:span></text:p>
          </draw:text-box>
        </draw:frame>
        <draw:frame draw:style-name="gr140" draw:text-style-name="P6" draw:layer="layout" svg:width="2.068cm" svg:height="0.319cm" svg:x="2.929cm" svg:y="11.787cm">
          <draw:text-box>
            <text:p><text:span text:style-name="T5">échange de valeurs</text:span></text:p>
          </draw:text-box>
        </draw:frame>
        <draw:frame draw:style-name="gr141" draw:text-style-name="P13" draw:layer="layout" svg:width="1.697cm" svg:height="0.357cm" svg:x="1.138cm" svg:y="12.172cm">
          <draw:text-box>
            <text:p><text:span text:style-name="T14">a</text:span><text:span text:style-name="T15">,</text:span><text:span text:style-name="T152">*</text:span><text:span text:style-name="T14">b</text:span><text:span text:style-name="T15">=</text:span><text:span text:style-name="T153">seq</text:span></text:p>
          </draw:text-box>
        </draw:frame>
        <draw:frame draw:style-name="gr141" draw:text-style-name="P13" draw:layer="layout" svg:width="1.697cm" svg:height="0.357cm" svg:x="1.139cm" svg:y="12.528cm">
          <draw:text-box>
            <text:p><text:span text:style-name="T152">*</text:span><text:span text:style-name="T14">a</text:span><text:span text:style-name="T15">,</text:span><text:span text:style-name="T14">b</text:span><text:span text:style-name="T15">=</text:span><text:span text:style-name="T153">seq</text:span></text:p>
          </draw:text-box>
        </draw:frame>
        <draw:frame draw:style-name="gr142" draw:text-style-name="P6" draw:layer="layout" svg:width="3.046cm" svg:height="0.637cm" svg:x="3.199cm" svg:y="12.251cm">
          <draw:text-box>
            <text:p><text:span text:style-name="T5">dépaquetage de séquence en</text:span></text:p>
            <text:p><text:span text:style-name="T5">élément et liste</text:span></text:p>
          </draw:text-box>
        </draw:frame>
        <draw:custom-shape draw:style-name="gr23" draw:text-style-name="P2" draw:layer="layout" svg:width="0.181cm" svg:height="0.614cm" svg:x="2.929cm" svg:y="12.27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layout" svg:width="1.166cm" svg:height="0.395cm" svg:x="1.175cm" svg:y="5.076cm">
          <draw:text-box>
            <text:p>bytes</text:p>
          </draw:text-box>
        </draw:frame>
        <draw:frame draw:style-name="gr143" draw:text-style-name="P35" draw:layer="layout" svg:width="1.06cm" svg:height="0.357cm" svg:x="10.585cm" svg:y="3.42cm">
          <draw:text-box>
            <text:p><text:span text:style-name="T116">bytes</text:span></text:p>
          </draw:text-box>
        </draw:frame>
        <draw:frame draw:style-name="gr144" draw:layer="layout" svg:width="2.86cm" svg:height="0.319cm" svg:x="2.494cm" svg:y="5.131cm">
          <draw:text-box>
            <text:p>b"toto\xfe\775"</text:p>
          </draw:text-box>
        </draw:frame>
        <draw:custom-shape draw:style-name="gr23" draw:text-style-name="P2" draw:layer="layout" svg:width="0.143cm" svg:height="0.736cm" draw:transform="rotate (-1.5707963267949) translate (4.41cm 5.413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5" draw:text-style-name="P6" draw:layer="layout" svg:width="1.374cm" svg:height="0.319cm" svg:x="3.04cm" svg:y="5.527cm">
          <draw:text-box>
            <text:p><text:span text:style-name="T5">hexadécimal</text:span></text:p>
          </draw:text-box>
        </draw:frame>
        <draw:custom-shape draw:style-name="gr23" draw:text-style-name="P2" draw:layer="layout" svg:width="0.143cm" svg:height="0.713cm" draw:transform="rotate (-1.5707963267949) translate (5.165cm 5.409cm)">
          <text:p/>
          <draw:enhanced-geometry svg:viewBox="0 0 21600 21600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6" draw:text-style-name="P6" draw:layer="layout" svg:width="0.531cm" svg:height="0.319cm" svg:x="4.599cm" svg:y="5.527cm">
          <draw:text-box>
            <text:p><text:span text:style-name="T5">octal</text:span></text:p>
          </draw:text-box>
        </draw:frame>
        <draw:frame draw:style-name="gr41" draw:layer="layout" svg:width="0.955cm" svg:height="0.319cm" svg:x="5.041cm" svg:y="2.302cm">
          <draw:text-box>
            <text:p>0b010</text:p>
          </draw:text-box>
        </draw:frame>
        <draw:frame draw:style-name="gr12" draw:layer="layout" svg:width="0.764cm" svg:height="0.319cm" svg:x="7.284cm" svg:y="2.302cm">
          <draw:text-box>
            <text:p>0xF3</text:p>
          </draw:text-box>
        </draw:frame>
        <draw:frame draw:style-name="gr41" draw:layer="layout" svg:width="0.955cm" svg:height="0.319cm" svg:x="6.143cm" svg:y="2.302cm">
          <draw:text-box>
            <text:p>0o642</text:p>
          </draw:text-box>
        </draw:frame>
        <draw:frame draw:style-name="gr147" draw:text-style-name="P6" draw:layer="layout" svg:width="0.764cm" svg:height="0.319cm" svg:x="5.109cm" svg:y="2.541cm">
          <draw:text-box>
            <text:p><text:span text:style-name="T5">binaire</text:span></text:p>
          </draw:text-box>
        </draw:frame>
        <draw:frame draw:style-name="gr146" draw:text-style-name="P6" draw:layer="layout" svg:width="0.531cm" svg:height="0.319cm" svg:x="6.217cm" svg:y="2.542cm">
          <draw:text-box>
            <text:p><text:span text:style-name="T5">octal</text:span></text:p>
          </draw:text-box>
        </draw:frame>
        <draw:frame draw:style-name="gr148" draw:text-style-name="P6" draw:layer="layout" svg:width="0.514cm" svg:height="0.319cm" svg:x="7.395cm" svg:y="2.543cm">
          <draw:text-box>
            <text:p><text:span text:style-name="T5">hexa</text:span></text:p>
          </draw:text-box>
        </draw:frame>
        <draw:frame draw:style-name="gr35" draw:layer="layout" svg:width="0.383cm" svg:height="0.319cm" svg:x="19.323cm" svg:y="3.396cm">
          <draw:text-box>
            <text:p>""</text:p>
          </draw:text-box>
        </draw:frame>
        <draw:frame draw:style-name="gr149" draw:text-style-name="P11" draw:layer="layout" svg:width="0.557cm" svg:height="0.319cm" svg:x="19.226cm" svg:y="5.532cm">
          <draw:text-box>
            <text:p><text:span text:style-name="T13">vide</text:span></text:p>
          </draw:text-box>
        </draw:frame>
        <draw:line draw:style-name="gr150" draw:text-style-name="P1" draw:layer="layout" svg:x1="19.515cm" svg:y1="2.232cm" svg:x2="19.501cm" svg:y2="5.545cm">
          <text:p/>
        </draw:line>
        <draw:frame draw:style-name="gr151" draw:layer="layout" svg:width="3.628cm" svg:height="0.319cm" svg:x="14.778cm" svg:y="4.353cm">
          <draw:text-box>
            <text:p><text:span text:style-name="T11">dict</text:span><text:span text:style-name="T6">(</text:span><text:span text:style-name="T154">a</text:span><text:span text:style-name="T6">=</text:span>3<text:span text:style-name="T6">,</text:span><text:span text:style-name="T154">b</text:span><text:span text:style-name="T6">=</text:span>4<text:span text:style-name="T6">,</text:span><text:span text:style-name="T154">k</text:span><text:span text:style-name="T6">=</text:span>"v"<text:span text:style-name="T6">)</text:span></text:p>
          </draw:text-box>
        </draw:frame>
        <draw:frame draw:style-name="gr152" draw:layer="layout" svg:width="2.576cm" svg:height="0.353cm" svg:x="9.368cm" svg:y="15.352cm">
          <draw:text-box>
            <text:p><text:span text:style-name="T10">Nombre d'éléments</text:span></text:p>
          </draw:text-box>
        </draw:frame>
        <draw:frame draw:style-name="gr153" draw:text-style-name="P11" draw:layer="layout" svg:width="5.713cm" svg:height="0.319cm" svg:x="8.498cm" svg:y="5.532cm">
          <draw:text-box>
            <text:p><text:span text:style-name="T24">☝ </text:span><text:span text:style-name="T5">clés</text:span><text:span text:style-name="T155">=</text:span><text:span text:style-name="T5">valeurs hachables (types base, immutables…)</text:span></text:p>
          </draw:text-box>
        </draw:frame>
        <draw:frame draw:style-name="gr154" draw:text-style-name="P36" draw:layer="layout" svg:width="0.955cm" svg:height="0.637cm" svg:x="1.245cm" svg:y="24.113cm">
          <draw:text-box>
            <text:p><text:span text:style-name="T156">True</text:span></text:p>
            <text:p><text:span text:style-name="T156">False</text:span></text:p>
          </draw:text-box>
        </draw:frame>
        <draw:frame draw:style-name="gr155" draw:layer="layout" svg:width="2.61cm" svg:height="0.353cm" svg:x="3.125cm" svg:y="24.297cm">
          <draw:text-box>
            <text:p>constantes Vrai/Faux</text:p>
          </draw:text-box>
        </draw:frame>
        <draw:custom-shape draw:style-name="gr23" draw:text-style-name="P2" draw:layer="layout" svg:width="0.181cm" svg:height="0.678cm" svg:x="2.372cm" svg:y="24.112cm">
          <text:p/>
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6" draw:text-style-name="P6" draw:layer="layout" svg:width="4.578cm" svg:height="0.637cm" svg:x="6.759cm" svg:y="24.11cm">
          <draw:text-box>
            <text:p><text:span text:style-name="T24">☝ </text:span><text:span text:style-name="T157">r</text:span><text:span text:style-name="T5">égler l'éditeur pour insérer 4 espaces à la place d'une tabulation d'indentation.</text:span></text:p>
          </draw:text-box>
        </draw:frame>
        <draw:frame draw:style-name="gr157" draw:text-style-name="P13" draw:layer="layout" svg:width="5.507cm" svg:height="0.357cm" svg:x="6.157cm" svg:y="17.916cm">
          <draw:text-box>
            <text:p><text:span text:style-name="T14">lst</text:span><text:span text:style-name="T15">[</text:span><text:span text:style-name="T17">:</text:span><text:span text:style-name="T152">:</text:span><text:span text:style-name="T93">-1</text:span><text:span text:style-name="T15">]</text:span><text:span text:style-name="T102">→</text:span><text:span text:style-name="T95">[50,40,30,20,10]</text:span></text:p>
          </draw:text-box>
        </draw:frame>
        <draw:frame draw:style-name="gr158" draw:text-style-name="P13" draw:layer="layout" svg:width="4.236cm" svg:height="0.357cm" svg:x="6.154cm" svg:y="18.332cm">
          <draw:text-box>
            <text:p><text:span text:style-name="T14">lst</text:span><text:span text:style-name="T15">[</text:span><text:span text:style-name="T17">::</text:span><text:span text:style-name="T93">-2</text:span><text:span text:style-name="T15">]</text:span><text:span text:style-name="T102">→</text:span><text:span text:style-name="T95">[50,30,10]</text:span></text:p>
          </draw:text-box>
        </draw:frame>
        <draw:frame draw:style-name="gr159" draw:text-style-name="P38" draw:layer="layout" svg:width="5.548cm" svg:height="0.637cm" svg:x="1.23cm" svg:y="9.97cm">
          <draw:text-box>
            <text:p text:style-name="P37"><text:span text:style-name="T5">1) évaluation de la valeur de l'expression de droite</text:span></text:p>
            <text:p text:style-name="P37"><text:span text:style-name="T5">2) affectation dans l'ordre avec les noms de gauche</text:span></text:p>
          </draw:text-box>
        </draw:frame>
        <draw:frame draw:style-name="gr160" draw:text-style-name="P39" draw:layer="layout" svg:width="0.214cm" svg:height="0.358cm" svg:x="2.231cm" svg:y="9.238cm">
          <draw:text-box>
            <text:p><text:span text:style-name="T15">=</text:span></text:p>
          </draw:text-box>
        </draw:frame>
        <draw:frame draw:style-name="gr161" draw:text-style-name="P39" draw:layer="layout" svg:width="5.613cm" svg:height="0.32cm" svg:x="1.313cm" svg:y="9.618cm">
          <draw:text-box>
            <text:p><text:span text:style-name="T148">☝ </text:span><text:span text:style-name="T148">affectation </text:span><text:span text:style-name="T158">⇔</text:span><text:span text:style-name="T148"> </text:span><text:span text:style-name="T159">association</text:span><text:span text:style-name="T148"> d'un </text:span><text:span text:style-name="T117">nom</text:span><text:span text:style-name="T148"> à une </text:span><text:span text:style-name="T117">valeur</text:span></text:p>
          </draw:text-box>
        </draw:frame>
        <draw:frame draw:style-name="gr162" draw:text-style-name="P11" draw:layer="layout" svg:width="1.442cm" svg:height="0.319cm" svg:x="6.671cm" svg:y="5.521cm">
          <draw:text-box>
            <text:p><text:span text:style-name="T148">☝ </text:span><text:span text:style-name="T13">immutables</text:span></text:p>
          </draw:text-box>
        </draw:frame>
        <draw:frame draw:style-name="gr163" draw:text-style-name="P11" draw:layer="layout" svg:width="6.008cm" svg:height="1.057cm" svg:x="12.494cm" svg:y="16.698cm">
          <draw:text-box>
            <text:p><text:span text:style-name="T13">Sur les séquences modifiables (</text:span><text:span text:style-name="T160">list</text:span><text:span text:style-name="T13">), suppression avec </text:span><text:span text:style-name="T149">del</text:span><text:span text:style-name="T161"> </text:span><text:span text:style-name="T162">lst</text:span><text:span text:style-name="T161">[</text:span><text:span text:style-name="T163">3</text:span><text:span text:style-name="T161">]</text:span><text:span text:style-name="T13"> et modification par affectation </text:span><text:span text:style-name="T162">lst</text:span><text:span text:style-name="T161">[</text:span><text:span text:style-name="T163">4</text:span><text:span text:style-name="T161">]=</text:span><text:span text:style-name="T164">25</text:span></text:p>
          </draw:text-box>
        </draw:frame>
        <draw:frame draw:style-name="gr164" draw:text-style-name="P39" draw:layer="layout" svg:width="0.956cm" svg:height="0.32cm" svg:x="1.137cm" svg:y="14.18cm">
          <draw:text-box>
            <text:p><text:span text:style-name="T149">del</text:span><text:span text:style-name="T161"> </text:span><text:span text:style-name="T162">x</text:span></text:p>
          </draw:text-box>
        </draw:frame>
        <draw:frame draw:style-name="gr165" draw:text-style-name="P6" draw:layer="layout" svg:width="2.394cm" svg:height="0.319cm" svg:x="2.589cm" svg:y="14.181cm">
          <draw:text-box>
            <text:p><text:span text:style-name="T5">suppression du nom </text:span><text:span text:style-name="T165">x</text:span></text:p>
          </draw:text-box>
        </draw:frame>
        <draw:frame draw:style-name="gr11" draw:layer="layout" svg:width="0.574cm" svg:height="0.319cm" svg:x="19.132cm" svg:y="3.701cm">
          <draw:text-box>
            <text:p>b""</text:p>
          </draw:text-box>
        </draw:frame>
        <draw:frame draw:style-name="gr166" draw:layer="layout" svg:width="3.88cm" svg:height="0.353cm" svg:x="1.141cm" svg:y="26.532cm">
          <draw:text-box>
            <text:p><text:span text:style-name="T21">@</text:span> <text:span text:style-name="T166">→</text:span><text:span text:style-name="T167"> × </text:span>matricielle <text:span text:style-name="T168">python3.5+</text:span><text:span text:style-name="T169">numpy</text:span></text:p>
          </draw:text-box>
        </draw:frame>
        <draw:frame draw:style-name="gr167" draw:text-style-name="P2" draw:layer="layout" svg:width="2.699cm" svg:height="0.705cm" svg:x="9.307cm" svg:y="16.514cm">
          <draw:text-box>
            <text:p text:style-name="P2"><text:span text:style-name="T148">☝ </text:span><text:span text:style-name="T159">i</text:span><text:span text:style-name="T10">ndex à partir de 0</text:span></text:p>
            <text:p text:style-name="P2"><text:span text:style-name="T170">(de 0 à 4 ici)</text:span></text:p>
          </draw:text-box>
        </draw:frame>
        <draw:frame draw:style-name="gr168" draw:text-style-name="P40" draw:layer="layout" svg:width="3.812cm" svg:height="0.319cm" svg:x="14.792cm" svg:y="5.532cm">
          <draw:text-box>
            <text:p text:style-name="P9"><text:span text:style-name="T171">frozenset</text:span><text:span text:style-name="T172"> ensemble immutable</text:span></text:p>
          </draw:text-box>
        </draw:frame>
        <draw:frame draw:style-name="gr169" draw:layer="layout" svg:width="1.837cm" svg:height="0.353cm" svg:x="1.132cm" svg:y="25.941cm">
          <draw:text-box>
            <text:p>Priorités <text:span text:style-name="T98">(</text:span>…<text:span text:style-name="T98">)</text:span></text:p>
          </draw:text-box>
        </draw:frame>
        <draw:frame draw:style-name="gr170" draw:text-style-name="P41" draw:layer="layout" svg:width="2.219cm" svg:height="0.353cm" svg:x="2.511cm" svg:y="28.293cm">
          <draw:text-box>
            <text:p text:style-name="P9"><text:span text:style-name="T141">☝</text:span><text:span text:style-name="T173"> </text:span><text:span text:style-name="T142">p</text:span><text:span text:style-name="T13">riorités usuelles</text:span></text:p>
          </draw:text-box>
        </draw:frame>
        <draw:frame draw:style-name="gr171" draw:text-style-name="P42" draw:layer="layout" svg:width="5.459cm" svg:height="0.637cm" svg:x="6.077cm" svg:y="28.063cm">
          <draw:text-box>
            <text:p text:style-name="P37"><text:span text:style-name="T174">modules </text:span><text:span text:style-name="T175">math</text:span><text:span text:style-name="T174">, </text:span><text:span text:style-name="T175">statistics</text:span><text:span text:style-name="T174">, </text:span><text:span text:style-name="T175">random</text:span><text:span text:style-name="T174">,</text:span></text:p>
            <text:p text:style-name="P37"><text:span text:style-name="T175">decimal</text:span><text:span text:style-name="T174">, </text:span><text:span text:style-name="T175">fractions</text:span><text:span text:style-name="T176">, </text:span><text:span text:style-name="T175">numpy</text:span><text:span text:style-name="T176">, etc.</text:span></text:p>
          </draw:text-box>
        </draw:frame>
        <draw:custom-shape draw:style-name="gr172" draw:text-style-name="P2" draw:layer="layout" svg:width="8.294cm" svg:height="1.827cm" svg:x="11.706cm" svg:y="20.104cm">
          <text:p/>
          <draw:enhanced-geometry svg:viewBox="0 0 21600 21600" draw:path-stretchpoint-x="10800" draw:path-stretchpoint-y="10800" draw:text-areas="?f3 ?f4 ?f5 ?f6" draw:type="round-rectangle" draw:modifiers="2363.23851203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3" draw:text-style-name="P43" draw:layer="layout" svg:width="3.881cm" svg:height="0.45cm" svg:x="16.109cm" svg:y="20.104cm">
          <draw:text-box draw:corner-radius="0.2cm">
            <text:p>Imports modules/noms</text:p>
          </draw:text-box>
        </draw:frame>
        <draw:frame draw:style-name="gr174" draw:text-style-name="P39" draw:layer="layout" svg:width="6.672cm" svg:height="0.32cm" svg:x="11.829cm" svg:y="20.579cm">
          <draw:text-box>
            <text:p><text:span text:style-name="T128">from</text:span><text:span text:style-name="T129"> </text:span><text:span text:style-name="T130">monmod</text:span><text:span text:style-name="T129"> </text:span><text:span text:style-name="T128">import</text:span><text:span text:style-name="T129"> </text:span><text:span text:style-name="T131">nom1</text:span><text:span text:style-name="T129">,</text:span><text:span text:style-name="T131">nom2 </text:span><text:span text:style-name="T128">as</text:span><text:span text:style-name="T131"> fct</text:span></text:p>
          </draw:text-box>
        </draw:frame>
        <draw:frame draw:style-name="gr175" draw:text-style-name="P6" draw:layer="layout" svg:width="3.778cm" svg:height="0.4cm" svg:x="11.81cm" svg:y="20.181cm">
          <draw:text-box>
            <text:p><text:span text:style-name="T5">module </text:span><text:span text:style-name="T175">truc</text:span><text:span text:style-name="T25">⇔</text:span><text:span text:style-name="T5">fichier </text:span><text:span text:style-name="T177">truc.py</text:span></text:p>
          </draw:text-box>
        </draw:frame>
        <draw:frame draw:style-name="gr176" draw:text-style-name="P6" draw:layer="layout" svg:width="5.04cm" svg:height="0.319cm" svg:x="14.414cm" svg:y="20.881cm">
          <draw:text-box>
            <text:p><text:span text:style-name="T25">→</text:span><text:span text:style-name="T5">accès direct aux noms, renommage avec </text:span><text:span text:style-name="T178">as</text:span></text:p>
          </draw:text-box>
        </draw:frame>
        <draw:frame draw:style-name="gr177" draw:text-style-name="P39" draw:layer="layout" svg:width="2.479cm" svg:height="0.32cm" svg:x="11.828cm" svg:y="21.185cm">
          <draw:text-box>
            <text:p><text:span text:style-name="T128">import</text:span><text:span text:style-name="T129"> </text:span><text:span text:style-name="T130">monmod</text:span></text:p>
          </draw:text-box>
        </draw:frame>
        <draw:frame draw:style-name="gr178" draw:text-style-name="P6" draw:layer="layout" svg:width="4.606cm" svg:height="0.319cm" svg:x="14.414cm" svg:y="21.214cm">
          <draw:text-box>
            <text:p><text:span text:style-name="T25">→</text:span><text:span text:style-name="T5">accès via </text:span><text:span text:style-name="T179">monmod</text:span><text:span text:style-name="T177">.</text:span><text:span text:style-name="T180">nom1</text:span><text:span text:style-name="T5"> …</text:span></text:p>
          </draw:text-box>
        </draw:frame>
        <draw:frame draw:style-name="gr179" draw:text-style-name="P6" draw:layer="layout" svg:width="7.663cm" svg:height="0.319cm" svg:x="11.973cm" svg:y="21.552cm">
          <draw:text-box>
            <text:p><text:span text:style-name="T24">☝ </text:span><text:span text:style-name="T24">modules et packages cherchés dans le </text:span><text:span text:style-name="T157">python path</text:span><text:span text:style-name="T24"> (cf. </text:span><text:span text:style-name="T181">sys</text:span><text:span text:style-name="T182">.</text:span><text:span text:style-name="T183">path</text:span><text:span text:style-name="T24">)</text:span></text:p>
          </draw:text-box>
        </draw:frame>
        <draw:custom-shape draw:style-name="gr180" draw:text-style-name="P44" xml:id="id1" draw:id="id1" draw:layer="layout" svg:width="0.588cm" svg:height="0.338cm" svg:x="19.087cm" svg:y="22.982cm">
          <text:p text:style-name="P2"><text:span text:style-name="T184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1" draw:text-style-name="P45" xml:id="id2" draw:id="id2" draw:layer="layout" svg:width="0.411cm" svg:height="0.228cm" svg:x="18.712cm" svg:y="23.29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45" draw:layer="layout" svg:x1="19.087cm" svg:y1="23.151cm" svg:x2="18.918cm" svg:y2="23.298cm" draw:start-shape="id1" draw:start-glue-point="5" draw:end-shape="id2" draw:end-glue-point="4" svg:d="M19087 23151h-169v147" svg:viewBox="0 0 170 148">
          <text:p/>
        </draw:connector>
        <draw:connector draw:style-name="gr182" draw:text-style-name="P45" draw:layer="layout" draw:line-skew="-0.104cm" svg:x1="18.918cm" svg:y1="23.526cm" svg:x2="19.382cm" svg:y2="23.888cm" draw:start-shape="id2" draw:start-glue-point="6" draw:end-shape="id3" draw:end-glue-point="4" svg:d="M18918 23526v82h464v280" svg:viewBox="0 0 465 363">
          <text:p/>
        </draw:connector>
        <draw:connector draw:style-name="gr182" draw:text-style-name="P45" draw:layer="layout" svg:x1="19.381cm" svg:y1="23.32cm" svg:x2="19.382cm" svg:y2="23.888cm" draw:start-shape="id1" draw:start-glue-point="6" draw:end-shape="id3" draw:end-glue-point="4" svg:d="M19381 23320v289h1v279" svg:viewBox="0 0 2 569">
          <text:p/>
        </draw:connector>
        <draw:connector draw:style-name="gr182" draw:text-style-name="P45" draw:layer="layout" svg:x1="19.382cm" svg:y1="22.696cm" svg:x2="19.381cm" svg:y2="22.982cm" draw:start-shape="id4" draw:start-glue-point="6" draw:end-shape="id1" draw:end-glue-point="4" svg:d="M19382 22696v139h-1v147" svg:viewBox="0 0 2 287">
          <text:p/>
        </draw:connector>
        <draw:frame draw:style-name="gr183" draw:text-style-name="P46" draw:layer="layout" svg:width="0.298cm" svg:height="0.276cm" svg:x="18.749cm" svg:y="22.812cm">
          <draw:text-box>
            <text:p><text:span text:style-name="T185">oui</text:span></text:p>
          </draw:text-box>
        </draw:frame>
        <draw:frame draw:style-name="gr184" draw:text-style-name="P46" draw:layer="layout" svg:width="0.349cm" svg:height="0.276cm" svg:x="19.434cm" svg:y="23.264cm">
          <draw:text-box>
            <text:p><text:span text:style-name="T185">non</text:span></text:p>
          </draw:text-box>
        </draw:frame>
        <draw:custom-shape draw:style-name="gr185" draw:text-style-name="P47" xml:id="id3" draw:id="id3" draw:layer="layout" svg:width="0.411cm" svg:height="0.135cm" svg:x="19.176cm" svg:y="23.88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6" draw:text-style-name="P48" draw:layer="layout" svg:width="3.571cm" svg:height="0.319cm" svg:x="11.063cm" svg:y="18.722cm">
          <draw:text-box>
            <text:p text:style-name="P2"><text:span text:style-name="T157">copie superficielle de la séquence</text:span></text:p>
          </draw:text-box>
        </draw:frame>
        <draw:custom-shape draw:style-name="gr180" draw:text-style-name="P44" xml:id="id5" draw:id="id5" draw:layer="layout" svg:width="0.588cm" svg:height="0.338cm" svg:x="17.108cm" svg:y="22.978cm">
          <text:p text:style-name="P2"><text:span text:style-name="T184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1" draw:text-style-name="P45" xml:id="id6" draw:id="id6" draw:layer="layout" svg:width="0.411cm" svg:height="0.228cm" svg:x="16.733cm" svg:y="23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1" draw:text-style-name="P45" xml:id="id7" draw:id="id7" draw:layer="layout" svg:width="0.411cm" svg:height="0.165cm" svg:x="17.684cm" svg:y="23.3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2" draw:text-style-name="P45" draw:layer="layout" svg:x1="17.108cm" svg:y1="23.147cm" svg:x2="16.939cm" svg:y2="23.294cm" draw:start-shape="id5" draw:start-glue-point="5" draw:end-shape="id6" draw:end-glue-point="4" svg:d="M17108 23147h-169v147" svg:viewBox="0 0 170 148">
          <text:p/>
        </draw:connector>
        <draw:connector draw:style-name="gr182" draw:text-style-name="P45" draw:layer="layout" svg:x1="17.696cm" svg:y1="23.147cm" svg:x2="17.89cm" svg:y2="23.308cm" draw:start-shape="id5" draw:start-glue-point="7" draw:end-shape="id7" draw:end-glue-point="4" svg:d="M17696 23147h194v161" svg:viewBox="0 0 195 162">
          <text:p/>
        </draw:connector>
        <draw:connector draw:style-name="gr182" draw:text-style-name="P45" draw:layer="layout" draw:line-skew="-0.104cm" svg:x1="16.939cm" svg:y1="23.522cm" svg:x2="17.403cm" svg:y2="23.884cm" draw:start-shape="id6" draw:start-glue-point="6" draw:end-shape="id8" draw:end-glue-point="4" svg:d="M16939 23522v82h464v280" svg:viewBox="0 0 465 363">
          <text:p/>
        </draw:connector>
        <draw:connector draw:style-name="gr182" draw:text-style-name="P45" draw:layer="layout" draw:line-skew="-0.079cm" svg:x1="17.89cm" svg:y1="23.473cm" svg:x2="17.403cm" svg:y2="23.884cm" draw:start-shape="id7" draw:start-glue-point="6" draw:end-shape="id8" draw:end-glue-point="4" svg:d="M17890 23473v131h-487v280" svg:viewBox="0 0 488 412">
          <text:p/>
        </draw:connector>
        <draw:connector draw:style-name="gr182" draw:text-style-name="P45" draw:layer="layout" svg:x1="17.403cm" svg:y1="22.715cm" svg:x2="17.402cm" svg:y2="22.978cm" draw:start-shape="id9" draw:start-glue-point="6" draw:end-shape="id5" draw:end-glue-point="4" svg:d="M17403 22715v128h-1v135" svg:viewBox="0 0 2 264">
          <text:p/>
        </draw:connector>
        <draw:frame draw:style-name="gr183" draw:text-style-name="P46" draw:layer="layout" svg:width="0.298cm" svg:height="0.276cm" svg:x="16.77cm" svg:y="22.808cm">
          <draw:text-box>
            <text:p><text:span text:style-name="T185">oui</text:span></text:p>
          </draw:text-box>
        </draw:frame>
        <draw:frame draw:style-name="gr184" draw:text-style-name="P46" draw:layer="layout" svg:width="0.349cm" svg:height="0.276cm" svg:x="17.745cm" svg:y="22.808cm">
          <draw:text-box>
            <text:p><text:span text:style-name="T185">non</text:span></text:p>
          </draw:text-box>
        </draw:frame>
        <draw:custom-shape draw:style-name="gr185" draw:text-style-name="P47" xml:id="id8" draw:id="id8" draw:layer="layout" svg:width="0.411cm" svg:height="0.092cm" svg:x="17.197cm" svg:y="23.8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5" draw:text-style-name="P47" xml:id="id9" draw:id="id9" draw:layer="layout" svg:width="0.411cm" svg:height="0.084cm" svg:x="17.197cm" svg:y="22.63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5" draw:text-style-name="P47" xml:id="id4" draw:id="id4" draw:layer="layout" svg:width="0.411cm" svg:height="0.071cm" svg:x="19.176cm" svg:y="22.6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7" draw:text-style-name="P49" draw:layer="layout" svg:width="0.341cm" svg:height="1.501cm" svg:x="6.564cm" svg:y="12.891cm">
          <draw:text-box>
            <text:p text:style-name="P2"><text:span text:style-name="T186">et</text:span></text:p>
            <text:p text:style-name="P2"><text:span text:style-name="T187">*=</text:span></text:p>
            <text:p text:style-name="P2"><text:span text:style-name="T187">/=</text:span></text:p>
            <text:p text:style-name="P2"><text:span text:style-name="T187">%=</text:span></text:p>
            <text:p text:style-name="P2"><text:span text:style-name="T174">…</text:span></text:p>
          </draw:text-box>
        </draw:frame>
        <draw:frame draw:style-name="gr188" draw:text-style-name="P38" draw:layer="layout" svg:width="5.154cm" svg:height="0.955cm" svg:x="11.843cm" svg:y="25.137cm">
          <draw:text-box>
            <text:p text:style-name="P37"><text:span text:style-name="T24">☝ </text:span><text:span text:style-name="T157">avec une variable </text:span><text:span text:style-name="T188">x</text:span><text:span text:style-name="T157">:</text:span></text:p>
            <text:p text:style-name="P50"><text:span text:style-name="T189">if</text:span><text:span text:style-name="T190"> </text:span><text:span text:style-name="T189">bool</text:span><text:span text:style-name="T191">(</text:span><text:span text:style-name="T192">x</text:span><text:span text:style-name="T191">)</text:span><text:span text:style-name="T190">==</text:span><text:span text:style-name="T193">True</text:span><text:span text:style-name="T189">:</text:span><text:span text:style-name="T189"><text:tab/></text:span><text:span text:style-name="T194">⇔</text:span><text:span text:style-name="T189"> if </text:span><text:span text:style-name="T192">x</text:span><text:span text:style-name="T189">:</text:span></text:p>
            <text:p text:style-name="P50"><text:span text:style-name="T189">if bool</text:span><text:span text:style-name="T191">(</text:span><text:span text:style-name="T192">x</text:span><text:span text:style-name="T191">)==</text:span><text:span text:style-name="T193">False</text:span><text:span text:style-name="T189">:</text:span><text:span text:style-name="T189"><text:tab/></text:span><text:span text:style-name="T194">⇔</text:span><text:span text:style-name="T189"> if not </text:span><text:span text:style-name="T192">x</text:span><text:span text:style-name="T189">:</text:span></text:p>
          </draw:text-box>
        </draw:frame>
        <draw:custom-shape draw:style-name="gr189" draw:text-style-name="P2" draw:layer="layout" svg:width="8.283cm" svg:height="2.463cm" svg:x="11.717cm" svg:y="26.237cm">
          <text:p/>
          <draw:enhanced-geometry svg:viewBox="0 0 21600 21600" draw:path-stretchpoint-x="10800" draw:path-stretchpoint-y="10800" draw:text-areas="?f3 ?f4 ?f5 ?f6" draw:type="round-rectangle" draw:modifiers="1753.24675324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34" draw:layer="layout" svg:width="2.822cm" svg:height="0.391cm" svg:x="12.498cm" svg:y="26.643cm">
          <draw:text-box>
            <text:p><text:span text:style-name="T195">raise</text:span><text:span text:style-name="T196"> </text:span><text:span text:style-name="T197">ExcClass(…)</text:span></text:p>
          </draw:text-box>
        </draw:frame>
        <draw:frame draw:style-name="gr191" draw:layer="layout" svg:width="3.241cm" svg:height="0.353cm" svg:x="11.819cm" svg:y="26.32cm">
          <draw:text-box>
            <text:p>Signalisation :</text:p>
          </draw:text-box>
        </draw:frame>
        <draw:frame draw:style-name="gr192" draw:layer="layout" svg:width="2.872cm" svg:height="0.353cm" svg:x="11.819cm" svg:y="26.943cm">
          <draw:text-box>
            <text:p>Traitement :</text:p>
          </draw:text-box>
        </draw:frame>
        <draw:frame draw:style-name="gr193" draw:text-style-name="P34" draw:layer="layout" svg:width="3.661cm" svg:height="1.375cm" svg:x="11.91cm" svg:y="27.266cm">
          <draw:text-box>
            <text:p><text:span text:style-name="T195">try</text:span><text:span text:style-name="T198">:</text:span></text:p>
            <text:p><text:span text:style-name="T198"><text:s text:c="4"/></text:span><text:span text:style-name="T199">bloc traitement normal</text:span></text:p>
            <text:p><text:span text:style-name="T195">except</text:span><text:span text:style-name="T196"> </text:span><text:span text:style-name="T197">ExcClass</text:span><text:span text:style-name="T200"> as </text:span><text:span text:style-name="T201">e</text:span><text:span text:style-name="T202">:</text:span></text:p>
            <text:p><text:span text:style-name="T202"><text:s text:c="4"/></text:span><text:span text:style-name="T199">bloc traitement erreur</text:span></text:p>
          </draw:text-box>
        </draw:frame>
        <draw:connector draw:style-name="gr182" draw:text-style-name="P45" draw:layer="layout" svg:x1="16.795cm" svg:y1="26.804cm" svg:x2="16.795cm" svg:y2="27.018cm" draw:start-shape="id10" draw:start-glue-point="6" draw:end-shape="id11" draw:end-glue-point="4" svg:d="M16795 26804v214" svg:viewBox="0 0 1 215">
          <text:p/>
        </draw:connector>
        <draw:custom-shape draw:style-name="gr194" draw:text-style-name="P51" xml:id="id11" draw:id="id11" draw:layer="layout" svg:width="1.271cm" svg:height="0.786cm" svg:x="16.159cm" svg:y="27.018cm">
          <text:p text:style-name="P37"><text:span text:style-name="T203">traitement</text:span></text:p>
          <text:p text:style-name="P2"><text:span text:style-name="T203"/></text:p>
          <text:p text:style-name="P37"><text:span text:style-name="T203">norm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45" xml:id="id14" draw:id="id14" draw:layer="layout" svg:x1="16.795cm" svg:y1="27.804cm" svg:x2="16.796cm" svg:y2="28.136cm" draw:start-shape="id11" draw:start-glue-point="6" draw:end-shape="id12" draw:end-glue-point="4" svg:d="M16795 27804v171h1v161" svg:viewBox="0 0 2 333">
          <text:p/>
        </draw:connector>
        <draw:custom-shape draw:style-name="gr195" draw:text-style-name="P47" xml:id="id12" draw:id="id12" draw:layer="layout" svg:width="0.411cm" svg:height="0.112cm" svg:x="16.59cm" svg:y="28.1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6" draw:text-style-name="P45" draw:layer="layout" draw:type="curve" svg:x1="17.43cm" svg:y1="27.411cm" svg:x2="17.861cm" svg:y2="27.547cm" draw:start-shape="id11" draw:start-glue-point="7" draw:end-shape="id13" draw:end-glue-point="5" svg:d="M17430 27411c324 0 109 136 431 136" svg:viewBox="0 0 432 137">
          <text:p/>
        </draw:connector>
        <draw:custom-shape draw:style-name="gr195" draw:text-style-name="P47" xml:id="id10" draw:id="id10" draw:layer="layout" svg:width="0.411cm" svg:height="0.085cm" svg:x="16.589cm" svg:y="26.7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7" draw:text-style-name="P51" xml:id="id15" draw:id="id15" draw:layer="layout" svg:width="1.497cm" svg:height="0.571cm" svg:x="18.239cm" svg:y="26.777cm">
          <text:p text:style-name="P37"><text:span text:style-name="T203">traitement</text:span></text:p>
          <text:p text:style-name="P37"><text:span text:style-name="T203">err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8" draw:text-style-name="P51" xml:id="id13" draw:id="id13" draw:layer="layout" svg:width="1.492cm" svg:height="0.571cm" svg:x="17.861cm" svg:y="27.261cm">
          <text:p text:style-name="P37"><text:span text:style-name="T203">traitement</text:span></text:p>
          <text:p text:style-name="P37"><text:span text:style-name="T203">err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6" draw:text-style-name="P45" draw:layer="layout" draw:type="curve" draw:line-skew="-0.381cm" svg:x1="18.607cm" svg:y1="27.832cm" svg:x2="16.795cm" svg:y2="27.975cm" draw:start-shape="id13" draw:start-glue-point="6" draw:end-shape="id14" draw:end-glue-point="0" svg:d="M18607 27832c0 193-632 161-879 148s-110-5-933-5" svg:viewBox="0 0 1813 159">
          <text:p/>
        </draw:connector>
        <draw:connector draw:style-name="gr196" draw:text-style-name="P45" draw:layer="layout" draw:type="curve" draw:line-skew="-0.374cm" svg:x1="19.353cm" svg:y1="27.547cm" svg:x2="19.736cm" svg:y2="27.063cm" draw:start-shape="id13" draw:start-glue-point="7" draw:end-shape="id15" draw:end-glue-point="7" svg:d="M19353 27547c778 0 587-484 383-484" svg:viewBox="0 0 564 485">
          <text:p/>
        </draw:connector>
        <draw:frame draw:style-name="gr199" draw:text-style-name="P52" draw:layer="layout" svg:width="0.637cm" svg:height="0.213cm" svg:x="18.658cm" svg:y="27.462cm">
          <draw:text-box>
            <text:p><text:span text:style-name="T204">raise</text:span></text:p>
          </draw:text-box>
        </draw:frame>
        <draw:frame draw:style-name="gr200" draw:text-style-name="P52" draw:layer="layout" svg:width="0.976cm" svg:height="0.234cm" svg:x="16.432cm" svg:y="27.306cm">
          <draw:text-box>
            <text:p><text:span text:style-name="T204">raise</text:span><text:span text:style-name="T205"> X()</text:span></text:p>
          </draw:text-box>
        </draw:frame>
        <draw:line draw:style-name="gr95" draw:text-style-name="P2" draw:layer="layout" svg:x1="11.923cm" svg:y1="27.81cm" svg:x2="12.595cm" svg:y2="27.81cm">
          <text:p/>
        </draw:line>
        <draw:line draw:style-name="gr201" draw:text-style-name="P2" draw:layer="layout" svg:x1="12.596cm" svg:y1="27.982cm" svg:x2="12.596cm" svg:y2="27.631cm">
          <text:p/>
        </draw:line>
        <draw:line draw:style-name="gr95" draw:text-style-name="P2" draw:layer="layout" svg:x1="11.912cm" svg:y1="28.474cm" svg:x2="12.584cm" svg:y2="28.474cm">
          <text:p/>
        </draw:line>
        <draw:line draw:style-name="gr128" draw:text-style-name="P2" draw:layer="layout" svg:x1="12.585cm" svg:y1="28.646cm" svg:x2="12.585cm" svg:y2="28.295cm">
          <text:p/>
        </draw:line>
        <draw:frame draw:style-name="gr202" draw:text-style-name="P6" draw:layer="layout" svg:width="0.451cm" svg:height="0.319cm" svg:x="3.343cm" svg:y="2.542cm">
          <draw:text-box>
            <text:p><text:span text:style-name="T5">zéro</text:span></text:p>
          </draw:text-box>
        </draw:frame>
        <draw:frame draw:style-name="gr203" draw:text-style-name="P53" draw:layer="layout" svg:width="3.537cm" svg:height="0.551cm" svg:x="16.196cm" svg:y="28.109cm">
          <draw:text-box>
            <text:p><text:span text:style-name="T206">☝ </text:span><text:span text:style-name="T207">bloc </text:span><text:span text:style-name="T208">finally</text:span><text:span text:style-name="T207"> pour traitements finaux dans tous les cas.</text:span></text:p>
          </draw:text-box>
        </draw:frame>
        <draw:frame draw:style-name="gr204" draw:text-style-name="P54" draw:layer="layout" svg:width="2.584cm" svg:height="0.45cm" svg:x="4.506cm" svg:y="6.081cm">
          <draw:text-box draw:corner-radius="0.2cm">
            <text:p>Identificateurs</text:p>
          </draw:text-box>
        </draw:frame>
        <draw:frame draw:style-name="gr205" draw:text-style-name="P55" draw:layer="layout" svg:width="3.81cm" svg:height="0.45cm" svg:x="3.284cm" svg:y="9.181cm">
          <draw:text-box draw:corner-radius="0.2cm">
            <text:p>Variables &amp; affectation</text:p>
          </draw:text-box>
        </draw:frame>
        <draw:frame draw:style-name="gr206" draw:text-style-name="P56" draw:layer="layout" svg:width="3.22cm" svg:height="0.45cm" svg:x="3.165cm" svg:y="20.092cm">
          <draw:text-box draw:corner-radius="0.2cm">
            <text:p>Logique booléenne</text:p>
          </draw:text-box>
        </draw:frame>
        <draw:frame draw:style-name="gr207" draw:text-style-name="P57" draw:layer="layout" svg:width="3.809cm" svg:height="0.45cm" svg:x="16.181cm" svg:y="26.237cm">
          <draw:text-box draw:corner-radius="0.2cm">
            <text:p>Exceptions sur erreurs</text:p>
          </draw:text-box>
        </draw:frame>
        <draw:frame draw:style-name="gr208" draw:text-style-name="P58" draw:layer="layout" svg:width="3.352cm" svg:height="0.45cm" svg:x="8.234cm" svg:y="20.11cm">
          <draw:text-box draw:corner-radius="0.2cm">
            <text:p>Blocs d'instructions</text:p>
          </draw:text-box>
        </draw:frame>
      </draw:page>
      <draw:page draw:name="page2" draw:style-name="dp1" draw:master-page-name="Standard">
        <draw:frame draw:style-name="gr209" draw:text-style-name="P34" draw:layer="layout" svg:width="5.721cm" svg:height="0.319cm" svg:x="11.455cm" svg:y="23.613cm">
          <draw:text-box>
            <text:p><text:span text:style-name="T209">"modele{} {} {}"</text:span><text:span text:style-name="T196">.</text:span><text:span text:style-name="T210">format</text:span><text:span text:style-name="T196">(</text:span><text:span text:style-name="T211">x</text:span><text:span text:style-name="T212">,</text:span><text:span text:style-name="T211">y</text:span><text:span text:style-name="T212">,</text:span><text:span text:style-name="T211">r</text:span><text:span text:style-name="T196">)</text:span></text:p>
          </draw:text-box>
        </draw:frame>
        <draw:frame draw:style-name="gr210" draw:text-style-name="P59" draw:layer="layout" svg:width="4.711cm" svg:height="0.353cm" svg:x="11.452cm" svg:y="23.999cm">
          <draw:text-box>
            <text:p><text:span text:style-name="T209">"{</text:span><text:span text:style-name="T213">sélection</text:span><text:span text:style-name="T209">:</text:span><text:span text:style-name="T213">formatage</text:span><text:span text:style-name="T214">!</text:span><text:span text:style-name="T213">conversion</text:span><text:span text:style-name="T209">}"</text:span></text:p>
          </draw:text-box>
        </draw:frame>
        <draw:frame draw:style-name="gr211" draw:layer="layout" svg:width="1.424cm" svg:height="1.759cm" svg:x="11.454cm" svg:y="24.449cm">
          <draw:text-box>
            <text:p><text:span text:style-name="T215">◽</text:span><text:span text:style-name="T216"> </text:span><text:span text:style-name="T126">Sélection</text:span><text:span text:style-name="T217"> :</text:span></text:p>
            <text:p><text:span text:style-name="T98"><text:s text:c="2"/></text:span><text:span text:style-name="T98">2</text:span></text:p>
            <text:p text:style-name="P37"><text:span text:style-name="T21"><text:s text:c="2"/></text:span><text:span text:style-name="T21">nom</text:span></text:p>
            <text:p text:style-name="P37"><text:span text:style-name="T21"><text:s text:c="2"/></text:span><text:span text:style-name="T21">0.nom</text:span></text:p>
            <text:p><text:span text:style-name="T21"><text:s text:c="2"/></text:span><text:span text:style-name="T21">4[clé]</text:span></text:p>
            <text:p><text:span text:style-name="T21"><text:s text:c="2"/></text:span><text:span text:style-name="T21">0[2]</text:span></text:p>
          </draw:text-box>
        </draw:frame>
        <draw:line draw:style-name="gr45" draw:text-style-name="P2" draw:layer="layout" svg:x1="17.155cm" svg:y1="23.783cm" svg:x2="17.955cm" svg:y2="23.783cm">
          <text:p/>
        </draw:line>
        <draw:frame draw:style-name="gr212" draw:text-style-name="P60" draw:layer="layout" svg:width="0.599cm" svg:height="0.319cm" svg:x="18.032cm" svg:y="23.613cm">
          <draw:text-box>
            <text:p><text:span text:style-name="T195">str</text:span></text:p>
          </draw:text-box>
        </draw:frame>
        <draw:custom-shape draw:style-name="gr213" draw:text-style-name="P2" draw:layer="layout" svg:width="10.131cm" svg:height="4.23cm" svg:x="1cm" svg:y="5.295cm">
          <text:p/>
          <draw:enhanced-geometry svg:viewBox="0 0 21600 21600" draw:path-stretchpoint-x="10800" draw:path-stretchpoint-y="10800" draw:text-areas="?f3 ?f4 ?f5 ?f6" draw:type="round-rectangle" draw:modifiers="1009.00443880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4" draw:text-style-name="P8" draw:layer="layout" svg:width="1.707cm" svg:height="0.45cm" svg:x="9.414cm" svg:y="5.295cm">
          <draw:text-box draw:corner-radius="0.2cm">
            <text:p>Affichage</text:p>
          </draw:text-box>
        </draw:frame>
        <draw:frame draw:style-name="gr215" draw:layer="layout" svg:width="7.622cm" svg:height="0.425cm" svg:x="1.224cm" svg:y="5.434cm">
          <draw:text-box>
            <text:p><text:span text:style-name="T100">print</text:span>(<text:span text:style-name="T92">"v="</text:span>,<text:span text:style-name="T92">3</text:span>,<text:span text:style-name="T92">"cm :"</text:span>,<text:span text:style-name="T90">x</text:span>,<text:span text:style-name="T92">","</text:span>,<text:span text:style-name="T90">y</text:span>+<text:span text:style-name="T92">4</text:span>)</text:p>
          </draw:text-box>
        </draw:frame>
        <draw:frame draw:style-name="gr216" draw:layer="layout" svg:width="8.443cm" svg:height="1.409cm" svg:x="1.245cm" svg:y="6.693cm">
          <draw:text-box>
            <text:p>Options de <text:span text:style-name="T98">print</text:span>: </text:p>
            <text:p text:style-name="P61"><text:span text:style-name="T218">◽</text:span><text:span text:style-name="T219"> </text:span><text:span text:style-name="T19">sep</text:span><text:span text:style-name="T98">=</text:span><text:span text:style-name="T220">" "</text:span><text:tab/>séparateur d'éléments, défaut espace</text:p>
            <text:p text:style-name="P61"><text:span text:style-name="T221">◽</text:span><text:span text:style-name="T222"> </text:span><text:span text:style-name="T19">end</text:span><text:span text:style-name="T98">=</text:span><text:span text:style-name="T220">"\n"</text:span><text:span text:style-name="T220"><text:tab/></text:span>fin d'affichage, défaut fin de ligne</text:p>
            <text:p text:style-name="P61"><text:span text:style-name="T221">◽</text:span><text:span text:style-name="T222"> </text:span><text:span text:style-name="T19">file</text:span><text:span text:style-name="T98">=</text:span><text:span text:style-name="T223">sys</text:span><text:span text:style-name="T19">.stdout</text:span><text:span text:style-name="T19"><text:tab/></text:span>print vers fichier, défaut sortie standard</text:p>
          </draw:text-box>
        </draw:frame>
        <draw:frame draw:style-name="gr217" draw:layer="layout" svg:width="7.355cm" svg:height="0.353cm" svg:x="1.224cm" svg:y="6.334cm">
          <draw:text-box>
            <text:p>éléments à afficher : valeurs littérales, variables, expressions</text:p>
          </draw:text-box>
        </draw:frame>
        <draw:line draw:style-name="gr45" draw:text-style-name="P2" draw:layer="layout" svg:x1="6.424cm" svg:y1="6.334cm" svg:x2="6.424cm" svg:y2="5.881cm">
          <text:p/>
        </draw:line>
        <draw:line draw:style-name="gr45" draw:text-style-name="P2" draw:layer="layout" svg:x1="4.724cm" svg:y1="6.334cm" svg:x2="3.524cm" svg:y2="5.834cm">
          <text:p/>
        </draw:line>
        <draw:line draw:style-name="gr45" draw:text-style-name="P2" draw:layer="layout" svg:x1="4.724cm" svg:y1="6.334cm" svg:x2="4.124cm" svg:y2="5.834cm">
          <text:p/>
        </draw:line>
        <draw:line draw:style-name="gr45" draw:text-style-name="P2" draw:layer="layout" svg:x1="4.724cm" svg:y1="6.334cm" svg:x2="5.224cm" svg:y2="5.834cm">
          <text:p/>
        </draw:line>
        <draw:line draw:style-name="gr45" draw:text-style-name="P2" draw:layer="layout" svg:x1="6.824cm" svg:y1="6.134cm" svg:x2="7.024cm" svg:y2="5.834cm">
          <text:p/>
        </draw:line>
        <draw:line draw:style-name="gr45" draw:text-style-name="P2" draw:layer="layout" svg:x1="4.724cm" svg:y1="6.334cm" svg:x2="6.825cm" svg:y2="6.134cm">
          <text:p/>
        </draw:line>
        <draw:line draw:style-name="gr45" draw:text-style-name="P2" draw:layer="layout" svg:x1="8.124cm" svg:y1="6.387cm" svg:x2="8.124cm" svg:y2="5.934cm">
          <text:p/>
        </draw:line>
        <draw:frame draw:style-name="gr218" draw:text-style-name="P62" draw:layer="layout" svg:width="8.003cm" svg:height="0.637cm" svg:x="11.33cm" svg:y="5.431cm">
          <draw:text-box>
            <text:p><text:span text:style-name="T224">boucle sur dict/set </text:span><text:span text:style-name="T225">⇔</text:span><text:span text:style-name="T224"> boucle sur séquence des clés</text:span></text:p>
            <text:p><text:span text:style-name="T224">utilisation des </text:span><text:span text:style-name="T13">tranches</text:span><text:span text:style-name="T224"> pour parcourir un sous-ensemble d'une séquence</text:span></text:p>
          </draw:text-box>
        </draw:frame>
        <draw:custom-shape draw:style-name="gr219" draw:text-style-name="P2" draw:layer="layout" svg:width="8.787cm" svg:height="2.24cm" svg:x="11.213cm" svg:y="10.659cm">
          <text:p/>
          <draw:enhanced-geometry svg:viewBox="0 0 21600 21600" draw:path-stretchpoint-x="10800" draw:path-stretchpoint-y="10800" draw:text-areas="?f3 ?f4 ?f5 ?f6" draw:type="round-rectangle" draw:modifiers="1927.71084337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63" draw:layer="layout" svg:width="5.537cm" svg:height="0.45cm" svg:x="5.584cm" svg:y="1cm">
          <draw:text-box draw:corner-radius="0.2cm">
            <text:p>Instruction boucle conditionnelle</text:p>
          </draw:text-box>
        </draw:frame>
        <draw:custom-shape draw:style-name="gr221" draw:text-style-name="P2" draw:layer="layout" svg:width="10.131cm" svg:height="4.185cm" svg:x="1cm" svg:y="1cm">
          <text:p/>
          <draw:enhanced-geometry svg:viewBox="0 0 21600 21600" draw:path-stretchpoint-x="10800" draw:path-stretchpoint-y="10800" draw:text-areas="?f3 ?f4 ?f5 ?f6" draw:type="round-rectangle" draw:modifiers="1032.01146679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8.769cm" svg:height="9.542cm" svg:x="11.231cm" svg:y="1cm">
          <text:p/>
          <draw:enhanced-geometry svg:viewBox="0 0 21600 21600" draw:path-stretchpoint-x="10800" draw:path-stretchpoint-y="10800" draw:text-areas="?f3 ?f4 ?f5 ?f6" draw:type="round-rectangle" draw:modifiers="492.588369441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3" draw:layer="layout" svg:width="3.687cm" svg:height="0.705cm" svg:x="1.524cm" svg:y="1.1cm">
          <draw:text-box>
            <text:p><text:span text:style-name="T13">bloc d'instructions exécuté </text:span></text:p>
            <text:p><text:span text:style-name="T123">tant que</text:span><text:span text:style-name="T13"> la condition est vraie</text:span></text:p>
          </draw:text-box>
        </draw:frame>
        <draw:frame draw:style-name="gr224" draw:layer="layout" svg:width="4.748cm" svg:height="0.933cm" svg:x="1.9cm" svg:y="1.863cm">
          <draw:text-box>
            <text:p><text:span text:style-name="T116">while</text:span> <text:span text:style-name="T99">condition logique</text:span>:</text:p>
            <text:p><text:s text:c="4"/><text:span text:style-name="T115">bloc d'instructions</text:span></text:p>
          </draw:text-box>
        </draw:frame>
        <draw:line draw:style-name="gr95" draw:text-style-name="P2" draw:layer="layout" svg:x1="1.916cm" svg:y1="2.581cm" svg:x2="2.801cm" svg:y2="2.581cm">
          <text:p/>
        </draw:line>
        <draw:line draw:style-name="gr128" draw:text-style-name="P2" draw:layer="layout" svg:x1="2.8cm" svg:y1="2.852cm" svg:x2="2.8cm" svg:y2="2.352cm">
          <text:p/>
        </draw:line>
        <draw:frame draw:style-name="gr225" draw:text-style-name="P64" draw:layer="layout" svg:width="2.88cm" svg:height="2.017cm" svg:x="1.464cm" svg:y="3.054cm">
          <draw:text-box>
            <text:p><text:span text:style-name="T226">s</text:span><text:span text:style-name="T227"> = </text:span><text:span text:style-name="T228">0</text:span></text:p>
            <text:p><text:span text:style-name="T226">i</text:span><text:span text:style-name="T227"> = </text:span><text:span text:style-name="T228">1</text:span></text:p>
            <text:p><text:span text:style-name="T228"/></text:p>
            <text:p><text:span text:style-name="T229">while</text:span><text:span text:style-name="T227"> </text:span><text:span text:style-name="T226">i</text:span><text:span text:style-name="T227"> &lt;= </text:span><text:span text:style-name="T228">100</text:span><text:span text:style-name="T227">:</text:span></text:p>
            <text:p><text:span text:style-name="T227"><text:s text:c="4"/></text:span><text:span text:style-name="T226">s</text:span><text:span text:style-name="T227"> = </text:span><text:span text:style-name="T226">s</text:span><text:span text:style-name="T227"> + </text:span><text:span text:style-name="T226">i</text:span><text:span text:style-name="T227">**</text:span><text:span text:style-name="T228">2</text:span></text:p>
            <text:p><text:span text:style-name="T227"><text:s text:c="4"/></text:span><text:span text:style-name="T226">i</text:span><text:span text:style-name="T227"> = </text:span><text:span text:style-name="T226">i</text:span><text:span text:style-name="T227"> + </text:span><text:span text:style-name="T228">1</text:span></text:p>
            <text:p><text:span text:style-name="T230">print</text:span><text:span text:style-name="T231">(</text:span><text:span text:style-name="T228">"somme:"</text:span><text:span text:style-name="T231">,</text:span><text:span text:style-name="T226">s</text:span><text:span text:style-name="T231">)</text:span></text:p>
          </draw:text-box>
        </draw:frame>
        <draw:custom-shape draw:style-name="gr226" draw:text-style-name="P2" draw:layer="layout" svg:width="0.19cm" svg:height="0.618cm" draw:transform="rotate (-3.14159265358979) translate (2.498cm 3.655cm)">
          <text:p/>
          <draw:enhanced-geometry svg:viewBox="0 0 21600 21600" draw:mirror-horizontal="true" draw:glue-points="0 0 0 21600 21600 10800" draw:text-areas="0 ?f9 7800 ?f10" draw:type="right-brace" draw:modifiers="1806.74157303371 13437.78801843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7" draw:text-style-name="P6" draw:layer="layout" svg:width="3.579cm" svg:height="0.353cm" svg:x="2.575cm" svg:y="3.111cm">
          <draw:text-box>
            <text:p><text:span text:style-name="T5">initialisations </text:span><text:span text:style-name="T232">avant</text:span><text:span text:style-name="T5"> la boucle</text:span></text:p>
          </draw:text-box>
        </draw:frame>
        <draw:custom-shape draw:style-name="gr228" draw:text-style-name="P2" draw:layer="layout" svg:width="0.224cm" svg:height="1.405cm" draw:transform="rotate (-1.5707963267949) translate (3.853cm 3.734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9" draw:text-style-name="P6" draw:layer="layout" svg:width="6.234cm" svg:height="0.353cm" svg:x="2.594cm" svg:y="3.452cm">
          <draw:text-box>
            <text:p><text:span text:style-name="T5">condition avec au moins une valeur variable (ici </text:span><text:span text:style-name="T233">i</text:span><text:span text:style-name="T5">)</text:span></text:p>
          </draw:text-box>
        </draw:frame>
        <draw:frame draw:style-name="gr230" draw:text-style-name="P39" draw:layer="layout" svg:width="1.768cm" svg:height="1.136cm" svg:x="9.255cm" svg:y="3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1" draw:text-style-name="P6" draw:layer="layout" svg:width="4.409cm" svg:height="0.334cm" svg:x="4.526cm" svg:y="4.471cm">
          <draw:text-box>
            <text:p><text:span text:style-name="T234">☝ </text:span><text:span text:style-name="T5">faire varier la variable de condition !</text:span></text:p>
          </draw:text-box>
        </draw:frame>
        <draw:frame draw:style-name="gr232" draw:text-style-name="P37" draw:layer="layout" svg:width="5.899cm" svg:height="0.705cm" svg:x="11.343cm" svg:y="1.075cm">
          <draw:text-box>
            <text:p text:style-name="P37"><text:span text:style-name="T13">bloc d'instructions exécuté </text:span><text:span text:style-name="T123">pour</text:span><text:span text:style-name="T13"> </text:span></text:p>
            <text:p text:style-name="P37"><text:span text:style-name="T123">chaque</text:span><text:span text:style-name="T13"> élément d'un conteneur ou d'un itérateur</text:span></text:p>
          </draw:text-box>
        </draw:frame>
        <draw:frame draw:style-name="gr233" draw:layer="layout" svg:width="4.502cm" svg:height="0.933cm" svg:x="12.872cm" svg:y="1.838cm">
          <draw:text-box>
            <text:p><text:span text:style-name="T116">for</text:span> <text:span text:style-name="T235">var</text:span> <text:span text:style-name="T116">in</text:span> <text:span text:style-name="T99">séquence</text:span>:</text:p>
            <text:p><text:s text:c="4"/><text:span text:style-name="T115">bloc d'instructions</text:span></text:p>
          </draw:text-box>
        </draw:frame>
        <draw:line draw:style-name="gr95" draw:text-style-name="P2" draw:layer="layout" svg:x1="12.872cm" svg:y1="2.585cm" svg:x2="13.757cm" svg:y2="2.585cm">
          <text:p/>
        </draw:line>
        <draw:line draw:style-name="gr128" draw:text-style-name="P2" draw:layer="layout" svg:x1="13.757cm" svg:y1="2.844cm" svg:x2="13.757cm" svg:y2="2.344cm">
          <text:p/>
        </draw:line>
        <draw:frame draw:style-name="gr234" draw:text-style-name="P64" draw:layer="layout" svg:width="4.235cm" svg:height="2.017cm" svg:x="12.432cm" svg:y="3.381cm">
          <draw:text-box>
            <text:p><text:span text:style-name="T226">s</text:span><text:span text:style-name="T227"> = </text:span><text:span text:style-name="T228">"Du texte"</text:span></text:p>
            <text:p><text:span text:style-name="T226">cpt</text:span><text:span text:style-name="T227"> = 0</text:span></text:p>
            <text:p><text:span text:style-name="T227"/></text:p>
            <text:p><text:span text:style-name="T229">for</text:span><text:span text:style-name="T227"> </text:span><text:span text:style-name="T226">c</text:span><text:span text:style-name="T227"> </text:span><text:span text:style-name="T229">in</text:span><text:span text:style-name="T227"> </text:span><text:span text:style-name="T226">s</text:span><text:span text:style-name="T227">:</text:span></text:p>
            <text:p><text:span text:style-name="T227"><text:s text:c="4"/></text:span><text:span text:style-name="T229">if</text:span><text:span text:style-name="T227"> </text:span><text:span text:style-name="T226">c</text:span><text:span text:style-name="T227"> == </text:span><text:span text:style-name="T228">"e"</text:span><text:span text:style-name="T227">:</text:span></text:p>
            <text:p><text:span text:style-name="T227"><text:s text:c="8"/></text:span><text:span text:style-name="T226">cpt</text:span><text:span text:style-name="T227"> = </text:span><text:span text:style-name="T226">cpt</text:span><text:span text:style-name="T227"> + </text:span><text:span text:style-name="T228">1</text:span></text:p>
            <text:p><text:span text:style-name="T230">print</text:span><text:span text:style-name="T231">(</text:span><text:span text:style-name="T228">"trouvé"</text:span><text:span text:style-name="T231">,</text:span><text:span text:style-name="T226">cpt</text:span><text:span text:style-name="T231">,</text:span><text:span text:style-name="T228">"'e'"</text:span><text:span text:style-name="T231">)</text:span></text:p>
          </draw:text-box>
        </draw:frame>
        <draw:frame draw:style-name="gr235" draw:layer="layout" svg:width="4.527cm" svg:height="0.353cm" svg:x="12.432cm" svg:y="2.972cm">
          <draw:text-box>
            <text:p>Parcours des <text:span text:style-name="T10">valeurs</text:span> d'un conteneur</text:p>
          </draw:text-box>
        </draw:frame>
        <draw:frame draw:style-name="gr236" draw:text-style-name="P11" draw:layer="layout" svg:width="2.059cm" svg:height="0.955cm" svg:x="17.416cm" svg:y="4.457cm">
          <draw:text-box>
            <text:p><text:span text:style-name="T13">Algo : comptage </text:span></text:p>
            <text:p><text:span text:style-name="T13">du nombre de </text:span><text:span text:style-name="T236">e</text:span><text:span text:style-name="T13"> </text:span></text:p>
            <text:p><text:span text:style-name="T13">dans la chaîne.</text:span></text:p>
          </draw:text-box>
        </draw:frame>
        <draw:frame draw:style-name="gr237" draw:layer="layout" svg:width="6.868cm" svg:height="1.057cm" svg:x="11.33cm" svg:y="6.213cm">
          <draw:text-box>
            <text:p>Parcours des <text:span text:style-name="T10">index</text:span> d'un conteneur séquence</text:p>
            <text:p><text:span text:style-name="T22">◽</text:span><text:span text:style-name="T23"> </text:span><text:span text:style-name="T23">changement de l'élément à la position</text:span></text:p>
            <text:p><text:span text:style-name="T22">◽</text:span><text:span text:style-name="T23"> </text:span><text:span text:style-name="T23">accès aux éléments autour de la position (avant/après)</text:span></text:p>
          </draw:text-box>
        </draw:frame>
        <draw:frame draw:style-name="gr238" draw:text-style-name="P64" draw:layer="layout" svg:width="5.928cm" svg:height="2.305cm" svg:x="11.33cm" svg:y="7.304cm">
          <draw:text-box>
            <text:p><text:span text:style-name="T226">lst</text:span><text:span text:style-name="T227"> = </text:span><text:span text:style-name="T228">[11,18,9,12,23,4,17]</text:span></text:p>
            <text:p><text:span text:style-name="T226">perdu</text:span><text:span text:style-name="T231"> = </text:span><text:span text:style-name="T228">[]</text:span></text:p>
            <text:p><text:span text:style-name="T229">for</text:span><text:span text:style-name="T227"> </text:span><text:span text:style-name="T226">idx</text:span><text:span text:style-name="T227"> </text:span><text:span text:style-name="T229">in</text:span><text:span text:style-name="T227"> </text:span><text:span text:style-name="T230">range</text:span><text:span text:style-name="T227">(</text:span><text:span text:style-name="T230">len</text:span><text:span text:style-name="T227">(</text:span><text:span text:style-name="T226">lst</text:span><text:span text:style-name="T227">)):</text:span></text:p>
            <text:p><text:span text:style-name="T227"><text:s text:c="4"/></text:span><text:span text:style-name="T226">val</text:span><text:span text:style-name="T227"> = </text:span><text:span text:style-name="T226">lst</text:span><text:span text:style-name="T227">[</text:span><text:span text:style-name="T226">idx</text:span><text:span text:style-name="T227">]</text:span></text:p>
            <text:p><text:span text:style-name="T227"><text:s text:c="4"/></text:span><text:span text:style-name="T229">if</text:span><text:span text:style-name="T227"> </text:span><text:span text:style-name="T226">val </text:span><text:span text:style-name="T227">&gt; </text:span><text:span text:style-name="T228">15</text:span><text:span text:style-name="T227">:</text:span></text:p>
            <text:p><text:span text:style-name="T227"><text:s text:c="8"/></text:span><text:span text:style-name="T226">perdu</text:span><text:span text:style-name="T227">.</text:span><text:span text:style-name="T230">append</text:span><text:span text:style-name="T227">(</text:span><text:span text:style-name="T226">val</text:span><text:span text:style-name="T227">)</text:span></text:p>
            <text:p><text:span text:style-name="T227"><text:s text:c="8"/></text:span><text:span text:style-name="T226">lst</text:span><text:span text:style-name="T231">[</text:span><text:span text:style-name="T226">idx</text:span><text:span text:style-name="T231">]</text:span><text:span text:style-name="T227"> = </text:span><text:span text:style-name="T228">15</text:span></text:p>
            <text:p><text:span text:style-name="T230">print</text:span><text:span text:style-name="T231">(</text:span><text:span text:style-name="T228">"modif:"</text:span><text:span text:style-name="T231">,</text:span><text:span text:style-name="T226">lst</text:span><text:span text:style-name="T231">,</text:span><text:span text:style-name="T228">"-modif:"</text:span><text:span text:style-name="T231">,</text:span><text:span text:style-name="T226">perdu</text:span><text:span text:style-name="T231">)</text:span></text:p>
          </draw:text-box>
        </draw:frame>
        <draw:frame draw:style-name="gr239" draw:text-style-name="P11" draw:layer="layout" svg:width="2.711cm" svg:height="1.273cm" svg:x="16.695cm" svg:y="7.608cm">
          <draw:text-box>
            <text:p><text:span text:style-name="T13">Algo: bornage des </text:span></text:p>
            <text:p><text:span text:style-name="T13">valeurs supérieures à 15,</text:span></text:p>
            <text:p><text:span text:style-name="T13">mémorisation des </text:span></text:p>
            <text:p><text:span text:style-name="T13">valeurs perdues.</text:span></text:p>
          </draw:text-box>
        </draw:frame>
        <draw:frame draw:style-name="gr240" draw:layer="layout" svg:width="3.994cm" svg:height="0.353cm" draw:transform="rotate (1.5707963267949) translate (1cm 5.09cm)">
          <draw:text-box>
            <text:p><text:span text:style-name="T141">☝ </text:span><text:span text:style-name="T40">attention aux boucles sans fin</text:span><text:span text:style-name="T13"> !</text:span></text:p>
          </draw:text-box>
        </draw:frame>
        <draw:line draw:style-name="gr241" draw:text-style-name="P2" draw:layer="layout" svg:x1="11.33cm" svg:y1="6.127cm" svg:x2="19.5cm" svg:y2="6.127cm">
          <text:p/>
        </draw:line>
        <draw:line draw:style-name="gr241" draw:text-style-name="P2" draw:layer="layout" svg:x1="12.446cm" svg:y1="2.95cm" svg:x2="19.516cm" svg:y2="2.95cm">
          <text:p/>
        </draw:line>
        <draw:custom-shape draw:style-name="gr242" draw:text-style-name="P2" draw:layer="layout" svg:width="0.2cm" svg:height="0.495cm" draw:transform="rotate (-3.14159265358979) translate (15.011cm 3.832cm)">
          <text:p/>
          <draw:enhanced-geometry svg:viewBox="0 0 21600 21600" draw:mirror-horizont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7" draw:text-style-name="P6" draw:layer="layout" svg:width="3.579cm" svg:height="0.353cm" svg:x="15.091cm" svg:y="3.389cm">
          <draw:text-box>
            <text:p><text:span text:style-name="T5">initialisations </text:span><text:span text:style-name="T232">avant</text:span><text:span text:style-name="T5"> la boucle</text:span></text:p>
          </draw:text-box>
        </draw:frame>
        <draw:custom-shape draw:style-name="gr243" draw:text-style-name="P2" draw:layer="layout" svg:width="0.2cm" svg:height="0.271cm" draw:transform="rotate (-1.5707963267949) translate (13.338cm 4.17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4" draw:text-style-name="P6" draw:layer="layout" svg:width="6.552cm" svg:height="0.353cm" svg:x="12.71cm" svg:y="3.94cm">
          <draw:text-box>
            <text:p><text:span text:style-name="T5">variable de boucle, </text:span><text:span text:style-name="T232">affectation</text:span><text:span text:style-name="T5"> </text:span><text:span text:style-name="T232">gérée par l'instruction</text:span><text:span text:style-name="T5"> </text:span><text:span text:style-name="T177">for</text:span></text:p>
          </draw:text-box>
        </draw:frame>
        <draw:custom-shape draw:style-name="gr245" draw:text-style-name="P2" draw:layer="layout" svg:width="8.778cm" svg:height="8.733cm" svg:x="11.222cm" svg:y="19.967cm">
          <text:p/>
          <draw:enhanced-geometry svg:viewBox="0 0 21600 21600" draw:path-stretchpoint-x="10800" draw:path-stretchpoint-y="10800" draw:text-areas="?f3 ?f4 ?f5 ?f6" draw:type="round-rectangle" draw:modifiers="494.61873139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43" draw:layer="layout" svg:width="3.868cm" svg:height="0.45cm" svg:x="16.122cm" svg:y="19.967cm">
          <draw:text-box draw:corner-radius="0.2cm">
            <text:p>Opérations sur chaînes</text:p>
          </draw:text-box>
        </draw:frame>
        <draw:custom-shape draw:style-name="gr247" draw:text-style-name="P2" draw:layer="layout" svg:width="0.2cm" svg:height="0.982cm" draw:transform="rotate (-1.5707963267949) translate (16.983cm 23.438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8" draw:text-style-name="P27" draw:layer="layout" svg:width="2.241cm" svg:height="0.353cm" svg:x="15.49cm" svg:y="23.141cm">
          <draw:text-box>
            <text:p><text:span text:style-name="T111">valeurs à formater</text:span></text:p>
          </draw:text-box>
        </draw:frame>
        <draw:custom-shape draw:style-name="gr249" draw:text-style-name="P2" draw:layer="layout" svg:width="0.2cm" svg:height="2.999cm" draw:transform="rotate (-1.5707963267949) translate (14.454cm 23.438cm)">
          <text:p/>
          <draw:enhanced-geometry svg:viewBox="0 0 21600 21600" draw:mirror-horizontal="false" draw:mirror-vertical="true" draw:glue-points="0 0 0 21600 21600 10800" draw:text-areas="0 ?f9 7800 ?f10" draw:type="right-brace" draw:modifiers="1162.2463981182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0" draw:text-style-name="P27" draw:layer="layout" svg:width="2.876cm" svg:height="0.353cm" svg:x="11.601cm" svg:y="23.141cm">
          <draw:text-box>
            <text:p><text:span text:style-name="T111">directives de formatage</text:span></text:p>
          </draw:text-box>
        </draw:frame>
        <draw:frame draw:style-name="gr251" draw:layer="layout" svg:width="6.098cm" svg:height="0.425cm" svg:x="1.258cm" svg:y="8.299cm">
          <draw:text-box>
            <text:p><text:span text:style-name="T90">s</text:span><text:span text:style-name="T91"> = </text:span><text:span text:style-name="T100">input</text:span>(<text:span text:style-name="T92">"Directives:"</text:span>)</text:p>
          </draw:text-box>
        </draw:frame>
        <draw:frame draw:style-name="gr252" draw:layer="layout" svg:width="8.825cm" svg:height="0.705cm" svg:x="1.6cm" svg:y="8.747cm">
          <draw:text-box>
            <text:p><text:span text:style-name="T148">☝ </text:span><text:span text:style-name="T98">input</text:span> retourne toujours une <text:span text:style-name="T10">chaîne</text:span>, la convertir vers le type désiré </text:p>
            <text:p><text:tab/>(cf. encadré <text:span text:style-name="T13">Conversions</text:span> au recto).</text:p>
          </draw:text-box>
        </draw:frame>
        <draw:frame draw:style-name="gr253" draw:text-style-name="P27" draw:layer="layout" svg:width="7.521cm" svg:height="1.273cm" svg:x="11.385cm" svg:y="11.536cm">
          <draw:text-box>
            <text:p><text:span text:style-name="T237">range</text:span><text:span text:style-name="T111">(</text:span><text:span text:style-name="T113">5</text:span><text:span text:style-name="T111">)</text:span><text:span text:style-name="T238">→ 0 1 2 3 4</text:span><text:span text:style-name="T238"><text:tab/></text:span><text:span text:style-name="T239">range</text:span><text:span text:style-name="T240">(</text:span><text:span text:style-name="T241">2</text:span><text:span text:style-name="T240">,</text:span><text:span text:style-name="T241">12</text:span><text:span text:style-name="T240">,</text:span><text:span text:style-name="T241">3</text:span><text:span text:style-name="T240">)</text:span><text:span text:style-name="T238">→ 2 5 8 11</text:span></text:p>
            <text:p><text:span text:style-name="T242">range</text:span><text:span text:style-name="T243">(</text:span><text:span text:style-name="T244">3</text:span><text:span text:style-name="T243">,</text:span><text:span text:style-name="T244">8</text:span><text:span text:style-name="T243">)</text:span><text:span text:style-name="T238">→ 3 4 5 6 7</text:span><text:span text:style-name="T238"><text:tab/></text:span><text:span text:style-name="T239">range</text:span><text:span text:style-name="T240">(</text:span><text:span text:style-name="T241">20</text:span><text:span text:style-name="T240">,</text:span><text:span text:style-name="T241">5</text:span><text:span text:style-name="T240">,</text:span><text:span text:style-name="T241">-5</text:span><text:span text:style-name="T240">)</text:span><text:span text:style-name="T238">→ 20 15 10</text:span></text:p>
            <text:p><text:span text:style-name="T245">range</text:span><text:span text:style-name="T246">(</text:span><text:span text:style-name="T245">len</text:span><text:span text:style-name="T246">(</text:span><text:span text:style-name="T247">séq</text:span><text:span text:style-name="T246">))</text:span><text:span text:style-name="T248">→ séquence des index des valeurs dans </text:span><text:span text:style-name="T249">séq</text:span></text:p>
            <text:p><text:span text:style-name="T250">☝ </text:span><text:span text:style-name="T250">range fournit une séquence immutable d'entiers construits au besoin</text:span></text:p>
          </draw:text-box>
        </draw:frame>
        <draw:frame draw:style-name="gr254" draw:text-style-name="P65" draw:layer="layout" svg:width="3.961cm" svg:height="0.467cm" svg:x="11.611cm" svg:y="10.756cm">
          <draw:text-box>
            <text:p><text:span text:style-name="T85">range</text:span><text:span text:style-name="T79">(</text:span><text:span text:style-name="T251">[</text:span><text:span text:style-name="T252">début</text:span><text:span text:style-name="T251">,] </text:span><text:span text:style-name="T252">fin</text:span><text:span text:style-name="T251"> [,</text:span><text:span text:style-name="T252">pas</text:span><text:span text:style-name="T251">]</text:span><text:span text:style-name="T79">)</text:span></text:p>
          </draw:text-box>
        </draw:frame>
        <draw:custom-shape draw:style-name="gr255" draw:text-style-name="P2" draw:layer="layout" svg:width="10.12cm" svg:height="7.369cm" svg:x="1cm" svg:y="21.331cm">
          <text:p/>
          <draw:enhanced-geometry svg:viewBox="0 0 21600 21600" draw:path-stretchpoint-x="10800" draw:path-stretchpoint-y="10800" draw:text-areas="?f3 ?f4 ?f5 ?f6" draw:type="round-rectangle" draw:modifiers="586.16010854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6" draw:text-style-name="P65" draw:layer="layout" svg:width="8.259cm" svg:height="0.425cm" svg:x="1.847cm" svg:y="21.773cm">
          <draw:text-box>
            <text:p><text:span text:style-name="T253">f</text:span><text:span text:style-name="T79"> = </text:span><text:span text:style-name="T85">open</text:span><text:span text:style-name="T79">(</text:span><text:span text:style-name="T80">"fic.txt"</text:span><text:span text:style-name="T79">,</text:span><text:span text:style-name="T80">"w"</text:span><text:span text:style-name="T79">,</text:span><text:span text:style-name="T254">encoding</text:span><text:span text:style-name="T79">=</text:span><text:span text:style-name="T80">"utf8"</text:span><text:span text:style-name="T79">)</text:span></text:p>
          </draw:text-box>
        </draw:frame>
        <draw:frame draw:style-name="gr257" draw:text-style-name="P11" draw:layer="layout" svg:width="4.697cm" svg:height="0.319cm" svg:x="1.158cm" svg:y="21.401cm">
          <draw:text-box>
            <text:p><text:span text:style-name="T13">stockage de données sur disque, et relecture</text:span></text:p>
          </draw:text-box>
        </draw:frame>
        <draw:frame draw:style-name="gr258" draw:text-style-name="P66" draw:layer="layout" svg:width="3.02cm" svg:height="1.463cm" svg:x="5.424cm" svg:y="22.307cm">
          <draw:text-box>
            <text:p text:style-name="P30"><text:span text:style-name="T255">mode</text:span><text:span text:style-name="T111"> d'ouverture</text:span></text:p>
            <text:p text:style-name="P30"><text:span text:style-name="T256">◽</text:span><text:span text:style-name="T257"> </text:span><text:span text:style-name="T258">'r'</text:span><text:span text:style-name="T257"> lecture (read)</text:span></text:p>
            <text:p text:style-name="P30"><text:span text:style-name="T256">◽</text:span><text:span text:style-name="T257"> </text:span><text:span text:style-name="T258">'w'</text:span><text:span text:style-name="T257"> écriture (write)</text:span></text:p>
            <text:p text:style-name="P30"><text:span text:style-name="T256">◽</text:span><text:span text:style-name="T257"> </text:span><text:span text:style-name="T258">'a'</text:span><text:span text:style-name="T257"> ajout (append)</text:span></text:p>
            <text:p text:style-name="P30"><text:span text:style-name="T256">◽ …</text:span><text:span text:style-name="T258">'+' 'x' 'b' 't'</text:span></text:p>
          </draw:text-box>
        </draw:frame>
        <draw:frame draw:style-name="gr259" draw:text-style-name="P66" draw:layer="layout" svg:width="2.309cm" svg:height="1.409cm" svg:x="8.62cm" svg:y="22.307cm">
          <draw:text-box>
            <text:p text:style-name="P30"><text:span text:style-name="T255">encodage</text:span><text:span text:style-name="T111"> des </text:span></text:p>
            <text:p text:style-name="P30"><text:span text:style-name="T111">caractères pour les</text:span></text:p>
            <text:p text:style-name="P30"><text:span text:style-name="T5">fichiers textes</text:span><text:span text:style-name="T111">:</text:span></text:p>
            <text:p text:style-name="P30"><text:span text:style-name="T259">utf8 <text:s/>ascii </text:span></text:p>
            <text:p text:style-name="P30"><text:span text:style-name="T259">latin1 <text:s/></text:span><text:span text:style-name="T260">…</text:span></text:p>
          </draw:text-box>
        </draw:frame>
        <draw:frame draw:style-name="gr260" draw:text-style-name="P27" draw:layer="layout" svg:width="1.835cm" svg:height="1.057cm" svg:x="3.103cm" svg:y="22.307cm">
          <draw:text-box>
            <text:p><text:span text:style-name="T255">nom</text:span><text:span text:style-name="T111"> </text:span><text:span text:style-name="T256">du fichier</text:span></text:p>
            <text:p><text:span text:style-name="T256">sur le disque</text:span></text:p>
            <text:p><text:span text:style-name="T256">(+chemin…)</text:span></text:p>
          </draw:text-box>
        </draw:frame>
        <draw:line draw:style-name="gr45" draw:text-style-name="P2" draw:layer="layout" svg:x1="3.617cm" svg:y1="22.404cm" svg:x2="3.879cm" svg:y2="22.1cm">
          <text:p/>
        </draw:line>
        <draw:line draw:style-name="gr45" draw:text-style-name="P2" draw:layer="layout" svg:x1="5.836cm" svg:y1="22.363cm" svg:x2="5.974cm" svg:y2="22.087cm">
          <text:p/>
        </draw:line>
        <draw:line draw:style-name="gr45" draw:text-style-name="P2" draw:layer="layout" svg:x1="8.766cm" svg:y1="22.321cm" svg:x2="8.871cm" svg:y2="22.055cm">
          <text:p/>
        </draw:line>
        <draw:frame draw:style-name="gr261" draw:text-style-name="P27" draw:layer="layout" svg:width="1.7cm" svg:height="1.057cm" svg:x="1.12cm" svg:y="22.307cm">
          <draw:text-box>
            <text:p><text:span text:style-name="T255">variable</text:span><text:span text:style-name="T111"> </text:span></text:p>
            <text:p><text:span text:style-name="T256">fichier pour</text:span></text:p>
            <text:p><text:span text:style-name="T256">les opérations</text:span></text:p>
          </draw:text-box>
        </draw:frame>
        <draw:line draw:style-name="gr45" draw:text-style-name="P2" draw:layer="layout" svg:x1="1.657cm" svg:y1="22.349cm" svg:x2="1.864cm" svg:y2="22.1cm">
          <text:p/>
        </draw:line>
        <draw:frame draw:style-name="gr262" draw:text-style-name="P65" draw:layer="layout" svg:width="3.854cm" svg:height="0.673cm" svg:x="1.157cm" svg:y="24.267cm">
          <draw:text-box>
            <text:p><text:span text:style-name="T253">f</text:span><text:span text:style-name="T79">.</text:span><text:span text:style-name="T85">write</text:span><text:span text:style-name="T79">(</text:span><text:span text:style-name="T80">"coucou"</text:span><text:span text:style-name="T79">)</text:span></text:p>
            <text:p text:style-name="P67"><text:span text:style-name="T261">f.</text:span><text:span text:style-name="T262">writelines</text:span><text:span text:style-name="T263">(</text:span><text:span text:style-name="T264">list de lignes</text:span><text:span text:style-name="T263">)</text:span></text:p>
          </draw:text-box>
        </draw:frame>
        <draw:frame draw:style-name="gr263" draw:layer="layout" svg:width="1.425cm" svg:height="0.353cm" svg:x="1.162cm" svg:y="23.763cm">
          <draw:text-box>
            <text:p>en <text:span text:style-name="T10">écriture</text:span></text:p>
          </draw:text-box>
        </draw:frame>
        <draw:frame draw:style-name="gr264" draw:text-style-name="P9" draw:layer="layout" svg:width="1.5cm" svg:height="0.353cm" svg:x="9.455cm" svg:y="23.763cm">
          <draw:text-box>
            <text:p text:style-name="P9">en <text:span text:style-name="T10">lecture</text:span></text:p>
          </draw:text-box>
        </draw:frame>
        <draw:frame draw:style-name="gr265" draw:text-style-name="P68" draw:layer="layout" svg:width="5.591cm" svg:height="1.271cm" svg:x="5.275cm" svg:y="24.082cm">
          <draw:text-box>
            <text:p text:style-name="P67"><text:span text:style-name="T211">f</text:span><text:span text:style-name="T196">.</text:span><text:span text:style-name="T210">read</text:span><text:span text:style-name="T196">(</text:span><text:span text:style-name="T199">[</text:span><text:span text:style-name="T197">n</text:span><text:span text:style-name="T199">]</text:span><text:span text:style-name="T196">)</text:span><text:span text:style-name="T265"><text:tab/></text:span><text:span text:style-name="T266">→</text:span><text:span text:style-name="T267"> caractères suivants</text:span></text:p>
            <text:p text:style-name="P67"><text:span text:style-name="T268"><text:tab/></text:span><text:span text:style-name="T268">si </text:span><text:span text:style-name="T269">n</text:span><text:span text:style-name="T268"> non spécifié, lit jusqu'à la fin !</text:span></text:p>
            <text:p text:style-name="P67"><text:span text:style-name="T261">f.</text:span><text:span text:style-name="T262">readlines</text:span><text:span text:style-name="T263">(</text:span><text:span text:style-name="T270">[</text:span><text:span text:style-name="T264">n</text:span><text:span text:style-name="T270">]</text:span><text:span text:style-name="T263">)</text:span><text:span text:style-name="T263"><text:tab/></text:span><text:span text:style-name="T271">→</text:span><text:span text:style-name="T172"> </text:span><text:span text:style-name="T272">list</text:span><text:span text:style-name="T172"> lignes suivantes</text:span></text:p>
            <text:p text:style-name="P67"><text:span text:style-name="T112">f</text:span><text:span text:style-name="T111">.</text:span><text:span text:style-name="T237">readline</text:span><text:span text:style-name="T111">()</text:span><text:span text:style-name="T273"><text:tab/></text:span><text:span text:style-name="T274">→</text:span><text:span text:style-name="T268"> ligne suivante</text:span></text:p>
          </draw:text-box>
        </draw:frame>
        <draw:line draw:style-name="gr266" draw:text-style-name="P2" draw:layer="layout" svg:x1="5.081cm" svg:y1="23.818cm" svg:x2="5.081cm" svg:y2="25.378cm">
          <text:p/>
        </draw:line>
        <draw:frame draw:style-name="gr267" draw:text-style-name="P34" draw:layer="layout" svg:width="3.644cm" svg:height="0.989cm" svg:x="7.116cm" svg:y="27.634cm">
          <draw:text-box>
            <text:p><text:span text:style-name="T275">with </text:span><text:span text:style-name="T276">open</text:span><text:span text:style-name="T277">(</text:span><text:span text:style-name="T278">…)</text:span><text:span text:style-name="T279"> as </text:span><text:span text:style-name="T280">f</text:span><text:span text:style-name="T279">:</text:span></text:p>
            <text:p><text:span text:style-name="T279"><text:s text:c="2"/></text:span><text:span text:style-name="T195">for</text:span><text:span text:style-name="T196"> </text:span><text:span text:style-name="T211">ligne</text:span><text:span text:style-name="T196"> </text:span><text:span text:style-name="T195">in</text:span><text:span text:style-name="T196"> </text:span><text:span text:style-name="T211">f</text:span><text:span text:style-name="T196"> :</text:span></text:p>
            <text:p><text:span text:style-name="T196"><text:s text:c="4"/></text:span><text:span text:style-name="T196">#</text:span><text:span text:style-name="T267"> traitement de </text:span><text:span text:style-name="T281">ligne</text:span></text:p>
          </draw:text-box>
        </draw:frame>
        <draw:frame draw:style-name="gr268" draw:text-style-name="P69" draw:layer="layout" svg:width="4.202cm" svg:height="0.276cm" svg:x="1.144cm" svg:y="23.42cm">
          <draw:text-box>
            <text:p><text:span text:style-name="T3">cf modules </text:span><text:span text:style-name="T282">os</text:span><text:span text:style-name="T3">, <text:s/></text:span><text:span text:style-name="T282">os</text:span><text:span text:style-name="T283">.</text:span><text:span text:style-name="T282">path</text:span><text:span text:style-name="T284"> et </text:span><text:span text:style-name="T282">pathlib</text:span></text:p>
          </draw:text-box>
        </draw:frame>
        <draw:line draw:style-name="gr45" draw:text-style-name="P2" draw:layer="layout" svg:x1="3.326cm" svg:y1="23.176cm" svg:x2="3.326cm" svg:y2="23.491cm">
          <text:p/>
        </draw:line>
        <draw:frame draw:style-name="gr269" draw:text-style-name="P65" draw:layer="layout" svg:width="1.907cm" svg:height="0.357cm" svg:x="1.135cm" svg:y="26.055cm">
          <draw:text-box>
            <text:p><text:span text:style-name="T253">f</text:span><text:span text:style-name="T79">.</text:span><text:span text:style-name="T85">close</text:span><text:span text:style-name="T79">()</text:span></text:p>
          </draw:text-box>
        </draw:frame>
        <draw:frame draw:style-name="gr270" draw:layer="layout" svg:width="6.741cm" svg:height="0.319cm" svg:x="3.781cm" svg:y="26.089cm">
          <draw:text-box>
            <text:p><text:span text:style-name="T148">☝ </text:span>ne pas oublier de <text:span text:style-name="T10">refermer le fichier</text:span> après son utilisation !</text:p>
          </draw:text-box>
        </draw:frame>
        <draw:line draw:style-name="gr271" draw:text-style-name="P2" draw:layer="layout" svg:x1="19.87cm" svg:y1="23.102cm" svg:x2="11.373cm" svg:y2="23.102cm">
          <text:p/>
        </draw:line>
        <draw:frame draw:style-name="gr272" draw:layer="layout" svg:width="6.053cm" svg:height="0.955cm" svg:x="1.194cm" svg:y="27.608cm">
          <draw:text-box>
            <text:p>Très courant : ouverture en bloc gardé (fermeture automatique) et boucle de lecture des lignes d'un fichier texte.</text:p>
          </draw:text-box>
        </draw:frame>
        <draw:frame draw:style-name="gr273" draw:text-style-name="P70" draw:layer="layout" svg:width="3.711cm" svg:height="0.45cm" svg:x="16.279cm" svg:y="13.018cm">
          <draw:text-box draw:corner-radius="0.2cm">
            <text:p>Définition de fonction</text:p>
          </draw:text-box>
        </draw:frame>
        <draw:custom-shape draw:style-name="gr274" draw:text-style-name="P2" draw:layer="layout" svg:width="8.787cm" svg:height="6.849cm" svg:x="11.217cm" svg:y="13.018cm">
          <text:p/>
          <draw:enhanced-geometry svg:viewBox="0 0 21600 21600" draw:path-stretchpoint-x="10800" draw:path-stretchpoint-y="10800" draw:text-areas="?f3 ?f4 ?f5 ?f6" draw:type="round-rectangle" draw:modifiers="630.656934306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65" draw:layer="layout" svg:width="6.979cm" svg:height="1.739cm" svg:x="11.502cm" svg:y="13.861cm">
          <draw:text-box>
            <text:p><text:span text:style-name="T78">def</text:span><text:span text:style-name="T79"> </text:span><text:span text:style-name="T85">fct</text:span><text:span text:style-name="T79">(</text:span><text:span text:style-name="T253">x</text:span><text:span text:style-name="T79">,</text:span><text:span text:style-name="T253">y</text:span><text:span text:style-name="T79">,</text:span><text:span text:style-name="T253">z</text:span><text:span text:style-name="T79">):</text:span></text:p>
            <text:p><text:span text:style-name="T79"><text:s text:c="4"/></text:span><text:span text:style-name="T80">"""documentation"""</text:span></text:p>
            <text:p><text:span text:style-name="T79"><text:s text:c="4"/></text:span><text:span text:style-name="T251"># bloc instructions, calcul de res, etc.</text:span></text:p>
            <text:p><text:span text:style-name="T79"><text:s text:c="4"/></text:span><text:span text:style-name="T78">return</text:span><text:span text:style-name="T79"> </text:span><text:span text:style-name="T253">res</text:span></text:p>
          </draw:text-box>
        </draw:frame>
        <draw:frame draw:style-name="gr276" draw:layer="layout" svg:width="4.218cm" svg:height="0.353cm" svg:x="11.416cm" svg:y="13.082cm">
          <draw:text-box>
            <text:p>nom de la fonction (identificateur)</text:p>
          </draw:text-box>
        </draw:frame>
        <draw:line draw:style-name="gr45" draw:text-style-name="P2" draw:layer="layout" svg:x1="12.7cm" svg:y1="13.438cm" svg:x2="12.7cm" svg:y2="13.932cm">
          <text:p/>
        </draw:line>
        <draw:frame draw:style-name="gr277" draw:text-style-name="P27" draw:layer="layout" svg:width="4.845cm" svg:height="0.637cm" svg:x="15.033cm" svg:y="14.991cm">
          <draw:text-box>
            <text:p><text:span text:style-name="T111">valeur résultat de l'appel, si pas de résultat calculé à retourner : </text:span><text:span text:style-name="T189">return</text:span><text:span text:style-name="T190"> </text:span><text:span text:style-name="T285">None</text:span></text:p>
          </draw:text-box>
        </draw:frame>
        <draw:frame draw:style-name="gr278" draw:layer="layout" svg:width="7.715cm" svg:height="0.955cm" svg:x="11.5cm" svg:y="15.509cm">
          <draw:text-box>
            <text:p><text:span text:style-name="T148">☝ </text:span>les paramètres et toutes les </text:p>
            <text:p>variables de ce bloc n'existent que <text:span text:style-name="T13">dans</text:span> le bloc et <text:span text:style-name="T13">pendant</text:span> l'appel à la </text:p>
            <text:p>fonction (penser “<text:span text:style-name="T13">boîte noire”</text:span>)</text:p>
          </draw:text-box>
        </draw:frame>
        <draw:frame draw:style-name="gr279" draw:layer="layout" svg:width="2.504cm" svg:height="0.353cm" svg:x="13.091cm" svg:y="13.396cm">
          <draw:text-box>
            <text:p>paramètres nommés</text:p>
          </draw:text-box>
        </draw:frame>
        <draw:custom-shape draw:style-name="gr280" draw:text-style-name="P2" draw:layer="layout" svg:width="0.2cm" svg:height="1.051cm" draw:transform="rotate (-1.5707963267949) translate (14.251cm 13.723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0294.8979591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5" draw:text-style-name="P2" draw:layer="layout" svg:x1="14.908cm" svg:y1="15.165cm" svg:x2="14.486cm" svg:y2="15.165cm">
          <text:p/>
        </draw:line>
        <draw:frame draw:style-name="gr281" draw:text-style-name="P70" draw:layer="layout" svg:width="2.983cm" svg:height="0.45cm" svg:x="17.011cm" svg:y="17.663cm">
          <draw:text-box draw:corner-radius="0.2cm">
            <text:p>Appel de fonction</text:p>
          </draw:text-box>
        </draw:frame>
        <draw:line draw:style-name="gr130" draw:text-style-name="P2" draw:layer="layout" svg:x1="19.831cm" svg:y1="17.663cm" svg:x2="11.297cm" svg:y2="17.663cm">
          <text:p/>
        </draw:line>
        <draw:frame draw:style-name="gr282" draw:text-style-name="P65" draw:layer="layout" svg:width="4.451cm" svg:height="0.357cm" svg:x="11.533cm" svg:y="17.714cm">
          <draw:text-box>
            <text:p><text:span text:style-name="T253">r</text:span><text:span text:style-name="T79"> = </text:span><text:span text:style-name="T85">fct</text:span><text:span text:style-name="T79">(</text:span><text:span text:style-name="T80">3</text:span><text:span text:style-name="T79">,</text:span><text:span text:style-name="T253">i</text:span><text:span text:style-name="T79">+</text:span><text:span text:style-name="T80">2</text:span><text:span text:style-name="T79">,</text:span><text:span text:style-name="T80">2</text:span><text:span text:style-name="T79">*</text:span><text:span text:style-name="T253">i</text:span><text:span text:style-name="T79">)</text:span></text:p>
          </draw:text-box>
        </draw:frame>
        <draw:custom-shape draw:style-name="gr283" draw:text-style-name="P2" draw:layer="layout" svg:width="10.12cm" svg:height="4.992cm" svg:x="1cm" svg:y="9.641cm">
          <text:p/>
          <draw:enhanced-geometry svg:viewBox="0 0 21600 21600" draw:path-stretchpoint-x="10800" draw:path-stretchpoint-y="10800" draw:text-areas="?f3 ?f4 ?f5 ?f6" draw:type="round-rectangle" draw:modifiers="865.2112958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4" draw:text-style-name="P43" draw:layer="layout" svg:width="6.286cm" svg:height="0.45cm" svg:x="4.824cm" svg:y="9.641cm">
          <draw:text-box draw:corner-radius="0.2cm">
            <text:p>Opérations génériques sur conteneurs</text:p>
          </draw:text-box>
        </draw:frame>
        <draw:frame draw:style-name="gr285" draw:text-style-name="P11" draw:layer="layout" svg:width="3.448cm" svg:height="0.319cm" svg:x="5.312cm" svg:y="23.824cm">
          <draw:text-box>
            <text:p><text:span text:style-name="T148">☝ </text:span><text:span text:style-name="T13">lit chaîne vide si fin de fichier</text:span></text:p>
          </draw:text-box>
        </draw:frame>
        <draw:frame draw:style-name="gr286" draw:text-style-name="P72" draw:layer="layout" svg:width="9.884cm" svg:height="2.851cm" svg:x="1.134cm" svg:y="9.796cm">
          <draw:text-box>
            <text:p text:style-name="P71"><text:span text:style-name="T210">len</text:span><text:span text:style-name="T198">(</text:span><text:span text:style-name="T211">c</text:span><text:span text:style-name="T198">)</text:span><text:span text:style-name="T286">→ nb d'éléments</text:span></text:p>
            <text:p text:style-name="P71"><text:span text:style-name="T287">min</text:span><text:span text:style-name="T288">(</text:span><text:span text:style-name="T289">c</text:span><text:span text:style-name="T288">) <text:s/></text:span><text:span text:style-name="T287">max</text:span><text:span text:style-name="T288">(</text:span><text:span text:style-name="T289">c</text:span><text:span text:style-name="T288">) <text:s/></text:span><text:span text:style-name="T287">sum</text:span><text:span text:style-name="T288">(</text:span><text:span text:style-name="T289">c</text:span><text:span text:style-name="T288">)</text:span></text:p>
            <text:p text:style-name="P71"><text:span text:style-name="T287">sorted</text:span><text:span text:style-name="T288">(</text:span><text:span text:style-name="T289">c</text:span><text:span text:style-name="T288">)</text:span><text:span text:style-name="T290">→ </text:span><text:span text:style-name="T291">list</text:span><text:span text:style-name="T290"> </text:span><text:span text:style-name="T292">copie</text:span><text:span text:style-name="T290"> triée</text:span></text:p>
            <text:p text:style-name="P71"><text:span text:style-name="T293">val</text:span><text:span text:style-name="T294"> </text:span><text:span text:style-name="T291">in</text:span><text:span text:style-name="T294"> </text:span><text:span text:style-name="T293">c</text:span><text:span text:style-name="T295"> </text:span><text:span text:style-name="T296">→ booléen, opérateur </text:span><text:span text:style-name="T291">in</text:span><text:span text:style-name="T296"> de test de présence (</text:span><text:span text:style-name="T291">not in</text:span><text:span text:style-name="T296"> d'absence)</text:span></text:p>
            <text:p text:style-name="P71"><text:span text:style-name="T297">enumerate</text:span><text:span text:style-name="T294">(</text:span><text:span text:style-name="T293">c</text:span><text:span text:style-name="T294">)</text:span><text:span text:style-name="T296">→ </text:span><text:span text:style-name="T298">itérateur</text:span><text:span text:style-name="T296"> sur (index, valeur)</text:span></text:p>
            <text:p text:style-name="P71"><text:span text:style-name="T297">zip</text:span><text:span text:style-name="T294">(</text:span><text:span text:style-name="T293">c1</text:span><text:span text:style-name="T294">,</text:span><text:span text:style-name="T293">c2…</text:span><text:span text:style-name="T294">)</text:span><text:span text:style-name="T299">→ </text:span><text:span text:style-name="T300">itérateur</text:span><text:span text:style-name="T299"> sur tuples contenant les éléments de même index des </text:span><text:span text:style-name="T301">c</text:span><text:span text:style-name="T302">i</text:span></text:p>
            <text:p text:style-name="P71"><text:span text:style-name="T297">all</text:span><text:span text:style-name="T294">(</text:span><text:span text:style-name="T293">c</text:span><text:span text:style-name="T294">)</text:span><text:span text:style-name="T296">→ </text:span><text:span text:style-name="T303">True</text:span><text:span text:style-name="T296"> si </text:span><text:span text:style-name="T304">tout</text:span><text:span text:style-name="T296"> élément de </text:span><text:span text:style-name="T293">c</text:span><text:span text:style-name="T296"> évalué vrai, sinon </text:span><text:span text:style-name="T303">False</text:span></text:p>
            <text:p text:style-name="P71"><text:span text:style-name="T297">any</text:span><text:span text:style-name="T294">(</text:span><text:span text:style-name="T293">c</text:span><text:span text:style-name="T294">)</text:span><text:span text:style-name="T296">→ </text:span><text:span text:style-name="T303">True</text:span><text:span text:style-name="T296"> si </text:span><text:span text:style-name="T304">au moins un</text:span><text:span text:style-name="T296"> élément de </text:span><text:span text:style-name="T293">c</text:span><text:span text:style-name="T296"> évalué vrai, sinon </text:span><text:span text:style-name="T303">False</text:span></text:p>
            <text:p text:style-name="P30"><text:span text:style-name="T305">c</text:span><text:span text:style-name="T306">.</text:span><text:span text:style-name="T307">clear</text:span><text:span text:style-name="T308">()</text:span><text:span text:style-name="T299">supprime le contenu des dictionnaires, ensembles, listes</text:span></text:p>
          </draw:text-box>
        </draw:frame>
        <draw:frame draw:style-name="gr287" draw:text-style-name="P62" draw:layer="layout" svg:width="3.74cm" svg:height="0.319cm" svg:x="1.157cm" svg:y="14.803cm">
          <draw:text-box>
            <text:p><text:span text:style-name="T148">☝ </text:span><text:span text:style-name="T224">modification de la liste originale</text:span></text:p>
          </draw:text-box>
        </draw:frame>
        <draw:frame draw:style-name="gr288" draw:text-style-name="P75" draw:layer="layout" svg:width="9.812cm" svg:height="2.023cm" svg:x="1.157cm" svg:y="15.21cm">
          <draw:text-box>
            <text:p text:style-name="P73"><text:span text:style-name="T132">lst</text:span><text:span text:style-name="T129">.</text:span><text:span text:style-name="T131">append</text:span><text:span text:style-name="T129">(</text:span><text:span text:style-name="T264">val</text:span><text:span text:style-name="T129">)</text:span><text:span text:style-name="T129"><text:tab/></text:span><text:span text:style-name="T309">ajout d'un élément à la fin</text:span></text:p>
            <text:p text:style-name="P73"><text:span text:style-name="T310">lst</text:span><text:span text:style-name="T311">.</text:span><text:span text:style-name="T312">extend</text:span><text:span text:style-name="T311">(</text:span><text:span text:style-name="T264">seq</text:span><text:span text:style-name="T311">)</text:span><text:span text:style-name="T309"> </text:span><text:span text:style-name="T309"><text:tab/></text:span><text:span text:style-name="T309">ajout d'une séquence d'éléments à la fin</text:span></text:p>
            <text:p text:style-name="P73"><text:span text:style-name="T310">lst</text:span><text:span text:style-name="T311">.</text:span><text:span text:style-name="T312">insert</text:span><text:span text:style-name="T311">(</text:span><text:span text:style-name="T264">idx</text:span><text:span text:style-name="T311">,</text:span><text:span text:style-name="T264">val</text:span><text:span text:style-name="T311">)</text:span><text:span text:style-name="T311"><text:tab/></text:span><text:span text:style-name="T309">insertion d'un élément à une position</text:span></text:p>
            <text:p text:style-name="P73"><text:span text:style-name="T310">lst</text:span><text:span text:style-name="T311">.</text:span><text:span text:style-name="T312">remove</text:span><text:span text:style-name="T311">(</text:span><text:span text:style-name="T264">val</text:span><text:span text:style-name="T311">)</text:span><text:span text:style-name="T311"><text:tab/></text:span><text:span text:style-name="T309">suppression du premier élément de valeur </text:span><text:span text:style-name="T264">val</text:span></text:p>
            <text:p text:style-name="P73"><text:span text:style-name="T310">lst</text:span><text:span text:style-name="T311">.</text:span><text:span text:style-name="T312">pop</text:span><text:span text:style-name="T311">(</text:span><text:span text:style-name="T270">[</text:span><text:span text:style-name="T264">idx</text:span><text:span text:style-name="T270">]</text:span><text:span text:style-name="T311">)</text:span><text:span text:style-name="T274">→valeur</text:span><text:span text:style-name="T274"><text:tab/></text:span><text:span text:style-name="T313">supp. &amp; retourne l'item d'index </text:span><text:span text:style-name="T314">idx</text:span><text:span text:style-name="T313"> (défaut le dernier)</text:span></text:p>
            <text:p text:style-name="P74"><text:span text:style-name="T315">lst</text:span><text:span text:style-name="T316">.</text:span><text:span text:style-name="T317">sort</text:span><text:span text:style-name="T316">() <text:s/></text:span><text:span text:style-name="T315">lst</text:span><text:span text:style-name="T316">.</text:span><text:span text:style-name="T317">reverse</text:span><text:span text:style-name="T316">()</text:span><text:span text:style-name="T274"><text:tab/></text:span><text:span text:style-name="T318">tri / inversion de la liste sur place</text:span></text:p>
          </draw:text-box>
        </draw:frame>
        <draw:frame draw:style-name="gr289" draw:text-style-name="P27" draw:layer="layout" svg:width="4.573cm" svg:height="1.819cm" svg:x="14.949cm" svg:y="24.531cm">
          <draw:text-box>
            <text:p><text:span text:style-name="T113">"{:+2.3f}"</text:span><text:span text:style-name="T319">.</text:span><text:span text:style-name="T237">format</text:span><text:span text:style-name="T319">(</text:span><text:span text:style-name="T113">45.72793</text:span><text:span text:style-name="T319">)</text:span></text:p>
            <text:p><text:span text:style-name="T299">→</text:span><text:span text:style-name="T113">'+45.728'</text:span></text:p>
            <text:p><text:span text:style-name="T113">"{1:&gt;10s}"</text:span><text:span text:style-name="T319">.</text:span><text:span text:style-name="T237">format</text:span><text:span text:style-name="T319">(</text:span><text:span text:style-name="T113">8</text:span><text:span text:style-name="T319">,</text:span><text:span text:style-name="T113">"toto"</text:span><text:span text:style-name="T319">)</text:span></text:p>
            <text:p><text:span text:style-name="T299">→</text:span><text:span text:style-name="T113">' <text:s text:c="5"/>toto'</text:span></text:p>
            <text:p><text:span text:style-name="T113">"{x!r}"</text:span><text:span text:style-name="T319">.</text:span><text:span text:style-name="T237">format</text:span><text:span text:style-name="T319">(</text:span><text:span text:style-name="T112">x</text:span><text:span text:style-name="T320">=</text:span><text:span text:style-name="T113">"L'ame"</text:span><text:span text:style-name="T319">)</text:span></text:p>
            <text:p><text:span text:style-name="T299">→</text:span><text:span text:style-name="T113">'"L\'ame"'</text:span></text:p>
          </draw:text-box>
        </draw:frame>
        <draw:line draw:style-name="gr95" draw:text-style-name="P2" draw:layer="layout" svg:x1="11.542cm" svg:y1="14.809cm" svg:x2="12.246cm" svg:y2="14.809cm">
          <text:p/>
        </draw:line>
        <draw:line draw:style-name="gr128" draw:text-style-name="P2" draw:layer="layout" svg:x1="12.258cm" svg:y1="15.328cm" svg:x2="12.258cm" svg:y2="14.252cm">
          <text:p/>
        </draw:line>
        <draw:line draw:style-name="gr45" draw:text-style-name="P2" draw:layer="layout" svg:x1="11.96cm" svg:y1="15.488cm" svg:x2="12.214cm" svg:y2="15.112cm">
          <text:p/>
        </draw:line>
        <draw:frame draw:style-name="gr290" draw:layer="layout" svg:width="8.046cm" svg:height="0.319cm" svg:x="11.427cm" svg:y="11.148cm">
          <draw:text-box>
            <text:p><text:span text:style-name="T148">☝ </text:span><text:span text:style-name="T321">début</text:span> défaut 0, <text:span text:style-name="T321">fin</text:span> non compris dans la séquence, <text:span text:style-name="T321">pas</text:span> signé et défaut 1</text:p>
          </draw:text-box>
        </draw:frame>
        <draw:frame draw:style-name="gr291" draw:layer="layout" svg:width="6.778cm" svg:height="0.319cm" svg:x="11.481cm" svg:y="28.318cm">
          <draw:text-box>
            <text:p><text:span text:style-name="T322">◽</text:span><text:span text:style-name="T323"> </text:span><text:span text:style-name="T324">Conversion </text:span><text:span text:style-name="T325">:</text:span><text:span text:style-name="T324"> </text:span><text:span text:style-name="T220">s</text:span> (texte lisible) ou <text:span text:style-name="T220">r</text:span><text:span text:style-name="T325"> (représentation littérale)</text:span></text:p>
          </draw:text-box>
        </draw:frame>
        <draw:frame draw:style-name="gr292" draw:layer="layout" svg:width="0.894cm" svg:height="0.387cm" svg:x="11.87cm" svg:y="27.055cm">
          <draw:text-box>
            <text:p><text:span text:style-name="T220">&lt;</text:span> <text:span text:style-name="T220">&gt;</text:span> <text:span text:style-name="T220">^</text:span> <text:span text:style-name="T220">=</text:span></text:p>
          </draw:text-box>
        </draw:frame>
        <draw:frame draw:style-name="gr293" draw:layer="layout" svg:width="4.366cm" svg:height="0.387cm" svg:x="14.744cm" svg:y="27.055cm">
          <draw:text-box>
            <text:p><text:span text:style-name="T326">0</text:span><text:span text:style-name="T327"> au début pour remplissage avec des 0</text:span></text:p>
          </draw:text-box>
        </draw:frame>
        <draw:frame draw:style-name="gr294" draw:layer="layout" svg:width="8.403cm" svg:height="0.955cm" svg:x="11.45cm" svg:y="27.385cm">
          <draw:text-box>
            <text:p><text:span text:style-name="T327">entiers : </text:span><text:span text:style-name="T326">b</text:span><text:span text:style-name="T327"> binaire, </text:span><text:span text:style-name="T326">c</text:span><text:span text:style-name="T327"> caractère, </text:span><text:span text:style-name="T326">d</text:span><text:span text:style-name="T327"> décimal (défaut), </text:span><text:span text:style-name="T326">o</text:span><text:span text:style-name="T327"> octal, </text:span><text:span text:style-name="T326">x</text:span><text:span text:style-name="T327"> ou </text:span><text:span text:style-name="T326">X</text:span><text:span text:style-name="T327"> hexa</text:span><text:span text:style-name="T141">…</text:span></text:p>
            <text:p><text:span text:style-name="T141">flottant : </text:span><text:span text:style-name="T326">e</text:span><text:span text:style-name="T141"> ou </text:span><text:span text:style-name="T326">E</text:span><text:span text:style-name="T141"> exponentielle, </text:span><text:span text:style-name="T326">f</text:span><text:span text:style-name="T141"> ou </text:span><text:span text:style-name="T326">F</text:span><text:span text:style-name="T141"> point fixe, </text:span><text:span text:style-name="T326">g</text:span><text:span text:style-name="T141"> ou </text:span><text:span text:style-name="T326">G</text:span><text:span text:style-name="T141"> approprié (défaut), </text:span></text:p>
            <text:p><text:span text:style-name="T141">chaîne : </text:span><text:span text:style-name="T326">s</text:span><text:span text:style-name="T141"> …</text:span><text:span text:style-name="T141"><text:tab/></text:span><text:span text:style-name="T141"><text:tab/></text:span><text:span text:style-name="T141"><text:tab/></text:span><text:span text:style-name="T141"><text:tab/></text:span><text:span text:style-name="T326">%</text:span><text:span text:style-name="T141"> pourcentage</text:span></text:p>
          </draw:text-box>
        </draw:frame>
        <draw:frame draw:style-name="gr295" draw:layer="layout" svg:width="8.417cm" svg:height="0.772cm" svg:x="11.472cm" svg:y="26.22cm">
          <draw:text-box>
            <text:p><text:span text:style-name="T159">◽</text:span><text:span text:style-name="T328"> </text:span><text:span text:style-name="T329">Formatage </text:span><text:span text:style-name="T327">:</text:span></text:p>
            <text:p text:style-name="P76"><text:span text:style-name="T330">car-rempl.</text:span><text:span text:style-name="T330"><text:tab/></text:span><text:span text:style-name="T330">alignement</text:span><text:span text:style-name="T330"><text:tab/></text:span><text:span text:style-name="T330">signe</text:span><text:span text:style-name="T330"><text:tab/></text:span><text:span text:style-name="T330">larg.mini</text:span><text:span text:style-name="T326">.</text:span><text:span text:style-name="T330">précision~larg.max</text:span><text:span text:style-name="T330"><text:tab/></text:span><text:span text:style-name="T330">type</text:span></text:p>
          </draw:text-box>
        </draw:frame>
        <draw:line draw:style-name="gr45" draw:text-style-name="P2" draw:layer="layout" svg:x1="16.06cm" svg:y1="27.125cm" svg:x2="16.06cm" svg:y2="26.858cm">
          <text:p/>
        </draw:line>
        <draw:line draw:style-name="gr45" draw:text-style-name="P2" draw:layer="layout" svg:x1="19.348cm" svg:y1="27.432cm" svg:x2="19.348cm" svg:y2="26.902cm">
          <text:p/>
        </draw:line>
        <draw:line draw:style-name="gr45" draw:text-style-name="P2" draw:layer="layout" svg:x1="12.755cm" svg:y1="27.078cm" svg:x2="13.001cm" svg:y2="26.838cm">
          <text:p/>
        </draw:line>
        <draw:frame draw:style-name="gr296" draw:layer="layout" svg:width="1.3cm" svg:height="0.387cm" svg:x="13.242cm" svg:y="27.055cm">
          <draw:text-box>
            <text:p><text:span text:style-name="T220">+</text:span> <text:span text:style-name="T220">-</text:span> <text:span text:style-name="T331">espace</text:span></text:p>
          </draw:text-box>
        </draw:frame>
        <draw:line draw:style-name="gr45" draw:text-style-name="P2" draw:layer="layout" svg:x1="14.229cm" svg:y1="27.1cm" svg:x2="14.329cm" svg:y2="26.836cm">
          <text:p/>
        </draw:line>
        <draw:custom-shape draw:style-name="gr297" draw:text-style-name="P2" draw:layer="layout" svg:width="5.02cm" svg:height="3.821cm" svg:x="1cm" svg:y="17.385cm">
          <text:p/>
          <draw:enhanced-geometry svg:viewBox="0 0 21600 21600" draw:path-stretchpoint-x="10800" draw:path-stretchpoint-y="10800" draw:text-areas="?f3 ?f4 ?f5 ?f6" draw:type="round-rectangle" draw:modifiers="1130.298273155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77" draw:layer="layout" svg:width="4.666cm" svg:height="0.45cm" svg:x="1.344cm" svg:y="17.385cm">
          <draw:text-box draw:corner-radius="0.2cm">
            <text:p>Opérations sur dictionnaires</text:p>
          </draw:text-box>
        </draw:frame>
        <draw:custom-shape draw:style-name="gr299" draw:text-style-name="P2" draw:layer="layout" svg:width="4.984cm" svg:height="3.84cm" svg:x="6.136cm" svg:y="17.385cm">
          <text:p/>
          <draw:enhanced-geometry svg:viewBox="0 0 21600 21600" draw:path-stretchpoint-x="10800" draw:path-stretchpoint-y="10800" draw:text-areas="?f3 ?f4 ?f5 ?f6" draw:type="round-rectangle" draw:modifiers="1124.70710752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0" draw:text-style-name="P30" draw:layer="layout" svg:width="4.639cm" svg:height="2.035cm" svg:x="6.305cm" svg:y="17.9cm">
          <draw:text-box>
            <text:p text:style-name="P30">Opérateurs : </text:p>
            <text:p text:style-name="P30"><text:span text:style-name="T98"><text:s/></text:span><text:span text:style-name="T98">| </text:span><text:span text:style-name="T332">→ union</text:span><text:span text:style-name="T333"> (caractère barre verticale)</text:span></text:p>
            <text:p text:style-name="P30"><text:span text:style-name="T98"><text:s/></text:span><text:span text:style-name="T98">&amp; </text:span><text:span text:style-name="T332">→ </text:span><text:span text:style-name="T334">intersection</text:span></text:p>
            <text:p text:style-name="P30"><text:span text:style-name="T98"><text:s/></text:span><text:span text:style-name="T98">- ^ </text:span><text:span text:style-name="T332">→ </text:span><text:span text:style-name="T333">différence/diff. symétrique</text:span></text:p>
            <text:p text:style-name="P30"><text:span text:style-name="T98"><text:s/></text:span><text:span text:style-name="T98">&lt; &lt;= &gt; &gt;= </text:span><text:span text:style-name="T332">→ relations d'inclusion</text:span></text:p>
            <text:p text:style-name="P30"><text:span text:style-name="T335">Les opérateurs existent aussi sous forme de méthodes.</text:span></text:p>
          </draw:text-box>
        </draw:frame>
        <draw:frame draw:style-name="gr301" draw:text-style-name="P33" draw:layer="layout" svg:width="2.29cm" svg:height="0.357cm" svg:x="1.122cm" svg:y="18.578cm">
          <draw:text-box>
            <text:p><text:span text:style-name="T132">d</text:span><text:span text:style-name="T129">.</text:span><text:span text:style-name="T131">update</text:span><text:span text:style-name="T129">(</text:span><text:span text:style-name="T264">d2</text:span><text:span text:style-name="T129">)</text:span></text:p>
          </draw:text-box>
        </draw:frame>
        <draw:frame draw:style-name="gr302" draw:text-style-name="P62" draw:layer="layout" svg:width="1.966cm" svg:height="0.637cm" svg:x="3.687cm" svg:y="18.541cm">
          <draw:text-box>
            <text:p><text:span text:style-name="T224">mise à jour/ajout </text:span></text:p>
            <text:p><text:span text:style-name="T224">des couples</text:span></text:p>
          </draw:text-box>
        </draw:frame>
        <draw:frame draw:style-name="gr303" draw:text-style-name="P11" draw:layer="layout" svg:width="4.201cm" svg:height="0.637cm" svg:x="6.88cm" svg:y="10.142cm">
          <draw:text-box>
            <text:p><text:span text:style-name="T13">Note: Pour dictionnaires et ensembles, </text:span></text:p>
            <text:p><text:span text:style-name="T13">ces opérations travaillent sur les </text:span><text:span text:style-name="T123">clés</text:span><text:span text:style-name="T13">. </text:span></text:p>
          </draw:text-box>
        </draw:frame>
        <draw:frame draw:style-name="gr304" draw:text-style-name="P79" draw:layer="layout" svg:width="9.811cm" svg:height="0.951cm" svg:x="1.154cm" svg:y="12.712cm">
          <draw:text-box>
            <text:p text:style-name="P78"><text:span text:style-name="T13">Spécifique aux </text:span><text:span text:style-name="T336">conteneurs de séquences ordonnées</text:span><text:span text:style-name="T13"> (listes, tuples, chaînes, bytes…)</text:span></text:p>
            <text:p text:style-name="P78"><text:span text:style-name="T337">reversed</text:span><text:span text:style-name="T338">(</text:span><text:span text:style-name="T201">c</text:span><text:span text:style-name="T338">)</text:span><text:span text:style-name="T314">→ itérateur inversé</text:span><text:span text:style-name="T266"><text:tab/></text:span><text:span text:style-name="T339">c</text:span><text:span text:style-name="T340">*</text:span><text:span text:style-name="T341">5</text:span><text:span text:style-name="T342">→ duplication</text:span><text:span text:style-name="T343"><text:tab/></text:span><text:span text:style-name="T339">c</text:span><text:span text:style-name="T340">+</text:span><text:span text:style-name="T339">c2</text:span><text:span text:style-name="T342">→ concaténation</text:span></text:p>
            <text:p text:style-name="P78"><text:span text:style-name="T339">c</text:span><text:span text:style-name="T340">.</text:span><text:span text:style-name="T344">index</text:span><text:span text:style-name="T340">(</text:span><text:span text:style-name="T345">val</text:span><text:span text:style-name="T340">)</text:span><text:span text:style-name="T300">→ position</text:span><text:span text:style-name="T300"><text:tab/></text:span><text:span text:style-name="T339">c</text:span><text:span text:style-name="T340">.</text:span><text:span text:style-name="T344">count</text:span><text:span text:style-name="T340">(</text:span><text:span text:style-name="T345">val</text:span><text:span text:style-name="T340">)</text:span><text:span text:style-name="T300">→ nb d'occurences</text:span></text:p>
          </draw:text-box>
        </draw:frame>
        <draw:custom-shape draw:style-name="gr305" draw:text-style-name="P2" draw:layer="layout" svg:width="10.12cm" svg:height="2.546cm" svg:x="1cm" svg:y="14.736cm">
          <text:p/>
          <draw:enhanced-geometry svg:viewBox="0 0 21600 21600" draw:path-stretchpoint-x="10800" draw:path-stretchpoint-y="10800" draw:text-areas="?f3 ?f4 ?f5 ?f6" draw:type="round-rectangle" draw:modifiers="1696.11307420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6" draw:text-style-name="P80" draw:layer="layout" svg:width="2.307cm" svg:height="0.705cm" svg:x="1.122cm" svg:y="17.957cm">
          <draw:text-box>
            <text:p text:style-name="P30"><text:span text:style-name="T132">d</text:span><text:span text:style-name="T129">[</text:span><text:span text:style-name="T264">clé</text:span><text:span text:style-name="T129">]=</text:span><text:span text:style-name="T274">valeur</text:span></text:p>
            <text:p text:style-name="P30"><text:span text:style-name="T315">d</text:span><text:span text:style-name="T316">[</text:span><text:span text:style-name="T346">clé</text:span><text:span text:style-name="T316">]</text:span><text:span text:style-name="T274">→ valeur</text:span></text:p>
          </draw:text-box>
        </draw:frame>
        <draw:frame draw:style-name="gr307" draw:text-style-name="P81" draw:layer="layout" svg:width="2.083cm" svg:height="0.955cm" svg:x="1.122cm" svg:y="19.02cm">
          <draw:text-box>
            <text:p text:style-name="P30"><text:span text:style-name="T211">d</text:span><text:span text:style-name="T196">.</text:span><text:span text:style-name="T210">keys</text:span><text:span text:style-name="T196">()</text:span></text:p>
            <text:p text:style-name="P30"><text:span text:style-name="T211">d</text:span><text:span text:style-name="T196">.</text:span><text:span text:style-name="T210">values</text:span><text:span text:style-name="T196">()</text:span></text:p>
            <text:p text:style-name="P30"><text:span text:style-name="T211">d</text:span><text:span text:style-name="T196">.</text:span><text:span text:style-name="T210">items</text:span><text:span text:style-name="T196">()</text:span></text:p>
          </draw:text-box>
        </draw:frame>
        <draw:frame draw:style-name="gr308" draw:text-style-name="P80" draw:layer="layout" svg:width="1.909cm" svg:height="0.431cm" svg:x="4.026cm" svg:y="17.976cm">
          <draw:text-box>
            <text:p text:style-name="P30"><text:span text:style-name="T128">del</text:span><text:span text:style-name="T132"> d</text:span><text:span text:style-name="T129">[</text:span><text:span text:style-name="T264">clé</text:span><text:span text:style-name="T129">]</text:span></text:p>
          </draw:text-box>
        </draw:frame>
        <draw:custom-shape draw:style-name="gr309" draw:text-style-name="P2" draw:layer="layout" svg:width="0.2cm" svg:height="0.535cm" draw:transform="rotate (-3.14159265358979) translate (3.627cm 19.141cm)">
          <text:p/>
          <draw:enhanced-geometry svg:viewBox="0 0 21600 21600" draw:mirror-vertical="false" draw:mirror-horizontal="false" draw:glue-points="0 0 0 21600 21600 10800" draw:text-areas="0 ?f9 7800 ?f10" draw:type="right-brace" draw:modifiers="1806.74157303371 13217.910447761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0" draw:text-style-name="P82" draw:layer="layout" svg:width="0.2cm" svg:height="0.816cm" draw:transform="rotate (-3.14159265358979) translate (3.169cm 19.827cm)">
          <text:p/>
          <draw:enhanced-geometry svg:viewBox="0 0 21600 21600" draw:mirror-vertical="true" draw:mirror-horizontal="true" draw:glue-points="0 0 0 21600 21600 10800" draw:text-areas="0 ?f9 7800 ?f10" draw:type="right-brace" draw:modifiers="1806.74157303371 8830.3549571603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1" draw:text-style-name="P31" draw:layer="layout" svg:width="2.647cm" svg:height="0.7cm" svg:x="3.205cm" svg:y="19.138cm">
          <draw:text-box>
            <text:p text:style-name="P30"><text:span text:style-name="T274">→</text:span><text:span text:style-name="T13">vues itérables sur les</text:span></text:p>
            <text:p text:style-name="P30"><text:span text:style-name="T13">clés / valeurs / couples</text:span></text:p>
          </draw:text-box>
        </draw:frame>
        <draw:frame draw:style-name="gr312" draw:layer="layout" svg:width="1.077cm" svg:height="0.319cm" draw:transform="rotate (1.5707963267949) translate (14.301cm 25.922cm)">
          <draw:text-box>
            <text:p>Exemples</text:p>
          </draw:text-box>
        </draw:frame>
        <draw:custom-shape draw:style-name="gr313" draw:text-style-name="P2" draw:layer="layout" svg:width="0.2cm" svg:height="1.796cm" draw:transform="rotate (-3.14159265358979) translate (14.892cm 26.327cm)">
          <text:p/>
          <draw:enhanced-geometry svg:viewBox="0 0 21600 21600" draw:mirror-horizontal="false" draw:mirror-vertical="false" draw:glue-points="0 0 0 21600 21600 10800" draw:text-areas="0 ?f9 7800 ?f10" draw:type="right-brace" draw:modifiers="948.109517601043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4" draw:text-style-name="P83" draw:layer="layout" svg:width="4.62cm" svg:height="1.271cm" svg:x="1.122cm" svg:y="19.889cm">
          <draw:text-box>
            <text:p text:style-name="P30"><text:span text:style-name="T132">d</text:span><text:span text:style-name="T129">.</text:span><text:span text:style-name="T131">pop</text:span><text:span text:style-name="T129">(</text:span><text:span text:style-name="T264">clé</text:span><text:span text:style-name="T347">[,</text:span><text:span text:style-name="T264">défaut</text:span><text:span text:style-name="T347">]</text:span><text:span text:style-name="T129">)</text:span><text:span text:style-name="T274">→ valeur</text:span></text:p>
            <text:p text:style-name="P30"><text:span text:style-name="T315">d</text:span><text:span text:style-name="T348">.</text:span><text:span text:style-name="T317">popitem</text:span><text:span text:style-name="T348">()</text:span><text:span text:style-name="T271">→ (clé,valeur)</text:span></text:p>
            <text:p text:style-name="P30"><text:span text:style-name="T315">d</text:span><text:span text:style-name="T348">.</text:span><text:span text:style-name="T317">get</text:span><text:span text:style-name="T316">(</text:span><text:span text:style-name="T346">clé</text:span><text:span text:style-name="T271">[,</text:span><text:span text:style-name="T346">défaut</text:span><text:span text:style-name="T271">]</text:span><text:span text:style-name="T316">)</text:span><text:span text:style-name="T274">→ valeur</text:span></text:p>
            <text:p text:style-name="P30"><text:span text:style-name="T349">d</text:span><text:span text:style-name="T350">.</text:span><text:span text:style-name="T351">setdefault</text:span><text:span text:style-name="T350">(</text:span><text:span text:style-name="T352">clé</text:span><text:span text:style-name="T300">[,</text:span><text:span text:style-name="T352">défaut</text:span><text:span text:style-name="T300">]</text:span><text:span text:style-name="T350">)</text:span><text:span text:style-name="T314">→valeur</text:span></text:p>
          </draw:text-box>
        </draw:frame>
        <draw:frame draw:style-name="gr315" draw:text-style-name="P81" draw:layer="layout" svg:width="4.579cm" svg:height="0.985cm" svg:x="6.305cm" svg:y="20.066cm">
          <draw:text-box>
            <text:p text:style-name="P30"><text:span text:style-name="T211">s</text:span><text:span text:style-name="T198">.</text:span><text:span text:style-name="T210">update</text:span><text:span text:style-name="T212">(</text:span><text:span text:style-name="T197">s2</text:span><text:span text:style-name="T212">) </text:span><text:span text:style-name="T211">s</text:span><text:span text:style-name="T198">.</text:span><text:span text:style-name="T210">copy</text:span><text:span text:style-name="T198">()</text:span></text:p>
            <text:p text:style-name="P30"><text:span text:style-name="T211">s</text:span><text:span text:style-name="T196">.</text:span><text:span text:style-name="T210">add</text:span><text:span text:style-name="T196">(</text:span><text:span text:style-name="T197">clé</text:span><text:span text:style-name="T196">) </text:span><text:span text:style-name="T211">s</text:span><text:span text:style-name="T196">.</text:span><text:span text:style-name="T210">remove</text:span><text:span text:style-name="T196">(</text:span><text:span text:style-name="T197">clé</text:span><text:span text:style-name="T196">)</text:span></text:p>
            <text:p text:style-name="P30"><text:span text:style-name="T211">s</text:span><text:span text:style-name="T196">.</text:span><text:span text:style-name="T210">discard</text:span><text:span text:style-name="T196">(</text:span><text:span text:style-name="T197">clé</text:span><text:span text:style-name="T196">) </text:span><text:span text:style-name="T211">s</text:span><text:span text:style-name="T198">.</text:span><text:span text:style-name="T210">pop</text:span><text:span text:style-name="T198">()</text:span></text:p>
          </draw:text-box>
        </draw:frame>
        <draw:custom-shape draw:style-name="gr316" draw:text-style-name="P84" draw:layer="layout" svg:width="3.958cm" svg:height="1.857cm" svg:x="8.369cm" svg:y="1.887cm">
          <text:p/>
          <draw:enhanced-geometry svg:viewBox="0 0 21600 21600" draw:path-stretchpoint-x="10800" draw:path-stretchpoint-y="10800" draw:text-areas="?f3 ?f4 ?f5 ?f6" draw:type="round-rectangle" draw:modifiers="2325.080731969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7" draw:text-style-name="P57" draw:layer="layout" svg:width="3.196cm" svg:height="0.45cm" svg:x="9.121cm" svg:y="1.887cm">
          <draw:text-box draw:corner-radius="0.2cm">
            <text:p>Contrôle de boucle</text:p>
          </draw:text-box>
        </draw:frame>
        <draw:frame draw:style-name="gr318" draw:text-style-name="P87" draw:layer="layout" svg:width="3.782cm" svg:height="1.341cm" svg:x="8.472cm" svg:y="2.356cm">
          <draw:text-box>
            <text:p text:style-name="P85"><text:span text:style-name="T195">break</text:span><text:span text:style-name="T353"> </text:span><text:span text:style-name="T353"><text:tab/></text:span><text:span text:style-name="T199">sortie immédiate</text:span></text:p>
            <text:p text:style-name="P85"><text:span text:style-name="T354">continue</text:span><text:span text:style-name="T199"><text:tab/></text:span><text:span text:style-name="T199">itération suivante</text:span></text:p>
            <text:p text:style-name="P86"><text:span text:style-name="T355">☝ </text:span><text:span text:style-name="T250">bloc </text:span><text:span text:style-name="T356">else</text:span><text:span text:style-name="T250"> en sortie </text:span><text:span text:style-name="T357">normale</text:span><text:span text:style-name="T250"> de boucle.</text:span></text:p>
          </draw:text-box>
        </draw:frame>
        <draw:line draw:style-name="gr241" draw:text-style-name="P2" draw:layer="layout" svg:x1="11.33cm" svg:y1="9.727cm" svg:x2="19.563cm" svg:y2="9.727cm">
          <text:p/>
        </draw:line>
        <draw:frame draw:style-name="gr319" draw:layer="layout" svg:width="6.546cm" svg:height="0.353cm" svg:x="11.33cm" svg:y="9.775cm">
          <draw:text-box>
            <text:p>Parcours simultané <text:span text:style-name="T10">index</text:span> et <text:span text:style-name="T10">valeurs</text:span> de la séquence :</text:p>
          </draw:text-box>
        </draw:frame>
        <draw:frame draw:style-name="gr320" draw:text-style-name="P88" draw:layer="layout" svg:width="6.353cm" svg:height="0.357cm" svg:x="11.33cm" svg:y="10.158cm">
          <draw:text-box>
            <text:p><text:span text:style-name="T195">for</text:span><text:span text:style-name="T196"> </text:span><text:span text:style-name="T211">idx</text:span><text:span text:style-name="T198">,</text:span><text:span text:style-name="T211">val</text:span><text:span text:style-name="T196"> </text:span><text:span text:style-name="T195">in</text:span><text:span text:style-name="T196"> </text:span><text:span text:style-name="T210">enumerate</text:span><text:span text:style-name="T196">(</text:span><text:span text:style-name="T211">lst</text:span><text:span text:style-name="T196">):</text:span></text:p>
          </draw:text-box>
        </draw:frame>
        <draw:frame draw:style-name="gr321" draw:layer="layout" svg:width="6.907cm" svg:height="0.386cm" draw:transform="rotate (1.5707963267949) translate (19.558cm 9.744cm)">
          <draw:text-box>
            <text:p><text:span text:style-name="T141">☝ </text:span><text:span text:style-name="T141">bonne habitude : ne pas modifier la variable de boucle</text:span></text:p>
          </draw:text-box>
        </draw:frame>
        <draw:line draw:style-name="gr322" draw:text-style-name="P2" draw:layer="layout" svg:x1="1.156cm" svg:y1="8.174cm" svg:x2="10.98cm" svg:y2="8.174cm">
          <text:p/>
        </draw:line>
        <draw:line draw:style-name="gr271" draw:text-style-name="P2" draw:layer="layout" svg:x1="1.127cm" svg:y1="12.698cm" svg:x2="10.899cm" svg:y2="12.698cm">
          <text:p/>
        </draw:line>
        <draw:line draw:style-name="gr266" draw:text-style-name="P2" draw:layer="layout" svg:x1="10.914cm" svg:y1="23.771cm" svg:x2="1.127cm" svg:y2="23.771cm">
          <text:p/>
        </draw:line>
        <draw:frame draw:style-name="gr323" draw:text-style-name="P27" draw:layer="layout" svg:width="7.897cm" svg:height="0.319cm" svg:x="11.463cm" svg:y="16.495cm">
          <draw:text-box>
            <text:p><text:span text:style-name="T358">Avancé : </text:span><text:span text:style-name="T110">def</text:span><text:span text:style-name="T111"> </text:span><text:span text:style-name="T237">fct</text:span><text:span text:style-name="T111">(</text:span><text:span text:style-name="T112">x</text:span><text:span text:style-name="T320">,</text:span><text:span text:style-name="T112">y</text:span><text:span text:style-name="T320">,</text:span><text:span text:style-name="T112">z</text:span><text:span text:style-name="T320">,*</text:span><text:span text:style-name="T112">args</text:span><text:span text:style-name="T320">,</text:span><text:span text:style-name="T112">a</text:span><text:span text:style-name="T320">=</text:span><text:span text:style-name="T359">3</text:span><text:span text:style-name="T320">,</text:span><text:span text:style-name="T112">b</text:span><text:span text:style-name="T320">=</text:span><text:span text:style-name="T359">5</text:span><text:span text:style-name="T320">,**</text:span><text:span text:style-name="T112">kwargs</text:span><text:span text:style-name="T111">):</text:span></text:p>
          </draw:text-box>
        </draw:frame>
        <draw:frame draw:style-name="gr324" draw:text-style-name="P6" draw:layer="layout" svg:width="8.08cm" svg:height="0.697cm" svg:x="11.717cm" svg:y="16.874cm">
          <draw:text-box>
            <text:p><text:span text:style-name="T5">*args nb variables d'arguments positionnels (</text:span><text:span text:style-name="T25">→</text:span><text:span text:style-name="T178">tuple</text:span><text:span text:style-name="T5">), valeurs par défaut, **kwargs nb variable d'arguments nommés (</text:span><text:span text:style-name="T25">→</text:span><text:span text:style-name="T272">dict</text:span><text:span text:style-name="T5">)</text:span></text:p>
          </draw:text-box>
        </draw:frame>
        <draw:frame draw:style-name="gr325" draw:text-style-name="P89" draw:layer="layout" svg:width="2.529cm" svg:height="0.637cm" svg:x="14.234cm" svg:y="18.027cm">
          <draw:text-box>
            <text:p text:style-name="P30"><text:span text:style-name="T5">une valeur d'argument </text:span></text:p>
            <text:p text:style-name="P30"><text:span text:style-name="T5">par paramètre</text:span></text:p>
          </draw:text-box>
        </draw:frame>
        <draw:frame draw:style-name="gr326" draw:text-style-name="P89" draw:layer="layout" svg:width="2.393cm" svg:height="0.637cm" svg:x="11.553cm" svg:y="18.027cm">
          <draw:text-box>
            <text:p text:style-name="P30"><text:span text:style-name="T5">stockage/utilisation </text:span></text:p>
            <text:p text:style-name="P30"><text:span text:style-name="T5">de la valeur de retour</text:span></text:p>
          </draw:text-box>
        </draw:frame>
        <draw:frame draw:style-name="gr327" draw:text-style-name="P39" draw:layer="layout" svg:width="0.717cm" svg:height="0.32cm" svg:x="9.149cm" svg:y="3.781cm">
          <draw:text-box>
            <text:p><text:span text:style-name="T13">Algo : </text:span></text:p>
          </draw:text-box>
        </draw:frame>
        <draw:frame draw:style-name="gr328" draw:text-style-name="P34" draw:layer="layout" svg:width="1.718cm" svg:height="0.319cm" svg:x="1.136cm" svg:y="26.556cm">
          <draw:text-box>
            <text:p><text:span text:style-name="T211">f</text:span><text:span text:style-name="T196">.</text:span><text:span text:style-name="T210">flush</text:span><text:span text:style-name="T196">()</text:span></text:p>
          </draw:text-box>
        </draw:frame>
        <draw:line draw:style-name="gr266" draw:text-style-name="P2" draw:layer="layout" svg:x1="11.044cm" svg:y1="26.459cm" svg:x2="1.16cm" svg:y2="26.459cm">
          <text:p/>
        </draw:line>
        <draw:frame draw:style-name="gr329" draw:text-style-name="P90" draw:layer="layout" svg:width="1.903cm" svg:height="0.32cm" svg:x="2.985cm" svg:y="26.555cm">
          <draw:text-box>
            <text:p><text:span text:style-name="T224">écriture du cache</text:span></text:p>
          </draw:text-box>
        </draw:frame>
        <draw:line draw:style-name="gr266" draw:text-style-name="P2" draw:layer="layout" svg:x1="11.044cm" svg:y1="27.585cm" svg:x2="1.16cm" svg:y2="27.585cm">
          <text:p/>
        </draw:line>
        <draw:frame draw:style-name="gr330" draw:text-style-name="P34" draw:layer="layout" svg:width="2.772cm" svg:height="0.353cm" svg:x="1.136cm" svg:y="27.201cm">
          <draw:text-box>
            <text:p><text:span text:style-name="T211">f</text:span><text:span text:style-name="T196">.</text:span><text:span text:style-name="T210">tell</text:span><text:span text:style-name="T196">()</text:span><text:span text:style-name="T266">→position</text:span></text:p>
          </draw:text-box>
        </draw:frame>
        <draw:frame draw:style-name="gr331" draw:text-style-name="P11" draw:layer="layout" svg:width="8.38cm" svg:height="0.319cm" svg:x="1.2cm" svg:y="26.905cm">
          <draw:text-box>
            <text:p><text:span text:style-name="T13">lecture/écriture progressent séquentiellement dans le fichier, modifiable avec :</text:span></text:p>
          </draw:text-box>
        </draw:frame>
        <draw:frame draw:style-name="gr332" draw:text-style-name="P34" draw:layer="layout" svg:width="3.628cm" svg:height="0.353cm" svg:x="5.605cm" svg:y="27.202cm">
          <draw:text-box>
            <text:p><text:span text:style-name="T211">f</text:span><text:span text:style-name="T196">.</text:span><text:span text:style-name="T210">seek</text:span><text:span text:style-name="T196">(</text:span><text:span text:style-name="T345">position</text:span><text:span text:style-name="T266">[,</text:span><text:span text:style-name="T345">origine</text:span><text:span text:style-name="T266">]</text:span><text:span text:style-name="T196">)</text:span></text:p>
          </draw:text-box>
        </draw:frame>
        <draw:frame draw:style-name="gr333" draw:text-style-name="P34" draw:layer="layout" svg:width="3.133cm" svg:height="0.353cm" svg:x="5.605cm" svg:y="26.522cm">
          <draw:text-box>
            <text:p><text:span text:style-name="T211">f</text:span><text:span text:style-name="T196">.</text:span><text:span text:style-name="T210">truncate</text:span><text:span text:style-name="T196">(</text:span><text:span text:style-name="T267">[</text:span><text:span text:style-name="T197">taille</text:span><text:span text:style-name="T267">]</text:span><text:span text:style-name="T196">)</text:span></text:p>
          </draw:text-box>
        </draw:frame>
        <draw:frame draw:style-name="gr334" draw:text-style-name="P90" draw:layer="layout" svg:width="1.01cm" svg:height="0.319cm" svg:x="8.843cm" svg:y="26.556cm">
          <draw:text-box>
            <text:p><text:span text:style-name="T224">retaillage</text:span></text:p>
          </draw:text-box>
        </draw:frame>
        <draw:frame draw:style-name="gr335" draw:text-style-name="P43" draw:layer="layout" svg:width="1.995cm" svg:height="0.45cm" svg:x="17.995cm" svg:y="23.102cm">
          <draw:text-box draw:corner-radius="0.2cm">
            <text:p>Formatage</text:p>
          </draw:text-box>
        </draw:frame>
        <draw:frame draw:style-name="gr336" draw:text-style-name="P92" draw:layer="layout" svg:width="1.183cm" svg:height="0.955cm" svg:x="15.163cm" svg:y="18.818cm">
          <draw:text-box>
            <text:p text:style-name="P91"><text:span text:style-name="T5">Avancé: </text:span></text:p>
            <text:p text:style-name="P91"><text:span text:style-name="T5">*séquence </text:span></text:p>
            <text:p text:style-name="P91"><text:span text:style-name="T5">**dict</text:span></text:p>
          </draw:text-box>
        </draw:frame>
        <draw:frame draw:style-name="gr337" draw:text-style-name="P27" draw:layer="layout" svg:width="8.628cm" svg:height="2.833cm" svg:x="11.338cm" svg:y="20.122cm">
          <draw:text-box>
            <text:p><text:span text:style-name="T112">s</text:span><text:span text:style-name="T320">.</text:span><text:span text:style-name="T237">startswith</text:span><text:span text:style-name="T319">(</text:span><text:span text:style-name="T360">prefix</text:span><text:span text:style-name="T172">[,</text:span><text:span text:style-name="T360">début</text:span><text:span text:style-name="T172">[,</text:span><text:span text:style-name="T360">fin</text:span><text:span text:style-name="T172">]]</text:span><text:span text:style-name="T319">)</text:span></text:p>
            <text:p><text:span text:style-name="T112">s</text:span><text:span text:style-name="T320">.</text:span><text:span text:style-name="T237">endswith</text:span><text:span text:style-name="T320">(</text:span><text:span text:style-name="T360">suffix</text:span><text:span text:style-name="T172">[,</text:span><text:span text:style-name="T360">début</text:span><text:span text:style-name="T172">[,</text:span><text:span text:style-name="T360">fin</text:span><text:span text:style-name="T172">]]</text:span><text:span text:style-name="T320">) </text:span><text:span text:style-name="T112">s</text:span><text:span text:style-name="T320">.</text:span><text:span text:style-name="T237">strip</text:span><text:span text:style-name="T320">(</text:span><text:span text:style-name="T172">[</text:span><text:span text:style-name="T360">caractères</text:span><text:span text:style-name="T172">]</text:span><text:span text:style-name="T320">)</text:span></text:p>
            <text:p><text:span text:style-name="T112">s</text:span><text:span text:style-name="T111">.</text:span><text:span text:style-name="T237">count</text:span><text:span text:style-name="T111">(</text:span><text:span text:style-name="T360">sub</text:span><text:span text:style-name="T172">[,</text:span><text:span text:style-name="T360">début</text:span><text:span text:style-name="T172">[,</text:span><text:span text:style-name="T360">fin</text:span><text:span text:style-name="T172">]]</text:span><text:span text:style-name="T111">) </text:span><text:span text:style-name="T361">s</text:span><text:span text:style-name="T362">.</text:span><text:span text:style-name="T363">partition</text:span><text:span text:style-name="T362">(</text:span><text:span text:style-name="T360">sep</text:span><text:span text:style-name="T362">)</text:span><text:span text:style-name="T364">→ (avant,sep,après)</text:span></text:p>
            <text:p><text:span text:style-name="T112">s</text:span><text:span text:style-name="T111">.</text:span><text:span text:style-name="T237">index</text:span><text:span text:style-name="T111">(</text:span><text:span text:style-name="T360">sub</text:span><text:span text:style-name="T172">[,</text:span><text:span text:style-name="T360">début</text:span><text:span text:style-name="T172">[,</text:span><text:span text:style-name="T360">fin</text:span><text:span text:style-name="T172">]]</text:span><text:span text:style-name="T111">) </text:span><text:span text:style-name="T112">s</text:span><text:span text:style-name="T320">.</text:span><text:span text:style-name="T237">find</text:span><text:span text:style-name="T320">(</text:span><text:span text:style-name="T360">sub</text:span><text:span text:style-name="T172">[,</text:span><text:span text:style-name="T360">début</text:span><text:span text:style-name="T172">[,</text:span><text:span text:style-name="T360">fin</text:span><text:span text:style-name="T172">]]</text:span><text:span text:style-name="T320">)</text:span></text:p>
            <text:p><text:span text:style-name="T112">s</text:span><text:span text:style-name="T320">.</text:span><text:span text:style-name="T237">is…</text:span><text:span text:style-name="T320">()</text:span><text:span text:style-name="T364"> <text:s/></text:span><text:span text:style-name="T172">tests sur les catégories de caractères (ex. </text:span><text:span text:style-name="T233">s</text:span><text:span text:style-name="T365">.</text:span><text:span text:style-name="T366">isalpha</text:span><text:span text:style-name="T365">()</text:span><text:span text:style-name="T172">)</text:span></text:p>
            <text:p><text:span text:style-name="T367">s</text:span><text:span text:style-name="T368">.</text:span><text:span text:style-name="T369">upper</text:span><text:span text:style-name="T368">() <text:s text:c="2"/></text:span><text:span text:style-name="T367">s</text:span><text:span text:style-name="T368">.</text:span><text:span text:style-name="T369">lower</text:span><text:span text:style-name="T368">() <text:s text:c="2"/></text:span><text:span text:style-name="T367">s</text:span><text:span text:style-name="T368">.</text:span><text:span text:style-name="T369">title</text:span><text:span text:style-name="T368">() <text:s text:c="2"/></text:span><text:span text:style-name="T367">s</text:span><text:span text:style-name="T368">.</text:span><text:span text:style-name="T369">swapcase</text:span><text:span text:style-name="T368">()</text:span></text:p>
            <text:p><text:span text:style-name="T367">s</text:span><text:span text:style-name="T368">.</text:span><text:span text:style-name="T369">casefold</text:span><text:span text:style-name="T368">() <text:s text:c="2"/></text:span><text:span text:style-name="T367">s</text:span><text:span text:style-name="T368">.</text:span><text:span text:style-name="T369">capitalize</text:span><text:span text:style-name="T368">() <text:s text:c="2"/></text:span><text:span text:style-name="T367">s</text:span><text:span text:style-name="T368">.</text:span><text:span text:style-name="T369">center</text:span><text:span text:style-name="T368">(</text:span><text:span text:style-name="T370">[</text:span><text:span text:style-name="T371">larg</text:span><text:span text:style-name="T370">,</text:span><text:span text:style-name="T371">rempl</text:span><text:span text:style-name="T370">]</text:span><text:span text:style-name="T368">) </text:span></text:p>
            <text:p><text:span text:style-name="T367">s</text:span><text:span text:style-name="T368">.</text:span><text:span text:style-name="T369">ljust</text:span><text:span text:style-name="T368">(</text:span><text:span text:style-name="T370">[</text:span><text:span text:style-name="T371">larg</text:span><text:span text:style-name="T370">,</text:span><text:span text:style-name="T371">rempl</text:span><text:span text:style-name="T370">]</text:span><text:span text:style-name="T368">) <text:s/></text:span><text:span text:style-name="T367">s</text:span><text:span text:style-name="T368">.</text:span><text:span text:style-name="T369">rjust</text:span><text:span text:style-name="T368">(</text:span><text:span text:style-name="T370">[</text:span><text:span text:style-name="T371">larg</text:span><text:span text:style-name="T370">,</text:span><text:span text:style-name="T371">rempl</text:span><text:span text:style-name="T370">]</text:span><text:span text:style-name="T368">) <text:s/></text:span><text:span text:style-name="T367">s</text:span><text:span text:style-name="T368">.</text:span><text:span text:style-name="T369">zfill</text:span><text:span text:style-name="T368">(</text:span><text:span text:style-name="T370">[</text:span><text:span text:style-name="T371">larg</text:span><text:span text:style-name="T370">]</text:span><text:span text:style-name="T368">)</text:span></text:p>
            <text:p><text:span text:style-name="T367">s</text:span><text:span text:style-name="T368">.</text:span><text:span text:style-name="T369">encode</text:span><text:span text:style-name="T368">(</text:span><text:span text:style-name="T371">codage</text:span><text:span text:style-name="T368">) <text:s text:c="2"/></text:span><text:span text:style-name="T367">s</text:span><text:span text:style-name="T368">.</text:span><text:span text:style-name="T369">split</text:span><text:span text:style-name="T368">(</text:span><text:span text:style-name="T370">[</text:span><text:span text:style-name="T371">sep</text:span><text:span text:style-name="T370">]</text:span><text:span text:style-name="T368">) <text:s/></text:span><text:span text:style-name="T367">s</text:span><text:span text:style-name="T368">.</text:span><text:span text:style-name="T369">join</text:span><text:span text:style-name="T368">(</text:span><text:span text:style-name="T371">séq</text:span><text:span text:style-name="T368">)</text:span></text:p>
          </draw:text-box>
        </draw:frame>
        <draw:custom-shape draw:style-name="gr180" draw:text-style-name="P44" xml:id="id16" draw:id="id16" draw:layer="layout" svg:width="0.54cm" svg:height="0.272cm" svg:x="7.205cm" svg:y="2.019cm">
          <text:p text:style-name="P2"><text:span text:style-name="T184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38" draw:text-style-name="P93" xml:id="id17" draw:id="id17" draw:layer="layout" svg:width="0.411cm" svg:height="0.228cm" svg:x="6.917cm" svg:y="2.3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45" draw:layer="layout" svg:x1="7.205cm" svg:y1="2.155cm" svg:x2="7.123cm" svg:y2="2.354cm" draw:start-shape="id16" draw:start-glue-point="5" draw:end-shape="id17" draw:end-glue-point="4" svg:d="M7205 2155h-82v199" svg:viewBox="0 0 83 200">
          <text:p/>
        </draw:connector>
        <draw:connector draw:style-name="gr182" draw:text-style-name="P45" draw:layer="layout" svg:x1="7.475cm" svg:y1="2.291cm" svg:x2="7.476cm" svg:y2="2.725cm" draw:start-shape="id16" draw:start-glue-point="6" draw:end-shape="id18" draw:end-glue-point="4" svg:d="M7475 2291v222h1v212" svg:viewBox="0 0 2 435">
          <text:p/>
        </draw:connector>
        <draw:connector draw:style-name="gr182" draw:text-style-name="P45" draw:layer="layout" draw:line-skew="-0.414cm -1.204cm" svg:x1="7.123cm" svg:y1="2.582cm" svg:x2="7.475cm" svg:y2="1.812cm" draw:start-shape="id17" draw:start-glue-point="6" draw:end-shape="id19" draw:end-glue-point="0" svg:d="M7123 2582v97h-312v-867h664" svg:viewBox="0 0 665 868">
          <text:p/>
        </draw:connector>
        <draw:connector draw:style-name="gr182" draw:text-style-name="P45" xml:id="id19" draw:id="id19" draw:layer="layout" svg:x1="7.476cm" svg:y1="1.613cm" svg:x2="7.475cm" svg:y2="2.019cm" draw:start-shape="id20" draw:start-glue-point="6" draw:end-shape="id16" draw:end-glue-point="4" svg:d="M7476 1613v199h-1v207" svg:viewBox="0 0 2 407">
          <text:p/>
        </draw:connector>
        <draw:frame draw:style-name="gr339" draw:text-style-name="P94" draw:layer="layout" svg:width="0.431cm" svg:height="0.276cm" svg:x="6.825cm" svg:y="1.822cm">
          <draw:text-box>
            <text:p text:style-name="P9"><text:span text:style-name="T185">oui</text:span></text:p>
          </draw:text-box>
        </draw:frame>
        <draw:frame draw:style-name="gr340" draw:text-style-name="P95" draw:layer="layout" svg:width="0.431cm" svg:height="0.276cm" svg:x="7.537cm" svg:y="2.276cm">
          <draw:text-box>
            <text:p text:style-name="P37"><text:span text:style-name="T185">non</text:span></text:p>
          </draw:text-box>
        </draw:frame>
        <draw:line draw:style-name="gr341" draw:text-style-name="P2" draw:layer="layout" svg:x1="1.406cm" svg:y1="2.934cm" svg:x2="8.248cm" svg:y2="2.934cm">
          <text:p/>
        </draw:line>
        <draw:custom-shape draw:style-name="gr338" draw:text-style-name="P93" xml:id="id22" draw:id="id22" draw:layer="layout" svg:width="0.411cm" svg:height="0.228cm" svg:x="18.732cm" svg:y="2.3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45" draw:layer="layout" svg:x1="19.069cm" svg:y1="2.089cm" svg:x2="18.938cm" svg:y2="2.317cm" draw:start-shape="id21" draw:start-glue-point="5" draw:end-shape="id22" draw:end-glue-point="4" svg:d="M19069 2089h-131v228" svg:viewBox="0 0 132 229">
          <text:p/>
        </draw:connector>
        <draw:connector draw:style-name="gr182" draw:text-style-name="P45" draw:layer="layout" svg:x1="19.299cm" svg:y1="2.23cm" svg:x2="19.299cm" svg:y2="2.742cm" draw:start-shape="id21" draw:start-glue-point="6" draw:end-shape="id23" draw:end-glue-point="4" svg:d="M19299 2230v512" svg:viewBox="0 0 1 513">
          <text:p/>
        </draw:connector>
        <draw:connector draw:style-name="gr182" draw:text-style-name="P45" draw:layer="layout" draw:line-skew="-0.335cm -1.643cm" svg:x1="18.938cm" svg:y1="2.545cm" svg:x2="19.299cm" svg:y2="1.77cm" draw:start-shape="id22" draw:start-glue-point="6" draw:end-shape="id24" draw:end-glue-point="0" svg:d="M18938 2545v176h-742v-951h1103" svg:viewBox="0 0 1104 952">
          <text:p/>
        </draw:connector>
        <draw:connector draw:style-name="gr182" draw:text-style-name="P45" xml:id="id24" draw:id="id24" draw:layer="layout" svg:x1="19.299cm" svg:y1="1.594cm" svg:x2="19.299cm" svg:y2="1.947cm" draw:start-shape="id25" draw:start-glue-point="6" draw:end-shape="id21" draw:end-glue-point="4" svg:d="M19299 1594v353" svg:viewBox="0 0 1 354">
          <text:p/>
        </draw:connector>
        <draw:frame draw:style-name="gr342" draw:text-style-name="P94" draw:layer="layout" svg:width="0.645cm" svg:height="0.276cm" svg:x="18.39cm" svg:y="1.782cm">
          <draw:text-box>
            <text:p text:style-name="P9"><text:span text:style-name="T185">suivant</text:span></text:p>
          </draw:text-box>
        </draw:frame>
        <draw:frame draw:style-name="gr340" draw:text-style-name="P95" draw:layer="layout" svg:width="0.431cm" svg:height="0.276cm" svg:x="19.343cm" svg:y="2.248cm">
          <draw:text-box>
            <text:p text:style-name="P37"><text:span text:style-name="T185">fini</text:span></text:p>
          </draw:text-box>
        </draw:frame>
        <draw:custom-shape draw:style-name="gr180" draw:text-style-name="P44" xml:id="id21" draw:id="id21" draw:layer="layout" svg:width="0.459cm" svg:height="0.283cm" svg:x="19.069cm" svg:y="1.947cm">
          <text:p text:style-name="P2"><text:span text:style-name="T184">…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43" draw:text-style-name="P47" xml:id="id23" draw:id="id23" draw:layer="layout" svg:width="0.411cm" svg:height="0.157cm" svg:x="19.093cm" svg:y="2.7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4" draw:text-style-name="P47" xml:id="id18" draw:id="id18" draw:layer="layout" svg:width="0.411cm" svg:height="0.119cm" svg:x="7.27cm" svg:y="2.7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45" draw:text-style-name="P8" draw:layer="layout" svg:width="1.31cm" svg:height="0.45cm" svg:x="9.811cm" svg:y="8.174cm">
          <draw:text-box draw:corner-radius="0.2cm">
            <text:p>Saisie</text:p>
          </draw:text-box>
        </draw:frame>
        <draw:line draw:style-name="gr271" draw:text-style-name="P2" draw:layer="layout" svg:x1="1.127cm" svg:y1="13.707cm" svg:x2="10.899cm" svg:y2="13.707cm">
          <text:p/>
        </draw:line>
        <draw:frame draw:style-name="gr346" draw:text-style-name="P96" draw:layer="layout" svg:width="6.761cm" svg:height="0.883cm" svg:x="1.14cm" svg:y="13.728cm">
          <draw:text-box>
            <text:p text:style-name="P74"><text:span text:style-name="T237">import </text:span><text:span text:style-name="T372">copy</text:span></text:p>
            <text:p text:style-name="P74"><text:span text:style-name="T372">copy</text:span><text:span text:style-name="T320">.</text:span><text:span text:style-name="T237">copy</text:span><text:span text:style-name="T111">(</text:span><text:span text:style-name="T112">c</text:span><text:span text:style-name="T111">)</text:span><text:span text:style-name="T373">→ copie superficielle du conteneur</text:span></text:p>
            <text:p text:style-name="P74"><text:span text:style-name="T374">copy</text:span><text:span text:style-name="T375">.</text:span><text:span text:style-name="T376">deepcopy</text:span><text:span text:style-name="T377">(</text:span><text:span text:style-name="T301">c</text:span><text:span text:style-name="T377">)</text:span><text:span text:style-name="T373">→ copie en profondeur du conteneur</text:span></text:p>
          </draw:text-box>
        </draw:frame>
        <draw:frame draw:style-name="gr347" draw:text-style-name="P97" draw:layer="layout" svg:width="3.11cm" svg:height="0.955cm" svg:x="11.363cm" svg:y="18.787cm">
          <draw:text-box>
            <text:p text:style-name="P30"><text:span text:style-name="T148">☝ </text:span>c'est l'utilisation du nom de la fonction <text:span text:style-name="T13">avec les parenthèses</text:span> qui fait l'appel</text:p>
          </draw:text-box>
        </draw:frame>
        <draw:connector draw:style-name="gr182" draw:text-style-name="P45" draw:layer="layout" draw:type="curve" draw:line-skew="-0.31cm -1.997cm" svg:x1="19.242cm" svg:y1="19.17cm" svg:x2="17.939cm" svg:y2="18.918cm" draw:start-shape="id26" draw:start-glue-point="2" draw:end-shape="id27" draw:end-glue-point="7" svg:d="M19242 19170c0 301-453 251-630 113s-78-365-673-365" svg:viewBox="0 0 1304 475">
          <text:p/>
        </draw:connector>
        <draw:connector draw:style-name="gr182" draw:text-style-name="P45" draw:layer="layout" svg:x1="17.468cm" svg:y1="18.521cm" svg:x2="17.467cm" svg:y2="18.762cm" draw:start-shape="id28" draw:start-glue-point="6" draw:end-shape="id27" draw:end-glue-point="4" svg:d="M17468 18521v116h-1v125" svg:viewBox="0 0 2 242">
          <text:p/>
        </draw:connector>
        <draw:custom-shape draw:style-name="gr348" draw:text-style-name="P98" xml:id="id27" draw:id="id27" draw:layer="layout" svg:width="0.944cm" svg:height="0.311cm" svg:x="16.995cm" svg:y="18.762cm">
          <text:p text:style-name="P2"><text:span text:style-name="T378">fc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45" draw:layer="layout" svg:x1="17.467cm" svg:y1="19.073cm" svg:x2="17.468cm" svg:y2="19.299cm" draw:start-shape="id27" draw:start-glue-point="6" draw:end-shape="id29" draw:end-glue-point="4" svg:d="M17467 19073v118h1v108" svg:viewBox="0 0 2 227">
          <text:p/>
        </draw:connector>
        <draw:custom-shape draw:style-name="gr349" draw:text-style-name="P47" xml:id="id29" draw:id="id29" draw:layer="layout" svg:width="0.411cm" svg:height="0.112cm" svg:x="17.262cm" svg:y="19.2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2" draw:text-style-name="P45" draw:layer="layout" draw:type="curve" draw:line-skew="-2.022cm 0.317cm" svg:x1="17.939cm" svg:y1="18.918cm" svg:x2="19.242cm" svg:y2="18.679cm" draw:start-shape="id27" draw:start-glue-point="7" draw:end-shape="id26" draw:end-glue-point="0" svg:d="M17939 18918c558 0 465-217 651-349s652-181 652 110" svg:viewBox="0 0 1304 454">
          <text:p/>
        </draw:connector>
        <draw:custom-shape draw:style-name="gr350" draw:text-style-name="P99" draw:layer="layout" svg:width="1.161cm" svg:height="0.491cm" svg:x="18.386cm" svg:y="13.943cm">
          <text:p text:style-name="P2"><text:span text:style-name="T378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50" draw:text-style-name="P99" xml:id="id26" draw:id="id26" draw:layer="layout" svg:width="1.161cm" svg:height="0.491cm" svg:x="18.662cm" svg:y="18.679cm">
          <text:p text:style-name="P2"><text:span text:style-name="T378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49" draw:text-style-name="P47" xml:id="id28" draw:id="id28" draw:layer="layout" svg:width="0.411cm" svg:height="0.112cm" svg:x="17.262cm" svg:y="18.40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1" draw:text-style-name="P47" xml:id="id25" draw:id="id25" draw:layer="layout" svg:width="0.411cm" svg:height="0.125cm" svg:x="19.093cm" svg:y="1.4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4" draw:text-style-name="P47" xml:id="id20" draw:id="id20" draw:layer="layout" svg:width="0.411cm" svg:height="0.119cm" svg:x="7.27cm" svg:y="1.4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52" draw:text-style-name="P11" draw:layer="layout" svg:width="7.111cm" svg:height="0.637cm" svg:x="2.398cm" svg:y="25.406cm">
          <draw:text-box>
            <text:p><text:span text:style-name="T148">☝ </text:span><text:span text:style-name="T13">par défaut mode texte </text:span><text:span text:style-name="T379">t</text:span><text:span text:style-name="T13"> <text:s/>(lit/écrit </text:span><text:span text:style-name="T380">str</text:span><text:span text:style-name="T13">), mode binaire </text:span><text:span text:style-name="T381">b</text:span><text:span text:style-name="T13"> possible (lit/écrit </text:span><text:span text:style-name="T380">bytes</text:span><text:span text:style-name="T13">). </text:span><text:span text:style-name="T123">Convertir de/vers le type désiré</text:span><text:span text:style-name="T13"> !</text:span></text:p>
          </draw:text-box>
        </draw:frame>
        <draw:frame draw:style-name="gr353" draw:text-style-name="P55" draw:layer="layout" svg:width="1.634cm" svg:height="0.45cm" svg:x="9.476cm" svg:y="21.331cm">
          <draw:text-box draw:corner-radius="0.2cm">
            <text:p>Fichiers</text:p>
          </draw:text-box>
        </draw:frame>
        <draw:frame draw:style-name="gr354" draw:text-style-name="P5" draw:layer="layout" svg:width="4.316cm" svg:height="0.45cm" svg:x="6.794cm" svg:y="17.385cm">
          <draw:text-box draw:corner-radius="0.2cm">
            <text:p>Opérations sur ensembles</text:p>
          </draw:text-box>
        </draw:frame>
        <draw:frame draw:style-name="gr355" draw:text-style-name="P57" draw:layer="layout" svg:width="3.646cm" svg:height="0.45cm" svg:x="7.464cm" svg:y="14.736cm">
          <draw:text-box draw:corner-radius="0.2cm">
            <text:p>Opérations sur listes</text:p>
          </draw:text-box>
        </draw:frame>
        <draw:frame draw:style-name="gr356" draw:text-style-name="P54" draw:layer="layout" svg:width="4.398cm" svg:height="0.45cm" svg:x="15.592cm" svg:y="1cm">
          <draw:text-box draw:corner-radius="0.2cm">
            <text:p>Instruction boucle itérative</text:p>
          </draw:text-box>
        </draw:frame>
        <draw:frame draw:style-name="gr357" draw:text-style-name="P5" draw:layer="layout" svg:width="3.57cm" svg:height="0.45cm" svg:x="16.42cm" svg:y="10.659cm">
          <draw:text-box draw:corner-radius="0.2cm">
            <text:p>Séquences d'enti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6" svg:font-family="FreeSerif"/>
    <style:font-face style:name="FreeSerif8" svg:font-family="FreeSerif" style:font-adornments="Medium"/>
    <style:font-face style:name="FreeSerif7" svg:font-family="FreeSerif" style:font-adornments="Normal"/>
    <style:font-face style:name="FreeSerif14" svg:font-family="FreeSerif" style:font-family-generic="roman"/>
    <style:font-face style:name="FreeSerif12" svg:font-family="FreeSerif" style:font-adornments="Gras" style:font-family-generic="roman"/>
    <style:font-face style:name="FreeSerif10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7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0" svg:font-family="FreeMono" style:font-adornments="Regular" style:font-family-generic="modern" style:font-pitch="fixed"/>
    <style:font-face style:name="FreeMono9" svg:font-family="FreeMono" style:font-adornments="Gras" style:font-family-generic="roman" style:font-pitch="fixed"/>
    <style:font-face style:name="FreeSerif11" svg:font-family="FreeSerif" style:font-adornments="Gras" style:font-family-generic="roman" style:font-pitch="fixed"/>
    <style:font-face style:name="FreeSerif15" svg:font-family="FreeSerif" style:font-pitch="variable"/>
    <style:font-face style:name="FreeSerif6" svg:font-family="FreeSerif" style:font-adornments="Normal" style:font-pitch="variable"/>
    <style:font-face style:name="Lohit Hindi3" svg:font-family="'Lohit Hindi'" style:font-pitch="variable"/>
    <style:font-face style:name="WenQuanYi Micro Hei3" svg:font-family="'WenQuanYi Micro Hei'" style:font-pitch="variable"/>
    <style:font-face style:name="DejaVu Sans1" svg:font-family="'DejaVu Sans'" style:font-family-generic="modern" style:font-pitch="variable"/>
    <style:font-face style:name="FreeMono11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9" svg:font-family="FreeSerif" style:font-adornments="Normal" style:font-family-generic="modern" style:font-pitch="variable"/>
    <style:font-face style:name="Lohit Hindi4" svg:font-family="'Lohit Hindi'" style:font-family-generic="modern" style:font-pitch="variable"/>
    <style:font-face style:name="WenQuanYi Micro Hei4" svg:font-family="'WenQuanYi Micro Hei'" style:font-family-generic="modern" style:font-pitch="variable"/>
    <style:font-face style:name="DejaVu Sans2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3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9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solid" svg:stroke-width="0.05cm" draw:marker-start-width="0.28cm" draw:marker-end-width="0.28cm" draw:stroke-linejoin="round" draw:fill="solid" draw:fill-gradient-name="Gradient_20_16" draw:fill-hatch-name="Hatching_20_2" draw:fill-image-name="Bitmape_20_1" draw:fill-image-width="0cm" draw:fill-image-height="0cm" draw:textarea-horizontal-align="center" draw:textarea-vertical-align="middle" draw:auto-grow-height="false" draw:auto-grow-width="true" fo:padding-top="0cm" fo:padding-bottom="0cm" fo:padding-left="0cm" fo:padding-right="0cm"/>
      <style:paragraph-properties fo:margin-left="0cm" fo:margin-right="0cm" fo:margin-top="0cm" fo:margin-bottom="0cm" fo:text-align="center" fo:text-indent="0cm"/>
      <style:text-properties fo:color="#ffffff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solid" draw:stroke-dash="Fine_20_Dashed" svg:stroke-width="0.02cm" draw:marker-start-width="0.24cm" draw:marker-end-width="0.24cm" draw:stroke-linejoin="none" draw:fill-gradient-name="Gradient_20_14" draw:fill-hatch-name="Hatching_20_2" draw:fill-image-name="Bitmape_20_1" draw:fill-image-width="0cm" draw:fill-image-height="0cm"/>
      <style:paragraph-properties>
        <style:tab-stops/>
      </style:paragraph-properties>
      <style:text-properties fo:font-weight="600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dres">
        <svg:title>Cadres</svg:title>
        <svg:desc>Les cadres colorés</svg:desc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7-06-18T19:45:58.440306081</dc:date>
    <meta:editing-duration>P2DT6H9M45S</meta:editing-duration>
    <meta:editing-cycles>869</meta:editing-cycles>
    <meta:generator>LibreOffice/5.1.6.2$Linux_X86_64 LibreOffice_project/10m0$Build-2</meta:generator>
    <dc:creator>Laurent Pointal</dc:creator>
    <meta:printed-by>Laurent Pointal</meta:printed-by>
    <meta:print-date>2017-01-27T19:13:18.316858308</meta:print-date>
    <meta:document-statistic meta:object-count="495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n>100</mn>
          </mrow>
        </munderover>
        <msup>
          <mi>i</mi>
          <mn>2</mn>
        </msup>
      </mrow>
    </mrow>
    <annotation encoding="StarMath 5.0">s = sum from {i=1} to {i=100} i^{2}</annotation>
  </semantics>
</math>
</file>